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wrap-option="wrap" fo:background-color="transparent"/>
      <style:paragraph-properties fo:margin-left="0cm" style:writing-mode="lr"/>
      <style:text-properties fo:color="#000000" style:font-name="Calibri" style:font-name-asian="Calibri" style:font-name-complex="Calibri" fo:font-size="18pt" style:font-size-asian="18pt" style:font-size-complex="18pt" fo:font-weight="bold" style:font-weight-asian="bold" style:font-weight-complex="bold"/>
    </style:style>
    <style:style style:name="ce3" style:family="table-cell" style:parent-style-name="Normal_32_2_32_2" style:data-style-name="N0">
      <style:table-cell-properties style:vertical-align="automatic" fo:background-color="transparent"/>
    </style:style>
    <style:style style:name="ce4" style:family="table-cell" style:parent-style-name="Normal_32_2_32_2" style:data-style-name="N0">
      <style:table-cell-properties style:vertical-align="automatic" fo:wrap-option="wrap" fo:background-color="transparent"/>
      <style:text-properties fo:font-size="12pt" style:font-size-asian="12pt" style:font-size-complex="12pt"/>
    </style:style>
    <style:style style:name="ce5"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6" style:family="table-cell" style:parent-style-name="Hyperlink_32_2" style:data-style-name="N0">
      <style:table-cell-properties fo:background-color="transparent"/>
      <style:text-properties fo:color="#0000FF" fo:font-size="11pt" style:font-size-asian="11pt" style:font-size-complex="11pt" style:text-underline-style="solid" style:text-underline-type="single"/>
    </style:style>
    <style:style style:name="ce7" style:family="table-cell" style:parent-style-name="Heading_32_2" style:data-style-name="N0">
      <style:table-cell-properties fo:border="none" style:vertical-align="automatic" fo:wrap-option="wrap" fo:background-color="transparent"/>
      <style:text-properties fo:color="#000000" style:font-name="Calibri" style:font-name-asian="Calibri" style:font-name-complex="Calibri" fo:font-size="14pt" style:font-size-asian="14pt" style:font-size-complex="14pt" fo:font-weight="bold" style:font-weight-asian="bold" style:font-weight-complex="bold"/>
    </style:style>
    <style:style style:name="ce8"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9" style:family="table-cell" style:parent-style-name="Heading_32_2" style:data-style-name="N0">
      <style:table-cell-properties fo:border="none" style:vertical-align="top" fo:wrap-option="wrap" fo:background-color="transparent"/>
      <style:text-properties fo:color="#000000" style:font-name="Calibri" style:font-name-asian="Calibri" style:font-name-complex="Calibri" fo:font-size="14pt" style:font-size-asian="14pt" style:font-size-complex="14pt" fo:font-weight="bold" style:font-weight-asian="bold" style:font-weight-complex="bold"/>
    </style:style>
    <style:style style:name="ce10" style:family="table-cell" style:parent-style-name="Normal_32_2_32_2" style:data-style-name="N0">
      <style:table-cell-properties style:vertical-align="automatic" fo:background-color="transparent"/>
      <style:text-properties fo:font-size="12pt" style:font-size-asian="12pt" style:font-size-complex="12pt"/>
    </style:style>
    <style:style style:name="ce11" style:family="table-cell" style:parent-style-name="Normal_32_3" style:data-style-name="N0">
      <style:table-cell-properties style:vertical-align="automatic" fo:background-color="transparent"/>
    </style:style>
    <style:style style:name="ce12" style:family="table-cell" style:parent-style-name="Normal_32_2_32_2" style:data-style-name="N0">
      <style:table-cell-properties style:vertical-align="top" fo:background-color="transparent" style:repeat-content="false"/>
      <style:paragraph-properties fo:text-align="start" fo:margin-left="0cm"/>
      <style:text-properties style:font-name="Arial" style:font-name-asian="Arial" style:font-name-complex="Arial"/>
    </style:style>
    <style:style style:name="ce13" style:family="table-cell" style:parent-style-name="Normal_32_3_32_2" style:data-style-name="N0">
      <style:table-cell-properties style:vertical-align="automatic" fo:background-color="transparent"/>
    </style:style>
    <style:style style:name="ce14" style:family="table-cell" style:parent-style-name="Normal_32_2_32_2" style:data-style-name="N0">
      <style:table-cell-properties style:vertical-align="automatic" fo:background-color="transparent"/>
      <style:paragraph-properties fo:margin-left="0cm" style:writing-mode="lr"/>
      <style:text-properties fo:font-size="12pt" style:font-size-asian="12pt" style:font-size-complex="12pt" fo:font-weight="bold" style:font-weight-asian="bold" style:font-weight-complex="bold"/>
    </style:style>
    <style:style style:name="ce15" style:family="table-cell" style:parent-style-name="Normal_32_2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6" style:family="table-cell" style:parent-style-name="Normal_32_2_32_2" style:data-style-name="N0">
      <style:table-cell-properties style:vertical-align="automatic" fo:background-color="transparent"/>
      <style:paragraph-properties fo:margin-left="0cm" style:writing-mode="lr"/>
      <style:text-properties fo:font-size="12pt" style:font-size-asian="12pt" style:font-size-complex="12pt"/>
    </style:style>
    <style:style style:name="ce17" style:family="table-cell" style:parent-style-name="Normal_32_2_32_2" style:data-style-name="N0">
      <style:table-cell-properties style:vertical-align="automatic" fo:wrap-option="wrap" fo:background-color="transparent"/>
      <style:paragraph-properties fo:margin-left="0cm" style:writing-mode="lr"/>
      <style:text-properties fo:font-size="12pt" style:font-size-asian="12pt" style:font-size-complex="12pt"/>
    </style:style>
    <style:style style:name="ce18" style:family="table-cell" style:parent-style-name="Normal_32_3_32_2" style:data-style-name="N0">
      <style:table-cell-properties style:vertical-align="automatic" fo:wrap-option="wrap" fo:background-color="transparent"/>
    </style:style>
    <style:style style:name="ce19" style:family="table-cell" style:parent-style-name="Normal_32_6" style:data-style-name="N0">
      <style:table-cell-properties style:vertical-align="automatic" fo:background-color="transparent"/>
    </style:style>
    <style:style style:name="ce20" style:family="table-cell" style:parent-style-name="Heading_32_1" style:data-style-name="N0">
      <style:table-cell-properties fo:border="none" style:vertical-align="automatic" fo:background-color="transparent"/>
      <style:paragraph-properties fo:margin-left="0cm" style:writing-mode="lr"/>
      <style:text-properties fo:color="#000000" style:font-name="Calibri" style:font-name-asian="Calibri" style:font-name-complex="Calibri" fo:font-size="18pt" style:font-size-asian="18pt" style:font-size-complex="18pt" fo:font-weight="bold" style:font-weight-asian="bold" style:font-weight-complex="bold"/>
    </style:style>
    <style:style style:name="ce21" style:family="table-cell" style:parent-style-name="Normal_32_5" style:data-style-name="N0">
      <style:table-cell-properties style:vertical-align="top" fo:background-color="transparent"/>
      <style:paragraph-properties fo:margin-left="0cm" style:writing-mode="lr"/>
      <style:text-properties fo:font-size="18pt" style:font-size-asian="18pt" style:font-size-complex="18pt" fo:font-weight="bold" style:font-weight-asian="bold" style:font-weight-complex="bold"/>
    </style:style>
    <style:style style:name="ce22" style:family="table-cell" style:parent-style-name="Normal_32_5" style:data-style-name="N0">
      <style:table-cell-properties style:vertical-align="automatic" fo:background-color="transparent"/>
    </style:style>
    <style:style style:name="ce23" style:family="table-cell" style:parent-style-name="Normal_32_5" style:data-style-name="N2">
      <style:table-cell-properties style:vertical-align="automatic" fo:background-color="transparent"/>
    </style:style>
    <style:style style:name="ce24" style:family="table-cell" style:parent-style-name="Normal_32_2" style:data-style-name="N0">
      <style:table-cell-properties style:vertical-align="automatic" fo:background-color="transparent"/>
    </style:style>
    <style:style style:name="ce25" style:family="table-cell" style:parent-style-name="Normal_32_2" style:data-style-name="N0">
      <style:table-cell-properties style:vertical-align="automatic" fo:background-color="transparent"/>
      <style:paragraph-properties fo:margin-left="0cm" style:writing-mode="lr"/>
      <style:text-properties fo:font-size="12pt" style:font-size-asian="12pt" style:font-size-complex="12pt"/>
    </style:style>
    <style:style style:name="ce26" style:family="table-cell" style:parent-style-name="Normal_32_5" style:data-style-name="N0">
      <style:table-cell-properties style:vertical-align="top" fo:background-color="transparent"/>
      <style:paragraph-properties fo:margin-left="0cm" style:writing-mode="lr"/>
    </style:style>
    <style:style style:name="ce27" style:family="table-cell" style:parent-style-name="Normal_32_7"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8" style:family="table-cell" style:parent-style-name="Comma_32_2_32_2" style:data-style-name="N36">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9" style:family="table-cell" style:parent-style-name="Normal_32_2" style:data-style-name="N0">
      <style:table-cell-properties style:vertical-align="automatic" fo:background-color="transparent"/>
      <style:text-properties fo:font-size="12pt" style:font-size-asian="12pt" style:font-size-complex="12pt"/>
    </style:style>
    <style:style style:name="ce30" style:family="table-cell" style:parent-style-name="Normal_32_4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1" style:family="table-cell" style:parent-style-name="Comma_32_3" style:data-style-name="N3">
      <style:table-cell-properties style:vertical-align="automatic" style:repeat-content="false"/>
      <style:paragraph-properties fo:text-align="end" fo:margin-right="0cm"/>
      <style:text-properties fo:font-size="12pt" style:font-size-asian="12pt" style:font-size-complex="12pt"/>
    </style:style>
    <style:style style:name="ce32" style:family="table-cell" style:parent-style-name="Normal_32_4_32_2" style:data-style-name="N37">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3" style:family="table-cell" style:parent-style-name="Comma_32_2_32_2" style:data-style-name="N37">
      <style:table-cell-properties style:vertical-align="top" fo:background-color="transparent" style:repeat-content="false"/>
      <style:paragraph-properties fo:text-align="end" fo:margin-right="0cm" style:writing-mode="lr"/>
      <style:text-properties fo:font-size="12pt" style:font-size-asian="12pt" style:font-size-complex="12pt"/>
    </style:style>
    <style:style style:name="ce34" style:family="table-cell" style:parent-style-name="Comma_32_2_32_2" style:data-style-name="N3">
      <style:table-cell-properties style:vertical-align="automatic" style:repeat-content="false"/>
      <style:paragraph-properties fo:text-align="end" fo:margin-right="0cm"/>
      <style:text-properties fo:font-size="12pt" style:font-size-asian="12pt" style:font-size-complex="12pt"/>
    </style:style>
    <style:style style:name="ce35" style:family="table-cell" style:parent-style-name="Comma_32_2_32_2" style:data-style-name="N36">
      <style:table-cell-properties style:vertical-align="to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Normal_32_10" style:data-style-name="N0">
      <style:table-cell-properties fo:border="thin solid #D3D3D3" style:vertical-align="automatic" fo:background-color="transparent" style:repeat-content="false"/>
      <style:paragraph-properties fo:text-align="start" fo:margin-left="0cm" style:writing-mode="lr"/>
      <style:text-properties style:font-name="Calibri" style:font-name-asian="Calibri" style:font-name-complex="Calibri" fo:font-size="12pt" style:font-size-asian="12pt" style:font-size-complex="12pt" fo:font-weight="bold" style:font-weight-asian="bold" style:font-weight-complex="bold"/>
    </style:style>
    <style:style style:name="ce37" style:family="table-cell" style:parent-style-name="Comma_32_2" style:data-style-name="N38">
      <style:table-cell-properties style:vertical-align="top" fo:background-color="transparent" style:repeat-content="false"/>
      <style:paragraph-properties fo:text-align="end" fo:margin-right="0cm" style:writing-mode="lr"/>
      <style:text-properties fo:font-size="12pt" style:font-size-asian="12pt" style:font-size-complex="12pt"/>
    </style:style>
    <style:style style:name="ce38" style:family="table-cell" style:parent-style-name="Normal_32_4_32_2" style:data-style-name="N36">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9" style:family="table-cell" style:parent-style-name="Comma_32_2" style:data-style-name="N39">
      <style:table-cell-properties style:vertical-align="top" fo:background-color="transparent" style:repeat-content="false"/>
      <style:paragraph-properties fo:text-align="end" fo:margin-right="0cm" style:writing-mode="lr"/>
      <style:text-properties fo:font-size="12pt" style:font-size-asian="12pt" style:font-size-complex="12pt"/>
    </style:style>
    <style:style style:name="ce40" style:family="table-cell" style:parent-style-name="Default" style:data-style-name="N2"/>
    <style:style style:name="ce41" style:family="table-cell" style:parent-style-name="Comma_32_3" style:data-style-name="N37">
      <style:table-cell-properties style:vertical-align="automatic" style:repeat-content="false"/>
      <style:paragraph-properties fo:text-align="end" fo:margin-right="0cm"/>
      <style:text-properties fo:font-size="12pt" style:font-size-asian="12pt" style:font-size-complex="12pt"/>
    </style:style>
    <style:style style:name="co1" style:family="table-column">
      <style:table-column-properties fo:break-before="auto" style:column-width="22.7718055555556cm"/>
    </style:style>
    <style:style style:name="co2" style:family="table-column">
      <style:table-column-properties fo:break-before="auto" style:column-width="1.69333333333333cm"/>
    </style:style>
    <style:style style:name="co3" style:family="table-column">
      <style:table-column-properties fo:break-before="auto" style:column-width="3.06916666666667cm"/>
    </style:style>
    <style:style style:name="co4" style:family="table-column">
      <style:table-column-properties fo:break-before="auto" style:column-width="17.1626388888889cm"/>
    </style:style>
    <style:style style:name="co5" style:family="table-column">
      <style:table-column-properties fo:break-before="auto" style:column-width="4.35680555555555cm"/>
    </style:style>
    <style:style style:name="co6" style:family="table-column">
      <style:table-column-properties fo:break-before="auto" style:column-width="6.10305555555556cm"/>
    </style:style>
    <style:style style:name="co7" style:family="table-column">
      <style:table-column-properties fo:break-before="auto" style:column-width="3.72180555555556cm"/>
    </style:style>
    <style:style style:name="co8" style:family="table-column">
      <style:table-column-properties fo:break-before="auto" style:column-width="4.03930555555556cm"/>
    </style:style>
    <style:style style:name="co9" style:family="table-column">
      <style:table-column-properties fo:break-before="auto" style:column-width="3.26319444444444cm" style:use-optimal-column-width="true"/>
    </style:style>
    <style:style style:name="co10" style:family="table-column">
      <style:table-column-properties fo:break-before="auto" style:column-width="4.58611111111111cm"/>
    </style:style>
    <style:style style:name="ro1" style:family="table-row">
      <style:table-row-properties style:row-height="47pt" style:use-optimal-row-height="true" fo:break-before="auto"/>
    </style:style>
    <style:style style:name="ro2" style:family="table-row">
      <style:table-row-properties style:row-height="221.5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46.5pt" style:use-optimal-row-height="true" fo:break-before="auto"/>
    </style:style>
    <style:style style:name="ro7" style:family="table-row">
      <style:table-row-properties style:row-height="52.5pt" style:use-optimal-row-height="false" fo:break-before="auto"/>
    </style:style>
    <style:style style:name="ro8" style:family="table-row">
      <style:table-row-properties style:row-height="15.65pt" style:use-optimal-row-height="true" fo:break-before="auto"/>
    </style:style>
    <style:style style:name="ro9" style:family="table-row">
      <style:table-row-properties style:row-height="23.5pt" style:use-optimal-row-height="true" fo:break-before="auto"/>
    </style:style>
    <style:style style:name="ro10" style:family="table-row">
      <style:table-row-properties style:row-height="14.5pt" style:use-optimal-row-height="true" fo:break-before="auto"/>
    </style:style>
    <style:style style:name="ro11" style:family="table-row">
      <style:table-row-properties style:row-height="7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0"/>
        <table:table-column table:style-name="co2" table:number-columns-repeated="16383" table:default-cell-style-name="ce10"/>
        <table:table-row table:style-name="ro1">
          <table:table-cell office:value-type="string" table:style-name="ce2">
            <text:p>Table 3123: Trains planned and cancellations by operator and cause, Great Britain, quarterly data, April 2019 to September 2025</text:p>
          </table:table-cell>
          <table:table-cell table:number-columns-repeated="16383" table:style-name="ce3"/>
        </table:table-row>
        <table:table-row table:style-name="ro2">
          <table:table-cell office:value-type="string" table:style-name="ce4">
            <text:p>This spreadsheet contains a cover sheet, notes and a data table worksheet published alongside the Office of Rail and Road's Passenger rail performance statistical release.<text:s/></text:p>
            <text:p/>
            <text:p>The data table includes data on the number of trains planned, as confirmed between the operator and Network Rail at 22:00 on the previous evening, and the number of part cancelled and fully cancelled trains. A train is classified as part cancelled if it ran at least half, but not all, of its planned journeys length or if it completed its whole journey length but failed to stop at one or more of its planned stations. A train is classified as fully cancelled if it fails to run at least half of its full journey length (including those that did not run at all).<text:s/></text:p>
            <text:p/>
            <text:p>The cancellation (number) figure is calculated by the number of full cancelled trains plus 0.5 times the number of part cancelled trains. The cancellations presented as a percentage are calculated based on the cancellations (number) divided by the number of trains planned.</text:p>
            <text:p/>
            <text:p>More details on methodology can be found in our quality and methodology report.</text:p>
          </table:table-cell>
          <table:table-cell table:number-columns-repeated="16383" table:style-name="ce3"/>
        </table:table-row>
        <table:table-row table:style-name="ro3">
          <table:table-cell office:value-type="string" table:style-name="ce5">
            <text:p><text:a xlink:href="https://dataportal.orr.gov.uk/statistics/performance/passenger-rail-performance/">Passenger rail performance data portal page (opens in new window)</text:a></text:p>
          </table:table-cell>
          <table:table-cell table:number-columns-repeated="16383" table:style-name="ce3"/>
        </table:table-row>
        <table:table-row table:style-name="ro3">
          <table:table-cell office:value-type="string" table:style-name="ce5">
            <text:p><text:a xlink:href="https://dataportal.orr.gov.uk/media/lvqlsyh3/passenger-performance-quality-report.pdf">Passenger rail performance quality and methodology report (pdf, <text:s/>opens in new window)</text:a></text:p>
          </table:table-cell>
          <table:table-cell table:number-columns-repeated="16383" table:style-name="ce6"/>
        </table:table-row>
        <table:table-row table:style-name="ro4">
          <table:table-cell office:value-type="string" table:style-name="ce7">
            <text:p>Publication dates</text:p>
          </table:table-cell>
          <table:table-cell table:number-columns-repeated="16383" table:style-name="ce3"/>
        </table:table-row>
        <table:table-row table:style-name="ro3">
          <table:table-cell office:value-type="string" table:style-name="ce4">
            <text:p>This data table was initially published at 09:30 on 11th December 2025</text:p>
          </table:table-cell>
          <table:table-cell table:number-columns-repeated="16383" table:style-name="ce3"/>
        </table:table-row>
        <table:table-row table:style-name="ro3">
          <table:table-cell office:value-type="string" table:style-name="ce4">
            <text:p>The next publication date is scheduled for 09:30 on 5th March 2026</text:p>
          </table:table-cell>
          <table:table-cell table:number-columns-repeated="16383" table:style-name="ce3"/>
        </table:table-row>
        <table:table-row table:style-name="ro4">
          <table:table-cell office:value-type="string" table:style-name="ce7">
            <text:p>Source</text:p>
          </table:table-cell>
          <table:table-cell table:number-columns-repeated="16383" table:style-name="ce3"/>
        </table:table-row>
        <table:table-row table:style-name="ro3">
          <table:table-cell office:value-type="string" table:style-name="ce8">
            <text:p>Network Rail</text:p>
          </table:table-cell>
          <table:table-cell table:number-columns-repeated="16383" table:style-name="ce3"/>
        </table:table-row>
        <table:table-row table:style-name="ro4">
          <table:table-cell office:value-type="string" table:style-name="ce7">
            <text:p>Provisional data</text:p>
          </table:table-cell>
          <table:table-cell table:number-columns-repeated="16383" table:style-name="ce3"/>
        </table:table-row>
        <table:table-row table:style-name="ro5">
          <table:table-cell office:value-type="string" table:style-name="ce8">
            <text:p>Data for the full time series has been marked as provisional this quarter. This is due to Network Rail carrying out a full data refresh ahead of supplying a newly formatted cancellations dataset.</text:p>
          </table:table-cell>
          <table:table-cell table:number-columns-repeated="16383" table:style-name="ce3"/>
        </table:table-row>
        <table:table-row table:style-name="ro4">
          <table:table-cell office:value-type="string" table:style-name="ce9">
            <text:p>Data not available</text:p>
          </table:table-cell>
          <table:table-cell table:number-columns-repeated="16383" table:style-name="ce3"/>
        </table:table-row>
        <table:table-row table:style-name="ro6">
          <table:table-cell office:value-type="string" table:style-name="ce8">
            <text:p>Some cells are denoted as not available and are marked on the table with [x]. These refer to the cancellations by responsibility data where Network Rail is updating the methodology for delay events ahead of providing a newly formatted cancellations dataset.</text:p>
          </table:table-cell>
          <table:table-cell table:number-columns-repeated="16383" table:style-name="ce3"/>
        </table:table-row>
        <table:table-row table:style-name="ro4">
          <table:table-cell office:value-type="string" table:style-name="ce9">
            <text:p>Data not applicable</text:p>
          </table:table-cell>
          <table:table-cell table:number-columns-repeated="16383" table:style-name="ce3"/>
        </table:table-row>
        <table:table-row table:style-name="ro6">
          <table:table-cell office:value-type="string" table:style-name="ce8">
            <text:p>Some cells are denoted as not applicable and are marked on the table with [z]. These refer to time periods where the operator was not in service. [z] is also used in the moving annual average column for the first three quarters of the time series where there was not enough data to calculate a moving annual average.</text:p>
          </table:table-cell>
          <table:table-cell table:number-columns-repeated="16383" table:style-name="ce3"/>
        </table:table-row>
        <table:table-row table:style-name="ro4">
          <table:table-cell office:value-type="string" table:style-name="ce7">
            <text:p>Revised data</text:p>
          </table:table-cell>
          <table:table-cell table:number-columns-repeated="16383" table:style-name="ce3"/>
        </table:table-row>
        <table:table-row table:style-name="ro7">
          <table:table-cell office:value-type="string" table:style-name="ce8">
            <text:p>Any revisions are marked on the table with [r]. Trains planned, partial and full cancellations have been revised as a result of the current data refresh process being undertaken by Network Rail. Moving annual averages have been revised accordingly. We maintain a log containing details of all historical revisions.</text:p>
          </table:table-cell>
          <table:table-cell table:number-columns-repeated="16383" table:style-name="ce3"/>
        </table:table-row>
        <table:table-row table:style-name="ro3">
          <table:table-cell office:value-type="string" table:style-name="ce5">
            <text:p><text:a xlink:href="https://dataportal.orr.gov.uk/media/1239/stats-revision-log.ods">Revisions log (ods, opens in new window)</text:a></text:p>
          </table:table-cell>
          <table:table-cell table:number-columns-repeated="16383" table:style-name="ce3"/>
        </table:table-row>
        <table:table-row table:style-name="ro4">
          <table:table-cell office:value-type="string" table:style-name="ce7">
            <text:p>Contact details</text:p>
          </table:table-cell>
          <table:table-cell table:number-columns-repeated="16383" table:style-name="ce3"/>
        </table:table-row>
        <table:table-row table:style-name="ro3">
          <table:table-cell office:value-type="string" table:style-name="ce5">
            <text:p><text:a xlink:href="mailto:rail.stats@orr.gov.uk">rail.stats@orr.gov.uk (opens in new window)</text:a></text:p>
          </table:table-cell>
          <table:table-cell table:number-columns-repeated="16383" table:style-name="ce3"/>
        </table:table-row>
        <table:table-row table:style-name="ro3">
          <table:table-cell office:value-type="string" table:style-name="ce4">
            <text:p>Media enquiries: 07856 279808</text:p>
          </table:table-cell>
          <table:table-cell table:number-columns-repeated="16383" table:style-name="ce3"/>
        </table:table-row>
        <table:table-row table:style-name="ro3">
          <table:table-cell office:value-type="string" table:style-name="ce10">
            <text:p>Responsible statistician: M Lunn</text:p>
          </table:table-cell>
          <table:table-cell table:number-columns-repeated="16383" table:style-name="ce3"/>
        </table:table-row>
        <table:table-row table:number-rows-repeated="10" table:style-name="ro3">
          <table:table-cell table:style-name="ce10"/>
          <table:table-cell table:number-columns-repeated="16383" table:style-name="ce11"/>
        </table:table-row>
        <table:table-row table:number-rows-repeated="2" table:style-name="ro3">
          <table:table-cell table:style-name="ce10"/>
          <table:table-cell table:number-columns-repeated="16383" table:style-name="ce1"/>
        </table:table-row>
        <table:table-row table:style-name="ro3">
          <table:table-cell table:number-columns-repeated="16384" table:style-name="ce10"/>
        </table:table-row>
        <table:table-row table:number-rows-repeated="1048541" table:style-name="ro8">
          <table:table-cell table:number-columns-repeated="16384"/>
        </table:table-row>
      </table:table>
      <table:table table:name="Notes" table:style-name="ta1">
        <table:table-column table:style-name="co3" table:default-cell-style-name="ce3"/>
        <table:table-column table:style-name="co4" table:default-cell-style-name="ce3"/>
        <table:table-column table:style-name="co2" table:number-columns-repeated="16382" table:default-cell-style-name="ce3"/>
        <table:table-row table:style-name="ro9">
          <table:table-cell office:value-type="string" table:style-name="ce2">
            <text:p>Notes<text:s/></text:p>
          </table:table-cell>
          <table:table-cell table:style-name="ce12"/>
          <table:table-cell table:number-columns-repeated="16382" table:style-name="ce13"/>
        </table:table-row>
        <table:table-row table:style-name="ro3">
          <table:table-cell office:value-type="string" table:style-name="ce10">
            <text:p>This worksheet contains one table.<text:s/></text:p>
          </table:table-cell>
          <table:table-cell table:style-name="ce12"/>
          <table:table-cell table:number-columns-repeated="16382" table:style-name="ce13"/>
        </table:table-row>
        <table:table-row table:style-name="ro3">
          <table:table-cell office:value-type="string" table:style-name="ce14">
            <text:p>Note number<text:s/></text:p>
          </table:table-cell>
          <table:table-cell office:value-type="string" table:style-name="ce15">
            <text:p>Note text<text:s/></text:p>
          </table:table-cell>
          <table:table-cell table:number-columns-repeated="16382" table:style-name="ce13"/>
        </table:table-row>
        <table:table-row table:style-name="ro5">
          <table:table-cell office:value-type="string" table:style-name="ce16">
            <text:p>note 1</text:p>
          </table:table-cell>
          <table:table-cell office:value-type="string" table:style-name="ce4">
            <text:p>On 24 May 2022 the Elizabeth line opened to passengers. Also, on this date the service running under TfL Rail was rebranded as the Elizabeth line.</text:p>
          </table:table-cell>
          <table:table-cell table:number-columns-repeated="16382" table:style-name="ce13"/>
        </table:table-row>
        <table:table-row table:style-name="ro3">
          <table:table-cell office:value-type="string" table:style-name="ce17">
            <text:p>note 2</text:p>
          </table:table-cell>
          <table:table-cell office:value-type="string" table:style-name="ce4">
            <text:p>Grand Central suspended services for periods of time between 4 April 2020 and 26 March 2021</text:p>
          </table:table-cell>
          <table:table-cell table:number-columns-repeated="16382" table:style-name="ce18"/>
        </table:table-row>
        <table:table-row table:style-name="ro3">
          <table:table-cell office:value-type="string" table:style-name="ce17">
            <text:p>note 3</text:p>
          </table:table-cell>
          <table:table-cell office:value-type="string" table:style-name="ce4">
            <text:p>Hull Trains suspended services for periods of time between 30 March 2020 and 11 April 2021</text:p>
          </table:table-cell>
          <table:table-cell table:number-columns-repeated="16382" table:style-name="ce18"/>
        </table:table-row>
        <table:table-row table:style-name="ro3">
          <table:table-cell office:value-type="string" table:style-name="ce17">
            <text:p>note 4</text:p>
          </table:table-cell>
          <table:table-cell office:value-type="string" table:style-name="ce4">
            <text:p>Lumo started operating services on 25 October 2021.</text:p>
          </table:table-cell>
          <table:table-cell table:number-columns-repeated="16382" table:style-name="ce18"/>
        </table:table-row>
        <table:table-row table:style-name="ro10">
          <table:table-cell table:number-columns-repeated="2" table:style-name="ce3"/>
          <table:table-cell table:number-columns-repeated="16382" table:style-name="ce13"/>
        </table:table-row>
        <table:table-row table:number-rows-repeated="4" table:style-name="ro10">
          <table:table-cell table:number-columns-repeated="19" table:style-name="ce3"/>
          <table:table-cell table:number-columns-repeated="16365" table:style-name="ce19"/>
        </table:table-row>
        <table:table-row table:number-rows-repeated="1048564" table:style-name="ro10">
          <table:table-cell table:number-columns-repeated="16384"/>
        </table:table-row>
      </table:table>
      <table:table table:name="3123_Cancellations_by_operator" table:style-name="ta2">
        <table:table-column table:style-name="co5" table:default-cell-style-name="ce22"/>
        <table:table-column table:style-name="co6" table:default-cell-style-name="ce22"/>
        <table:table-column table:style-name="co7" table:default-cell-style-name="ce1"/>
        <table:table-column table:style-name="co7" table:number-columns-repeated="8" table:default-cell-style-name="ce22"/>
        <table:table-column table:style-name="co7" table:default-cell-style-name="ce23"/>
        <table:table-column table:style-name="co8" table:default-cell-style-name="ce23"/>
        <table:table-column table:style-name="co9" table:default-cell-style-name="ce22"/>
        <table:table-column table:style-name="co10" table:default-cell-style-name="ce22"/>
        <table:table-column table:style-name="co2" table:number-columns-repeated="16369" table:default-cell-style-name="ce22"/>
        <table:table-row table:style-name="ro9">
          <table:table-cell office:value-type="string" table:style-name="ce20">
            <text:p>Table 3123: Trains planned and cancellations by operator and cause, Great Britain, quarterly data, April 2019 to September 2025 [p] [r]</text:p>
          </table:table-cell>
          <table:table-cell table:style-name="ce21"/>
          <table:table-cell table:number-columns-repeated="8" table:style-name="ce22"/>
          <table:table-cell table:number-columns-repeated="2" table:style-name="ce23"/>
          <table:table-cell table:number-columns-repeated="16372" table:style-name="ce24"/>
        </table:table-row>
        <table:table-row table:style-name="ro3">
          <table:table-cell office:value-type="string" table:style-name="ce25">
            <text:p>This worksheet contains one table. Some cells refer to notes which can be found on the notes worksheet.</text:p>
          </table:table-cell>
          <table:table-cell table:style-name="ce26"/>
          <table:table-cell table:number-columns-repeated="8" table:style-name="ce22"/>
          <table:table-cell table:number-columns-repeated="2" table:style-name="ce23"/>
          <table:table-cell table:number-columns-repeated="16372" table:style-name="ce24"/>
        </table:table-row>
        <table:table-row table:style-name="ro3">
          <table:table-cell office:value-type="string" table:style-name="ce25">
            <text:p>Some shorthand is used in this table, <text:s/>[p] = provisional data, [r] = revised data, [z] = data not applicable, [x] = data not available</text:p>
          </table:table-cell>
          <table:table-cell table:style-name="ce26"/>
          <table:table-cell table:number-columns-repeated="8" table:style-name="ce22"/>
          <table:table-cell table:number-columns-repeated="2" table:style-name="ce23"/>
          <table:table-cell table:number-columns-repeated="16372" table:style-name="ce24"/>
        </table:table-row>
        <table:table-row table:style-name="ro11">
          <table:table-cell office:value-type="string" table:style-name="ce27">
            <text:p>Time period</text:p>
          </table:table-cell>
          <table:table-cell office:value-type="string" table:style-name="ce27">
            <text:p>National or Operator</text:p>
          </table:table-cell>
          <table:table-cell office:value-type="string" table:style-name="ce28">
            <text:p>Number of trains planned<text:s/></text:p>
          </table:table-cell>
          <table:table-cell office:value-type="string" table:style-name="ce28">
            <text:p>Number of trains part cancelled</text:p>
          </table:table-cell>
          <table:table-cell office:value-type="string" table:style-name="ce28">
            <text:p>Number of trains full cancelled</text:p>
          </table:table-cell>
          <table:table-cell office:value-type="string" table:style-name="ce28">
            <text:p>Cancellations</text:p>
          </table:table-cell>
          <table:table-cell office:value-type="string" table:style-name="ce28">
            <text:p>Cancellations by responsibility, infrastructure and network management</text:p>
          </table:table-cell>
          <table:table-cell office:value-type="string" table:style-name="ce28">
            <text:p>Cancellations by responsibility, infrastructure owner external event</text:p>
          </table:table-cell>
          <table:table-cell office:value-type="string" table:style-name="ce28">
            <text:p>Cancellations by responsibility, train operator fault</text:p>
          </table:table-cell>
          <table:table-cell office:value-type="string" table:style-name="ce28">
            <text:p>Cancellations by responsibility, operator external event</text:p>
          </table:table-cell>
          <table:table-cell office:value-type="string" table:style-name="ce28">
            <text:p>Quarterly cancellations</text:p>
            <text:p>(percentage)<text:s/></text:p>
          </table:table-cell>
          <table:table-cell office:value-type="string" table:style-name="ce28">
            <text:p>Moving annual average cancellations<text:s/></text:p>
            <text:p>(percentage)</text:p>
          </table:table-cell>
          <table:table-cell table:number-columns-repeated="16372" table:style-name="ce29"/>
        </table:table-row>
        <table:table-row table:style-name="ro3">
          <table:table-cell office:value-type="string" table:style-name="ce30">
            <text:p>Apr to Jun 2019</text:p>
          </table:table-cell>
          <table:table-cell office:value-type="string" table:style-name="ce30">
            <text:p>Great Britain</text:p>
          </table:table-cell>
          <table:table-cell office:value-type="float" office:value="1967448.1428571399" table:style-name="ce31">
            <text:p>1,967,448</text:p>
          </table:table-cell>
          <table:table-cell office:value-type="float" office:value="30508.285714285699" table:style-name="ce31">
            <text:p>30,508</text:p>
          </table:table-cell>
          <table:table-cell office:value-type="float" office:value="32319.857142857101" table:style-name="ce31">
            <text:p>32,320</text:p>
          </table:table-cell>
          <table:table-cell office:value-type="float" office:value="47574" table:style-name="ce31">
            <text:p>47,57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1805610850371" table:style-name="ce32">
            <text:p>2.4</text:p>
          </table:table-cell>
          <table:table-cell office:value-type="string" table:style-name="ce33">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Great Britain</text:p>
          </table:table-cell>
          <table:table-cell office:value-type="float" office:value="2000506.99999999" table:style-name="ce31">
            <text:p>2,000,507</text:p>
          </table:table-cell>
          <table:table-cell office:value-type="float" office:value="40042.999999999898" table:style-name="ce31">
            <text:p>40,043</text:p>
          </table:table-cell>
          <table:table-cell office:value-type="float" office:value="47500.4285714285" table:style-name="ce31">
            <text:p>47,500</text:p>
          </table:table-cell>
          <table:table-cell office:value-type="float" office:value="67521.928571428507" table:style-name="ce31">
            <text:p>67,52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752408050273499" table:style-name="ce32">
            <text:p>3.4</text:p>
          </table:table-cell>
          <table:table-cell office:value-type="string" table:style-name="ce33">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Great Britain</text:p>
          </table:table-cell>
          <table:table-cell office:value-type="float" office:value="1933648.1428571399" table:style-name="ce31">
            <text:p>1,933,648</text:p>
          </table:table-cell>
          <table:table-cell office:value-type="float" office:value="47351.4285714285" table:style-name="ce31">
            <text:p>47,351</text:p>
          </table:table-cell>
          <table:table-cell office:value-type="float" office:value="55453.4285714285" table:style-name="ce31">
            <text:p>55,453</text:p>
          </table:table-cell>
          <table:table-cell office:value-type="float" office:value="79129.142857142797" table:style-name="ce31">
            <text:p>79,12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0922203529863603" table:style-name="ce32">
            <text:p>4.1</text:p>
          </table:table-cell>
          <table:table-cell office:value-type="string" table:style-name="ce33">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Great Britain</text:p>
          </table:table-cell>
          <table:table-cell office:value-type="float" office:value="1892352.7142857099" table:style-name="ce31">
            <text:p>1,892,353</text:p>
          </table:table-cell>
          <table:table-cell office:value-type="float" office:value="42393.285714285703" table:style-name="ce31">
            <text:p>42,393</text:p>
          </table:table-cell>
          <table:table-cell office:value-type="float" office:value="50039.285714285703" table:style-name="ce31">
            <text:p>50,039</text:p>
          </table:table-cell>
          <table:table-cell office:value-type="float" office:value="71235.928571428507" table:style-name="ce31">
            <text:p>71,23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6441072711527" table:style-name="ce32">
            <text:p>3.8</text:p>
          </table:table-cell>
          <table:table-cell office:value-type="float" office:value="3.4059853558321298" table:style-name="ce32">
            <text:p>3.4</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Great Britain</text:p>
          </table:table-cell>
          <table:table-cell office:value-type="float" office:value="1246164.32142857" table:style-name="ce31">
            <text:p>1,246,164</text:p>
          </table:table-cell>
          <table:table-cell office:value-type="float" office:value="10301.6428571428" table:style-name="ce31">
            <text:p>10,302</text:p>
          </table:table-cell>
          <table:table-cell office:value-type="float" office:value="10242.035714285699" table:style-name="ce31">
            <text:p>10,242</text:p>
          </table:table-cell>
          <table:table-cell office:value-type="float" office:value="15392.857142857099" table:style-name="ce31">
            <text:p>15,39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352188935413499" table:style-name="ce32">
            <text:p>1.2</text:p>
          </table:table-cell>
          <table:table-cell office:value-type="float" office:value="3.2983270149243" table:style-name="ce32">
            <text:p>3.3</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Great Britain</text:p>
          </table:table-cell>
          <table:table-cell office:value-type="float" office:value="1645409.5357142801" table:style-name="ce31">
            <text:p>1,645,410</text:p>
          </table:table-cell>
          <table:table-cell office:value-type="float" office:value="20356.8928571428" table:style-name="ce31">
            <text:p>20,357</text:p>
          </table:table-cell>
          <table:table-cell office:value-type="float" office:value="24707.571428571398" table:style-name="ce31">
            <text:p>24,708</text:p>
          </table:table-cell>
          <table:table-cell office:value-type="float" office:value="34886.017857142797" table:style-name="ce31">
            <text:p>34,8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202027276448501" table:style-name="ce32">
            <text:p>2.1</text:p>
          </table:table-cell>
          <table:table-cell office:value-type="float" office:value="2.9868509836128498" table:style-name="ce32">
            <text:p>3.0</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Great Britain</text:p>
          </table:table-cell>
          <table:table-cell office:value-type="float" office:value="1718775.6071428501" table:style-name="ce31">
            <text:p>1,718,776</text:p>
          </table:table-cell>
          <table:table-cell office:value-type="float" office:value="24520.9285714285" table:style-name="ce31">
            <text:p>24,521</text:p>
          </table:table-cell>
          <table:table-cell office:value-type="float" office:value="28289.9285714285" table:style-name="ce31">
            <text:p>28,290</text:p>
          </table:table-cell>
          <table:table-cell office:value-type="float" office:value="40550.392857142797" table:style-name="ce31">
            <text:p>40,55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592604344990802" table:style-name="ce32">
            <text:p>2.4</text:p>
          </table:table-cell>
          <table:table-cell office:value-type="float" office:value="2.4922746264257598" table:style-name="ce32">
            <text:p>2.5</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Great Britain</text:p>
          </table:table-cell>
          <table:table-cell office:value-type="float" office:value="1495810.5357142801" table:style-name="ce31">
            <text:p>1,495,811</text:p>
          </table:table-cell>
          <table:table-cell office:value-type="float" office:value="21687.535714285699" table:style-name="ce31">
            <text:p>21,688</text:p>
          </table:table-cell>
          <table:table-cell office:value-type="float" office:value="24800.464285714199" table:style-name="ce31">
            <text:p>24,800</text:p>
          </table:table-cell>
          <table:table-cell office:value-type="float" office:value="35644.232142857101" table:style-name="ce31">
            <text:p>35,64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829376309237" table:style-name="ce32">
            <text:p>2.4</text:p>
          </table:table-cell>
          <table:table-cell office:value-type="float" office:value="2.07124444822932" table:style-name="ce32">
            <text:p>2.1</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Great Britain</text:p>
          </table:table-cell>
          <table:table-cell office:value-type="float" office:value="1626283.7142857099" table:style-name="ce31">
            <text:p>1,626,284</text:p>
          </table:table-cell>
          <table:table-cell office:value-type="float" office:value="23227" table:style-name="ce31">
            <text:p>23,227</text:p>
          </table:table-cell>
          <table:table-cell office:value-type="float" office:value="25657.857142857101" table:style-name="ce31">
            <text:p>25,658</text:p>
          </table:table-cell>
          <table:table-cell office:value-type="float" office:value="37271.357142857101" table:style-name="ce31">
            <text:p>37,27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918114973085801" table:style-name="ce32">
            <text:p>2.3</text:p>
          </table:table-cell>
          <table:table-cell office:value-type="float" office:value="2.28716635554381" table:style-name="ce32">
            <text:p>2.3</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Great Britain</text:p>
          </table:table-cell>
          <table:table-cell office:value-type="float" office:value="1714242.1428571399" table:style-name="ce31">
            <text:p>1,714,242</text:p>
          </table:table-cell>
          <table:table-cell office:value-type="float" office:value="27440.571428571398" table:style-name="ce31">
            <text:p>27,441</text:p>
          </table:table-cell>
          <table:table-cell office:value-type="float" office:value="43794" table:style-name="ce31">
            <text:p>43,794</text:p>
          </table:table-cell>
          <table:table-cell office:value-type="float" office:value="57514.285714285703" table:style-name="ce31">
            <text:p>57,5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550852750840701" table:style-name="ce32">
            <text:p>3.4</text:p>
          </table:table-cell>
          <table:table-cell office:value-type="float" office:value="2.60835006109953" table:style-name="ce32">
            <text:p>2.6</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Great Britain</text:p>
          </table:table-cell>
          <table:table-cell office:value-type="float" office:value="1715508.1428571399" table:style-name="ce31">
            <text:p>1,715,508</text:p>
          </table:table-cell>
          <table:table-cell office:value-type="float" office:value="33109.571428571398" table:style-name="ce31">
            <text:p>33,110</text:p>
          </table:table-cell>
          <table:table-cell office:value-type="float" office:value="47129.285714285703" table:style-name="ce31">
            <text:p>47,129</text:p>
          </table:table-cell>
          <table:table-cell office:value-type="float" office:value="63684.071428571398" table:style-name="ce31">
            <text:p>63,68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122570180580299" table:style-name="ce32">
            <text:p>3.7</text:p>
          </table:table-cell>
          <table:table-cell office:value-type="float" office:value="2.96273736915537" table:style-name="ce32">
            <text:p>3.0</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Great Britain</text:p>
          </table:table-cell>
          <table:table-cell office:value-type="float" office:value="1637200" table:style-name="ce31">
            <text:p>1,637,200</text:p>
          </table:table-cell>
          <table:table-cell office:value-type="float" office:value="29053.857142857101" table:style-name="ce31">
            <text:p>29,054</text:p>
          </table:table-cell>
          <table:table-cell office:value-type="float" office:value="48852.857142857101" table:style-name="ce31">
            <text:p>48,853</text:p>
          </table:table-cell>
          <table:table-cell office:value-type="float" office:value="63379.785714285703" table:style-name="ce31">
            <text:p>63,3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712304980628902" table:style-name="ce32">
            <text:p>3.9</text:p>
          </table:table-cell>
          <table:table-cell office:value-type="float" office:value="3.3145337515467101" table:style-name="ce32">
            <text:p>3.3</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Great Britain</text:p>
          </table:table-cell>
          <table:table-cell office:value-type="float" office:value="1667742.17857142" table:style-name="ce31">
            <text:p>1,667,742</text:p>
          </table:table-cell>
          <table:table-cell office:value-type="float" office:value="28150.785714285699" table:style-name="ce31">
            <text:p>28,151</text:p>
          </table:table-cell>
          <table:table-cell office:value-type="float" office:value="37952.535714285703" table:style-name="ce31">
            <text:p>37,953</text:p>
          </table:table-cell>
          <table:table-cell office:value-type="float" office:value="52027.9285714285" table:style-name="ce31">
            <text:p>52,0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196625737435699" table:style-name="ce32">
            <text:p>3.1</text:p>
          </table:table-cell>
          <table:table-cell office:value-type="float" office:value="3.5132424039152599" table:style-name="ce32">
            <text:p>3.5</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Great Britain</text:p>
          </table:table-cell>
          <table:table-cell office:value-type="float" office:value="1708590.99999999" table:style-name="ce31">
            <text:p>1,708,591</text:p>
          </table:table-cell>
          <table:table-cell office:value-type="float" office:value="35013.9285714285" table:style-name="ce31">
            <text:p>35,014</text:p>
          </table:table-cell>
          <table:table-cell office:value-type="float" office:value="52194.035714285703" table:style-name="ce31">
            <text:p>52,194</text:p>
          </table:table-cell>
          <table:table-cell office:value-type="float" office:value="69700.999999999898" table:style-name="ce31">
            <text:p>69,7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0794432371468599" table:style-name="ce32">
            <text:p>4.1</text:p>
          </table:table-cell>
          <table:table-cell office:value-type="float" office:value="3.6972991222688298" table:style-name="ce32">
            <text:p>3.7</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Great Britain</text:p>
          </table:table-cell>
          <table:table-cell office:value-type="float" office:value="1562627.82142857" table:style-name="ce31">
            <text:p>1,562,628</text:p>
          </table:table-cell>
          <table:table-cell office:value-type="float" office:value="36011.285714285703" table:style-name="ce31">
            <text:p>36,011</text:p>
          </table:table-cell>
          <table:table-cell office:value-type="float" office:value="51395.9285714285" table:style-name="ce31">
            <text:p>51,396</text:p>
          </table:table-cell>
          <table:table-cell office:value-type="float" office:value="69401.571428571406" table:style-name="ce31">
            <text:p>69,4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4133724466288" table:style-name="ce32">
            <text:p>4.4</text:p>
          </table:table-cell>
          <table:table-cell office:value-type="float" office:value="3.87019547900797" table:style-name="ce32">
            <text:p>3.9</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Great Britain</text:p>
          </table:table-cell>
          <table:table-cell office:value-type="float" office:value="1692384" table:style-name="ce31">
            <text:p>1,692,384</text:p>
          </table:table-cell>
          <table:table-cell office:value-type="float" office:value="33031" table:style-name="ce31">
            <text:p>33,031</text:p>
          </table:table-cell>
          <table:table-cell office:value-type="float" office:value="40654.5" table:style-name="ce31">
            <text:p>40,655</text:p>
          </table:table-cell>
          <table:table-cell office:value-type="float" office:value="57170" table:style-name="ce31">
            <text:p>57,17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780749522566902" table:style-name="ce32">
            <text:p>3.4</text:p>
          </table:table-cell>
          <table:table-cell office:value-type="float" office:value="3.7443459810943298" table:style-name="ce32">
            <text:p>3.7</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Great Britain</text:p>
          </table:table-cell>
          <table:table-cell office:value-type="float" office:value="1755524.8571428501" table:style-name="ce31">
            <text:p>1,755,525</text:p>
          </table:table-cell>
          <table:table-cell office:value-type="float" office:value="33329.857142857101" table:style-name="ce31">
            <text:p>33,330</text:p>
          </table:table-cell>
          <table:table-cell office:value-type="float" office:value="40965.4285714285" table:style-name="ce31">
            <text:p>40,965</text:p>
          </table:table-cell>
          <table:table-cell office:value-type="float" office:value="57630.357142857101" table:style-name="ce31">
            <text:p>57,6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827992670323898" table:style-name="ce32">
            <text:p>3.3</text:p>
          </table:table-cell>
          <table:table-cell office:value-type="float" office:value="3.7788079155151801" table:style-name="ce32">
            <text:p>3.8</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Great Britain</text:p>
          </table:table-cell>
          <table:table-cell office:value-type="float" office:value="1752384.1428571399" table:style-name="ce31">
            <text:p>1,752,384</text:p>
          </table:table-cell>
          <table:table-cell office:value-type="float" office:value="33248.642857142797" table:style-name="ce31">
            <text:p>33,249</text:p>
          </table:table-cell>
          <table:table-cell office:value-type="float" office:value="44831.571428571398" table:style-name="ce31">
            <text:p>44,832</text:p>
          </table:table-cell>
          <table:table-cell office:value-type="float" office:value="61455.892857142797" table:style-name="ce31">
            <text:p>61,45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069875008651401" table:style-name="ce32">
            <text:p>3.5</text:p>
          </table:table-cell>
          <table:table-cell office:value-type="float" office:value="3.6324219655240499" table:style-name="ce32">
            <text:p>3.6</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Great Britain</text:p>
          </table:table-cell>
          <table:table-cell office:value-type="float" office:value="1778028.5" table:style-name="ce31">
            <text:p>1,778,029</text:p>
          </table:table-cell>
          <table:table-cell office:value-type="float" office:value="45286.785714285703" table:style-name="ce31">
            <text:p>45,287</text:p>
          </table:table-cell>
          <table:table-cell office:value-type="float" office:value="63831.071428571398" table:style-name="ce31">
            <text:p>63,831</text:p>
          </table:table-cell>
          <table:table-cell office:value-type="float" office:value="86474.464285714203" table:style-name="ce31">
            <text:p>86,47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8635027102048296" table:style-name="ce32">
            <text:p>4.9</text:p>
          </table:table-cell>
          <table:table-cell office:value-type="float" office:value="3.7649557172984101" table:style-name="ce32">
            <text:p>3.8</text:p>
          </table:table-cell>
          <table:table-cell table:number-columns-repeated="16372" table:style-name="ce1"/>
        </table:table-row>
        <table:table-row table:style-name="ro3">
          <table:table-cell office:value-type="string" table:style-name="ce30">
            <text:p>Jan to Mar 2024</text:p>
          </table:table-cell>
          <table:table-cell office:value-type="string" table:style-name="ce30">
            <text:p>Great Britain</text:p>
          </table:table-cell>
          <table:table-cell office:value-type="float" office:value="1800461.49999999" table:style-name="ce31">
            <text:p>1,800,461</text:p>
          </table:table-cell>
          <table:table-cell office:value-type="float" office:value="36054.714285714203" table:style-name="ce31">
            <text:p>36,055</text:p>
          </table:table-cell>
          <table:table-cell office:value-type="float" office:value="41742.9285714285" table:style-name="ce31">
            <text:p>41,743</text:p>
          </table:table-cell>
          <table:table-cell office:value-type="float" office:value="59770.285714285703" table:style-name="ce31">
            <text:p>59,77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197202891750601" table:style-name="ce32">
            <text:p>3.3</text:p>
          </table:table-cell>
          <table:table-cell office:value-type="float" office:value="3.7442289094926702" table:style-name="ce32">
            <text:p>3.7</text:p>
          </table:table-cell>
          <table:table-cell table:number-columns-repeated="16372" table:style-name="ce1"/>
        </table:table-row>
        <table:table-row table:style-name="ro3">
          <table:table-cell office:value-type="string" table:style-name="ce30">
            <text:p>Apr to Jun 2024</text:p>
          </table:table-cell>
          <table:table-cell office:value-type="string" table:style-name="ce30">
            <text:p>Great Britain</text:p>
          </table:table-cell>
          <table:table-cell office:value-type="float" office:value="1836358.7142857099" table:style-name="ce31">
            <text:p>1,836,359</text:p>
          </table:table-cell>
          <table:table-cell office:value-type="float" office:value="36528.571428571398" table:style-name="ce31">
            <text:p>36,529</text:p>
          </table:table-cell>
          <table:table-cell office:value-type="float" office:value="45896.285714285703" table:style-name="ce31">
            <text:p>45,896</text:p>
          </table:table-cell>
          <table:table-cell office:value-type="float" office:value="64160.571428571398" table:style-name="ce31">
            <text:p>64,16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939018683791199" table:style-name="ce32">
            <text:p>3.5</text:p>
          </table:table-cell>
          <table:table-cell office:value-type="float" office:value="3.7931126238598099" table:style-name="ce32">
            <text:p>3.8</text:p>
          </table:table-cell>
          <table:table-cell table:number-columns-repeated="16372" table:style-name="ce1"/>
        </table:table-row>
        <table:table-row table:style-name="ro3">
          <table:table-cell office:value-type="string" table:style-name="ce30">
            <text:p>Jul to Sep 2024</text:p>
          </table:table-cell>
          <table:table-cell office:value-type="string" table:style-name="ce30">
            <text:p>Great Britain</text:p>
          </table:table-cell>
          <table:table-cell office:value-type="float" office:value="1856506.8571428501" table:style-name="ce31">
            <text:p>1,856,507</text:p>
          </table:table-cell>
          <table:table-cell office:value-type="float" office:value="43352.571428571398" table:style-name="ce31">
            <text:p>43,353</text:p>
          </table:table-cell>
          <table:table-cell office:value-type="float" office:value="56844.571428571398" table:style-name="ce31">
            <text:p>56,845</text:p>
          </table:table-cell>
          <table:table-cell office:value-type="float" office:value="78520.857142857101" table:style-name="ce31">
            <text:p>78,5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2294945930714096" table:style-name="ce32">
            <text:p>4.2</text:p>
          </table:table-cell>
          <table:table-cell office:value-type="float" office:value="3.97348438999063" table:style-name="ce32">
            <text:p>4.0</text:p>
          </table:table-cell>
          <table:table-cell table:number-columns-repeated="16372" table:style-name="ce1"/>
        </table:table-row>
        <table:table-row table:style-name="ro3">
          <table:table-cell office:value-type="string" table:style-name="ce30">
            <text:p>Oct to Dec 2024</text:p>
          </table:table-cell>
          <table:table-cell office:value-type="string" table:style-name="ce30">
            <text:p>Great Britain</text:p>
          </table:table-cell>
          <table:table-cell office:value-type="float" office:value="1842687.8571428501" table:style-name="ce31">
            <text:p>1,842,688</text:p>
          </table:table-cell>
          <table:table-cell office:value-type="float" office:value="48346.571428571398" table:style-name="ce31">
            <text:p>48,347</text:p>
          </table:table-cell>
          <table:table-cell office:value-type="float" office:value="69969.714285714203" table:style-name="ce31">
            <text:p>69,970</text:p>
          </table:table-cell>
          <table:table-cell office:value-type="float" office:value="94143" table:style-name="ce31">
            <text:p>94,14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1090041992229498" table:style-name="ce32">
            <text:p>5.1</text:p>
          </table:table-cell>
          <table:table-cell office:value-type="float" office:value="4.0429949662530298" table:style-name="ce32">
            <text:p>4.0</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Great Britain</text:p>
          </table:table-cell>
          <table:table-cell office:value-type="float" office:value="1855044.57142857" table:style-name="ce31">
            <text:p>1,855,045</text:p>
          </table:table-cell>
          <table:table-cell office:value-type="float" office:value="39234.285714285703" table:style-name="ce31">
            <text:p>39,234</text:p>
          </table:table-cell>
          <table:table-cell office:value-type="float" office:value="44078.4285714285" table:style-name="ce31">
            <text:p>44,078</text:p>
          </table:table-cell>
          <table:table-cell office:value-type="float" office:value="63695.571428571398" table:style-name="ce31">
            <text:p>63,69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336410245668301" table:style-name="ce32">
            <text:p>3.4</text:p>
          </table:table-cell>
          <table:table-cell office:value-type="float" office:value="4.0662474132674999" table:style-name="ce32">
            <text:p>4.1</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Great Britain</text:p>
          </table:table-cell>
          <table:table-cell office:value-type="float" office:value="1904258.24999999" table:style-name="ce34">
            <text:p>1,904,258</text:p>
          </table:table-cell>
          <table:table-cell office:value-type="float" office:value="39269.749999999898" table:style-name="ce34">
            <text:p>39,270</text:p>
          </table:table-cell>
          <table:table-cell office:value-type="float" office:value="41008.249999999898" table:style-name="ce34">
            <text:p>41,008</text:p>
          </table:table-cell>
          <table:table-cell office:value-type="float" office:value="60643.124999999898" table:style-name="ce34">
            <text:p>60,64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8460613207268" table:style-name="ce32">
            <text:p>3.2</text:p>
          </table:table-cell>
          <table:table-cell office:value-type="float" office:value="3.9820694737681501" table:style-name="ce32">
            <text:p>4.0</text:p>
          </table:table-cell>
          <table:table-cell table:number-columns-repeated="16372" table:style-name="ce24"/>
        </table:table-row>
        <table:table-row table:style-name="ro3">
          <table:table-cell office:value-type="string" table:style-name="ce30">
            <text:p>Jul to Sep 2025</text:p>
          </table:table-cell>
          <table:table-cell office:value-type="string" table:style-name="ce30">
            <text:p>Great Britain</text:p>
          </table:table-cell>
          <table:table-cell office:value-type="float" office:value="1934718.6071428501" table:style-name="ce31">
            <text:p>1,934,719</text:p>
          </table:table-cell>
          <table:table-cell office:value-type="float" office:value="43246.75" table:style-name="ce31">
            <text:p>43,247</text:p>
          </table:table-cell>
          <table:table-cell office:value-type="float" office:value="50876.071428571398" table:style-name="ce31">
            <text:p>50,876</text:p>
          </table:table-cell>
          <table:table-cell office:value-type="float" office:value="72499.446428571406" table:style-name="ce31">
            <text:p>72,49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472863578666198" table:style-name="ce32">
            <text:p>3.7</text:p>
          </table:table-cell>
          <table:table-cell office:value-type="float" office:value="3.8608513586784201" table:style-name="ce35">
            <text:p>3.9</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England and Wales</text:p>
          </table:table-cell>
          <table:table-cell office:value-type="float" office:value="1763208.42857142" table:style-name="ce31">
            <text:p>1,763,208</text:p>
          </table:table-cell>
          <table:table-cell office:value-type="float" office:value="28232.857142857101" table:style-name="ce31">
            <text:p>28,233</text:p>
          </table:table-cell>
          <table:table-cell office:value-type="float" office:value="27706.571428571398" table:style-name="ce31">
            <text:p>27,707</text:p>
          </table:table-cell>
          <table:table-cell office:value-type="float" office:value="41823" table:style-name="ce31">
            <text:p>41,82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719827629162" table:style-name="ce32">
            <text:p>2.4</text:p>
          </table:table-cell>
          <table:table-cell office:value-type="string" table:style-name="ce33">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England and Wales</text:p>
          </table:table-cell>
          <table:table-cell office:value-type="float" office:value="1796480.2857142801" table:style-name="ce31">
            <text:p>1,796,480</text:p>
          </table:table-cell>
          <table:table-cell office:value-type="float" office:value="37751.4285714285" table:style-name="ce31">
            <text:p>37,751</text:p>
          </table:table-cell>
          <table:table-cell office:value-type="float" office:value="44019.571428571398" table:style-name="ce31">
            <text:p>44,020</text:p>
          </table:table-cell>
          <table:table-cell office:value-type="float" office:value="62895.285714285601" table:style-name="ce31">
            <text:p>62,89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0102843957891" table:style-name="ce32">
            <text:p>3.5</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England and Wales</text:p>
          </table:table-cell>
          <table:table-cell office:value-type="float" office:value="1735931.1428571399" table:style-name="ce31">
            <text:p>1,735,931</text:p>
          </table:table-cell>
          <table:table-cell office:value-type="float" office:value="44543" table:style-name="ce31">
            <text:p>44,543</text:p>
          </table:table-cell>
          <table:table-cell office:value-type="float" office:value="51756.142857142797" table:style-name="ce31">
            <text:p>51,756</text:p>
          </table:table-cell>
          <table:table-cell office:value-type="float" office:value="74027.642857142797" table:style-name="ce31">
            <text:p>74,0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26443428714009" table:style-name="ce32">
            <text:p>4.3</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England and Wales</text:p>
          </table:table-cell>
          <table:table-cell office:value-type="float" office:value="1699690.1428571399" table:style-name="ce31">
            <text:p>1,699,690</text:p>
          </table:table-cell>
          <table:table-cell office:value-type="float" office:value="40068.714285714203" table:style-name="ce31">
            <text:p>40,069</text:p>
          </table:table-cell>
          <table:table-cell office:value-type="float" office:value="46759.714285714203" table:style-name="ce31">
            <text:p>46,760</text:p>
          </table:table-cell>
          <table:table-cell office:value-type="float" office:value="66794.071428571406" table:style-name="ce31">
            <text:p>66,79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297793017903802" table:style-name="ce32">
            <text:p>3.9</text:p>
          </table:table-cell>
          <table:table-cell office:value-type="float" office:value="3.5100660299543498" table:style-name="ce32">
            <text:p>3.5</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England and Wales</text:p>
          </table:table-cell>
          <table:table-cell office:value-type="float" office:value="1145955.8928571399" table:style-name="ce31">
            <text:p>1,145,956</text:p>
          </table:table-cell>
          <table:table-cell office:value-type="float" office:value="9759.1428571428496" table:style-name="ce31">
            <text:p>9,759</text:p>
          </table:table-cell>
          <table:table-cell office:value-type="float" office:value="9467.8214285714203" table:style-name="ce31">
            <text:p>9,468</text:p>
          </table:table-cell>
          <table:table-cell office:value-type="float" office:value="14347.3928571428" table:style-name="ce31">
            <text:p>14,3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5200218844124" table:style-name="ce32">
            <text:p>1.3</text:p>
          </table:table-cell>
          <table:table-cell office:value-type="float" office:value="3.4189781775753199" table:style-name="ce32">
            <text:p>3.4</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England and Wales</text:p>
          </table:table-cell>
          <table:table-cell office:value-type="float" office:value="1479971.07142857" table:style-name="ce31">
            <text:p>1,479,971</text:p>
          </table:table-cell>
          <table:table-cell office:value-type="float" office:value="18936.5" table:style-name="ce31">
            <text:p>18,937</text:p>
          </table:table-cell>
          <table:table-cell office:value-type="float" office:value="21397.75" table:style-name="ce31">
            <text:p>21,398</text:p>
          </table:table-cell>
          <table:table-cell office:value-type="float" office:value="30866" table:style-name="ce31">
            <text:p>30,86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855813060052499" table:style-name="ce32">
            <text:p>2.1</text:p>
          </table:table-cell>
          <table:table-cell office:value-type="float" office:value="3.06910214140186" table:style-name="ce32">
            <text:p>3.1</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England and Wales</text:p>
          </table:table-cell>
          <table:table-cell office:value-type="float" office:value="1539498.8928571399" table:style-name="ce31">
            <text:p>1,539,499</text:p>
          </table:table-cell>
          <table:table-cell office:value-type="float" office:value="22480.3928571428" table:style-name="ce31">
            <text:p>22,480</text:p>
          </table:table-cell>
          <table:table-cell office:value-type="float" office:value="25673.464285714199" table:style-name="ce31">
            <text:p>25,673</text:p>
          </table:table-cell>
          <table:table-cell office:value-type="float" office:value="36913.660714285703" table:style-name="ce31">
            <text:p>36,9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9777117642338" table:style-name="ce32">
            <text:p>2.4</text:p>
          </table:table-cell>
          <table:table-cell office:value-type="float" office:value="2.5390993971815701" table:style-name="ce32">
            <text:p>2.5</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England and Wales</text:p>
          </table:table-cell>
          <table:table-cell office:value-type="float" office:value="1350521.1428571399" table:style-name="ce31">
            <text:p>1,350,521</text:p>
          </table:table-cell>
          <table:table-cell office:value-type="float" office:value="19764.964285714199" table:style-name="ce31">
            <text:p>19,765</text:p>
          </table:table-cell>
          <table:table-cell office:value-type="float" office:value="22138.964285714199" table:style-name="ce31">
            <text:p>22,139</text:p>
          </table:table-cell>
          <table:table-cell office:value-type="float" office:value="32021.446428571398" table:style-name="ce31">
            <text:p>32,0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710436965708799" table:style-name="ce32">
            <text:p>2.4</text:p>
          </table:table-cell>
          <table:table-cell office:value-type="float" office:value="2.0694270630228999" table:style-name="ce32">
            <text:p>2.1</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England and Wales</text:p>
          </table:table-cell>
          <table:table-cell office:value-type="float" office:value="1480170.1428571399" table:style-name="ce31">
            <text:p>1,480,170</text:p>
          </table:table-cell>
          <table:table-cell office:value-type="float" office:value="22035.1428571428" table:style-name="ce31">
            <text:p>22,035</text:p>
          </table:table-cell>
          <table:table-cell office:value-type="float" office:value="23810.4285714285" table:style-name="ce31">
            <text:p>23,810</text:p>
          </table:table-cell>
          <table:table-cell office:value-type="float" office:value="34828" table:style-name="ce31">
            <text:p>34,8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529727422262501" table:style-name="ce32">
            <text:p>2.4</text:p>
          </table:table-cell>
          <table:table-cell office:value-type="float" office:value="2.3012888258910298" table:style-name="ce32">
            <text:p>2.3</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England and Wales</text:p>
          </table:table-cell>
          <table:table-cell office:value-type="float" office:value="1555619.42857142" table:style-name="ce31">
            <text:p>1,555,619</text:p>
          </table:table-cell>
          <table:table-cell office:value-type="float" office:value="25771.571428571398" table:style-name="ce31">
            <text:p>25,772</text:p>
          </table:table-cell>
          <table:table-cell office:value-type="float" office:value="40362" table:style-name="ce31">
            <text:p>40,362</text:p>
          </table:table-cell>
          <table:table-cell office:value-type="float" office:value="53247.785714285703" table:style-name="ce31">
            <text:p>53,2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2293138902133" table:style-name="ce32">
            <text:p>3.4</text:p>
          </table:table-cell>
          <table:table-cell office:value-type="float" office:value="2.64961082563106" table:style-name="ce32">
            <text:p>2.6</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England and Wales</text:p>
          </table:table-cell>
          <table:table-cell office:value-type="float" office:value="1553712.2857142801" table:style-name="ce31">
            <text:p>1,553,712</text:p>
          </table:table-cell>
          <table:table-cell office:value-type="float" office:value="30856.571428571398" table:style-name="ce31">
            <text:p>30,857</text:p>
          </table:table-cell>
          <table:table-cell office:value-type="float" office:value="42345.285714285703" table:style-name="ce31">
            <text:p>42,345</text:p>
          </table:table-cell>
          <table:table-cell office:value-type="float" office:value="57773.571428571398" table:style-name="ce31">
            <text:p>57,77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184214838084499" table:style-name="ce32">
            <text:p>3.7</text:p>
          </table:table-cell>
          <table:table-cell office:value-type="float" office:value="2.9944463779252799" table:style-name="ce32">
            <text:p>3.0</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England and Wales</text:p>
          </table:table-cell>
          <table:table-cell office:value-type="float" office:value="1477269.1428571399" table:style-name="ce31">
            <text:p>1,477,269</text:p>
          </table:table-cell>
          <table:table-cell office:value-type="float" office:value="27239.714285714199" table:style-name="ce31">
            <text:p>27,240</text:p>
          </table:table-cell>
          <table:table-cell office:value-type="float" office:value="45103.285714285703" table:style-name="ce31">
            <text:p>45,103</text:p>
          </table:table-cell>
          <table:table-cell office:value-type="float" office:value="58723.142857142797" table:style-name="ce31">
            <text:p>58,72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751147000585201" table:style-name="ce32">
            <text:p>4.0</text:p>
          </table:table-cell>
          <table:table-cell office:value-type="float" office:value="3.37201618455682" table:style-name="ce32">
            <text:p>3.4</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England and Wales</text:p>
          </table:table-cell>
          <table:table-cell office:value-type="float" office:value="1524922.1071428501" table:style-name="ce31">
            <text:p>1,524,922</text:p>
          </table:table-cell>
          <table:table-cell office:value-type="float" office:value="26859.607142857101" table:style-name="ce31">
            <text:p>26,860</text:p>
          </table:table-cell>
          <table:table-cell office:value-type="float" office:value="35072.892857142797" table:style-name="ce31">
            <text:p>35,073</text:p>
          </table:table-cell>
          <table:table-cell office:value-type="float" office:value="48502.696428571398" table:style-name="ce31">
            <text:p>48,50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8066714367776" table:style-name="ce32">
            <text:p>3.2</text:p>
          </table:table-cell>
          <table:table-cell office:value-type="float" office:value="3.5710770900143198" table:style-name="ce32">
            <text:p>3.6</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England and Wales</text:p>
          </table:table-cell>
          <table:table-cell office:value-type="float" office:value="1548009.32142857" table:style-name="ce31">
            <text:p>1,548,009</text:p>
          </table:table-cell>
          <table:table-cell office:value-type="float" office:value="33459.499999999898" table:style-name="ce31">
            <text:p>33,459</text:p>
          </table:table-cell>
          <table:table-cell office:value-type="float" office:value="49271.821428571398" table:style-name="ce31">
            <text:p>49,272</text:p>
          </table:table-cell>
          <table:table-cell office:value-type="float" office:value="66001.571428571406" table:style-name="ce31">
            <text:p>66,0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2636417310240899" table:style-name="ce32">
            <text:p>4.3</text:p>
          </table:table-cell>
          <table:table-cell office:value-type="float" office:value="3.7844737883591701" table:style-name="ce32">
            <text:p>3.8</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England and Wales</text:p>
          </table:table-cell>
          <table:table-cell office:value-type="float" office:value="1406839.07142857" table:style-name="ce31">
            <text:p>1,406,839</text:p>
          </table:table-cell>
          <table:table-cell office:value-type="float" office:value="33797.392857142797" table:style-name="ce31">
            <text:p>33,797</text:p>
          </table:table-cell>
          <table:table-cell office:value-type="float" office:value="45155.535714285703" table:style-name="ce31">
            <text:p>45,156</text:p>
          </table:table-cell>
          <table:table-cell office:value-type="float" office:value="62054.232142857101" table:style-name="ce31">
            <text:p>62,05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108976927861603" table:style-name="ce32">
            <text:p>4.4</text:p>
          </table:table-cell>
          <table:table-cell office:value-type="float" office:value="3.9496403744645199" table:style-name="ce32">
            <text:p>3.9</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England and Wales</text:p>
          </table:table-cell>
          <table:table-cell office:value-type="float" office:value="1518941.5" table:style-name="ce31">
            <text:p>1,518,942</text:p>
          </table:table-cell>
          <table:table-cell office:value-type="float" office:value="31403.5" table:style-name="ce31">
            <text:p>31,404</text:p>
          </table:table-cell>
          <table:table-cell office:value-type="float" office:value="37621.75" table:style-name="ce31">
            <text:p>37,622</text:p>
          </table:table-cell>
          <table:table-cell office:value-type="float" office:value="53323.5" table:style-name="ce31">
            <text:p>53,3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105696960679502" table:style-name="ce32">
            <text:p>3.5</text:p>
          </table:table-cell>
          <table:table-cell office:value-type="float" office:value="3.83218930997187" table:style-name="ce32">
            <text:p>3.8</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England and Wales</text:p>
          </table:table-cell>
          <table:table-cell office:value-type="float" office:value="1575637.2857142801" table:style-name="ce31">
            <text:p>1,575,637</text:p>
          </table:table-cell>
          <table:table-cell office:value-type="float" office:value="31641.1428571428" table:style-name="ce31">
            <text:p>31,641</text:p>
          </table:table-cell>
          <table:table-cell office:value-type="float" office:value="38254.785714285703" table:style-name="ce31">
            <text:p>38,255</text:p>
          </table:table-cell>
          <table:table-cell office:value-type="float" office:value="54075.357142857101" table:style-name="ce31">
            <text:p>54,07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319673463644298" table:style-name="ce32">
            <text:p>3.4</text:p>
          </table:table-cell>
          <table:table-cell office:value-type="float" office:value="3.89218109027453" table:style-name="ce32">
            <text:p>3.9</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England and Wales</text:p>
          </table:table-cell>
          <table:table-cell office:value-type="float" office:value="1572814.2142857099" table:style-name="ce31">
            <text:p>1,572,814</text:p>
          </table:table-cell>
          <table:table-cell office:value-type="float" office:value="31661.357142857101" table:style-name="ce31">
            <text:p>31,661</text:p>
          </table:table-cell>
          <table:table-cell office:value-type="float" office:value="41789.214285714203" table:style-name="ce31">
            <text:p>41,789</text:p>
          </table:table-cell>
          <table:table-cell office:value-type="float" office:value="57619.892857142797" table:style-name="ce31">
            <text:p>57,62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634900888984299" table:style-name="ce32">
            <text:p>3.7</text:p>
          </table:table-cell>
          <table:table-cell office:value-type="float" office:value="3.7382994174842699" table:style-name="ce32">
            <text:p>3.7</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England and Wales</text:p>
          </table:table-cell>
          <table:table-cell office:value-type="float" office:value="1603879.2142857099" table:style-name="ce31">
            <text:p>1,603,879</text:p>
          </table:table-cell>
          <table:table-cell office:value-type="float" office:value="43068.5" table:style-name="ce31">
            <text:p>43,069</text:p>
          </table:table-cell>
          <table:table-cell office:value-type="float" office:value="59277.071428571398" table:style-name="ce31">
            <text:p>59,277</text:p>
          </table:table-cell>
          <table:table-cell office:value-type="float" office:value="80811.321428571406" table:style-name="ce31">
            <text:p>80,8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0384917211213196" table:style-name="ce32">
            <text:p>5.0</text:p>
          </table:table-cell>
          <table:table-cell office:value-type="float" office:value="3.9199394162572001" table:style-name="ce32">
            <text:p>3.9</text:p>
          </table:table-cell>
          <table:table-cell table:number-columns-repeated="16372" table:style-name="ce1"/>
        </table:table-row>
        <table:table-row table:style-name="ro3">
          <table:table-cell office:value-type="string" table:style-name="ce30">
            <text:p>Jan to Mar 2024</text:p>
          </table:table-cell>
          <table:table-cell office:value-type="string" table:style-name="ce30">
            <text:p>England and Wales</text:p>
          </table:table-cell>
          <table:table-cell office:value-type="float" office:value="1623468.2857142801" table:style-name="ce31">
            <text:p>1,623,468</text:p>
          </table:table-cell>
          <table:table-cell office:value-type="float" office:value="34426.999999999898" table:style-name="ce31">
            <text:p>34,427</text:p>
          </table:table-cell>
          <table:table-cell office:value-type="float" office:value="38933.9285714285" table:style-name="ce31">
            <text:p>38,934</text:p>
          </table:table-cell>
          <table:table-cell office:value-type="float" office:value="56147.4285714285" table:style-name="ce31">
            <text:p>56,1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584863200284199" table:style-name="ce32">
            <text:p>3.5</text:p>
          </table:table-cell>
          <table:table-cell office:value-type="float" office:value="3.8999661062088" table:style-name="ce32">
            <text:p>3.9</text:p>
          </table:table-cell>
          <table:table-cell table:number-columns-repeated="16372" table:style-name="ce1"/>
        </table:table-row>
        <table:table-row table:style-name="ro3">
          <table:table-cell office:value-type="string" table:style-name="ce30">
            <text:p>Apr to Jun 2024</text:p>
          </table:table-cell>
          <table:table-cell office:value-type="string" table:style-name="ce30">
            <text:p>England and Wales</text:p>
          </table:table-cell>
          <table:table-cell office:value-type="float" office:value="1651951.7142857099" table:style-name="ce31">
            <text:p>1,651,952</text:p>
          </table:table-cell>
          <table:table-cell office:value-type="float" office:value="35128.285714285703" table:style-name="ce31">
            <text:p>35,128</text:p>
          </table:table-cell>
          <table:table-cell office:value-type="float" office:value="43245.571428571398" table:style-name="ce31">
            <text:p>43,246</text:p>
          </table:table-cell>
          <table:table-cell office:value-type="float" office:value="60809.714285714203" table:style-name="ce31">
            <text:p>60,81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810830340769201" table:style-name="ce32">
            <text:p>3.7</text:p>
          </table:table-cell>
          <table:table-cell office:value-type="float" office:value="3.95821245193767" table:style-name="ce32">
            <text:p>4.0</text:p>
          </table:table-cell>
          <table:table-cell table:number-columns-repeated="16372" table:style-name="ce1"/>
        </table:table-row>
        <table:table-row table:style-name="ro3">
          <table:table-cell office:value-type="string" table:style-name="ce30">
            <text:p>Jul to Sep 2024</text:p>
          </table:table-cell>
          <table:table-cell office:value-type="string" table:style-name="ce30">
            <text:p>England and Wales</text:p>
          </table:table-cell>
          <table:table-cell office:value-type="float" office:value="1710788.2857142801" table:style-name="ce31">
            <text:p>1,710,788</text:p>
          </table:table-cell>
          <table:table-cell office:value-type="float" office:value="42151.285714285703" table:style-name="ce31">
            <text:p>42,151</text:p>
          </table:table-cell>
          <table:table-cell office:value-type="float" office:value="54642.999999999898" table:style-name="ce31">
            <text:p>54,643</text:p>
          </table:table-cell>
          <table:table-cell office:value-type="float" office:value="75718.642857142797" table:style-name="ce31">
            <text:p>75,7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259505100322096" table:style-name="ce32">
            <text:p>4.4</text:p>
          </table:table-cell>
          <table:table-cell office:value-type="float" office:value="4.1499768727328297" table:style-name="ce32">
            <text:p>4.1</text:p>
          </table:table-cell>
          <table:table-cell table:number-columns-repeated="16372" table:style-name="ce24"/>
        </table:table-row>
        <table:table-row table:style-name="ro3">
          <table:table-cell office:value-type="string" table:style-name="ce30">
            <text:p>Oct to Dec 2024</text:p>
          </table:table-cell>
          <table:table-cell office:value-type="string" table:style-name="ce30">
            <text:p>England and Wales</text:p>
          </table:table-cell>
          <table:table-cell office:value-type="float" office:value="1663405.8571428501" table:style-name="ce34">
            <text:p>1,663,406</text:p>
          </table:table-cell>
          <table:table-cell office:value-type="float" office:value="46192" table:style-name="ce34">
            <text:p>46,192</text:p>
          </table:table-cell>
          <table:table-cell office:value-type="float" office:value="66255.571428571406" table:style-name="ce34">
            <text:p>66,256</text:p>
          </table:table-cell>
          <table:table-cell office:value-type="float" office:value="89351.571428571406" table:style-name="ce34">
            <text:p>89,35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3716037517173199" table:style-name="ce32">
            <text:p>5.4</text:p>
          </table:table-cell>
          <table:table-cell office:value-type="float" office:value="4.2412589826103497" table:style-name="ce32">
            <text:p>4.2</text:p>
          </table:table-cell>
          <table:table-cell table:number-columns-repeated="16372" table:style-name="ce24"/>
        </table:table-row>
        <table:table-row table:style-name="ro3">
          <table:table-cell office:value-type="string" table:style-name="ce30">
            <text:p>Jan to Mar 2025</text:p>
          </table:table-cell>
          <table:table-cell office:value-type="string" table:style-name="ce30">
            <text:p>England and Wales</text:p>
          </table:table-cell>
          <table:table-cell office:value-type="float" office:value="1678984.1428571399" table:style-name="ce31">
            <text:p>1,678,984</text:p>
          </table:table-cell>
          <table:table-cell office:value-type="float" office:value="37643.4285714285" table:style-name="ce31">
            <text:p>37,643</text:p>
          </table:table-cell>
          <table:table-cell office:value-type="float" office:value="41593.857142857101" table:style-name="ce31">
            <text:p>41,594</text:p>
          </table:table-cell>
          <table:table-cell office:value-type="float" office:value="60415.571428571398" table:style-name="ce31">
            <text:p>60,4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9834079944088" table:style-name="ce32">
            <text:p>3.6</text:p>
          </table:table-cell>
          <table:table-cell office:value-type="float" office:value="4.2697979010101204" table:style-name="ce33">
            <text:p>4.3</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England and Wales</text:p>
          </table:table-cell>
          <table:table-cell office:value-type="float" office:value="1716851.67857142" table:style-name="ce31">
            <text:p>1,716,852</text:p>
          </table:table-cell>
          <table:table-cell office:value-type="float" office:value="37650.392857142797" table:style-name="ce31">
            <text:p>37,650</text:p>
          </table:table-cell>
          <table:table-cell office:value-type="float" office:value="38732.857142857101" table:style-name="ce31">
            <text:p>38,733</text:p>
          </table:table-cell>
          <table:table-cell office:value-type="float" office:value="57558.0535714285" table:style-name="ce31">
            <text:p>57,55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525350086922998" table:style-name="ce32">
            <text:p>3.4</text:p>
          </table:table-cell>
          <table:table-cell office:value-type="float" office:value="4.1808358423650898" table:style-name="ce33">
            <text:p>4.2</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England and Wales</text:p>
          </table:table-cell>
          <table:table-cell office:value-type="float" office:value="1745550.7857142801" table:style-name="ce31">
            <text:p>1,745,551</text:p>
          </table:table-cell>
          <table:table-cell office:value-type="float" office:value="41283.071428571398" table:style-name="ce31">
            <text:p>41,283</text:p>
          </table:table-cell>
          <table:table-cell office:value-type="float" office:value="47266.285714285703" table:style-name="ce31">
            <text:p>47,266</text:p>
          </table:table-cell>
          <table:table-cell office:value-type="float" office:value="67907.821428571406" table:style-name="ce31">
            <text:p>67,90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9033776526778" table:style-name="ce32">
            <text:p>3.9</text:p>
          </table:table-cell>
          <table:table-cell office:value-type="float" office:value="4.0446937845889597" table:style-name="ce35">
            <text:p>4.0</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Scotland</text:p>
          </table:table-cell>
          <table:table-cell office:value-type="float" office:value="204239.714285714" table:style-name="ce31">
            <text:p>204,240</text:p>
          </table:table-cell>
          <table:table-cell office:value-type="float" office:value="2275.4285714285702" table:style-name="ce31">
            <text:p>2,275</text:p>
          </table:table-cell>
          <table:table-cell office:value-type="float" office:value="4613.2857142857101" table:style-name="ce31">
            <text:p>4,613</text:p>
          </table:table-cell>
          <table:table-cell office:value-type="float" office:value="5751" table:style-name="ce31">
            <text:p>5,7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1580887444585" table:style-name="ce32">
            <text:p>2.8</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Scotland</text:p>
          </table:table-cell>
          <table:table-cell office:value-type="float" office:value="204026.714285714" table:style-name="ce31">
            <text:p>204,027</text:p>
          </table:table-cell>
          <table:table-cell office:value-type="float" office:value="2291.5714285714198" table:style-name="ce31">
            <text:p>2,292</text:p>
          </table:table-cell>
          <table:table-cell office:value-type="float" office:value="3480.8571428571399" table:style-name="ce31">
            <text:p>3,481</text:p>
          </table:table-cell>
          <table:table-cell office:value-type="float" office:value="4626.6428571428496" table:style-name="ce31">
            <text:p>4,62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676652287130401" table:style-name="ce32">
            <text:p>2.3</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Scotland</text:p>
          </table:table-cell>
          <table:table-cell office:value-type="float" office:value="197717" table:style-name="ce31">
            <text:p>197,717</text:p>
          </table:table-cell>
          <table:table-cell office:value-type="float" office:value="2808.4285714285702" table:style-name="ce31">
            <text:p>2,808</text:p>
          </table:table-cell>
          <table:table-cell office:value-type="float" office:value="3697.2857142857101" table:style-name="ce31">
            <text:p>3,697</text:p>
          </table:table-cell>
          <table:table-cell office:value-type="float" office:value="5101.5" table:style-name="ce31">
            <text:p>5,1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8020301744412" table:style-name="ce32">
            <text:p>2.6</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Scotland</text:p>
          </table:table-cell>
          <table:table-cell office:value-type="float" office:value="192662.57142857101" table:style-name="ce31">
            <text:p>192,663</text:p>
          </table:table-cell>
          <table:table-cell office:value-type="float" office:value="2324.5714285714198" table:style-name="ce31">
            <text:p>2,325</text:p>
          </table:table-cell>
          <table:table-cell office:value-type="float" office:value="3279.5714285714198" table:style-name="ce31">
            <text:p>3,280</text:p>
          </table:table-cell>
          <table:table-cell office:value-type="float" office:value="4441.8571428571404" table:style-name="ce31">
            <text:p>4,4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0551118980779" table:style-name="ce32">
            <text:p>2.3</text:p>
          </table:table-cell>
          <table:table-cell office:value-type="float" office:value="2.49434668175887" table:style-name="ce32">
            <text:p>2.5</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Scotland</text:p>
          </table:table-cell>
          <table:table-cell office:value-type="float" office:value="100208.428571428" table:style-name="ce31">
            <text:p>100,208</text:p>
          </table:table-cell>
          <table:table-cell office:value-type="float" office:value="542.5" table:style-name="ce31">
            <text:p>543</text:p>
          </table:table-cell>
          <table:table-cell office:value-type="float" office:value="774.21428571428498" table:style-name="ce31">
            <text:p>774</text:p>
          </table:table-cell>
          <table:table-cell office:value-type="float" office:value="1045.4642857142801" table:style-name="ce31">
            <text:p>1,04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432897717471701" table:style-name="ce32">
            <text:p>1.0</text:p>
          </table:table-cell>
          <table:table-cell office:value-type="float" office:value="2.19048977408442" table:style-name="ce32">
            <text:p>2.2</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Scotland</text:p>
          </table:table-cell>
          <table:table-cell office:value-type="float" office:value="165438.464285714" table:style-name="ce31">
            <text:p>165,438</text:p>
          </table:table-cell>
          <table:table-cell office:value-type="float" office:value="1420.3928571428501" table:style-name="ce31">
            <text:p>1,420</text:p>
          </table:table-cell>
          <table:table-cell office:value-type="float" office:value="3309.8214285714198" table:style-name="ce31">
            <text:p>3,310</text:p>
          </table:table-cell>
          <table:table-cell office:value-type="float" office:value="4020.0178571428501" table:style-name="ce31">
            <text:p>4,02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299172955330599" table:style-name="ce32">
            <text:p>2.4</text:p>
          </table:table-cell>
          <table:table-cell office:value-type="float" office:value="2.2268673721296399" table:style-name="ce32">
            <text:p>2.2</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Scotland</text:p>
          </table:table-cell>
          <table:table-cell office:value-type="float" office:value="179276.714285714" table:style-name="ce31">
            <text:p>179,277</text:p>
          </table:table-cell>
          <table:table-cell office:value-type="float" office:value="2040.5357142857099" table:style-name="ce31">
            <text:p>2,041</text:p>
          </table:table-cell>
          <table:table-cell office:value-type="float" office:value="2616.4642857142799" table:style-name="ce31">
            <text:p>2,616</text:p>
          </table:table-cell>
          <table:table-cell office:value-type="float" office:value="3636.7321428571399" table:style-name="ce31">
            <text:p>3,63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285580072943898" table:style-name="ce32">
            <text:p>2.0</text:p>
          </table:table-cell>
          <table:table-cell office:value-type="float" office:value="2.0615364432807999" table:style-name="ce32">
            <text:p>2.1</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Scotland</text:p>
          </table:table-cell>
          <table:table-cell office:value-type="float" office:value="145289.392857142" table:style-name="ce31">
            <text:p>145,289</text:p>
          </table:table-cell>
          <table:table-cell office:value-type="float" office:value="1922.57142857142" table:style-name="ce31">
            <text:p>1,923</text:p>
          </table:table-cell>
          <table:table-cell office:value-type="float" office:value="2661.49999999999" table:style-name="ce31">
            <text:p>2,661</text:p>
          </table:table-cell>
          <table:table-cell office:value-type="float" office:value="3622.7857142857101" table:style-name="ce31">
            <text:p>3,62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934963544433302" table:style-name="ce32">
            <text:p>2.5</text:p>
          </table:table-cell>
          <table:table-cell office:value-type="float" office:value="2.08822916472527" table:style-name="ce32">
            <text:p>2.1</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Scotland</text:p>
          </table:table-cell>
          <table:table-cell office:value-type="float" office:value="146113.57142857101" table:style-name="ce31">
            <text:p>146,114</text:p>
          </table:table-cell>
          <table:table-cell office:value-type="float" office:value="1191.8571428571399" table:style-name="ce31">
            <text:p>1,192</text:p>
          </table:table-cell>
          <table:table-cell office:value-type="float" office:value="1847.42857142857" table:style-name="ce31">
            <text:p>1,847</text:p>
          </table:table-cell>
          <table:table-cell office:value-type="float" office:value="2443.3571428571399" table:style-name="ce31">
            <text:p>2,44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7223148333732" table:style-name="ce32">
            <text:p>1.7</text:p>
          </table:table-cell>
          <table:table-cell office:value-type="float" office:value="2.1572868202604698" table:style-name="ce32">
            <text:p>2.2</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Scotland</text:p>
          </table:table-cell>
          <table:table-cell office:value-type="float" office:value="158622.714285714" table:style-name="ce31">
            <text:p>158,623</text:p>
          </table:table-cell>
          <table:table-cell office:value-type="float" office:value="1669" table:style-name="ce31">
            <text:p>1,669</text:p>
          </table:table-cell>
          <table:table-cell office:value-type="float" office:value="3432" table:style-name="ce31">
            <text:p>3,432</text:p>
          </table:table-cell>
          <table:table-cell office:value-type="float" office:value="4266.5" table:style-name="ce31">
            <text:p>4,26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897156685360302" table:style-name="ce32">
            <text:p>2.7</text:p>
          </table:table-cell>
          <table:table-cell office:value-type="float" office:value="2.2198191455425098" table:style-name="ce32">
            <text:p>2.2</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Scotland</text:p>
          </table:table-cell>
          <table:table-cell office:value-type="float" office:value="161795.85714285701" table:style-name="ce31">
            <text:p>161,796</text:p>
          </table:table-cell>
          <table:table-cell office:value-type="float" office:value="2252.99999999999" table:style-name="ce31">
            <text:p>2,253</text:p>
          </table:table-cell>
          <table:table-cell office:value-type="float" office:value="4783.99999999999" table:style-name="ce31">
            <text:p>4,784</text:p>
          </table:table-cell>
          <table:table-cell office:value-type="float" office:value="5910.49999999999" table:style-name="ce31">
            <text:p>5,91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530601613496998" table:style-name="ce32">
            <text:p>3.7</text:p>
          </table:table-cell>
          <table:table-cell office:value-type="float" office:value="2.6548824957884798" table:style-name="ce32">
            <text:p>2.7</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Scotland</text:p>
          </table:table-cell>
          <table:table-cell office:value-type="float" office:value="159930.85714285701" table:style-name="ce31">
            <text:p>159,931</text:p>
          </table:table-cell>
          <table:table-cell office:value-type="float" office:value="1814.1428571428501" table:style-name="ce31">
            <text:p>1,814</text:p>
          </table:table-cell>
          <table:table-cell office:value-type="float" office:value="3749.5714285714198" table:style-name="ce31">
            <text:p>3,750</text:p>
          </table:table-cell>
          <table:table-cell office:value-type="float" office:value="4656.6428571428496" table:style-name="ce31">
            <text:p>4,65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116600388024798" table:style-name="ce32">
            <text:p>2.9</text:p>
          </table:table-cell>
          <table:table-cell office:value-type="float" office:value="2.7578643910334599" table:style-name="ce32">
            <text:p>2.8</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Scotland</text:p>
          </table:table-cell>
          <table:table-cell office:value-type="float" office:value="142820.07142857101" table:style-name="ce31">
            <text:p>142,820</text:p>
          </table:table-cell>
          <table:table-cell office:value-type="float" office:value="1291.17857142857" table:style-name="ce31">
            <text:p>1,291</text:p>
          </table:table-cell>
          <table:table-cell office:value-type="float" office:value="2879.6428571428501" table:style-name="ce31">
            <text:p>2,880</text:p>
          </table:table-cell>
          <table:table-cell office:value-type="float" office:value="3525.2321428571399" table:style-name="ce31">
            <text:p>3,52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683030246348898" table:style-name="ce32">
            <text:p>2.5</text:p>
          </table:table-cell>
          <table:table-cell office:value-type="float" office:value="2.9460483865144198" table:style-name="ce32">
            <text:p>2.9</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Scotland</text:p>
          </table:table-cell>
          <table:table-cell office:value-type="float" office:value="160581.678571428" table:style-name="ce31">
            <text:p>160,582</text:p>
          </table:table-cell>
          <table:table-cell office:value-type="float" office:value="1554.42857142857" table:style-name="ce31">
            <text:p>1,554</text:p>
          </table:table-cell>
          <table:table-cell office:value-type="float" office:value="2922.2142857142799" table:style-name="ce31">
            <text:p>2,922</text:p>
          </table:table-cell>
          <table:table-cell office:value-type="float" office:value="3699.4285714285702" table:style-name="ce31">
            <text:p>3,69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037675308537899" table:style-name="ce32">
            <text:p>2.3</text:p>
          </table:table-cell>
          <table:table-cell office:value-type="float" office:value="2.8461035751680002" table:style-name="ce32">
            <text:p>2.8</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Scotland</text:p>
          </table:table-cell>
          <table:table-cell office:value-type="float" office:value="155788.75" table:style-name="ce31">
            <text:p>155,789</text:p>
          </table:table-cell>
          <table:table-cell office:value-type="float" office:value="2213.8928571428501" table:style-name="ce31">
            <text:p>2,214</text:p>
          </table:table-cell>
          <table:table-cell office:value-type="float" office:value="6240.3928571428496" table:style-name="ce31">
            <text:p>6,240</text:p>
          </table:table-cell>
          <table:table-cell office:value-type="float" office:value="7347.3392857142799" table:style-name="ce31">
            <text:p>7,3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162194225926299" table:style-name="ce32">
            <text:p>4.7</text:p>
          </table:table-cell>
          <table:table-cell office:value-type="float" office:value="3.1057954365974099" table:style-name="ce32">
            <text:p>3.1</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Scotland</text:p>
          </table:table-cell>
          <table:table-cell office:value-type="float" office:value="173442.5" table:style-name="ce31">
            <text:p>173,443</text:p>
          </table:table-cell>
          <table:table-cell office:value-type="float" office:value="1627.5" table:style-name="ce31">
            <text:p>1,628</text:p>
          </table:table-cell>
          <table:table-cell office:value-type="float" office:value="3032.75" table:style-name="ce31">
            <text:p>3,033</text:p>
          </table:table-cell>
          <table:table-cell office:value-type="float" office:value="3846.5" table:style-name="ce31">
            <text:p>3,8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1773786701644" table:style-name="ce32">
            <text:p>2.2</text:p>
          </table:table-cell>
          <table:table-cell office:value-type="float" office:value="2.9114036099918899" table:style-name="ce32">
            <text:p>2.9</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Scotland</text:p>
          </table:table-cell>
          <table:table-cell office:value-type="float" office:value="179887.57142857101" table:style-name="ce31">
            <text:p>179,888</text:p>
          </table:table-cell>
          <table:table-cell office:value-type="float" office:value="1688.7142857142801" table:style-name="ce31">
            <text:p>1,689</text:p>
          </table:table-cell>
          <table:table-cell office:value-type="float" office:value="2710.6428571428501" table:style-name="ce31">
            <text:p>2,711</text:p>
          </table:table-cell>
          <table:table-cell office:value-type="float" office:value="3555" table:style-name="ce31">
            <text:p>3,55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7623436225642" table:style-name="ce32">
            <text:p>2.0</text:p>
          </table:table-cell>
          <table:table-cell office:value-type="float" office:value="2.7547042083950699" table:style-name="ce32">
            <text:p>2.8</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Scotland</text:p>
          </table:table-cell>
          <table:table-cell office:value-type="float" office:value="179569.928571428" table:style-name="ce31">
            <text:p>179,570</text:p>
          </table:table-cell>
          <table:table-cell office:value-type="float" office:value="1587.2857142857099" table:style-name="ce31">
            <text:p>1,587</text:p>
          </table:table-cell>
          <table:table-cell office:value-type="float" office:value="3042.3571428571399" table:style-name="ce31">
            <text:p>3,042</text:p>
          </table:table-cell>
          <table:table-cell office:value-type="float" office:value="3836" table:style-name="ce31">
            <text:p>3,83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362151394263802" table:style-name="ce32">
            <text:p>2.1</text:p>
          </table:table-cell>
          <table:table-cell office:value-type="float" office:value="2.6985832548759099" table:style-name="ce32">
            <text:p>2.7</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Scotland</text:p>
          </table:table-cell>
          <table:table-cell office:value-type="float" office:value="174149.28571428501" table:style-name="ce31">
            <text:p>174,149</text:p>
          </table:table-cell>
          <table:table-cell office:value-type="float" office:value="2218.2857142857101" table:style-name="ce31">
            <text:p>2,218</text:p>
          </table:table-cell>
          <table:table-cell office:value-type="float" office:value="4554" table:style-name="ce31">
            <text:p>4,554</text:p>
          </table:table-cell>
          <table:table-cell office:value-type="float" office:value="5663.1428571428496" table:style-name="ce31">
            <text:p>5,66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518897989819902" table:style-name="ce32">
            <text:p>3.3</text:p>
          </table:table-cell>
          <table:table-cell office:value-type="float" office:value="2.3903061920314701" table:style-name="ce32">
            <text:p>2.4</text:p>
          </table:table-cell>
          <table:table-cell table:number-columns-repeated="16372" table:style-name="ce24"/>
        </table:table-row>
        <table:table-row table:style-name="ro3">
          <table:table-cell office:value-type="string" table:style-name="ce30">
            <text:p>Jan to Mar 2024</text:p>
          </table:table-cell>
          <table:table-cell office:value-type="string" table:style-name="ce30">
            <text:p>Scotland</text:p>
          </table:table-cell>
          <table:table-cell office:value-type="float" office:value="176993.214285714" table:style-name="ce31">
            <text:p>176,993</text:p>
          </table:table-cell>
          <table:table-cell office:value-type="float" office:value="1627.7142857142801" table:style-name="ce31">
            <text:p>1,628</text:p>
          </table:table-cell>
          <table:table-cell office:value-type="float" office:value="2808.99999999999" table:style-name="ce31">
            <text:p>2,809</text:p>
          </table:table-cell>
          <table:table-cell office:value-type="float" office:value="3622.8571428571399" table:style-name="ce31">
            <text:p>3,62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4689041750995" table:style-name="ce32">
            <text:p>2.0</text:p>
          </table:table-cell>
          <table:table-cell office:value-type="float" office:value="2.3468899521531101" table:style-name="ce32">
            <text:p>2.3</text:p>
          </table:table-cell>
          <table:table-cell table:number-columns-repeated="16372" table:style-name="ce24"/>
        </table:table-row>
        <table:table-row table:style-name="ro3">
          <table:table-cell office:value-type="string" table:style-name="ce30">
            <text:p>Apr to Jun 2024</text:p>
          </table:table-cell>
          <table:table-cell office:value-type="string" table:style-name="ce30">
            <text:p>Scotland</text:p>
          </table:table-cell>
          <table:table-cell office:value-type="float" office:value="184407" table:style-name="ce34">
            <text:p>184,407</text:p>
          </table:table-cell>
          <table:table-cell office:value-type="float" office:value="1400.2857142857099" table:style-name="ce34">
            <text:p>1,400</text:p>
          </table:table-cell>
          <table:table-cell office:value-type="float" office:value="2650.7142857142799" table:style-name="ce34">
            <text:p>2,651</text:p>
          </table:table-cell>
          <table:table-cell office:value-type="float" office:value="3350.8571428571399" table:style-name="ce34">
            <text:p>3,3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170986691704401" table:style-name="ce32">
            <text:p>1.8</text:p>
          </table:table-cell>
          <table:table-cell office:value-type="float" office:value="2.3035113415621198" table:style-name="ce32">
            <text:p>2.3</text:p>
          </table:table-cell>
          <table:table-cell table:number-columns-repeated="16372" table:style-name="ce24"/>
        </table:table-row>
        <table:table-row table:style-name="ro3">
          <table:table-cell office:value-type="string" table:style-name="ce30">
            <text:p>Jul to Sep 2024</text:p>
          </table:table-cell>
          <table:table-cell office:value-type="string" table:style-name="ce30">
            <text:p>Scotland</text:p>
          </table:table-cell>
          <table:table-cell office:value-type="float" office:value="145718.57142857101" table:style-name="ce31">
            <text:p>145,719</text:p>
          </table:table-cell>
          <table:table-cell office:value-type="float" office:value="1201.2857142857099" table:style-name="ce31">
            <text:p>1,201</text:p>
          </table:table-cell>
          <table:table-cell office:value-type="float" office:value="2201.5714285714198" table:style-name="ce31">
            <text:p>2,202</text:p>
          </table:table-cell>
          <table:table-cell office:value-type="float" office:value="2802.2142857142799" table:style-name="ce31">
            <text:p>2,8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2303167553895" table:style-name="ce32">
            <text:p>1.9</text:p>
          </table:table-cell>
          <table:table-cell office:value-type="float" office:value="2.2662255984192501" table:style-name="ce33">
            <text:p>2.3</text:p>
          </table:table-cell>
          <table:table-cell table:number-columns-repeated="16372" table:style-name="ce1"/>
        </table:table-row>
        <table:table-row table:style-name="ro3">
          <table:table-cell office:value-type="string" table:style-name="ce30">
            <text:p>Oct to Dec 2024</text:p>
          </table:table-cell>
          <table:table-cell office:value-type="string" table:style-name="ce30">
            <text:p>Scotland</text:p>
          </table:table-cell>
          <table:table-cell office:value-type="float" office:value="179282" table:style-name="ce31">
            <text:p>179,282</text:p>
          </table:table-cell>
          <table:table-cell office:value-type="float" office:value="2154.5714285714198" table:style-name="ce31">
            <text:p>2,155</text:p>
          </table:table-cell>
          <table:table-cell office:value-type="float" office:value="3714.1428571428501" table:style-name="ce31">
            <text:p>3,714</text:p>
          </table:table-cell>
          <table:table-cell office:value-type="float" office:value="4791.4285714285697" table:style-name="ce31">
            <text:p>4,79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725653280466299" table:style-name="ce32">
            <text:p>2.7</text:p>
          </table:table-cell>
          <table:table-cell office:value-type="float" office:value="2.1222815366823902" table:style-name="ce33">
            <text:p>2.1</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Scotland</text:p>
          </table:table-cell>
          <table:table-cell office:value-type="float" office:value="176060.428571428" table:style-name="ce31">
            <text:p>176,060</text:p>
          </table:table-cell>
          <table:table-cell office:value-type="float" office:value="1590.8571428571399" table:style-name="ce31">
            <text:p>1,591</text:p>
          </table:table-cell>
          <table:table-cell office:value-type="float" office:value="2484.5714285714198" table:style-name="ce31">
            <text:p>2,485</text:p>
          </table:table-cell>
          <table:table-cell office:value-type="float" office:value="3280" table:style-name="ce31">
            <text:p>3,2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629967146020401" table:style-name="ce32">
            <text:p>1.9</text:p>
          </table:table-cell>
          <table:table-cell office:value-type="float" office:value="2.0751515752741101" table:style-name="ce33">
            <text:p>2.1</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Scotland</text:p>
          </table:table-cell>
          <table:table-cell office:value-type="float" office:value="187406.57142857101" table:style-name="ce31">
            <text:p>187,407</text:p>
          </table:table-cell>
          <table:table-cell office:value-type="float" office:value="1619.3571428571399" table:style-name="ce31">
            <text:p>1,619</text:p>
          </table:table-cell>
          <table:table-cell office:value-type="float" office:value="2275.3928571428501" table:style-name="ce31">
            <text:p>2,275</text:p>
          </table:table-cell>
          <table:table-cell office:value-type="float" office:value="3085.0714285714198" table:style-name="ce31">
            <text:p>3,0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461917023796899" table:style-name="ce32">
            <text:p>1.6</text:p>
          </table:table-cell>
          <table:table-cell office:value-type="float" office:value="2.0275049784479902" table:style-name="ce32">
            <text:p>2.0</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Scotland</text:p>
          </table:table-cell>
          <table:table-cell office:value-type="float" office:value="189167.82142857101" table:style-name="ce31">
            <text:p>189,168</text:p>
          </table:table-cell>
          <table:table-cell office:value-type="float" office:value="1963.67857142857" table:style-name="ce31">
            <text:p>1,964</text:p>
          </table:table-cell>
          <table:table-cell office:value-type="float" office:value="3609.7857142857101" table:style-name="ce31">
            <text:p>3,610</text:p>
          </table:table-cell>
          <table:table-cell office:value-type="float" office:value="4591.625" table:style-name="ce31">
            <text:p>4,59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2727593166989" table:style-name="ce32">
            <text:p>2.4</text:p>
          </table:table-cell>
          <table:table-cell office:value-type="float" office:value="2.15162769032449" table:style-name="ce32">
            <text:p>2.2</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Avanti West Coast</text:p>
          </table:table-cell>
          <table:table-cell office:value-type="float" office:value="25267" table:style-name="ce31">
            <text:p>25,267</text:p>
          </table:table-cell>
          <table:table-cell office:value-type="float" office:value="246.71428571428501" table:style-name="ce31">
            <text:p>247</text:p>
          </table:table-cell>
          <table:table-cell office:value-type="float" office:value="250.42857142857099" table:style-name="ce31">
            <text:p>250</text:p>
          </table:table-cell>
          <table:table-cell office:value-type="float" office:value="373.78571428571399" table:style-name="ce31">
            <text:p>37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7934346889505" table:style-name="ce32">
            <text:p>1.5</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Avanti West Coast</text:p>
          </table:table-cell>
          <table:table-cell office:value-type="float" office:value="26399.714285714199" table:style-name="ce31">
            <text:p>26,400</text:p>
          </table:table-cell>
          <table:table-cell office:value-type="float" office:value="383.71428571428498" table:style-name="ce31">
            <text:p>384</text:p>
          </table:table-cell>
          <table:table-cell office:value-type="float" office:value="508.99999999999898" table:style-name="ce31">
            <text:p>509</text:p>
          </table:table-cell>
          <table:table-cell office:value-type="float" office:value="700.85714285714198" table:style-name="ce31">
            <text:p>7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547906362622902" table:style-name="ce32">
            <text:p>2.7</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Avanti West Coast</text:p>
          </table:table-cell>
          <table:table-cell office:value-type="float" office:value="26071" table:style-name="ce31">
            <text:p>26,071</text:p>
          </table:table-cell>
          <table:table-cell office:value-type="float" office:value="414" table:style-name="ce31">
            <text:p>414</text:p>
          </table:table-cell>
          <table:table-cell office:value-type="float" office:value="569.42857142857099" table:style-name="ce31">
            <text:p>569</text:p>
          </table:table-cell>
          <table:table-cell office:value-type="float" office:value="776.42857142857099" table:style-name="ce31">
            <text:p>77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781311473613199" table:style-name="ce32">
            <text:p>3.0</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Avanti West Coast</text:p>
          </table:table-cell>
          <table:table-cell office:value-type="float" office:value="24798.285714285699" table:style-name="ce31">
            <text:p>24,798</text:p>
          </table:table-cell>
          <table:table-cell office:value-type="float" office:value="493.57142857142799" table:style-name="ce31">
            <text:p>494</text:p>
          </table:table-cell>
          <table:table-cell office:value-type="float" office:value="899.142857142857" table:style-name="ce31">
            <text:p>899</text:p>
          </table:table-cell>
          <table:table-cell office:value-type="float" office:value="1145.92857142857" table:style-name="ce31">
            <text:p>1,1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6209991474064998" table:style-name="ce32">
            <text:p>4.6</text:p>
          </table:table-cell>
          <table:table-cell office:value-type="float" office:value="2.9228758679878202" table:style-name="ce32">
            <text:p>2.9</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Avanti West Coast</text:p>
          </table:table-cell>
          <table:table-cell office:value-type="float" office:value="15585.4285714285" table:style-name="ce31">
            <text:p>15,585</text:p>
          </table:table-cell>
          <table:table-cell office:value-type="float" office:value="116.714285714285" table:style-name="ce31">
            <text:p>117</text:p>
          </table:table-cell>
          <table:table-cell office:value-type="float" office:value="127.85714285714199" table:style-name="ce31">
            <text:p>128</text:p>
          </table:table-cell>
          <table:table-cell office:value-type="float" office:value="186.21428571428501" table:style-name="ce31">
            <text:p>1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1947973381730099" table:style-name="ce32">
            <text:p>1.2</text:p>
          </table:table-cell>
          <table:table-cell office:value-type="float" office:value="3.0256269029402398" table:style-name="ce32">
            <text:p>3.0</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Avanti West Coast</text:p>
          </table:table-cell>
          <table:table-cell office:value-type="float" office:value="23840.4285714285" table:style-name="ce31">
            <text:p>23,840</text:p>
          </table:table-cell>
          <table:table-cell office:value-type="float" office:value="241.392857142857" table:style-name="ce31">
            <text:p>241</text:p>
          </table:table-cell>
          <table:table-cell office:value-type="float" office:value="459.67857142857099" table:style-name="ce31">
            <text:p>460</text:p>
          </table:table-cell>
          <table:table-cell office:value-type="float" office:value="580.375" table:style-name="ce31">
            <text:p>5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344151291623399" table:style-name="ce32">
            <text:p>2.4</text:p>
          </table:table-cell>
          <table:table-cell office:value-type="float" office:value="2.9779524606607501" table:style-name="ce32">
            <text:p>3.0</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Avanti West Coast</text:p>
          </table:table-cell>
          <table:table-cell office:value-type="float" office:value="21774.535714285699" table:style-name="ce31">
            <text:p>21,775</text:p>
          </table:table-cell>
          <table:table-cell office:value-type="float" office:value="253.21428571428501" table:style-name="ce31">
            <text:p>253</text:p>
          </table:table-cell>
          <table:table-cell office:value-type="float" office:value="282.392857142857" table:style-name="ce31">
            <text:p>282</text:p>
          </table:table-cell>
          <table:table-cell office:value-type="float" office:value="409" table:style-name="ce31">
            <text:p>40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783408535855199" table:style-name="ce32">
            <text:p>1.9</text:p>
          </table:table-cell>
          <table:table-cell office:value-type="float" office:value="2.6994808475047098" table:style-name="ce32">
            <text:p>2.7</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Avanti West Coast</text:p>
          </table:table-cell>
          <table:table-cell office:value-type="float" office:value="15048.607142857099" table:style-name="ce31">
            <text:p>15,049</text:p>
          </table:table-cell>
          <table:table-cell office:value-type="float" office:value="277.67857142857099" table:style-name="ce31">
            <text:p>278</text:p>
          </table:table-cell>
          <table:table-cell office:value-type="float" office:value="217.07142857142799" table:style-name="ce31">
            <text:p>217</text:p>
          </table:table-cell>
          <table:table-cell office:value-type="float" office:value="355.91071428571399" table:style-name="ce31">
            <text:p>35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650741288348902" table:style-name="ce32">
            <text:p>2.4</text:p>
          </table:table-cell>
          <table:table-cell office:value-type="float" office:value="2.0085509318154902" table:style-name="ce32">
            <text:p>2.0</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Avanti West Coast</text:p>
          </table:table-cell>
          <table:table-cell office:value-type="float" office:value="17590.285714285699" table:style-name="ce31">
            <text:p>17,590</text:p>
          </table:table-cell>
          <table:table-cell office:value-type="float" office:value="272.71428571428498" table:style-name="ce31">
            <text:p>273</text:p>
          </table:table-cell>
          <table:table-cell office:value-type="float" office:value="277.57142857142799" table:style-name="ce31">
            <text:p>278</text:p>
          </table:table-cell>
          <table:table-cell office:value-type="float" office:value="413.92857142857099" table:style-name="ce31">
            <text:p>4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5316570834551" table:style-name="ce32">
            <text:p>2.4</text:p>
          </table:table-cell>
          <table:table-cell office:value-type="float" office:value="2.2480863563092202" table:style-name="ce32">
            <text:p>2.2</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Avanti West Coast</text:p>
          </table:table-cell>
          <table:table-cell office:value-type="float" office:value="18822.857142857101" table:style-name="ce31">
            <text:p>18,823</text:p>
          </table:table-cell>
          <table:table-cell office:value-type="float" office:value="275.142857142857" table:style-name="ce31">
            <text:p>275</text:p>
          </table:table-cell>
          <table:table-cell office:value-type="float" office:value="400.57142857142799" table:style-name="ce31">
            <text:p>401</text:p>
          </table:table-cell>
          <table:table-cell office:value-type="float" office:value="538.142857142857" table:style-name="ce31">
            <text:p>53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589860352155401" table:style-name="ce32">
            <text:p>2.9</text:p>
          </table:table-cell>
          <table:table-cell office:value-type="float" office:value="2.3444418652736498" table:style-name="ce32">
            <text:p>2.3</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Avanti West Coast</text:p>
          </table:table-cell>
          <table:table-cell office:value-type="float" office:value="20119.285714285699" table:style-name="ce31">
            <text:p>20,119</text:p>
          </table:table-cell>
          <table:table-cell office:value-type="float" office:value="497.85714285714198" table:style-name="ce31">
            <text:p>498</text:p>
          </table:table-cell>
          <table:table-cell office:value-type="float" office:value="859.71428571428498" table:style-name="ce31">
            <text:p>860</text:p>
          </table:table-cell>
          <table:table-cell office:value-type="float" office:value="1108.6428571428501" table:style-name="ce31">
            <text:p>1,10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5103489899527798" table:style-name="ce32">
            <text:p>5.5</text:p>
          </table:table-cell>
          <table:table-cell office:value-type="float" office:value="3.3760687811865502" table:style-name="ce32">
            <text:p>3.4</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Avanti West Coast</text:p>
          </table:table-cell>
          <table:table-cell office:value-type="float" office:value="17733.571428571398" table:style-name="ce31">
            <text:p>17,734</text:p>
          </table:table-cell>
          <table:table-cell office:value-type="float" office:value="358.28571428571399" table:style-name="ce31">
            <text:p>358</text:p>
          </table:table-cell>
          <table:table-cell office:value-type="float" office:value="651.142857142857" table:style-name="ce31">
            <text:p>651</text:p>
          </table:table-cell>
          <table:table-cell office:value-type="float" office:value="830.28571428571399" table:style-name="ce31">
            <text:p>8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6819994360977901" table:style-name="ce32">
            <text:p>4.7</text:p>
          </table:table-cell>
          <table:table-cell office:value-type="float" office:value="3.8927638488675802" table:style-name="ce32">
            <text:p>3.9</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Avanti West Coast</text:p>
          </table:table-cell>
          <table:table-cell office:value-type="float" office:value="19874.571428571398" table:style-name="ce31">
            <text:p>19,875</text:p>
          </table:table-cell>
          <table:table-cell office:value-type="float" office:value="460.42857142857099" table:style-name="ce31">
            <text:p>460</text:p>
          </table:table-cell>
          <table:table-cell office:value-type="float" office:value="1325.5357142857099" table:style-name="ce31">
            <text:p>1,326</text:p>
          </table:table-cell>
          <table:table-cell office:value-type="float" office:value="1555.75" table:style-name="ce31">
            <text:p>1,55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8278417504061197" table:style-name="ce32">
            <text:p>7.8</text:p>
          </table:table-cell>
          <table:table-cell office:value-type="float" office:value="5.2681990549629303" table:style-name="ce32">
            <text:p>5.3</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Avanti West Coast</text:p>
          </table:table-cell>
          <table:table-cell office:value-type="float" office:value="17384.714285714199" table:style-name="ce31">
            <text:p>17,385</text:p>
          </table:table-cell>
          <table:table-cell office:value-type="float" office:value="678.46428571428498" table:style-name="ce31">
            <text:p>678</text:p>
          </table:table-cell>
          <table:table-cell office:value-type="float" office:value="1754.3571428571399" table:style-name="ce31">
            <text:p>1,754</text:p>
          </table:table-cell>
          <table:table-cell office:value-type="float" office:value="2093.5892857142799" table:style-name="ce31">
            <text:p>2,09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042701716614699" table:style-name="ce32">
            <text:p>12.0</text:p>
          </table:table-cell>
          <table:table-cell office:value-type="float" office:value="7.4398993885333304" table:style-name="ce32">
            <text:p>7.4</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Avanti West Coast</text:p>
          </table:table-cell>
          <table:table-cell office:value-type="float" office:value="14796.214285714201" table:style-name="ce31">
            <text:p>14,796</text:p>
          </table:table-cell>
          <table:table-cell office:value-type="float" office:value="650.85714285714198" table:style-name="ce31">
            <text:p>651</text:p>
          </table:table-cell>
          <table:table-cell office:value-type="float" office:value="1221.1071428571399" table:style-name="ce31">
            <text:p>1,221</text:p>
          </table:table-cell>
          <table:table-cell office:value-type="float" office:value="1546.5357142857099" table:style-name="ce31">
            <text:p>1,5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452239231077399" table:style-name="ce32">
            <text:p>10.5</text:p>
          </table:table-cell>
          <table:table-cell office:value-type="float" office:value="8.6348200240111197" table:style-name="ce32">
            <text:p>8.6</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Avanti West Coast</text:p>
          </table:table-cell>
          <table:table-cell office:value-type="float" office:value="20336.5" table:style-name="ce31">
            <text:p>20,337</text:p>
          </table:table-cell>
          <table:table-cell office:value-type="float" office:value="534.25" table:style-name="ce31">
            <text:p>534</text:p>
          </table:table-cell>
          <table:table-cell office:value-type="float" office:value="1082" table:style-name="ce31">
            <text:p>1,082</text:p>
          </table:table-cell>
          <table:table-cell office:value-type="float" office:value="1349.125" table:style-name="ce31">
            <text:p>1,34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6340078184545002" table:style-name="ce32">
            <text:p>6.6</text:p>
          </table:table-cell>
          <table:table-cell office:value-type="float" office:value="9.0410542601392407" table:style-name="ce32">
            <text:p>9.0</text:p>
          </table:table-cell>
          <table:table-cell table:number-columns-repeated="16372" table:style-name="ce24"/>
        </table:table-row>
        <table:table-row table:style-name="ro3">
          <table:table-cell office:value-type="string" table:style-name="ce30">
            <text:p>Apr to Jun 2023</text:p>
          </table:table-cell>
          <table:table-cell office:value-type="string" table:style-name="ce30">
            <text:p>Avanti West Coast</text:p>
          </table:table-cell>
          <table:table-cell office:value-type="float" office:value="20230.5" table:style-name="ce31">
            <text:p>20,231</text:p>
          </table:table-cell>
          <table:table-cell office:value-type="float" office:value="406.21428571428498" table:style-name="ce31">
            <text:p>406</text:p>
          </table:table-cell>
          <table:table-cell office:value-type="float" office:value="508.35714285714198" table:style-name="ce31">
            <text:p>508</text:p>
          </table:table-cell>
          <table:table-cell office:value-type="float" office:value="711.46428571428498" table:style-name="ce31">
            <text:p>7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167904189925299" table:style-name="ce32">
            <text:p>3.5</text:p>
          </table:table-cell>
          <table:table-cell office:value-type="float" office:value="7.8362565060762597" table:style-name="ce32">
            <text:p>7.8</text:p>
          </table:table-cell>
          <table:table-cell table:number-columns-repeated="16372" table:style-name="ce24"/>
        </table:table-row>
        <table:table-row table:style-name="ro3">
          <table:table-cell office:value-type="string" table:style-name="ce30">
            <text:p>Jul to Sep 2023</text:p>
          </table:table-cell>
          <table:table-cell office:value-type="string" table:style-name="ce30">
            <text:p>Avanti West Coast</text:p>
          </table:table-cell>
          <table:table-cell office:value-type="float" office:value="19555.5" table:style-name="ce31">
            <text:p>19,556</text:p>
          </table:table-cell>
          <table:table-cell office:value-type="float" office:value="443.28571428571399" table:style-name="ce31">
            <text:p>443</text:p>
          </table:table-cell>
          <table:table-cell office:value-type="float" office:value="541.142857142857" table:style-name="ce31">
            <text:p>541</text:p>
          </table:table-cell>
          <table:table-cell office:value-type="float" office:value="762.78571428571399" table:style-name="ce31">
            <text:p>76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006198475401499" table:style-name="ce32">
            <text:p>3.9</text:p>
          </table:table-cell>
          <table:table-cell office:value-type="float" office:value="5.8328693383876997" table:style-name="ce32">
            <text:p>5.8</text:p>
          </table:table-cell>
          <table:table-cell table:number-columns-repeated="16372" table:style-name="ce24"/>
        </table:table-row>
        <table:table-row table:style-name="ro3">
          <table:table-cell office:value-type="string" table:style-name="ce30">
            <text:p>Oct to Dec 2023</text:p>
          </table:table-cell>
          <table:table-cell office:value-type="string" table:style-name="ce30">
            <text:p>Avanti West Coast</text:p>
          </table:table-cell>
          <table:table-cell office:value-type="float" office:value="21054.857142857101" table:style-name="ce34">
            <text:p>21,055</text:p>
          </table:table-cell>
          <table:table-cell office:value-type="float" office:value="958.142857142857" table:style-name="ce34">
            <text:p>958</text:p>
          </table:table-cell>
          <table:table-cell office:value-type="float" office:value="1893.42857142857" table:style-name="ce34">
            <text:p>1,893</text:p>
          </table:table-cell>
          <table:table-cell office:value-type="float" office:value="2372.5" table:style-name="ce34">
            <text:p>2,37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1.2681837919991" table:style-name="ce32">
            <text:p>11.3</text:p>
          </table:table-cell>
          <table:table-cell office:value-type="float" office:value="6.4006456761781703" table:style-name="ce32">
            <text:p>6.4</text:p>
          </table:table-cell>
          <table:table-cell table:number-columns-repeated="16372" table:style-name="ce24"/>
        </table:table-row>
        <table:table-row table:style-name="ro3">
          <table:table-cell office:value-type="string" table:style-name="ce30">
            <text:p>Jan to Mar 2024</text:p>
          </table:table-cell>
          <table:table-cell office:value-type="string" table:style-name="ce30">
            <text:p>Avanti West Coast</text:p>
          </table:table-cell>
          <table:table-cell office:value-type="float" office:value="21457.1428571428" table:style-name="ce31">
            <text:p>21,457</text:p>
          </table:table-cell>
          <table:table-cell office:value-type="float" office:value="718.35714285714198" table:style-name="ce31">
            <text:p>718</text:p>
          </table:table-cell>
          <table:table-cell office:value-type="float" office:value="1527.07142857142" table:style-name="ce31">
            <text:p>1,527</text:p>
          </table:table-cell>
          <table:table-cell office:value-type="float" office:value="1886.24999999999" table:style-name="ce31">
            <text:p>1,8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8.7907789613848202" table:style-name="ce32">
            <text:p>8.8</text:p>
          </table:table-cell>
          <table:table-cell office:value-type="float" office:value="6.96614741549004" table:style-name="ce33">
            <text:p>7.0</text:p>
          </table:table-cell>
          <table:table-cell table:number-columns-repeated="16372" table:style-name="ce1"/>
        </table:table-row>
        <table:table-row table:style-name="ro3">
          <table:table-cell office:value-type="string" table:style-name="ce30">
            <text:p>Apr to Jun 2024</text:p>
          </table:table-cell>
          <table:table-cell office:value-type="string" table:style-name="ce30">
            <text:p>Avanti West Coast</text:p>
          </table:table-cell>
          <table:table-cell office:value-type="float" office:value="21518" table:style-name="ce31">
            <text:p>21,518</text:p>
          </table:table-cell>
          <table:table-cell office:value-type="float" office:value="718.85714285714198" table:style-name="ce31">
            <text:p>719</text:p>
          </table:table-cell>
          <table:table-cell office:value-type="float" office:value="1314.7142857142801" table:style-name="ce31">
            <text:p>1,315</text:p>
          </table:table-cell>
          <table:table-cell office:value-type="float" office:value="1674.1428571428501" table:style-name="ce31">
            <text:p>1,67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7801973098933797" table:style-name="ce32">
            <text:p>7.8</text:p>
          </table:table-cell>
          <table:table-cell office:value-type="float" office:value="8.0105742879190398" table:style-name="ce33">
            <text:p>8.0</text:p>
          </table:table-cell>
          <table:table-cell table:number-columns-repeated="16372" table:style-name="ce1"/>
        </table:table-row>
        <table:table-row table:style-name="ro3">
          <table:table-cell office:value-type="string" table:style-name="ce30">
            <text:p>Jul to Sep 2024</text:p>
          </table:table-cell>
          <table:table-cell office:value-type="string" table:style-name="ce30">
            <text:p>Avanti West Coast</text:p>
          </table:table-cell>
          <table:table-cell office:value-type="float" office:value="22517.999999999902" table:style-name="ce31">
            <text:p>22,518</text:p>
          </table:table-cell>
          <table:table-cell office:value-type="float" office:value="667.71428571428498" table:style-name="ce31">
            <text:p>668</text:p>
          </table:table-cell>
          <table:table-cell office:value-type="float" office:value="948.57142857142799" table:style-name="ce31">
            <text:p>949</text:p>
          </table:table-cell>
          <table:table-cell office:value-type="float" office:value="1282.42857142857" table:style-name="ce31">
            <text:p>1,28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6951264385317097" table:style-name="ce32">
            <text:p>5.7</text:p>
          </table:table-cell>
          <table:table-cell office:value-type="float" office:value="8.3367858628407596" table:style-name="ce33">
            <text:p>8.3</text:p>
          </table:table-cell>
          <table:table-cell table:number-columns-repeated="16372" table:style-name="ce1"/>
        </table:table-row>
        <table:table-row table:style-name="ro3">
          <table:table-cell office:value-type="string" table:style-name="ce30">
            <text:p>Oct to Dec 2024</text:p>
          </table:table-cell>
          <table:table-cell office:value-type="string" table:style-name="ce30">
            <text:p>Avanti West Coast</text:p>
          </table:table-cell>
          <table:table-cell office:value-type="float" office:value="21710.1428571428" table:style-name="ce31">
            <text:p>21,710</text:p>
          </table:table-cell>
          <table:table-cell office:value-type="float" office:value="653.57142857142799" table:style-name="ce31">
            <text:p>654</text:p>
          </table:table-cell>
          <table:table-cell office:value-type="float" office:value="1166.7142857142801" table:style-name="ce31">
            <text:p>1,167</text:p>
          </table:table-cell>
          <table:table-cell office:value-type="float" office:value="1493.5" table:style-name="ce31">
            <text:p>1,49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87927301919445" table:style-name="ce32">
            <text:p>6.9</text:p>
          </table:table-cell>
          <table:table-cell office:value-type="float" office:value="7.2661498665679298" table:style-name="ce32">
            <text:p>7.3</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Avanti West Coast</text:p>
          </table:table-cell>
          <table:table-cell office:value-type="float" office:value="22954.857142857101" table:style-name="ce31">
            <text:p>22,955</text:p>
          </table:table-cell>
          <table:table-cell office:value-type="float" office:value="594.85714285714198" table:style-name="ce31">
            <text:p>595</text:p>
          </table:table-cell>
          <table:table-cell office:value-type="float" office:value="831" table:style-name="ce31">
            <text:p>831</text:p>
          </table:table-cell>
          <table:table-cell office:value-type="float" office:value="1128.42857142857" table:style-name="ce31">
            <text:p>1,1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9158596997834199" table:style-name="ce32">
            <text:p>4.9</text:p>
          </table:table-cell>
          <table:table-cell office:value-type="float" office:value="6.2891060980146696" table:style-name="ce32">
            <text:p>6.3</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Avanti West Coast</text:p>
          </table:table-cell>
          <table:table-cell office:value-type="float" office:value="22927.9285714285" table:style-name="ce31">
            <text:p>22,928</text:p>
          </table:table-cell>
          <table:table-cell office:value-type="float" office:value="598.42857142857099" table:style-name="ce31">
            <text:p>598</text:p>
          </table:table-cell>
          <table:table-cell office:value-type="float" office:value="577.17857142857099" table:style-name="ce31">
            <text:p>577</text:p>
          </table:table-cell>
          <table:table-cell office:value-type="float" office:value="876.39285714285597" table:style-name="ce31">
            <text:p>87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223813128716899" table:style-name="ce32">
            <text:p>3.8</text:p>
          </table:table-cell>
          <table:table-cell office:value-type="float" office:value="5.3054053218532999" table:style-name="ce32">
            <text:p>5.3</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Avanti West Coast</text:p>
          </table:table-cell>
          <table:table-cell office:value-type="float" office:value="24453.75" table:style-name="ce31">
            <text:p>24,454</text:p>
          </table:table-cell>
          <table:table-cell office:value-type="float" office:value="649.25" table:style-name="ce31">
            <text:p>649</text:p>
          </table:table-cell>
          <table:table-cell office:value-type="float" office:value="757.92857142857099" table:style-name="ce31">
            <text:p>758</text:p>
          </table:table-cell>
          <table:table-cell office:value-type="float" office:value="1082.55357142857" table:style-name="ce31">
            <text:p>1,08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269429900467996" table:style-name="ce32">
            <text:p>4.4</text:p>
          </table:table-cell>
          <table:table-cell office:value-type="float" office:value="4.9766869061388501" table:style-name="ce32">
            <text:p>5.0</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c2c</text:p>
          </table:table-cell>
          <table:table-cell office:value-type="float" office:value="31795.4285714285" table:style-name="ce31">
            <text:p>31,795</text:p>
          </table:table-cell>
          <table:table-cell office:value-type="float" office:value="237.42857142857099" table:style-name="ce31">
            <text:p>237</text:p>
          </table:table-cell>
          <table:table-cell office:value-type="float" office:value="257.28571428571399" table:style-name="ce31">
            <text:p>257</text:p>
          </table:table-cell>
          <table:table-cell office:value-type="float" office:value="376" table:style-name="ce31">
            <text:p>37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1825599367384301" table:style-name="ce32">
            <text:p>1.2</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c2c</text:p>
          </table:table-cell>
          <table:table-cell office:value-type="float" office:value="30612.1428571428" table:style-name="ce31">
            <text:p>30,612</text:p>
          </table:table-cell>
          <table:table-cell office:value-type="float" office:value="372.57142857142799" table:style-name="ce31">
            <text:p>373</text:p>
          </table:table-cell>
          <table:table-cell office:value-type="float" office:value="271.28571428571399" table:style-name="ce31">
            <text:p>271</text:p>
          </table:table-cell>
          <table:table-cell office:value-type="float" office:value="457.57142857142799" table:style-name="ce31">
            <text:p>45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947383157943801" table:style-name="ce32">
            <text:p>1.5</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c2c</text:p>
          </table:table-cell>
          <table:table-cell office:value-type="float" office:value="31091" table:style-name="ce31">
            <text:p>31,091</text:p>
          </table:table-cell>
          <table:table-cell office:value-type="float" office:value="585.57142857142799" table:style-name="ce31">
            <text:p>586</text:p>
          </table:table-cell>
          <table:table-cell office:value-type="float" office:value="467.142857142857" table:style-name="ce31">
            <text:p>467</text:p>
          </table:table-cell>
          <table:table-cell office:value-type="float" office:value="759.92857142857099" table:style-name="ce31">
            <text:p>76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442075566194998" table:style-name="ce32">
            <text:p>2.4</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c2c</text:p>
          </table:table-cell>
          <table:table-cell office:value-type="float" office:value="29787.4285714285" table:style-name="ce31">
            <text:p>29,787</text:p>
          </table:table-cell>
          <table:table-cell office:value-type="float" office:value="253.42857142857099" table:style-name="ce31">
            <text:p>253</text:p>
          </table:table-cell>
          <table:table-cell office:value-type="float" office:value="189.28571428571399" table:style-name="ce31">
            <text:p>189</text:p>
          </table:table-cell>
          <table:table-cell office:value-type="float" office:value="316" table:style-name="ce31">
            <text:p>3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608502148557299" table:style-name="ce32">
            <text:p>1.1</text:p>
          </table:table-cell>
          <table:table-cell office:value-type="float" office:value="1.54883766202164" table:style-name="ce32">
            <text:p>1.5</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c2c</text:p>
          </table:table-cell>
          <table:table-cell office:value-type="float" office:value="22082.321428571398" table:style-name="ce31">
            <text:p>22,082</text:p>
          </table:table-cell>
          <table:table-cell office:value-type="float" office:value="193.142857142857" table:style-name="ce31">
            <text:p>193</text:p>
          </table:table-cell>
          <table:table-cell office:value-type="float" office:value="106.821428571428" table:style-name="ce31">
            <text:p>107</text:p>
          </table:table-cell>
          <table:table-cell office:value-type="float" office:value="203.392857142857" table:style-name="ce31">
            <text:p>20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92106646396196001" table:style-name="ce32">
            <text:p>0.9</text:p>
          </table:table-cell>
          <table:table-cell office:value-type="float" office:value="1.52931990499493" table:style-name="ce32">
            <text:p>1.5</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c2c</text:p>
          </table:table-cell>
          <table:table-cell office:value-type="float" office:value="30642.714285714199" table:style-name="ce31">
            <text:p>30,643</text:p>
          </table:table-cell>
          <table:table-cell office:value-type="float" office:value="237.42857142857099" table:style-name="ce31">
            <text:p>237</text:p>
          </table:table-cell>
          <table:table-cell office:value-type="float" office:value="168.25" table:style-name="ce31">
            <text:p>168</text:p>
          </table:table-cell>
          <table:table-cell office:value-type="float" office:value="286.96428571428498" table:style-name="ce31">
            <text:p>28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93648455237553496" table:style-name="ce32">
            <text:p>0.9</text:p>
          </table:table-cell>
          <table:table-cell office:value-type="float" office:value="1.3787305907736001" table:style-name="ce32">
            <text:p>1.4</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c2c</text:p>
          </table:table-cell>
          <table:table-cell office:value-type="float" office:value="26548.357142857101" table:style-name="ce31">
            <text:p>26,548</text:p>
          </table:table-cell>
          <table:table-cell office:value-type="float" office:value="191.67857142857099" table:style-name="ce31">
            <text:p>192</text:p>
          </table:table-cell>
          <table:table-cell office:value-type="float" office:value="122.821428571428" table:style-name="ce31">
            <text:p>123</text:p>
          </table:table-cell>
          <table:table-cell office:value-type="float" office:value="218.66071428571399" table:style-name="ce31">
            <text:p>2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82363180933983005" table:style-name="ce32">
            <text:p>0.8</text:p>
          </table:table-cell>
          <table:table-cell office:value-type="float" office:value="0.93985891882740302" table:style-name="ce32">
            <text:p>0.9</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c2c</text:p>
          </table:table-cell>
          <table:table-cell office:value-type="float" office:value="21869.607142857101" table:style-name="ce31">
            <text:p>21,870</text:p>
          </table:table-cell>
          <table:table-cell office:value-type="float" office:value="238.75" table:style-name="ce31">
            <text:p>239</text:p>
          </table:table-cell>
          <table:table-cell office:value-type="float" office:value="214.10714285714201" table:style-name="ce31">
            <text:p>214</text:p>
          </table:table-cell>
          <table:table-cell office:value-type="float" office:value="333.48214285714198" table:style-name="ce31">
            <text:p>3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248657219984001" table:style-name="ce32">
            <text:p>1.5</text:p>
          </table:table-cell>
          <table:table-cell office:value-type="float" office:value="1.0307188831654099" table:style-name="ce32">
            <text:p>1.0</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c2c</text:p>
          </table:table-cell>
          <table:table-cell office:value-type="float" office:value="25745.285714285699" table:style-name="ce31">
            <text:p>25,745</text:p>
          </table:table-cell>
          <table:table-cell office:value-type="float" office:value="262.85714285714198" table:style-name="ce31">
            <text:p>263</text:p>
          </table:table-cell>
          <table:table-cell office:value-type="float" office:value="225.57142857142799" table:style-name="ce31">
            <text:p>226</text:p>
          </table:table-cell>
          <table:table-cell office:value-type="float" office:value="357" table:style-name="ce31">
            <text:p>35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866616356947401" table:style-name="ce32">
            <text:p>1.4</text:p>
          </table:table-cell>
          <table:table-cell office:value-type="float" office:value="1.1412586592843099" table:style-name="ce32">
            <text:p>1.1</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c2c</text:p>
          </table:table-cell>
          <table:table-cell office:value-type="float" office:value="27156.571428571398" table:style-name="ce31">
            <text:p>27,157</text:p>
          </table:table-cell>
          <table:table-cell office:value-type="float" office:value="307.71428571428498" table:style-name="ce31">
            <text:p>308</text:p>
          </table:table-cell>
          <table:table-cell office:value-type="float" office:value="226.142857142857" table:style-name="ce31">
            <text:p>226</text:p>
          </table:table-cell>
          <table:table-cell office:value-type="float" office:value="380" table:style-name="ce31">
            <text:p>3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9929298880565" table:style-name="ce32">
            <text:p>1.4</text:p>
          </table:table-cell>
          <table:table-cell office:value-type="float" office:value="1.272350107774" table:style-name="ce32">
            <text:p>1.3</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c2c</text:p>
          </table:table-cell>
          <table:table-cell office:value-type="float" office:value="26053.285714285699" table:style-name="ce31">
            <text:p>26,053</text:p>
          </table:table-cell>
          <table:table-cell office:value-type="float" office:value="290.71428571428498" table:style-name="ce31">
            <text:p>291</text:p>
          </table:table-cell>
          <table:table-cell office:value-type="float" office:value="155.99999999999901" table:style-name="ce31">
            <text:p>156</text:p>
          </table:table-cell>
          <table:table-cell office:value-type="float" office:value="301.35714285714198" table:style-name="ce31">
            <text:p>3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1566953441573" table:style-name="ce32">
            <text:p>1.2</text:p>
          </table:table-cell>
          <table:table-cell office:value-type="float" office:value="1.36061759212324" table:style-name="ce32">
            <text:p>1.4</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c2c</text:p>
          </table:table-cell>
          <table:table-cell office:value-type="float" office:value="25326.857142857101" table:style-name="ce31">
            <text:p>25,327</text:p>
          </table:table-cell>
          <table:table-cell office:value-type="float" office:value="230.71428571428501" table:style-name="ce31">
            <text:p>231</text:p>
          </table:table-cell>
          <table:table-cell office:value-type="float" office:value="225.28571428571399" table:style-name="ce31">
            <text:p>225</text:p>
          </table:table-cell>
          <table:table-cell office:value-type="float" office:value="340.642857142857" table:style-name="ce31">
            <text:p>34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449866883263299" table:style-name="ce32">
            <text:p>1.3</text:p>
          </table:table-cell>
          <table:table-cell office:value-type="float" office:value="1.3223758654417801" table:style-name="ce32">
            <text:p>1.3</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c2c</text:p>
          </table:table-cell>
          <table:table-cell office:value-type="float" office:value="25520.3928571428" table:style-name="ce31">
            <text:p>25,520</text:p>
          </table:table-cell>
          <table:table-cell office:value-type="float" office:value="368.67857142857099" table:style-name="ce31">
            <text:p>369</text:p>
          </table:table-cell>
          <table:table-cell office:value-type="float" office:value="278.78571428571399" table:style-name="ce31">
            <text:p>279</text:p>
          </table:table-cell>
          <table:table-cell office:value-type="float" office:value="463.125" table:style-name="ce31">
            <text:p>46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147251987556099" table:style-name="ce32">
            <text:p>1.8</text:p>
          </table:table-cell>
          <table:table-cell office:value-type="float" office:value="1.4272211103861501" table:style-name="ce32">
            <text:p>1.4</text:p>
          </table:table-cell>
          <table:table-cell table:number-columns-repeated="16372" table:style-name="ce24"/>
        </table:table-row>
        <table:table-row table:style-name="ro3">
          <table:table-cell office:value-type="string" table:style-name="ce30">
            <text:p>Jul to Sep 2022</text:p>
          </table:table-cell>
          <table:table-cell office:value-type="string" table:style-name="ce30">
            <text:p>c2c</text:p>
          </table:table-cell>
          <table:table-cell office:value-type="float" office:value="26513.357142857101" table:style-name="ce31">
            <text:p>26,513</text:p>
          </table:table-cell>
          <table:table-cell office:value-type="float" office:value="435.892857142857" table:style-name="ce31">
            <text:p>436</text:p>
          </table:table-cell>
          <table:table-cell office:value-type="float" office:value="317.32142857142799" table:style-name="ce31">
            <text:p>317</text:p>
          </table:table-cell>
          <table:table-cell office:value-type="float" office:value="535.267857142857" table:style-name="ce31">
            <text:p>53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188611131316501" table:style-name="ce32">
            <text:p>2.0</text:p>
          </table:table-cell>
          <table:table-cell office:value-type="float" office:value="1.5862403124200199" table:style-name="ce32">
            <text:p>1.6</text:p>
          </table:table-cell>
          <table:table-cell table:number-columns-repeated="16372" table:style-name="ce24"/>
        </table:table-row>
        <table:table-row table:style-name="ro3">
          <table:table-cell office:value-type="string" table:style-name="ce30">
            <text:p>Oct to Dec 2022</text:p>
          </table:table-cell>
          <table:table-cell office:value-type="string" table:style-name="ce30">
            <text:p>c2c</text:p>
          </table:table-cell>
          <table:table-cell office:value-type="float" office:value="24246" table:style-name="ce31">
            <text:p>24,246</text:p>
          </table:table-cell>
          <table:table-cell office:value-type="float" office:value="528.42857142857099" table:style-name="ce31">
            <text:p>528</text:p>
          </table:table-cell>
          <table:table-cell office:value-type="float" office:value="277.892857142857" table:style-name="ce31">
            <text:p>278</text:p>
          </table:table-cell>
          <table:table-cell office:value-type="float" office:value="542.10714285714198" table:style-name="ce31">
            <text:p>5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358621746149501" table:style-name="ce32">
            <text:p>2.2</text:p>
          </table:table-cell>
          <table:table-cell office:value-type="float" office:value="1.8513981620289699" table:style-name="ce32">
            <text:p>1.9</text:p>
          </table:table-cell>
          <table:table-cell table:number-columns-repeated="16372" table:style-name="ce24"/>
        </table:table-row>
        <table:table-row table:style-name="ro3">
          <table:table-cell office:value-type="string" table:style-name="ce30">
            <text:p>Jan to Mar 2023</text:p>
          </table:table-cell>
          <table:table-cell office:value-type="string" table:style-name="ce30">
            <text:p>c2c</text:p>
          </table:table-cell>
          <table:table-cell office:value-type="float" office:value="26062.25" table:style-name="ce31">
            <text:p>26,062</text:p>
          </table:table-cell>
          <table:table-cell office:value-type="float" office:value="401" table:style-name="ce31">
            <text:p>401</text:p>
          </table:table-cell>
          <table:table-cell office:value-type="float" office:value="213" table:style-name="ce31">
            <text:p>213</text:p>
          </table:table-cell>
          <table:table-cell office:value-type="float" office:value="413.5" table:style-name="ce31">
            <text:p>4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865859624552701" table:style-name="ce32">
            <text:p>1.6</text:p>
          </table:table-cell>
          <table:table-cell office:value-type="float" office:value="1.9092845557053799" table:style-name="ce32">
            <text:p>1.9</text:p>
          </table:table-cell>
          <table:table-cell table:number-columns-repeated="16372" table:style-name="ce24"/>
        </table:table-row>
        <table:table-row table:style-name="ro3">
          <table:table-cell office:value-type="string" table:style-name="ce30">
            <text:p>Apr to Jun 2023</text:p>
          </table:table-cell>
          <table:table-cell office:value-type="string" table:style-name="ce30">
            <text:p>c2c</text:p>
          </table:table-cell>
          <table:table-cell office:value-type="float" office:value="26709.785714285699" table:style-name="ce34">
            <text:p>26,710</text:p>
          </table:table-cell>
          <table:table-cell office:value-type="float" office:value="387.92857142857099" table:style-name="ce34">
            <text:p>388</text:p>
          </table:table-cell>
          <table:table-cell office:value-type="float" office:value="185.142857142857" table:style-name="ce34">
            <text:p>185</text:p>
          </table:table-cell>
          <table:table-cell office:value-type="float" office:value="379.10714285714198" table:style-name="ce34">
            <text:p>37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193567365625701" table:style-name="ce32">
            <text:p>1.4</text:p>
          </table:table-cell>
          <table:table-cell office:value-type="float" office:value="1.8061981890240999" table:style-name="ce32">
            <text:p>1.8</text:p>
          </table:table-cell>
          <table:table-cell table:number-columns-repeated="16372" table:style-name="ce24"/>
        </table:table-row>
        <table:table-row table:style-name="ro3">
          <table:table-cell office:value-type="string" table:style-name="ce30">
            <text:p>Jul to Sep 2023</text:p>
          </table:table-cell>
          <table:table-cell office:value-type="string" table:style-name="ce30">
            <text:p>c2c</text:p>
          </table:table-cell>
          <table:table-cell office:value-type="float" office:value="27082.714285714199" table:style-name="ce31">
            <text:p>27,083</text:p>
          </table:table-cell>
          <table:table-cell office:value-type="float" office:value="275.57142857142799" table:style-name="ce31">
            <text:p>276</text:p>
          </table:table-cell>
          <table:table-cell office:value-type="float" office:value="218.85714285714201" table:style-name="ce31">
            <text:p>219</text:p>
          </table:table-cell>
          <table:table-cell office:value-type="float" office:value="356.642857142857" table:style-name="ce31">
            <text:p>35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1686526461264" table:style-name="ce32">
            <text:p>1.3</text:p>
          </table:table-cell>
          <table:table-cell office:value-type="float" office:value="1.62473098691137" table:style-name="ce33">
            <text:p>1.6</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c2c</text:p>
          </table:table-cell>
          <table:table-cell office:value-type="float" office:value="25788.1428571428" table:style-name="ce31">
            <text:p>25,788</text:p>
          </table:table-cell>
          <table:table-cell office:value-type="float" office:value="327.5" table:style-name="ce31">
            <text:p>328</text:p>
          </table:table-cell>
          <table:table-cell office:value-type="float" office:value="191.642857142857" table:style-name="ce31">
            <text:p>192</text:p>
          </table:table-cell>
          <table:table-cell office:value-type="float" office:value="355.392857142857" table:style-name="ce31">
            <text:p>35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781250519341599" table:style-name="ce32">
            <text:p>1.4</text:p>
          </table:table-cell>
          <table:table-cell office:value-type="float" office:value="1.4242726760403299" table:style-name="ce33">
            <text:p>1.4</text:p>
          </table:table-cell>
          <table:table-cell table:number-columns-repeated="16372" table:style-name="ce1"/>
        </table:table-row>
        <table:table-row table:style-name="ro3">
          <table:table-cell office:value-type="string" table:style-name="ce30">
            <text:p>Jan to Mar 2024</text:p>
          </table:table-cell>
          <table:table-cell office:value-type="string" table:style-name="ce30">
            <text:p>c2c</text:p>
          </table:table-cell>
          <table:table-cell office:value-type="float" office:value="26656.357142857101" table:style-name="ce31">
            <text:p>26,656</text:p>
          </table:table-cell>
          <table:table-cell office:value-type="float" office:value="299.99999999999898" table:style-name="ce31">
            <text:p>300</text:p>
          </table:table-cell>
          <table:table-cell office:value-type="float" office:value="254.35714285714201" table:style-name="ce31">
            <text:p>254</text:p>
          </table:table-cell>
          <table:table-cell office:value-type="float" office:value="404.35714285714198" table:style-name="ce31">
            <text:p>40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1692574004056" table:style-name="ce32">
            <text:p>1.5</text:p>
          </table:table-cell>
          <table:table-cell office:value-type="float" office:value="1.40770164820166" table:style-name="ce33">
            <text:p>1.4</text:p>
          </table:table-cell>
          <table:table-cell table:number-columns-repeated="16372" table:style-name="ce1"/>
        </table:table-row>
        <table:table-row table:style-name="ro3">
          <table:table-cell office:value-type="string" table:style-name="ce30">
            <text:p>Apr to Jun 2024</text:p>
          </table:table-cell>
          <table:table-cell office:value-type="string" table:style-name="ce30">
            <text:p>c2c</text:p>
          </table:table-cell>
          <table:table-cell office:value-type="float" office:value="27260.285714285699" table:style-name="ce31">
            <text:p>27,260</text:p>
          </table:table-cell>
          <table:table-cell office:value-type="float" office:value="377.57142857142799" table:style-name="ce31">
            <text:p>378</text:p>
          </table:table-cell>
          <table:table-cell office:value-type="float" office:value="270.142857142857" table:style-name="ce31">
            <text:p>270</text:p>
          </table:table-cell>
          <table:table-cell office:value-type="float" office:value="458.92857142857099" table:style-name="ce31">
            <text:p>45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835060946850899" table:style-name="ce32">
            <text:p>1.7</text:p>
          </table:table-cell>
          <table:table-cell office:value-type="float" office:value="1.4751927225297199" table:style-name="ce32">
            <text:p>1.5</text:p>
          </table:table-cell>
          <table:table-cell table:number-columns-repeated="16372" table:style-name="ce1"/>
        </table:table-row>
        <table:table-row table:style-name="ro3">
          <table:table-cell office:value-type="string" table:style-name="ce30">
            <text:p>Jul to Sep 2024</text:p>
          </table:table-cell>
          <table:table-cell office:value-type="string" table:style-name="ce30">
            <text:p>c2c</text:p>
          </table:table-cell>
          <table:table-cell office:value-type="float" office:value="30415.857142857101" table:style-name="ce31">
            <text:p>30,416</text:p>
          </table:table-cell>
          <table:table-cell office:value-type="float" office:value="286.42857142857099" table:style-name="ce31">
            <text:p>286</text:p>
          </table:table-cell>
          <table:table-cell office:value-type="float" office:value="295.57142857142799" table:style-name="ce31">
            <text:p>296</text:p>
          </table:table-cell>
          <table:table-cell office:value-type="float" office:value="438.78571428571399" table:style-name="ce31">
            <text:p>4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4262156487922" table:style-name="ce32">
            <text:p>1.4</text:p>
          </table:table-cell>
          <table:table-cell office:value-type="float" office:value="1.5051349526396001" table:style-name="ce32">
            <text:p>1.5</text:p>
          </table:table-cell>
          <table:table-cell table:number-columns-repeated="16372" table:style-name="ce1"/>
        </table:table-row>
        <table:table-row table:style-name="ro3">
          <table:table-cell office:value-type="string" table:style-name="ce30">
            <text:p>Oct to Dec 2024</text:p>
          </table:table-cell>
          <table:table-cell office:value-type="string" table:style-name="ce30">
            <text:p>c2c</text:p>
          </table:table-cell>
          <table:table-cell office:value-type="float" office:value="29152" table:style-name="ce31">
            <text:p>29,152</text:p>
          </table:table-cell>
          <table:table-cell office:value-type="float" office:value="380.85714285714198" table:style-name="ce31">
            <text:p>381</text:p>
          </table:table-cell>
          <table:table-cell office:value-type="float" office:value="234.57142857142799" table:style-name="ce31">
            <text:p>235</text:p>
          </table:table-cell>
          <table:table-cell office:value-type="float" office:value="425" table:style-name="ce31">
            <text:p>42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578759604829801" table:style-name="ce32">
            <text:p>1.5</text:p>
          </table:table-cell>
          <table:table-cell office:value-type="float" office:value="1.52185666639182" table:style-name="ce32">
            <text:p>1.5</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c2c</text:p>
          </table:table-cell>
          <table:table-cell office:value-type="float" office:value="29203.857142857101" table:style-name="ce31">
            <text:p>29,204</text:p>
          </table:table-cell>
          <table:table-cell office:value-type="float" office:value="434.142857142857" table:style-name="ce31">
            <text:p>434</text:p>
          </table:table-cell>
          <table:table-cell office:value-type="float" office:value="415.71428571428498" table:style-name="ce31">
            <text:p>416</text:p>
          </table:table-cell>
          <table:table-cell office:value-type="float" office:value="632.78571428571399" table:style-name="ce31">
            <text:p>6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667881444231898" table:style-name="ce32">
            <text:p>2.2</text:p>
          </table:table-cell>
          <table:table-cell office:value-type="float" office:value="1.6853109487038" table:style-name="ce32">
            <text:p>1.7</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c2c</text:p>
          </table:table-cell>
          <table:table-cell office:value-type="float" office:value="29524.214285714199" table:style-name="ce31">
            <text:p>29,524</text:p>
          </table:table-cell>
          <table:table-cell office:value-type="float" office:value="361.85714285714198" table:style-name="ce31">
            <text:p>362</text:p>
          </table:table-cell>
          <table:table-cell office:value-type="float" office:value="337.92857142857099" table:style-name="ce31">
            <text:p>338</text:p>
          </table:table-cell>
          <table:table-cell office:value-type="float" office:value="518.85714285714198" table:style-name="ce31">
            <text:p>5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5739526151657" table:style-name="ce32">
            <text:p>1.8</text:p>
          </table:table-cell>
          <table:table-cell office:value-type="float" office:value="1.70371761375678" table:style-name="ce32">
            <text:p>1.7</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c2c</text:p>
          </table:table-cell>
          <table:table-cell office:value-type="float" office:value="30121.107142857101" table:style-name="ce31">
            <text:p>30,121</text:p>
          </table:table-cell>
          <table:table-cell office:value-type="float" office:value="367.25" table:style-name="ce31">
            <text:p>367</text:p>
          </table:table-cell>
          <table:table-cell office:value-type="float" office:value="228.03571428571399" table:style-name="ce31">
            <text:p>228</text:p>
          </table:table-cell>
          <table:table-cell office:value-type="float" office:value="411.66071428571399" table:style-name="ce31">
            <text:p>41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666852029485701" table:style-name="ce32">
            <text:p>1.4</text:p>
          </table:table-cell>
          <table:table-cell office:value-type="float" office:value="1.6849861971717499" table:style-name="ce32">
            <text:p>1.7</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Caledonian Sleeper</text:p>
          </table:table-cell>
          <table:table-cell office:value-type="float" office:value="535" table:style-name="ce31">
            <text:p>535</text:p>
          </table:table-cell>
          <table:table-cell office:value-type="float" office:value="8.8571428571428505" table:style-name="ce31">
            <text:p>9</text:p>
          </table:table-cell>
          <table:table-cell office:value-type="float" office:value="9.2857142857142794" table:style-name="ce31">
            <text:p>9</text:p>
          </table:table-cell>
          <table:table-cell office:value-type="float" office:value="13.714285714285699" table:style-name="ce31">
            <text:p>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634178905206899" table:style-name="ce32">
            <text:p>2.6</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Caledonian Sleeper</text:p>
          </table:table-cell>
          <table:table-cell office:value-type="float" office:value="536.71428571428498" table:style-name="ce31">
            <text:p>537</text:p>
          </table:table-cell>
          <table:table-cell office:value-type="float" office:value="11.1428571428571" table:style-name="ce31">
            <text:p>11</text:p>
          </table:table-cell>
          <table:table-cell office:value-type="float" office:value="7.2857142857142803" table:style-name="ce31">
            <text:p>7</text:p>
          </table:table-cell>
          <table:table-cell office:value-type="float" office:value="12.857142857142801" table:style-name="ce31">
            <text:p>1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9552834708544" table:style-name="ce32">
            <text:p>2.4</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Caledonian Sleeper</text:p>
          </table:table-cell>
          <table:table-cell office:value-type="float" office:value="506.85714285714198" table:style-name="ce31">
            <text:p>507</text:p>
          </table:table-cell>
          <table:table-cell office:value-type="float" office:value="12.857142857142801" table:style-name="ce31">
            <text:p>13</text:p>
          </table:table-cell>
          <table:table-cell office:value-type="float" office:value="9.4285714285714199" table:style-name="ce31">
            <text:p>9</text:p>
          </table:table-cell>
          <table:table-cell office:value-type="float" office:value="15.857142857142801" table:style-name="ce31">
            <text:p>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285231116121701" table:style-name="ce32">
            <text:p>3.1</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Caledonian Sleeper</text:p>
          </table:table-cell>
          <table:table-cell office:value-type="float" office:value="512.42857142857099" table:style-name="ce31">
            <text:p>512</text:p>
          </table:table-cell>
          <table:table-cell office:value-type="float" office:value="14.1428571428571" table:style-name="ce31">
            <text:p>14</text:p>
          </table:table-cell>
          <table:table-cell office:value-type="float" office:value="20" table:style-name="ce31">
            <text:p>20</text:p>
          </table:table-cell>
          <table:table-cell office:value-type="float" office:value="27.071428571428498" table:style-name="ce31">
            <text:p>2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2829662670755502" table:style-name="ce32">
            <text:p>5.3</text:p>
          </table:table-cell>
          <table:table-cell office:value-type="float" office:value="3.3237685318029602" table:style-name="ce32">
            <text:p>3.3</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Caledonian Sleeper</text:p>
          </table:table-cell>
          <table:table-cell office:value-type="float" office:value="253.642857142857" table:style-name="ce31">
            <text:p>254</text:p>
          </table:table-cell>
          <table:table-cell office:value-type="float" office:value="2" table:style-name="ce31">
            <text:p>2</text:p>
          </table:table-cell>
          <table:table-cell office:value-type="float" office:value="2.1071428571428501" table:style-name="ce31">
            <text:p>2</text:p>
          </table:table-cell>
          <table:table-cell office:value-type="float" office:value="3.1071428571428501" table:style-name="ce31">
            <text:p>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250070402703399" table:style-name="ce32">
            <text:p>1.2</text:p>
          </table:table-cell>
          <table:table-cell office:value-type="float" office:value="3.2543911584764098" table:style-name="ce32">
            <text:p>3.3</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Caledonian Sleeper</text:p>
          </table:table-cell>
          <table:table-cell office:value-type="float" office:value="358.392857142857" table:style-name="ce31">
            <text:p>358</text:p>
          </table:table-cell>
          <table:table-cell office:value-type="float" office:value="8.3928571428571406" table:style-name="ce31">
            <text:p>8</text:p>
          </table:table-cell>
          <table:table-cell office:value-type="float" office:value="3.8928571428571401" table:style-name="ce31">
            <text:p>4</text:p>
          </table:table-cell>
          <table:table-cell office:value-type="float" office:value="8.08928571428571" table:style-name="ce31">
            <text:p>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571001494768299" table:style-name="ce32">
            <text:p>2.3</text:p>
          </table:table-cell>
          <table:table-cell office:value-type="float" office:value="3.3178623815049102" table:style-name="ce32">
            <text:p>3.3</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Caledonian Sleeper</text:p>
          </table:table-cell>
          <table:table-cell office:value-type="float" office:value="289.142857142857" table:style-name="ce31">
            <text:p>289</text:p>
          </table:table-cell>
          <table:table-cell office:value-type="float" office:value="4.96428571428571" table:style-name="ce31">
            <text:p>5</text:p>
          </table:table-cell>
          <table:table-cell office:value-type="float" office:value="5.0714285714285703" table:style-name="ce31">
            <text:p>5</text:p>
          </table:table-cell>
          <table:table-cell office:value-type="float" office:value="7.5535714285714297" table:style-name="ce31">
            <text:p>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124011857707501" table:style-name="ce32">
            <text:p>2.6</text:p>
          </table:table-cell>
          <table:table-cell office:value-type="float" office:value="3.2414542330916301" table:style-name="ce32">
            <text:p>3.2</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Caledonian Sleeper</text:p>
          </table:table-cell>
          <table:table-cell office:value-type="float" office:value="167.82142857142799" table:style-name="ce31">
            <text:p>168</text:p>
          </table:table-cell>
          <table:table-cell office:value-type="float" office:value="12.6428571428571" table:style-name="ce31">
            <text:p>13</text:p>
          </table:table-cell>
          <table:table-cell office:value-type="float" office:value="12.9285714285714" table:style-name="ce31">
            <text:p>13</text:p>
          </table:table-cell>
          <table:table-cell office:value-type="float" office:value="19.249999999999901" table:style-name="ce31">
            <text:p>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1.4705256437539" table:style-name="ce32">
            <text:p>11.5</text:p>
          </table:table-cell>
          <table:table-cell office:value-type="float" office:value="3.5547240411599601" table:style-name="ce32">
            <text:p>3.6</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Caledonian Sleeper</text:p>
          </table:table-cell>
          <table:table-cell office:value-type="float" office:value="346.71428571428498" table:style-name="ce31">
            <text:p>347</text:p>
          </table:table-cell>
          <table:table-cell office:value-type="float" office:value="4.4285714285714199" table:style-name="ce31">
            <text:p>4</text:p>
          </table:table-cell>
          <table:table-cell office:value-type="float" office:value="1.8571428571428501" table:style-name="ce31">
            <text:p>2</text:p>
          </table:table-cell>
          <table:table-cell office:value-type="float" office:value="4.0714285714285703" table:style-name="ce31">
            <text:p>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1742892459826899" table:style-name="ce32">
            <text:p>1.2</text:p>
          </table:table-cell>
          <table:table-cell office:value-type="float" office:value="3.3530026430634901" table:style-name="ce32">
            <text:p>3.4</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Caledonian Sleeper</text:p>
          </table:table-cell>
          <table:table-cell office:value-type="float" office:value="506.42857142857099" table:style-name="ce31">
            <text:p>506</text:p>
          </table:table-cell>
          <table:table-cell office:value-type="float" office:value="12.4285714285714" table:style-name="ce31">
            <text:p>12</text:p>
          </table:table-cell>
          <table:table-cell office:value-type="float" office:value="34.857142857142797" table:style-name="ce31">
            <text:p>35</text:p>
          </table:table-cell>
          <table:table-cell office:value-type="float" office:value="41.071428571428498" table:style-name="ce31">
            <text:p>4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8.1100141043723504" table:style-name="ce32">
            <text:p>8.1</text:p>
          </table:table-cell>
          <table:table-cell office:value-type="float" office:value="5.4916446310279898" table:style-name="ce32">
            <text:p>5.5</text:p>
          </table:table-cell>
          <table:table-cell table:number-columns-repeated="16372" table:style-name="ce24"/>
        </table:table-row>
        <table:table-row table:style-name="ro3">
          <table:table-cell office:value-type="string" table:style-name="ce30">
            <text:p>Oct to Dec 2021</text:p>
          </table:table-cell>
          <table:table-cell office:value-type="string" table:style-name="ce30">
            <text:p>Caledonian Sleeper</text:p>
          </table:table-cell>
          <table:table-cell office:value-type="float" office:value="485.85714285714198" table:style-name="ce31">
            <text:p>486</text:p>
          </table:table-cell>
          <table:table-cell office:value-type="float" office:value="10.5714285714285" table:style-name="ce31">
            <text:p>11</text:p>
          </table:table-cell>
          <table:table-cell office:value-type="float" office:value="19" table:style-name="ce31">
            <text:p>19</text:p>
          </table:table-cell>
          <table:table-cell office:value-type="float" office:value="24.285714285714199" table:style-name="ce31">
            <text:p>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99852984416348" table:style-name="ce32">
            <text:p>5.0</text:p>
          </table:table-cell>
          <table:table-cell office:value-type="float" office:value="5.8851413808632103" table:style-name="ce32">
            <text:p>5.9</text:p>
          </table:table-cell>
          <table:table-cell table:number-columns-repeated="16372" table:style-name="ce24"/>
        </table:table-row>
        <table:table-row table:style-name="ro3">
          <table:table-cell office:value-type="string" table:style-name="ce30">
            <text:p>Jan to Mar 2022</text:p>
          </table:table-cell>
          <table:table-cell office:value-type="string" table:style-name="ce30">
            <text:p>Caledonian Sleeper</text:p>
          </table:table-cell>
          <table:table-cell office:value-type="float" office:value="518" table:style-name="ce31">
            <text:p>518</text:p>
          </table:table-cell>
          <table:table-cell office:value-type="float" office:value="7.5714285714285703" table:style-name="ce31">
            <text:p>8</text:p>
          </table:table-cell>
          <table:table-cell office:value-type="float" office:value="14.285714285714199" table:style-name="ce31">
            <text:p>14</text:p>
          </table:table-cell>
          <table:table-cell office:value-type="float" office:value="18.071428571428498" table:style-name="ce31">
            <text:p>1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886927744070602" table:style-name="ce32">
            <text:p>3.5</text:p>
          </table:table-cell>
          <table:table-cell office:value-type="float" office:value="4.71190091545503" table:style-name="ce32">
            <text:p>4.7</text:p>
          </table:table-cell>
          <table:table-cell table:number-columns-repeated="16372" table:style-name="ce24"/>
        </table:table-row>
        <table:table-row table:style-name="ro3">
          <table:table-cell office:value-type="string" table:style-name="ce30">
            <text:p>Apr to Jun 2022</text:p>
          </table:table-cell>
          <table:table-cell office:value-type="string" table:style-name="ce30">
            <text:p>Caledonian Sleeper</text:p>
          </table:table-cell>
          <table:table-cell office:value-type="float" office:value="487" table:style-name="ce31">
            <text:p>487</text:p>
          </table:table-cell>
          <table:table-cell office:value-type="float" office:value="12.8928571428571" table:style-name="ce31">
            <text:p>13</text:p>
          </table:table-cell>
          <table:table-cell office:value-type="float" office:value="6.3214285714285703" table:style-name="ce31">
            <text:p>6</text:p>
          </table:table-cell>
          <table:table-cell office:value-type="float" office:value="12.7678571428571" table:style-name="ce31">
            <text:p>1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217365796421199" table:style-name="ce32">
            <text:p>2.6</text:p>
          </table:table-cell>
          <table:table-cell office:value-type="float" office:value="4.8163579143122801" table:style-name="ce32">
            <text:p>4.8</text:p>
          </table:table-cell>
          <table:table-cell table:number-columns-repeated="16372" table:style-name="ce24"/>
        </table:table-row>
        <table:table-row table:style-name="ro3">
          <table:table-cell office:value-type="string" table:style-name="ce30">
            <text:p>Jul to Sep 2022</text:p>
          </table:table-cell>
          <table:table-cell office:value-type="string" table:style-name="ce30">
            <text:p>Caledonian Sleeper</text:p>
          </table:table-cell>
          <table:table-cell office:value-type="float" office:value="512.142857142857" table:style-name="ce31">
            <text:p>512</text:p>
          </table:table-cell>
          <table:table-cell office:value-type="float" office:value="11.4285714285714" table:style-name="ce31">
            <text:p>11</text:p>
          </table:table-cell>
          <table:table-cell office:value-type="float" office:value="12.6785714285714" table:style-name="ce31">
            <text:p>13</text:p>
          </table:table-cell>
          <table:table-cell office:value-type="float" office:value="18.3928571428571" table:style-name="ce31">
            <text:p>1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913528591352799" table:style-name="ce32">
            <text:p>3.6</text:p>
          </table:table-cell>
          <table:table-cell office:value-type="float" office:value="3.6703872762285101" table:style-name="ce32">
            <text:p>3.7</text:p>
          </table:table-cell>
          <table:table-cell table:number-columns-repeated="16372" table:style-name="ce24"/>
        </table:table-row>
        <table:table-row table:style-name="ro3">
          <table:table-cell office:value-type="string" table:style-name="ce30">
            <text:p>Oct to Dec 2022</text:p>
          </table:table-cell>
          <table:table-cell office:value-type="string" table:style-name="ce30">
            <text:p>Caledonian Sleeper</text:p>
          </table:table-cell>
          <table:table-cell office:value-type="float" office:value="481.10714285714198" table:style-name="ce34">
            <text:p>481</text:p>
          </table:table-cell>
          <table:table-cell office:value-type="float" office:value="8.1785714285714306" table:style-name="ce34">
            <text:p>8</text:p>
          </table:table-cell>
          <table:table-cell office:value-type="float" office:value="6.5" table:style-name="ce34">
            <text:p>7</text:p>
          </table:table-cell>
          <table:table-cell office:value-type="float" office:value="10.589285714285699" table:style-name="ce34">
            <text:p>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010244228342302" table:style-name="ce32">
            <text:p>2.2</text:p>
          </table:table-cell>
          <table:table-cell office:value-type="float" office:value="2.9936909081160299" table:style-name="ce32">
            <text:p>3.0</text:p>
          </table:table-cell>
          <table:table-cell table:number-columns-repeated="16372" table:style-name="ce24"/>
        </table:table-row>
        <table:table-row table:style-name="ro3">
          <table:table-cell office:value-type="string" table:style-name="ce30">
            <text:p>Jan to Mar 2023</text:p>
          </table:table-cell>
          <table:table-cell office:value-type="string" table:style-name="ce30">
            <text:p>Caledonian Sleeper</text:p>
          </table:table-cell>
          <table:table-cell office:value-type="float" office:value="494.75" table:style-name="ce31">
            <text:p>495</text:p>
          </table:table-cell>
          <table:table-cell office:value-type="float" office:value="10.5" table:style-name="ce31">
            <text:p>11</text:p>
          </table:table-cell>
          <table:table-cell office:value-type="float" office:value="5.5" table:style-name="ce31">
            <text:p>6</text:p>
          </table:table-cell>
          <table:table-cell office:value-type="float" office:value="10.75" table:style-name="ce31">
            <text:p>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728145528044398" table:style-name="ce32">
            <text:p>2.2</text:p>
          </table:table-cell>
          <table:table-cell office:value-type="float" office:value="2.65822784810126" table:style-name="ce33">
            <text:p>2.7</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Caledonian Sleeper</text:p>
          </table:table-cell>
          <table:table-cell office:value-type="float" office:value="482.99999999999898" table:style-name="ce31">
            <text:p>483</text:p>
          </table:table-cell>
          <table:table-cell office:value-type="float" office:value="12" table:style-name="ce31">
            <text:p>12</text:p>
          </table:table-cell>
          <table:table-cell office:value-type="float" office:value="9.21428571428571" table:style-name="ce31">
            <text:p>9</text:p>
          </table:table-cell>
          <table:table-cell office:value-type="float" office:value="15.214285714285699" table:style-name="ce31">
            <text:p>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4995563442768" table:style-name="ce32">
            <text:p>3.1</text:p>
          </table:table-cell>
          <table:table-cell office:value-type="float" office:value="2.7877437124012401" table:style-name="ce33">
            <text:p>2.8</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Caledonian Sleeper</text:p>
          </table:table-cell>
          <table:table-cell office:value-type="float" office:value="549.5" table:style-name="ce31">
            <text:p>550</text:p>
          </table:table-cell>
          <table:table-cell office:value-type="float" office:value="4" table:style-name="ce31">
            <text:p>4</text:p>
          </table:table-cell>
          <table:table-cell office:value-type="float" office:value="5.7857142857142803" table:style-name="ce31">
            <text:p>6</text:p>
          </table:table-cell>
          <table:table-cell office:value-type="float" office:value="7.7857142857142803" table:style-name="ce31">
            <text:p>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1687248147666" table:style-name="ce32">
            <text:p>1.4</text:p>
          </table:table-cell>
          <table:table-cell office:value-type="float" office:value="2.2077390902301" table:style-name="ce33">
            <text:p>2.2</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Caledonian Sleeper</text:p>
          </table:table-cell>
          <table:table-cell office:value-type="float" office:value="514.642857142857" table:style-name="ce31">
            <text:p>515</text:p>
          </table:table-cell>
          <table:table-cell office:value-type="float" office:value="5" table:style-name="ce31">
            <text:p>5</text:p>
          </table:table-cell>
          <table:table-cell office:value-type="float" office:value="21.928571428571399" table:style-name="ce31">
            <text:p>22</text:p>
          </table:table-cell>
          <table:table-cell office:value-type="float" office:value="24.428571428571399" table:style-name="ce31">
            <text:p>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467036780013796" table:style-name="ce32">
            <text:p>4.7</text:p>
          </table:table-cell>
          <table:table-cell office:value-type="float" office:value="2.8492470221957902" table:style-name="ce32">
            <text:p>2.8</text:p>
          </table:table-cell>
          <table:table-cell table:number-columns-repeated="16372" table:style-name="ce1"/>
        </table:table-row>
        <table:table-row table:style-name="ro3">
          <table:table-cell office:value-type="string" table:style-name="ce30">
            <text:p>Jan to Mar 2024</text:p>
          </table:table-cell>
          <table:table-cell office:value-type="string" table:style-name="ce30">
            <text:p>Caledonian Sleeper</text:p>
          </table:table-cell>
          <table:table-cell office:value-type="float" office:value="511.85714285714198" table:style-name="ce31">
            <text:p>512</text:p>
          </table:table-cell>
          <table:table-cell office:value-type="float" office:value="9" table:style-name="ce31">
            <text:p>9</text:p>
          </table:table-cell>
          <table:table-cell office:value-type="float" office:value="8.0714285714285694" table:style-name="ce31">
            <text:p>8</text:p>
          </table:table-cell>
          <table:table-cell office:value-type="float" office:value="12.5714285714285" table:style-name="ce31">
            <text:p>1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560424225509299" table:style-name="ce32">
            <text:p>2.5</text:p>
          </table:table-cell>
          <table:table-cell office:value-type="float" office:value="2.91403593977659" table:style-name="ce32">
            <text:p>2.9</text:p>
          </table:table-cell>
          <table:table-cell table:number-columns-repeated="16372" table:style-name="ce1"/>
        </table:table-row>
        <table:table-row table:style-name="ro3">
          <table:table-cell office:value-type="string" table:style-name="ce30">
            <text:p>Apr to Jun 2024</text:p>
          </table:table-cell>
          <table:table-cell office:value-type="string" table:style-name="ce30">
            <text:p>Caledonian Sleeper</text:p>
          </table:table-cell>
          <table:table-cell office:value-type="float" office:value="529" table:style-name="ce31">
            <text:p>529</text:p>
          </table:table-cell>
          <table:table-cell office:value-type="float" office:value="7" table:style-name="ce31">
            <text:p>7</text:p>
          </table:table-cell>
          <table:table-cell office:value-type="float" office:value="5" table:style-name="ce31">
            <text:p>5</text:p>
          </table:table-cell>
          <table:table-cell office:value-type="float" office:value="8.5" table:style-name="ce31">
            <text:p>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0680529300567" table:style-name="ce32">
            <text:p>1.6</text:p>
          </table:table-cell>
          <table:table-cell office:value-type="float" office:value="2.53138785205293" table:style-name="ce32">
            <text:p>2.5</text:p>
          </table:table-cell>
          <table:table-cell table:number-columns-repeated="16372" table:style-name="ce1"/>
        </table:table-row>
        <table:table-row table:style-name="ro3">
          <table:table-cell office:value-type="string" table:style-name="ce30">
            <text:p>Jul to Sep 2024</text:p>
          </table:table-cell>
          <table:table-cell office:value-type="string" table:style-name="ce30">
            <text:p>Caledonian Sleeper</text:p>
          </table:table-cell>
          <table:table-cell office:value-type="float" office:value="551.99999999999898" table:style-name="ce31">
            <text:p>552</text:p>
          </table:table-cell>
          <table:table-cell office:value-type="float" office:value="0" table:style-name="ce31">
            <text:p>0</text:p>
          </table:table-cell>
          <table:table-cell office:value-type="float" office:value="1.1428571428571399" table:style-name="ce31">
            <text:p>1</text:p>
          </table:table-cell>
          <table:table-cell office:value-type="float" office:value="1.1428571428571399" table:style-name="ce31">
            <text:p>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20703933747411901" table:style-name="ce32">
            <text:p>0.2</text:p>
          </table:table-cell>
          <table:table-cell office:value-type="float" office:value="2.2131842060667601" table:style-name="ce32">
            <text:p>2.2</text:p>
          </table:table-cell>
          <table:table-cell table:number-columns-repeated="16372" table:style-name="ce1"/>
        </table:table-row>
        <table:table-row table:style-name="ro3">
          <table:table-cell office:value-type="string" table:style-name="ce30">
            <text:p>Oct to Dec 2024</text:p>
          </table:table-cell>
          <table:table-cell office:value-type="string" table:style-name="ce30">
            <text:p>Caledonian Sleeper</text:p>
          </table:table-cell>
          <table:table-cell office:value-type="float" office:value="519" table:style-name="ce31">
            <text:p>519</text:p>
          </table:table-cell>
          <table:table-cell office:value-type="float" office:value="4.8571428571428497" table:style-name="ce31">
            <text:p>5</text:p>
          </table:table-cell>
          <table:table-cell office:value-type="float" office:value="4.8571428571428497" table:style-name="ce31">
            <text:p>5</text:p>
          </table:table-cell>
          <table:table-cell office:value-type="float" office:value="7.2857142857142803" table:style-name="ce31">
            <text:p>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037985136251001" table:style-name="ce32">
            <text:p>1.4</text:p>
          </table:table-cell>
          <table:table-cell office:value-type="float" office:value="1.39687478860853" table:style-name="ce32">
            <text:p>1.4</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Caledonian Sleeper</text:p>
          </table:table-cell>
          <table:table-cell office:value-type="float" office:value="483" table:style-name="ce31">
            <text:p>483</text:p>
          </table:table-cell>
          <table:table-cell office:value-type="float" office:value="6.1428571428571397" table:style-name="ce31">
            <text:p>6</text:p>
          </table:table-cell>
          <table:table-cell office:value-type="float" office:value="6" table:style-name="ce31">
            <text:p>6</text:p>
          </table:table-cell>
          <table:table-cell office:value-type="float" office:value="9.0714285714285694" table:style-name="ce31">
            <text:p>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781425613723699" table:style-name="ce32">
            <text:p>1.9</text:p>
          </table:table-cell>
          <table:table-cell office:value-type="float" office:value="1.2481997119539101" table:style-name="ce32">
            <text:p>1.2</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Caledonian Sleeper</text:p>
          </table:table-cell>
          <table:table-cell office:value-type="float" office:value="525.99999999999898" table:style-name="ce31">
            <text:p>526</text:p>
          </table:table-cell>
          <table:table-cell office:value-type="float" office:value="9.6428571428571406" table:style-name="ce31">
            <text:p>10</text:p>
          </table:table-cell>
          <table:table-cell office:value-type="float" office:value="15.9285714285714" table:style-name="ce31">
            <text:p>16</text:p>
          </table:table-cell>
          <table:table-cell office:value-type="float" office:value="20.749999999999901" table:style-name="ce31">
            <text:p>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448669201520898" table:style-name="ce32">
            <text:p>3.9</text:p>
          </table:table-cell>
          <table:table-cell office:value-type="float" office:value="1.8389423076922999" table:style-name="ce32">
            <text:p>1.8</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Caledonian Sleeper</text:p>
          </table:table-cell>
          <table:table-cell office:value-type="float" office:value="543.96428571428498" table:style-name="ce31">
            <text:p>544</text:p>
          </table:table-cell>
          <table:table-cell office:value-type="float" office:value="12.3928571428571" table:style-name="ce31">
            <text:p>12</text:p>
          </table:table-cell>
          <table:table-cell office:value-type="float" office:value="15.285714285714199" table:style-name="ce31">
            <text:p>15</text:p>
          </table:table-cell>
          <table:table-cell office:value-type="float" office:value="21.482142857142801" table:style-name="ce31">
            <text:p>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491825881425999" table:style-name="ce32">
            <text:p>3.9</text:p>
          </table:table-cell>
          <table:table-cell office:value-type="float" office:value="2.8277169697492002" table:style-name="ce32">
            <text:p>2.8</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Chiltern Railways</text:p>
          </table:table-cell>
          <table:table-cell office:value-type="float" office:value="35026.571428571398" table:style-name="ce31">
            <text:p>35,027</text:p>
          </table:table-cell>
          <table:table-cell office:value-type="float" office:value="199.57142857142799" table:style-name="ce31">
            <text:p>200</text:p>
          </table:table-cell>
          <table:table-cell office:value-type="float" office:value="251.28571428571399" table:style-name="ce31">
            <text:p>251</text:p>
          </table:table-cell>
          <table:table-cell office:value-type="float" office:value="351.07142857142799" table:style-name="ce31">
            <text:p>3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023002944703201" table:style-name="ce32">
            <text:p>1.0</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Chiltern Railways</text:p>
          </table:table-cell>
          <table:table-cell office:value-type="float" office:value="35805.999999999898" table:style-name="ce31">
            <text:p>35,806</text:p>
          </table:table-cell>
          <table:table-cell office:value-type="float" office:value="234.28571428571399" table:style-name="ce31">
            <text:p>234</text:p>
          </table:table-cell>
          <table:table-cell office:value-type="float" office:value="444.99999999999898" table:style-name="ce31">
            <text:p>445</text:p>
          </table:table-cell>
          <table:table-cell office:value-type="float" office:value="562.14285714285597" table:style-name="ce31">
            <text:p>56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6996832135077" table:style-name="ce32">
            <text:p>1.6</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Chiltern Railways</text:p>
          </table:table-cell>
          <table:table-cell office:value-type="float" office:value="34857" table:style-name="ce31">
            <text:p>34,857</text:p>
          </table:table-cell>
          <table:table-cell office:value-type="float" office:value="298.71428571428498" table:style-name="ce31">
            <text:p>299</text:p>
          </table:table-cell>
          <table:table-cell office:value-type="float" office:value="336.71428571428498" table:style-name="ce31">
            <text:p>337</text:p>
          </table:table-cell>
          <table:table-cell office:value-type="float" office:value="486.07142857142799" table:style-name="ce31">
            <text:p>4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944729281677299" table:style-name="ce32">
            <text:p>1.4</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Chiltern Railways</text:p>
          </table:table-cell>
          <table:table-cell office:value-type="float" office:value="32964.4285714285" table:style-name="ce31">
            <text:p>32,964</text:p>
          </table:table-cell>
          <table:table-cell office:value-type="float" office:value="260.42857142857099" table:style-name="ce31">
            <text:p>260</text:p>
          </table:table-cell>
          <table:table-cell office:value-type="float" office:value="383" table:style-name="ce31">
            <text:p>383</text:p>
          </table:table-cell>
          <table:table-cell office:value-type="float" office:value="513.21428571428498" table:style-name="ce31">
            <text:p>51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5687299296644" table:style-name="ce32">
            <text:p>1.6</text:p>
          </table:table-cell>
          <table:table-cell office:value-type="float" office:value="1.3793327275087599" table:style-name="ce32">
            <text:p>1.4</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Chiltern Railways</text:p>
          </table:table-cell>
          <table:table-cell office:value-type="float" office:value="20515.535714285699" table:style-name="ce31">
            <text:p>20,516</text:p>
          </table:table-cell>
          <table:table-cell office:value-type="float" office:value="120.928571428571" table:style-name="ce31">
            <text:p>121</text:p>
          </table:table-cell>
          <table:table-cell office:value-type="float" office:value="102.071428571428" table:style-name="ce31">
            <text:p>102</text:p>
          </table:table-cell>
          <table:table-cell office:value-type="float" office:value="162.53571428571399" table:style-name="ce31">
            <text:p>16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79225673923072204" table:style-name="ce32">
            <text:p>0.8</text:p>
          </table:table-cell>
          <table:table-cell office:value-type="float" office:value="1.38869270250917" table:style-name="ce32">
            <text:p>1.4</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Chiltern Railways</text:p>
          </table:table-cell>
          <table:table-cell office:value-type="float" office:value="31266.214285714199" table:style-name="ce31">
            <text:p>31,266</text:p>
          </table:table-cell>
          <table:table-cell office:value-type="float" office:value="266.96428571428498" table:style-name="ce31">
            <text:p>267</text:p>
          </table:table-cell>
          <table:table-cell office:value-type="float" office:value="399.21428571428498" table:style-name="ce31">
            <text:p>399</text:p>
          </table:table-cell>
          <table:table-cell office:value-type="float" office:value="532.69642857142799" table:style-name="ce31">
            <text:p>5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037445713881001" table:style-name="ce32">
            <text:p>1.7</text:p>
          </table:table-cell>
          <table:table-cell office:value-type="float" office:value="1.4167832973860801" table:style-name="ce32">
            <text:p>1.4</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Chiltern Railways</text:p>
          </table:table-cell>
          <table:table-cell office:value-type="float" office:value="30454.464285714199" table:style-name="ce31">
            <text:p>30,454</text:p>
          </table:table-cell>
          <table:table-cell office:value-type="float" office:value="250.142857142857" table:style-name="ce31">
            <text:p>250</text:p>
          </table:table-cell>
          <table:table-cell office:value-type="float" office:value="405.21428571428498" table:style-name="ce31">
            <text:p>405</text:p>
          </table:table-cell>
          <table:table-cell office:value-type="float" office:value="530.28571428571399" table:style-name="ce31">
            <text:p>5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4124131460904" table:style-name="ce32">
            <text:p>1.7</text:p>
          </table:table-cell>
          <table:table-cell office:value-type="float" office:value="1.5093076737543001" table:style-name="ce32">
            <text:p>1.5</text:p>
          </table:table-cell>
          <table:table-cell table:number-columns-repeated="16372" table:style-name="ce24"/>
        </table:table-row>
        <table:table-row table:style-name="ro3">
          <table:table-cell office:value-type="string" table:style-name="ce30">
            <text:p>Jan to Mar 2021</text:p>
          </table:table-cell>
          <table:table-cell office:value-type="string" table:style-name="ce30">
            <text:p>Chiltern Railways</text:p>
          </table:table-cell>
          <table:table-cell office:value-type="float" office:value="21509.785714285699" table:style-name="ce31">
            <text:p>21,510</text:p>
          </table:table-cell>
          <table:table-cell office:value-type="float" office:value="198.96428571428501" table:style-name="ce31">
            <text:p>199</text:p>
          </table:table-cell>
          <table:table-cell office:value-type="float" office:value="248.49999999999901" table:style-name="ce31">
            <text:p>248</text:p>
          </table:table-cell>
          <table:table-cell office:value-type="float" office:value="347.98214285714198" table:style-name="ce31">
            <text:p>3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1778526052926" table:style-name="ce32">
            <text:p>1.6</text:p>
          </table:table-cell>
          <table:table-cell office:value-type="float" office:value="1.5166849806257501" table:style-name="ce32">
            <text:p>1.5</text:p>
          </table:table-cell>
          <table:table-cell table:number-columns-repeated="16372" table:style-name="ce24"/>
        </table:table-row>
        <table:table-row table:style-name="ro3">
          <table:table-cell office:value-type="string" table:style-name="ce30">
            <text:p>Apr to Jun 2021</text:p>
          </table:table-cell>
          <table:table-cell office:value-type="string" table:style-name="ce30">
            <text:p>Chiltern Railways</text:p>
          </table:table-cell>
          <table:table-cell office:value-type="float" office:value="27191.571428571398" table:style-name="ce31">
            <text:p>27,192</text:p>
          </table:table-cell>
          <table:table-cell office:value-type="float" office:value="265" table:style-name="ce31">
            <text:p>265</text:p>
          </table:table-cell>
          <table:table-cell office:value-type="float" office:value="296" table:style-name="ce31">
            <text:p>296</text:p>
          </table:table-cell>
          <table:table-cell office:value-type="float" office:value="428.5" table:style-name="ce31">
            <text:p>42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7585596377028" table:style-name="ce32">
            <text:p>1.6</text:p>
          </table:table-cell>
          <table:table-cell office:value-type="float" office:value="1.66584891667262" table:style-name="ce32">
            <text:p>1.7</text:p>
          </table:table-cell>
          <table:table-cell table:number-columns-repeated="16372" table:style-name="ce24"/>
        </table:table-row>
        <table:table-row table:style-name="ro3">
          <table:table-cell office:value-type="string" table:style-name="ce30">
            <text:p>Jul to Sep 2021</text:p>
          </table:table-cell>
          <table:table-cell office:value-type="string" table:style-name="ce30">
            <text:p>Chiltern Railways</text:p>
          </table:table-cell>
          <table:table-cell office:value-type="float" office:value="28444.857142857101" table:style-name="ce31">
            <text:p>28,445</text:p>
          </table:table-cell>
          <table:table-cell office:value-type="float" office:value="234.57142857142799" table:style-name="ce31">
            <text:p>235</text:p>
          </table:table-cell>
          <table:table-cell office:value-type="float" office:value="616.85714285714198" table:style-name="ce31">
            <text:p>617</text:p>
          </table:table-cell>
          <table:table-cell office:value-type="float" office:value="734.142857142857" table:style-name="ce31">
            <text:p>73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8093353556254" table:style-name="ce32">
            <text:p>2.6</text:p>
          </table:table-cell>
          <table:table-cell office:value-type="float" office:value="1.8967452077273801" table:style-name="ce32">
            <text:p>1.9</text:p>
          </table:table-cell>
          <table:table-cell table:number-columns-repeated="16372" table:style-name="ce24"/>
        </table:table-row>
        <table:table-row table:style-name="ro3">
          <table:table-cell office:value-type="string" table:style-name="ce30">
            <text:p>Oct to Dec 2021</text:p>
          </table:table-cell>
          <table:table-cell office:value-type="string" table:style-name="ce30">
            <text:p>Chiltern Railways</text:p>
          </table:table-cell>
          <table:table-cell office:value-type="float" office:value="27351.1428571428" table:style-name="ce31">
            <text:p>27,351</text:p>
          </table:table-cell>
          <table:table-cell office:value-type="float" office:value="204.71428571428501" table:style-name="ce31">
            <text:p>205</text:p>
          </table:table-cell>
          <table:table-cell office:value-type="float" office:value="357.85714285714198" table:style-name="ce31">
            <text:p>358</text:p>
          </table:table-cell>
          <table:table-cell office:value-type="float" office:value="460.21428571428498" table:style-name="ce31">
            <text:p>46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826144637466101" table:style-name="ce32">
            <text:p>1.7</text:p>
          </table:table-cell>
          <table:table-cell office:value-type="float" office:value="1.88601830668308" table:style-name="ce32">
            <text:p>1.9</text:p>
          </table:table-cell>
          <table:table-cell table:number-columns-repeated="16372" table:style-name="ce24"/>
        </table:table-row>
        <table:table-row table:style-name="ro3">
          <table:table-cell office:value-type="string" table:style-name="ce30">
            <text:p>Jan to Mar 2022</text:p>
          </table:table-cell>
          <table:table-cell office:value-type="string" table:style-name="ce30">
            <text:p>Chiltern Railways</text:p>
          </table:table-cell>
          <table:table-cell office:value-type="float" office:value="27272.4285714285" table:style-name="ce31">
            <text:p>27,272</text:p>
          </table:table-cell>
          <table:table-cell office:value-type="float" office:value="186.71428571428501" table:style-name="ce31">
            <text:p>187</text:p>
          </table:table-cell>
          <table:table-cell office:value-type="float" office:value="450.28571428571399" table:style-name="ce31">
            <text:p>450</text:p>
          </table:table-cell>
          <table:table-cell office:value-type="float" office:value="543.642857142857" table:style-name="ce31">
            <text:p>54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933789751030599" table:style-name="ce32">
            <text:p>2.0</text:p>
          </table:table-cell>
          <table:table-cell office:value-type="float" office:value="1.9649011427534899" table:style-name="ce32">
            <text:p>2.0</text:p>
          </table:table-cell>
          <table:table-cell table:number-columns-repeated="16372" table:style-name="ce24"/>
        </table:table-row>
        <table:table-row table:style-name="ro3">
          <table:table-cell office:value-type="string" table:style-name="ce30">
            <text:p>Apr to Jun 2022</text:p>
          </table:table-cell>
          <table:table-cell office:value-type="string" table:style-name="ce30">
            <text:p>Chiltern Railways</text:p>
          </table:table-cell>
          <table:table-cell office:value-type="float" office:value="26466.1785714285" table:style-name="ce34">
            <text:p>26,466</text:p>
          </table:table-cell>
          <table:table-cell office:value-type="float" office:value="214.85714285714201" table:style-name="ce34">
            <text:p>215</text:p>
          </table:table-cell>
          <table:table-cell office:value-type="float" office:value="281.892857142857" table:style-name="ce34">
            <text:p>282</text:p>
          </table:table-cell>
          <table:table-cell office:value-type="float" office:value="389.32142857142799" table:style-name="ce34">
            <text:p>38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710148936715699" table:style-name="ce32">
            <text:p>1.5</text:p>
          </table:table-cell>
          <table:table-cell office:value-type="float" office:value="1.9421454863091201" table:style-name="ce32">
            <text:p>1.9</text:p>
          </table:table-cell>
          <table:table-cell table:number-columns-repeated="16372" table:style-name="ce24"/>
        </table:table-row>
        <table:table-row table:style-name="ro3">
          <table:table-cell office:value-type="string" table:style-name="ce30">
            <text:p>Jul to Sep 2022</text:p>
          </table:table-cell>
          <table:table-cell office:value-type="string" table:style-name="ce30">
            <text:p>Chiltern Railways</text:p>
          </table:table-cell>
          <table:table-cell office:value-type="float" office:value="26915.1428571428" table:style-name="ce31">
            <text:p>26,915</text:p>
          </table:table-cell>
          <table:table-cell office:value-type="float" office:value="377.10714285714198" table:style-name="ce31">
            <text:p>377</text:p>
          </table:table-cell>
          <table:table-cell office:value-type="float" office:value="452.67857142857099" table:style-name="ce31">
            <text:p>453</text:p>
          </table:table-cell>
          <table:table-cell office:value-type="float" office:value="641.23214285714198" table:style-name="ce31">
            <text:p>64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8242147277687" table:style-name="ce32">
            <text:p>2.4</text:p>
          </table:table-cell>
          <table:table-cell office:value-type="float" office:value="1.88362828800414" table:style-name="ce33">
            <text:p>1.9</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Chiltern Railways</text:p>
          </table:table-cell>
          <table:table-cell office:value-type="float" office:value="22529.6785714285" table:style-name="ce31">
            <text:p>22,530</text:p>
          </table:table-cell>
          <table:table-cell office:value-type="float" office:value="235.53571428571399" table:style-name="ce31">
            <text:p>236</text:p>
          </table:table-cell>
          <table:table-cell office:value-type="float" office:value="216.67857142857099" table:style-name="ce31">
            <text:p>217</text:p>
          </table:table-cell>
          <table:table-cell office:value-type="float" office:value="334.44642857142799" table:style-name="ce31">
            <text:p>33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8447048417087" table:style-name="ce32">
            <text:p>1.5</text:p>
          </table:table-cell>
          <table:table-cell office:value-type="float" office:value="1.8497571592337601" table:style-name="ce33">
            <text:p>1.8</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Chiltern Railways</text:p>
          </table:table-cell>
          <table:table-cell office:value-type="float" office:value="24488" table:style-name="ce31">
            <text:p>24,488</text:p>
          </table:table-cell>
          <table:table-cell office:value-type="float" office:value="381.5" table:style-name="ce31">
            <text:p>382</text:p>
          </table:table-cell>
          <table:table-cell office:value-type="float" office:value="399.75" table:style-name="ce31">
            <text:p>400</text:p>
          </table:table-cell>
          <table:table-cell office:value-type="float" office:value="590.5" table:style-name="ce31">
            <text:p>59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1138516824567" table:style-name="ce32">
            <text:p>2.4</text:p>
          </table:table-cell>
          <table:table-cell office:value-type="float" office:value="1.94772856303349" table:style-name="ce33">
            <text:p>1.9</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Chiltern Railways</text:p>
          </table:table-cell>
          <table:table-cell office:value-type="float" office:value="25036.571428571398" table:style-name="ce31">
            <text:p>25,037</text:p>
          </table:table-cell>
          <table:table-cell office:value-type="float" office:value="326.85714285714198" table:style-name="ce31">
            <text:p>327</text:p>
          </table:table-cell>
          <table:table-cell office:value-type="float" office:value="295.42857142857099" table:style-name="ce31">
            <text:p>295</text:p>
          </table:table-cell>
          <table:table-cell office:value-type="float" office:value="458.85714285714198" table:style-name="ce31">
            <text:p>45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327475236225801" table:style-name="ce32">
            <text:p>1.8</text:p>
          </table:table-cell>
          <table:table-cell office:value-type="float" office:value="2.0461232062004702" table:style-name="ce32">
            <text:p>2.0</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Chiltern Railways</text:p>
          </table:table-cell>
          <table:table-cell office:value-type="float" office:value="22921.4285714285" table:style-name="ce31">
            <text:p>22,921</text:p>
          </table:table-cell>
          <table:table-cell office:value-type="float" office:value="217.142857142857" table:style-name="ce31">
            <text:p>217</text:p>
          </table:table-cell>
          <table:table-cell office:value-type="float" office:value="287.07142857142799" table:style-name="ce31">
            <text:p>287</text:p>
          </table:table-cell>
          <table:table-cell office:value-type="float" office:value="395.642857142857" table:style-name="ce31">
            <text:p>39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2608289186662" table:style-name="ce32">
            <text:p>1.7</text:p>
          </table:table-cell>
          <table:table-cell office:value-type="float" office:value="1.8735811687127399" table:style-name="ce32">
            <text:p>1.9</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Chiltern Railways</text:p>
          </table:table-cell>
          <table:table-cell office:value-type="float" office:value="25464" table:style-name="ce31">
            <text:p>25,464</text:p>
          </table:table-cell>
          <table:table-cell office:value-type="float" office:value="283.28571428571399" table:style-name="ce31">
            <text:p>283</text:p>
          </table:table-cell>
          <table:table-cell office:value-type="float" office:value="445.92857142857099" table:style-name="ce31">
            <text:p>446</text:p>
          </table:table-cell>
          <table:table-cell office:value-type="float" office:value="587.57142857142799" table:style-name="ce31">
            <text:p>58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074592702302401" table:style-name="ce32">
            <text:p>2.3</text:p>
          </table:table-cell>
          <table:table-cell office:value-type="float" office:value="2.0759589710667199" table:style-name="ce32">
            <text:p>2.1</text:p>
          </table:table-cell>
          <table:table-cell table:number-columns-repeated="16372" table:style-name="ce1"/>
        </table:table-row>
        <table:table-row table:style-name="ro3">
          <table:table-cell office:value-type="string" table:style-name="ce30">
            <text:p>Jan to Mar 2024</text:p>
          </table:table-cell>
          <table:table-cell office:value-type="string" table:style-name="ce30">
            <text:p>Chiltern Railways</text:p>
          </table:table-cell>
          <table:table-cell office:value-type="float" office:value="26008.999999999902" table:style-name="ce31">
            <text:p>26,009</text:p>
          </table:table-cell>
          <table:table-cell office:value-type="float" office:value="384.71428571428498" table:style-name="ce31">
            <text:p>385</text:p>
          </table:table-cell>
          <table:table-cell office:value-type="float" office:value="563.57142857142799" table:style-name="ce31">
            <text:p>564</text:p>
          </table:table-cell>
          <table:table-cell office:value-type="float" office:value="755.92857142857099" table:style-name="ce31">
            <text:p>75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064115168925002" table:style-name="ce32">
            <text:p>2.9</text:p>
          </table:table-cell>
          <table:table-cell office:value-type="float" office:value="2.2105781899005299" table:style-name="ce32">
            <text:p>2.2</text:p>
          </table:table-cell>
          <table:table-cell table:number-columns-repeated="16372" table:style-name="ce1"/>
        </table:table-row>
        <table:table-row table:style-name="ro3">
          <table:table-cell office:value-type="string" table:style-name="ce30">
            <text:p>Apr to Jun 2024</text:p>
          </table:table-cell>
          <table:table-cell office:value-type="string" table:style-name="ce30">
            <text:p>Chiltern Railways</text:p>
          </table:table-cell>
          <table:table-cell office:value-type="float" office:value="26215.285714285699" table:style-name="ce31">
            <text:p>26,215</text:p>
          </table:table-cell>
          <table:table-cell office:value-type="float" office:value="196.142857142857" table:style-name="ce31">
            <text:p>196</text:p>
          </table:table-cell>
          <table:table-cell office:value-type="float" office:value="258.85714285714198" table:style-name="ce31">
            <text:p>259</text:p>
          </table:table-cell>
          <table:table-cell office:value-type="float" office:value="356.92857142857099" table:style-name="ce31">
            <text:p>35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615284430566601" table:style-name="ce32">
            <text:p>1.4</text:p>
          </table:table-cell>
          <table:table-cell office:value-type="float" office:value="2.0833688311835799" table:style-name="ce32">
            <text:p>2.1</text:p>
          </table:table-cell>
          <table:table-cell table:number-columns-repeated="16372" table:style-name="ce1"/>
        </table:table-row>
        <table:table-row table:style-name="ro3">
          <table:table-cell office:value-type="string" table:style-name="ce30">
            <text:p>Jul to Sep 2024</text:p>
          </table:table-cell>
          <table:table-cell office:value-type="string" table:style-name="ce30">
            <text:p>Chiltern Railways</text:p>
          </table:table-cell>
          <table:table-cell office:value-type="float" office:value="28348.857142857101" table:style-name="ce31">
            <text:p>28,349</text:p>
          </table:table-cell>
          <table:table-cell office:value-type="float" office:value="363.85714285714198" table:style-name="ce31">
            <text:p>364</text:p>
          </table:table-cell>
          <table:table-cell office:value-type="float" office:value="562.85714285714198" table:style-name="ce31">
            <text:p>563</text:p>
          </table:table-cell>
          <table:table-cell office:value-type="float" office:value="744.78571428571399" table:style-name="ce31">
            <text:p>74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272160127392299" table:style-name="ce32">
            <text:p>2.6</text:p>
          </table:table-cell>
          <table:table-cell office:value-type="float" office:value="2.3059978983105598" table:style-name="ce32">
            <text:p>2.3</text:p>
          </table:table-cell>
          <table:table-cell table:number-columns-repeated="16372" table:style-name="ce1"/>
        </table:table-row>
        <table:table-row table:style-name="ro3">
          <table:table-cell office:value-type="string" table:style-name="ce30">
            <text:p>Oct to Dec 2024</text:p>
          </table:table-cell>
          <table:table-cell office:value-type="string" table:style-name="ce30">
            <text:p>Chiltern Railways</text:p>
          </table:table-cell>
          <table:table-cell office:value-type="float" office:value="27005.285714285699" table:style-name="ce31">
            <text:p>27,005</text:p>
          </table:table-cell>
          <table:table-cell office:value-type="float" office:value="438" table:style-name="ce31">
            <text:p>438</text:p>
          </table:table-cell>
          <table:table-cell office:value-type="float" office:value="606.42857142857099" table:style-name="ce31">
            <text:p>606</text:p>
          </table:table-cell>
          <table:table-cell office:value-type="float" office:value="825.42857142857099" table:style-name="ce31">
            <text:p>82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565444860000901" table:style-name="ce32">
            <text:p>3.1</text:p>
          </table:table-cell>
          <table:table-cell office:value-type="float" office:value="2.4940608114478602" table:style-name="ce32">
            <text:p>2.5</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Chiltern Railways</text:p>
          </table:table-cell>
          <table:table-cell office:value-type="float" office:value="27488.571428571398" table:style-name="ce31">
            <text:p>27,489</text:p>
          </table:table-cell>
          <table:table-cell office:value-type="float" office:value="266" table:style-name="ce31">
            <text:p>266</text:p>
          </table:table-cell>
          <table:table-cell office:value-type="float" office:value="324.85714285714198" table:style-name="ce31">
            <text:p>325</text:p>
          </table:table-cell>
          <table:table-cell office:value-type="float" office:value="457.85714285714198" table:style-name="ce31">
            <text:p>45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6562727367217" table:style-name="ce32">
            <text:p>1.7</text:p>
          </table:table-cell>
          <table:table-cell office:value-type="float" office:value="2.1869097177648502" table:style-name="ce32">
            <text:p>2.2</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Chiltern Railways</text:p>
          </table:table-cell>
          <table:table-cell office:value-type="float" office:value="27556.321428571398" table:style-name="ce31">
            <text:p>27,556</text:p>
          </table:table-cell>
          <table:table-cell office:value-type="float" office:value="239.49999999999901" table:style-name="ce31">
            <text:p>239</text:p>
          </table:table-cell>
          <table:table-cell office:value-type="float" office:value="290.10714285714198" table:style-name="ce31">
            <text:p>290</text:p>
          </table:table-cell>
          <table:table-cell office:value-type="float" office:value="409.85714285714198" table:style-name="ce31">
            <text:p>41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8734345373177" table:style-name="ce32">
            <text:p>1.5</text:p>
          </table:table-cell>
          <table:table-cell office:value-type="float" office:value="2.2082879217695002" table:style-name="ce32">
            <text:p>2.2</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Chiltern Railways</text:p>
          </table:table-cell>
          <table:table-cell office:value-type="float" office:value="28423.25" table:style-name="ce31">
            <text:p>28,423</text:p>
          </table:table-cell>
          <table:table-cell office:value-type="float" office:value="329.67857142857099" table:style-name="ce31">
            <text:p>330</text:p>
          </table:table-cell>
          <table:table-cell office:value-type="float" office:value="400.5" table:style-name="ce31">
            <text:p>401</text:p>
          </table:table-cell>
          <table:table-cell office:value-type="float" office:value="565.33928571428498" table:style-name="ce31">
            <text:p>56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890029666357101" table:style-name="ce32">
            <text:p>2.0</text:p>
          </table:table-cell>
          <table:table-cell office:value-type="float" office:value="2.0443668419296599" table:style-name="ce32">
            <text:p>2.0</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CrossCountry</text:p>
          </table:table-cell>
          <table:table-cell office:value-type="float" office:value="25845.714285714199" table:style-name="ce31">
            <text:p>25,846</text:p>
          </table:table-cell>
          <table:table-cell office:value-type="float" office:value="597.57142857142799" table:style-name="ce31">
            <text:p>598</text:p>
          </table:table-cell>
          <table:table-cell office:value-type="float" office:value="263" table:style-name="ce31">
            <text:p>263</text:p>
          </table:table-cell>
          <table:table-cell office:value-type="float" office:value="561.78571428571399" table:style-name="ce31">
            <text:p>56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736126464735799" table:style-name="ce32">
            <text:p>2.2</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CrossCountry</text:p>
          </table:table-cell>
          <table:table-cell office:value-type="float" office:value="25939.1428571428" table:style-name="ce31">
            <text:p>25,939</text:p>
          </table:table-cell>
          <table:table-cell office:value-type="float" office:value="872.28571428571399" table:style-name="ce31">
            <text:p>872</text:p>
          </table:table-cell>
          <table:table-cell office:value-type="float" office:value="505.42857142857099" table:style-name="ce31">
            <text:p>505</text:p>
          </table:table-cell>
          <table:table-cell office:value-type="float" office:value="941.57142857142799" table:style-name="ce31">
            <text:p>9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299249892605698" table:style-name="ce32">
            <text:p>3.6</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CrossCountry</text:p>
          </table:table-cell>
          <table:table-cell office:value-type="float" office:value="25743" table:style-name="ce31">
            <text:p>25,743</text:p>
          </table:table-cell>
          <table:table-cell office:value-type="float" office:value="1069.1428571428501" table:style-name="ce31">
            <text:p>1,069</text:p>
          </table:table-cell>
          <table:table-cell office:value-type="float" office:value="734.71428571428498" table:style-name="ce31">
            <text:p>735</text:p>
          </table:table-cell>
          <table:table-cell office:value-type="float" office:value="1269.2857142857099" table:style-name="ce31">
            <text:p>1,26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9306052685612096" table:style-name="ce32">
            <text:p>4.9</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CrossCountry</text:p>
          </table:table-cell>
          <table:table-cell office:value-type="float" office:value="24308.1428571428" table:style-name="ce31">
            <text:p>24,308</text:p>
          </table:table-cell>
          <table:table-cell office:value-type="float" office:value="879" table:style-name="ce31">
            <text:p>879</text:p>
          </table:table-cell>
          <table:table-cell office:value-type="float" office:value="413.85714285714198" table:style-name="ce31">
            <text:p>414</text:p>
          </table:table-cell>
          <table:table-cell office:value-type="float" office:value="853.35714285714198" table:style-name="ce31">
            <text:p>85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1058140423256" table:style-name="ce32">
            <text:p>3.5</text:p>
          </table:table-cell>
          <table:table-cell office:value-type="float" office:value="3.56062689029419" table:style-name="ce32">
            <text:p>3.6</text:p>
          </table:table-cell>
          <table:table-cell table:number-columns-repeated="16372" table:style-name="ce24"/>
        </table:table-row>
        <table:table-row table:style-name="ro3">
          <table:table-cell office:value-type="string" table:style-name="ce30">
            <text:p>Apr to Jun 2020</text:p>
          </table:table-cell>
          <table:table-cell office:value-type="string" table:style-name="ce30">
            <text:p>CrossCountry</text:p>
          </table:table-cell>
          <table:table-cell office:value-type="float" office:value="13980" table:style-name="ce31">
            <text:p>13,980</text:p>
          </table:table-cell>
          <table:table-cell office:value-type="float" office:value="141.57142857142799" table:style-name="ce31">
            <text:p>142</text:p>
          </table:table-cell>
          <table:table-cell office:value-type="float" office:value="56.607142857142797" table:style-name="ce31">
            <text:p>57</text:p>
          </table:table-cell>
          <table:table-cell office:value-type="float" office:value="127.392857142857" table:style-name="ce31">
            <text:p>12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91125076640098002" table:style-name="ce32">
            <text:p>0.9</text:p>
          </table:table-cell>
          <table:table-cell office:value-type="float" office:value="3.5474013642599398" table:style-name="ce32">
            <text:p>3.5</text:p>
          </table:table-cell>
          <table:table-cell table:number-columns-repeated="16372" table:style-name="ce24"/>
        </table:table-row>
        <table:table-row table:style-name="ro3">
          <table:table-cell office:value-type="string" table:style-name="ce30">
            <text:p>Jul to Sep 2020</text:p>
          </table:table-cell>
          <table:table-cell office:value-type="string" table:style-name="ce30">
            <text:p>CrossCountry</text:p>
          </table:table-cell>
          <table:table-cell office:value-type="float" office:value="15994.0714285714" table:style-name="ce31">
            <text:p>15,994</text:p>
          </table:table-cell>
          <table:table-cell office:value-type="float" office:value="303.96428571428498" table:style-name="ce31">
            <text:p>304</text:p>
          </table:table-cell>
          <table:table-cell office:value-type="float" office:value="77.928571428571402" table:style-name="ce31">
            <text:p>78</text:p>
          </table:table-cell>
          <table:table-cell office:value-type="float" office:value="229.91071428571399" table:style-name="ce31">
            <text:p>2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3747459996337" table:style-name="ce32">
            <text:p>1.4</text:p>
          </table:table-cell>
          <table:table-cell office:value-type="float" office:value="3.0989563110912299" table:style-name="ce32">
            <text:p>3.1</text:p>
          </table:table-cell>
          <table:table-cell table:number-columns-repeated="16372" table:style-name="ce24"/>
        </table:table-row>
        <table:table-row table:style-name="ro3">
          <table:table-cell office:value-type="string" table:style-name="ce30">
            <text:p>Oct to Dec 2020</text:p>
          </table:table-cell>
          <table:table-cell office:value-type="string" table:style-name="ce30">
            <text:p>CrossCountry</text:p>
          </table:table-cell>
          <table:table-cell office:value-type="float" office:value="15900.1785714285" table:style-name="ce31">
            <text:p>15,900</text:p>
          </table:table-cell>
          <table:table-cell office:value-type="float" office:value="286.75" table:style-name="ce31">
            <text:p>287</text:p>
          </table:table-cell>
          <table:table-cell office:value-type="float" office:value="109.678571428571" table:style-name="ce31">
            <text:p>110</text:p>
          </table:table-cell>
          <table:table-cell office:value-type="float" office:value="253.05357142857099" table:style-name="ce31">
            <text:p>25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915140216304799" table:style-name="ce32">
            <text:p>1.6</text:p>
          </table:table-cell>
          <table:table-cell office:value-type="float" office:value="2.0855861792767501" table:style-name="ce32">
            <text:p>2.1</text:p>
          </table:table-cell>
          <table:table-cell table:number-columns-repeated="16372" table:style-name="ce24"/>
        </table:table-row>
        <table:table-row table:style-name="ro3">
          <table:table-cell office:value-type="string" table:style-name="ce30">
            <text:p>Jan to Mar 2021</text:p>
          </table:table-cell>
          <table:table-cell office:value-type="string" table:style-name="ce30">
            <text:p>CrossCountry</text:p>
          </table:table-cell>
          <table:table-cell office:value-type="float" office:value="15899.7499999999" table:style-name="ce31">
            <text:p>15,900</text:p>
          </table:table-cell>
          <table:table-cell office:value-type="float" office:value="498.71428571428498" table:style-name="ce31">
            <text:p>499</text:p>
          </table:table-cell>
          <table:table-cell office:value-type="float" office:value="151.78571428571399" table:style-name="ce31">
            <text:p>152</text:p>
          </table:table-cell>
          <table:table-cell office:value-type="float" office:value="401.142857142857" table:style-name="ce31">
            <text:p>4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229507202494101" table:style-name="ce32">
            <text:p>2.5</text:p>
          </table:table-cell>
          <table:table-cell office:value-type="float" office:value="1.6374202739016399" table:style-name="ce32">
            <text:p>1.6</text:p>
          </table:table-cell>
          <table:table-cell table:number-columns-repeated="16372" table:style-name="ce24"/>
        </table:table-row>
        <table:table-row table:style-name="ro3">
          <table:table-cell office:value-type="string" table:style-name="ce30">
            <text:p>Apr to Jun 2021</text:p>
          </table:table-cell>
          <table:table-cell office:value-type="string" table:style-name="ce30">
            <text:p>CrossCountry</text:p>
          </table:table-cell>
          <table:table-cell office:value-type="float" office:value="18521.4285714285" table:style-name="ce31">
            <text:p>18,521</text:p>
          </table:table-cell>
          <table:table-cell office:value-type="float" office:value="369.42857142857099" table:style-name="ce31">
            <text:p>369</text:p>
          </table:table-cell>
          <table:table-cell office:value-type="float" office:value="310.85714285714198" table:style-name="ce31">
            <text:p>311</text:p>
          </table:table-cell>
          <table:table-cell office:value-type="float" office:value="495.57142857142799" table:style-name="ce31">
            <text:p>49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756652526031601" table:style-name="ce32">
            <text:p>2.7</text:p>
          </table:table-cell>
          <table:table-cell office:value-type="float" office:value="2.08047900940957" table:style-name="ce32">
            <text:p>2.1</text:p>
          </table:table-cell>
          <table:table-cell table:number-columns-repeated="16372" table:style-name="ce24"/>
        </table:table-row>
        <table:table-row table:style-name="ro3">
          <table:table-cell office:value-type="string" table:style-name="ce30">
            <text:p>Jul to Sep 2021</text:p>
          </table:table-cell>
          <table:table-cell office:value-type="string" table:style-name="ce30">
            <text:p>CrossCountry</text:p>
          </table:table-cell>
          <table:table-cell office:value-type="float" office:value="20489.1428571428" table:style-name="ce31">
            <text:p>20,489</text:p>
          </table:table-cell>
          <table:table-cell office:value-type="float" office:value="443.42857142857099" table:style-name="ce31">
            <text:p>443</text:p>
          </table:table-cell>
          <table:table-cell office:value-type="float" office:value="272.57142857142799" table:style-name="ce31">
            <text:p>273</text:p>
          </table:table-cell>
          <table:table-cell office:value-type="float" office:value="494.28571428571399" table:style-name="ce31">
            <text:p>49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1242748772869" table:style-name="ce32">
            <text:p>2.4</text:p>
          </table:table-cell>
          <table:table-cell office:value-type="float" office:value="2.3217652345747699" table:style-name="ce32">
            <text:p>2.3</text:p>
          </table:table-cell>
          <table:table-cell table:number-columns-repeated="16372" table:style-name="ce24"/>
        </table:table-row>
        <table:table-row table:style-name="ro3">
          <table:table-cell office:value-type="string" table:style-name="ce30">
            <text:p>Oct to Dec 2021</text:p>
          </table:table-cell>
          <table:table-cell office:value-type="string" table:style-name="ce30">
            <text:p>CrossCountry</text:p>
          </table:table-cell>
          <table:table-cell office:value-type="float" office:value="19192.999999999902" table:style-name="ce34">
            <text:p>19,193</text:p>
          </table:table-cell>
          <table:table-cell office:value-type="float" office:value="527.57142857142799" table:style-name="ce34">
            <text:p>528</text:p>
          </table:table-cell>
          <table:table-cell office:value-type="float" office:value="337.99999999999898" table:style-name="ce34">
            <text:p>338</text:p>
          </table:table-cell>
          <table:table-cell office:value-type="float" office:value="601.78571428571399" table:style-name="ce34">
            <text:p>6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3544372576311" table:style-name="ce32">
            <text:p>3.1</text:p>
          </table:table-cell>
          <table:table-cell office:value-type="float" office:value="2.68919891290779" table:style-name="ce32">
            <text:p>2.7</text:p>
          </table:table-cell>
          <table:table-cell table:number-columns-repeated="16372" table:style-name="ce24"/>
        </table:table-row>
        <table:table-row table:style-name="ro3">
          <table:table-cell office:value-type="string" table:style-name="ce30">
            <text:p>Jan to Mar 2022</text:p>
          </table:table-cell>
          <table:table-cell office:value-type="string" table:style-name="ce30">
            <text:p>CrossCountry</text:p>
          </table:table-cell>
          <table:table-cell office:value-type="float" office:value="17306.4285714285" table:style-name="ce31">
            <text:p>17,306</text:p>
          </table:table-cell>
          <table:table-cell office:value-type="float" office:value="403.57142857142799" table:style-name="ce31">
            <text:p>404</text:p>
          </table:table-cell>
          <table:table-cell office:value-type="float" office:value="292.57142857142799" table:style-name="ce31">
            <text:p>293</text:p>
          </table:table-cell>
          <table:table-cell office:value-type="float" office:value="494.35714285714198" table:style-name="ce31">
            <text:p>49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564942837095999" table:style-name="ce32">
            <text:p>2.9</text:p>
          </table:table-cell>
          <table:table-cell office:value-type="float" office:value="2.7625480068865" table:style-name="ce33">
            <text:p>2.8</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CrossCountry</text:p>
          </table:table-cell>
          <table:table-cell office:value-type="float" office:value="18837.321428571398" table:style-name="ce31">
            <text:p>18,837</text:p>
          </table:table-cell>
          <table:table-cell office:value-type="float" office:value="559.857142857143" table:style-name="ce31">
            <text:p>560</text:p>
          </table:table-cell>
          <table:table-cell office:value-type="float" office:value="592.357142857143" table:style-name="ce31">
            <text:p>592</text:p>
          </table:table-cell>
          <table:table-cell office:value-type="float" office:value="872.28571428571399" table:style-name="ce31">
            <text:p>87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6306249940752098" table:style-name="ce32">
            <text:p>4.6</text:p>
          </table:table-cell>
          <table:table-cell office:value-type="float" office:value="3.2478539888136502" table:style-name="ce33">
            <text:p>3.2</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CrossCountry</text:p>
          </table:table-cell>
          <table:table-cell office:value-type="float" office:value="19514.964285714199" table:style-name="ce31">
            <text:p>19,515</text:p>
          </table:table-cell>
          <table:table-cell office:value-type="float" office:value="764.42857142857099" table:style-name="ce31">
            <text:p>764</text:p>
          </table:table-cell>
          <table:table-cell office:value-type="float" office:value="908.92857142857099" table:style-name="ce31">
            <text:p>909</text:p>
          </table:table-cell>
          <table:table-cell office:value-type="float" office:value="1291.1428571428501" table:style-name="ce31">
            <text:p>1,29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6161681786321402" table:style-name="ce32">
            <text:p>6.6</text:p>
          </table:table-cell>
          <table:table-cell office:value-type="float" office:value="4.3547051122027902" table:style-name="ce33">
            <text:p>4.4</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CrossCountry</text:p>
          </table:table-cell>
          <table:table-cell office:value-type="float" office:value="18176.714285714199" table:style-name="ce31">
            <text:p>18,177</text:p>
          </table:table-cell>
          <table:table-cell office:value-type="float" office:value="899.21428571428498" table:style-name="ce31">
            <text:p>899</text:p>
          </table:table-cell>
          <table:table-cell office:value-type="float" office:value="1422.2142857142801" table:style-name="ce31">
            <text:p>1,422</text:p>
          </table:table-cell>
          <table:table-cell office:value-type="float" office:value="1871.82142857142" table:style-name="ce31">
            <text:p>1,87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2979086272074" table:style-name="ce32">
            <text:p>10.3</text:p>
          </table:table-cell>
          <table:table-cell office:value-type="float" office:value="6.1347340030337696" table:style-name="ce32">
            <text:p>6.1</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CrossCountry</text:p>
          </table:table-cell>
          <table:table-cell office:value-type="float" office:value="18871" table:style-name="ce31">
            <text:p>18,871</text:p>
          </table:table-cell>
          <table:table-cell office:value-type="float" office:value="622.5" table:style-name="ce31">
            <text:p>623</text:p>
          </table:table-cell>
          <table:table-cell office:value-type="float" office:value="550.5" table:style-name="ce31">
            <text:p>551</text:p>
          </table:table-cell>
          <table:table-cell office:value-type="float" office:value="861.75" table:style-name="ce31">
            <text:p>86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5665306555031497" table:style-name="ce32">
            <text:p>4.6</text:p>
          </table:table-cell>
          <table:table-cell office:value-type="float" office:value="6.4946949602122004" table:style-name="ce32">
            <text:p>6.5</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CrossCountry</text:p>
          </table:table-cell>
          <table:table-cell office:value-type="float" office:value="20383.785714285699" table:style-name="ce31">
            <text:p>20,384</text:p>
          </table:table-cell>
          <table:table-cell office:value-type="float" office:value="930.78571428571399" table:style-name="ce31">
            <text:p>931</text:p>
          </table:table-cell>
          <table:table-cell office:value-type="float" office:value="910.28571428571399" table:style-name="ce31">
            <text:p>910</text:p>
          </table:table-cell>
          <table:table-cell office:value-type="float" office:value="1375.67857142857" table:style-name="ce31">
            <text:p>1,37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74888654497797" table:style-name="ce32">
            <text:p>6.7</text:p>
          </table:table-cell>
          <table:table-cell office:value-type="float" office:value="7.0183768770587696" table:style-name="ce32">
            <text:p>7.0</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CrossCountry</text:p>
          </table:table-cell>
          <table:table-cell office:value-type="float" office:value="19556.214285714199" table:style-name="ce31">
            <text:p>19,556</text:p>
          </table:table-cell>
          <table:table-cell office:value-type="float" office:value="1068.2142857142801" table:style-name="ce31">
            <text:p>1,068</text:p>
          </table:table-cell>
          <table:table-cell office:value-type="float" office:value="925.21428571428498" table:style-name="ce31">
            <text:p>925</text:p>
          </table:table-cell>
          <table:table-cell office:value-type="float" office:value="1459.32142857142" table:style-name="ce31">
            <text:p>1,45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4621877590974002" table:style-name="ce32">
            <text:p>7.5</text:p>
          </table:table-cell>
          <table:table-cell office:value-type="float" office:value="7.2330650159394603" table:style-name="ce32">
            <text:p>7.2</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CrossCountry</text:p>
          </table:table-cell>
          <table:table-cell office:value-type="float" office:value="19863.714285714199" table:style-name="ce31">
            <text:p>19,864</text:p>
          </table:table-cell>
          <table:table-cell office:value-type="float" office:value="1579.42857142857" table:style-name="ce31">
            <text:p>1,579</text:p>
          </table:table-cell>
          <table:table-cell office:value-type="float" office:value="1653.1428571428501" table:style-name="ce31">
            <text:p>1,653</text:p>
          </table:table-cell>
          <table:table-cell office:value-type="float" office:value="2442.8571428571399" table:style-name="ce31">
            <text:p>2,44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2980884023992" table:style-name="ce32">
            <text:p>12.3</text:p>
          </table:table-cell>
          <table:table-cell office:value-type="float" office:value="7.8037870217877199" table:style-name="ce32">
            <text:p>7.8</text:p>
          </table:table-cell>
          <table:table-cell table:number-columns-repeated="16372" table:style-name="ce1"/>
        </table:table-row>
        <table:table-row table:style-name="ro3">
          <table:table-cell office:value-type="string" table:style-name="ce30">
            <text:p>Jan to Mar 2024</text:p>
          </table:table-cell>
          <table:table-cell office:value-type="string" table:style-name="ce30">
            <text:p>CrossCountry</text:p>
          </table:table-cell>
          <table:table-cell office:value-type="float" office:value="21077.285714285699" table:style-name="ce31">
            <text:p>21,077</text:p>
          </table:table-cell>
          <table:table-cell office:value-type="float" office:value="1141.57142857142" table:style-name="ce31">
            <text:p>1,142</text:p>
          </table:table-cell>
          <table:table-cell office:value-type="float" office:value="907.35714285714198" table:style-name="ce31">
            <text:p>907</text:p>
          </table:table-cell>
          <table:table-cell office:value-type="float" office:value="1478.1428571428501" table:style-name="ce31">
            <text:p>1,47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0129658874482299" table:style-name="ce32">
            <text:p>7.0</text:p>
          </table:table-cell>
          <table:table-cell office:value-type="float" office:value="8.3530124503900698" table:style-name="ce32">
            <text:p>8.4</text:p>
          </table:table-cell>
          <table:table-cell table:number-columns-repeated="16372" table:style-name="ce1"/>
        </table:table-row>
        <table:table-row table:style-name="ro3">
          <table:table-cell office:value-type="string" table:style-name="ce30">
            <text:p>Apr to Jun 2024</text:p>
          </table:table-cell>
          <table:table-cell office:value-type="string" table:style-name="ce30">
            <text:p>CrossCountry</text:p>
          </table:table-cell>
          <table:table-cell office:value-type="float" office:value="21442.1428571428" table:style-name="ce31">
            <text:p>21,442</text:p>
          </table:table-cell>
          <table:table-cell office:value-type="float" office:value="1086.42857142857" table:style-name="ce31">
            <text:p>1,086</text:p>
          </table:table-cell>
          <table:table-cell office:value-type="float" office:value="864.71428571428498" table:style-name="ce31">
            <text:p>865</text:p>
          </table:table-cell>
          <table:table-cell office:value-type="float" office:value="1407.92857142857" table:style-name="ce31">
            <text:p>1,40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5661747559878698" table:style-name="ce32">
            <text:p>6.6</text:p>
          </table:table-cell>
          <table:table-cell office:value-type="float" office:value="8.2844804214963794" table:style-name="ce32">
            <text:p>8.3</text:p>
          </table:table-cell>
          <table:table-cell table:number-columns-repeated="16372" table:style-name="ce1"/>
        </table:table-row>
        <table:table-row table:style-name="ro3">
          <table:table-cell office:value-type="string" table:style-name="ce30">
            <text:p>Jul to Sep 2024</text:p>
          </table:table-cell>
          <table:table-cell office:value-type="string" table:style-name="ce30">
            <text:p>CrossCountry</text:p>
          </table:table-cell>
          <table:table-cell office:value-type="float" office:value="21559.1428571428" table:style-name="ce31">
            <text:p>21,559</text:p>
          </table:table-cell>
          <table:table-cell office:value-type="float" office:value="990.42857142857099" table:style-name="ce31">
            <text:p>990</text:p>
          </table:table-cell>
          <table:table-cell office:value-type="float" office:value="756.142857142857" table:style-name="ce31">
            <text:p>756</text:p>
          </table:table-cell>
          <table:table-cell office:value-type="float" office:value="1251.3571428571399" table:style-name="ce31">
            <text:p>1,2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8042991372569803" table:style-name="ce32">
            <text:p>5.8</text:p>
          </table:table-cell>
          <table:table-cell office:value-type="float" office:value="7.8390594898535699" table:style-name="ce32">
            <text:p>7.8</text:p>
          </table:table-cell>
          <table:table-cell table:number-columns-repeated="16372" table:style-name="ce1"/>
        </table:table-row>
        <table:table-row table:style-name="ro3">
          <table:table-cell office:value-type="string" table:style-name="ce30">
            <text:p>Oct to Dec 2024</text:p>
          </table:table-cell>
          <table:table-cell office:value-type="string" table:style-name="ce30">
            <text:p>CrossCountry</text:p>
          </table:table-cell>
          <table:table-cell office:value-type="float" office:value="21020.714285714199" table:style-name="ce31">
            <text:p>21,021</text:p>
          </table:table-cell>
          <table:table-cell office:value-type="float" office:value="1346.7142857142801" table:style-name="ce31">
            <text:p>1,347</text:p>
          </table:table-cell>
          <table:table-cell office:value-type="float" office:value="1456.8571428571399" table:style-name="ce31">
            <text:p>1,457</text:p>
          </table:table-cell>
          <table:table-cell office:value-type="float" office:value="2130.2142857142799" table:style-name="ce31">
            <text:p>2,1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133881545414299" table:style-name="ce32">
            <text:p>10.1</text:p>
          </table:table-cell>
          <table:table-cell office:value-type="float" office:value="7.3650945534207901" table:style-name="ce32">
            <text:p>7.4</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CrossCountry</text:p>
          </table:table-cell>
          <table:table-cell office:value-type="float" office:value="22172" table:style-name="ce31">
            <text:p>22,172</text:p>
          </table:table-cell>
          <table:table-cell office:value-type="float" office:value="823.42857142857099" table:style-name="ce31">
            <text:p>823</text:p>
          </table:table-cell>
          <table:table-cell office:value-type="float" office:value="758.28571428571399" table:style-name="ce31">
            <text:p>758</text:p>
          </table:table-cell>
          <table:table-cell office:value-type="float" office:value="1170" table:style-name="ce31">
            <text:p>1,17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2769258524264799" table:style-name="ce32">
            <text:p>5.3</text:p>
          </table:table-cell>
          <table:table-cell office:value-type="float" office:value="6.9140543425296404" table:style-name="ce32">
            <text:p>6.9</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CrossCountry</text:p>
          </table:table-cell>
          <table:table-cell office:value-type="float" office:value="22720.321428571398" table:style-name="ce31">
            <text:p>22,720</text:p>
          </table:table-cell>
          <table:table-cell office:value-type="float" office:value="1114.07142857142" table:style-name="ce31">
            <text:p>1,114</text:p>
          </table:table-cell>
          <table:table-cell office:value-type="float" office:value="1172.3571428571399" table:style-name="ce31">
            <text:p>1,172</text:p>
          </table:table-cell>
          <table:table-cell office:value-type="float" office:value="1729.3928571428501" table:style-name="ce31">
            <text:p>1,72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6116566509842496" table:style-name="ce32">
            <text:p>7.6</text:p>
          </table:table-cell>
          <table:table-cell office:value-type="float" office:value="7.1805280127844702" table:style-name="ce32">
            <text:p>7.2</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CrossCountry</text:p>
          </table:table-cell>
          <table:table-cell office:value-type="float" office:value="22524.035714285699" table:style-name="ce31">
            <text:p>22,524</text:p>
          </table:table-cell>
          <table:table-cell office:value-type="float" office:value="1138.2142857142801" table:style-name="ce31">
            <text:p>1,138</text:p>
          </table:table-cell>
          <table:table-cell office:value-type="float" office:value="1042.8571428571399" table:style-name="ce31">
            <text:p>1,043</text:p>
          </table:table-cell>
          <table:table-cell office:value-type="float" office:value="1611.9642857142801" table:style-name="ce31">
            <text:p>1,61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1566406045605202" table:style-name="ce32">
            <text:p>7.2</text:p>
          </table:table-cell>
          <table:table-cell office:value-type="float" office:value="7.5099404822961304" table:style-name="ce32">
            <text:p>7.5</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East Midlands Railway</text:p>
          </table:table-cell>
          <table:table-cell office:value-type="float" office:value="39916.714285714203" table:style-name="ce31">
            <text:p>39,917</text:p>
          </table:table-cell>
          <table:table-cell office:value-type="float" office:value="343.42857142857099" table:style-name="ce31">
            <text:p>343</text:p>
          </table:table-cell>
          <table:table-cell office:value-type="float" office:value="312.85714285714198" table:style-name="ce31">
            <text:p>313</text:p>
          </table:table-cell>
          <table:table-cell office:value-type="float" office:value="484.57142857142799" table:style-name="ce31">
            <text:p>4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139562016627401" table:style-name="ce32">
            <text:p>1.2</text:p>
          </table:table-cell>
          <table:table-cell office:value-type="string" table:style-name="ce32">
            <text:p>[z]</text:p>
          </table:table-cell>
          <table:table-cell table:number-columns-repeated="16372" table:style-name="ce24"/>
        </table:table-row>
        <table:table-row table:style-name="ro3">
          <table:table-cell office:value-type="string" table:style-name="ce30">
            <text:p>Jul to Sep 2019</text:p>
          </table:table-cell>
          <table:table-cell office:value-type="string" table:style-name="ce30">
            <text:p>East Midlands Railway</text:p>
          </table:table-cell>
          <table:table-cell office:value-type="float" office:value="39879.714285714203" table:style-name="ce31">
            <text:p>39,880</text:p>
          </table:table-cell>
          <table:table-cell office:value-type="float" office:value="402.99999999999898" table:style-name="ce31">
            <text:p>403</text:p>
          </table:table-cell>
          <table:table-cell office:value-type="float" office:value="523.42857142857099" table:style-name="ce31">
            <text:p>523</text:p>
          </table:table-cell>
          <table:table-cell office:value-type="float" office:value="724.92857142857099" table:style-name="ce31">
            <text:p>72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1778777609812" table:style-name="ce32">
            <text:p>1.8</text:p>
          </table:table-cell>
          <table:table-cell office:value-type="string" table:style-name="ce32">
            <text:p>[z]</text:p>
          </table:table-cell>
          <table:table-cell table:number-columns-repeated="16372" table:style-name="ce24"/>
        </table:table-row>
        <table:table-row table:style-name="ro3">
          <table:table-cell office:value-type="string" table:style-name="ce30">
            <text:p>Oct to Dec 2019</text:p>
          </table:table-cell>
          <table:table-cell office:value-type="string" table:style-name="ce30">
            <text:p>East Midlands Railway</text:p>
          </table:table-cell>
          <table:table-cell office:value-type="float" office:value="40106" table:style-name="ce31">
            <text:p>40,106</text:p>
          </table:table-cell>
          <table:table-cell office:value-type="float" office:value="580.28571428571399" table:style-name="ce31">
            <text:p>580</text:p>
          </table:table-cell>
          <table:table-cell office:value-type="float" office:value="603.57142857142799" table:style-name="ce31">
            <text:p>604</text:p>
          </table:table-cell>
          <table:table-cell office:value-type="float" office:value="893.71428571428498" table:style-name="ce31">
            <text:p>89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283805059449602" table:style-name="ce32">
            <text:p>2.2</text:p>
          </table:table-cell>
          <table:table-cell office:value-type="string" table:style-name="ce32">
            <text:p>[z]</text:p>
          </table:table-cell>
          <table:table-cell table:number-columns-repeated="16372" table:style-name="ce24"/>
        </table:table-row>
        <table:table-row table:style-name="ro3">
          <table:table-cell office:value-type="string" table:style-name="ce30">
            <text:p>Jan to Mar 2020</text:p>
          </table:table-cell>
          <table:table-cell office:value-type="string" table:style-name="ce30">
            <text:p>East Midlands Railway</text:p>
          </table:table-cell>
          <table:table-cell office:value-type="float" office:value="39198.571428571398" table:style-name="ce31">
            <text:p>39,199</text:p>
          </table:table-cell>
          <table:table-cell office:value-type="float" office:value="408.28571428571399" table:style-name="ce31">
            <text:p>408</text:p>
          </table:table-cell>
          <table:table-cell office:value-type="float" office:value="447.142857142857" table:style-name="ce31">
            <text:p>447</text:p>
          </table:table-cell>
          <table:table-cell office:value-type="float" office:value="651.28571428571399" table:style-name="ce31">
            <text:p>6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615036991143901" table:style-name="ce32">
            <text:p>1.7</text:p>
          </table:table-cell>
          <table:table-cell office:value-type="float" office:value="1.7312901867367201" table:style-name="ce32">
            <text:p>1.7</text:p>
          </table:table-cell>
          <table:table-cell table:number-columns-repeated="16372" table:style-name="ce24"/>
        </table:table-row>
        <table:table-row table:style-name="ro3">
          <table:table-cell office:value-type="string" table:style-name="ce30">
            <text:p>Apr to Jun 2020</text:p>
          </table:table-cell>
          <table:table-cell office:value-type="string" table:style-name="ce30">
            <text:p>East Midlands Railway</text:p>
          </table:table-cell>
          <table:table-cell office:value-type="float" office:value="28249.4285714285" table:style-name="ce31">
            <text:p>28,249</text:p>
          </table:table-cell>
          <table:table-cell office:value-type="float" office:value="149.21428571428501" table:style-name="ce31">
            <text:p>149</text:p>
          </table:table-cell>
          <table:table-cell office:value-type="float" office:value="228.60714285714201" table:style-name="ce31">
            <text:p>229</text:p>
          </table:table-cell>
          <table:table-cell office:value-type="float" office:value="303.21428571428498" table:style-name="ce31">
            <text:p>30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7334661636645" table:style-name="ce32">
            <text:p>1.1</text:p>
          </table:table-cell>
          <table:table-cell office:value-type="float" office:value="1.7452879550713301" table:style-name="ce32">
            <text:p>1.7</text:p>
          </table:table-cell>
          <table:table-cell table:number-columns-repeated="16372" table:style-name="ce24"/>
        </table:table-row>
        <table:table-row table:style-name="ro3">
          <table:table-cell office:value-type="string" table:style-name="ce30">
            <text:p>Jul to Sep 2020</text:p>
          </table:table-cell>
          <table:table-cell office:value-type="string" table:style-name="ce30">
            <text:p>East Midlands Railway</text:p>
          </table:table-cell>
          <table:table-cell office:value-type="float" office:value="34720" table:style-name="ce31">
            <text:p>34,720</text:p>
          </table:table-cell>
          <table:table-cell office:value-type="float" office:value="273.10714285714198" table:style-name="ce31">
            <text:p>273</text:p>
          </table:table-cell>
          <table:table-cell office:value-type="float" office:value="293.17857142857099" table:style-name="ce31">
            <text:p>293</text:p>
          </table:table-cell>
          <table:table-cell office:value-type="float" office:value="429.73214285714198" table:style-name="ce31">
            <text:p>4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377077847267901" table:style-name="ce32">
            <text:p>1.2</text:p>
          </table:table-cell>
          <table:table-cell office:value-type="float" office:value="1.60109818278211" table:style-name="ce32">
            <text:p>1.6</text:p>
          </table:table-cell>
          <table:table-cell table:number-columns-repeated="16372" table:style-name="ce24"/>
        </table:table-row>
        <table:table-row table:style-name="ro3">
          <table:table-cell office:value-type="string" table:style-name="ce30">
            <text:p>Oct to Dec 2020</text:p>
          </table:table-cell>
          <table:table-cell office:value-type="string" table:style-name="ce30">
            <text:p>East Midlands Railway</text:p>
          </table:table-cell>
          <table:table-cell office:value-type="float" office:value="37826.142857142797" table:style-name="ce31">
            <text:p>37,826</text:p>
          </table:table-cell>
          <table:table-cell office:value-type="float" office:value="546.71428571428498" table:style-name="ce31">
            <text:p>547</text:p>
          </table:table-cell>
          <table:table-cell office:value-type="float" office:value="641.21428571428498" table:style-name="ce31">
            <text:p>641</text:p>
          </table:table-cell>
          <table:table-cell office:value-type="float" office:value="914.57142857142799" table:style-name="ce31">
            <text:p>9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178289391690502" table:style-name="ce32">
            <text:p>2.4</text:p>
          </table:table-cell>
          <table:table-cell office:value-type="float" office:value="1.6420712499196299" table:style-name="ce32">
            <text:p>1.6</text:p>
          </table:table-cell>
          <table:table-cell table:number-columns-repeated="16372" table:style-name="ce24"/>
        </table:table-row>
        <table:table-row table:style-name="ro3">
          <table:table-cell office:value-type="string" table:style-name="ce30">
            <text:p>Jan to Mar 2021</text:p>
          </table:table-cell>
          <table:table-cell office:value-type="string" table:style-name="ce30">
            <text:p>East Midlands Railway</text:p>
          </table:table-cell>
          <table:table-cell office:value-type="float" office:value="34124.4285714285" table:style-name="ce31">
            <text:p>34,124</text:p>
          </table:table-cell>
          <table:table-cell office:value-type="float" office:value="410.96428571428498" table:style-name="ce31">
            <text:p>411</text:p>
          </table:table-cell>
          <table:table-cell office:value-type="float" office:value="410.99999999999898" table:style-name="ce31">
            <text:p>411</text:p>
          </table:table-cell>
          <table:table-cell office:value-type="float" office:value="616.48214285714198" table:style-name="ce31">
            <text:p>6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065713292948899" table:style-name="ce32">
            <text:p>1.8</text:p>
          </table:table-cell>
          <table:table-cell office:value-type="float" office:value="1.67803142603024" table:style-name="ce32">
            <text:p>1.7</text:p>
          </table:table-cell>
          <table:table-cell table:number-columns-repeated="16372" table:style-name="ce24"/>
        </table:table-row>
        <table:table-row table:style-name="ro3">
          <table:table-cell office:value-type="string" table:style-name="ce30">
            <text:p>Apr to Jun 2021</text:p>
          </table:table-cell>
          <table:table-cell office:value-type="string" table:style-name="ce30">
            <text:p>East Midlands Railway</text:p>
          </table:table-cell>
          <table:table-cell office:value-type="float" office:value="40099.142857142797" table:style-name="ce34">
            <text:p>40,099</text:p>
          </table:table-cell>
          <table:table-cell office:value-type="float" office:value="479" table:style-name="ce34">
            <text:p>479</text:p>
          </table:table-cell>
          <table:table-cell office:value-type="float" office:value="738.142857142857" table:style-name="ce34">
            <text:p>738</text:p>
          </table:table-cell>
          <table:table-cell office:value-type="float" office:value="977.642857142857" table:style-name="ce34">
            <text:p>97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380642265242498" table:style-name="ce32">
            <text:p>2.4</text:p>
          </table:table-cell>
          <table:table-cell office:value-type="float" office:value="2.0020673786339702" table:style-name="ce32">
            <text:p>2.0</text:p>
          </table:table-cell>
          <table:table-cell table:number-columns-repeated="16372" table:style-name="ce24"/>
        </table:table-row>
        <table:table-row table:style-name="ro3">
          <table:table-cell office:value-type="string" table:style-name="ce30">
            <text:p>Jul to Sep 2021</text:p>
          </table:table-cell>
          <table:table-cell office:value-type="string" table:style-name="ce30">
            <text:p>East Midlands Railway</text:p>
          </table:table-cell>
          <table:table-cell office:value-type="float" office:value="39594.571428571398" table:style-name="ce31">
            <text:p>39,595</text:p>
          </table:table-cell>
          <table:table-cell office:value-type="float" office:value="614.57142857142799" table:style-name="ce31">
            <text:p>615</text:p>
          </table:table-cell>
          <table:table-cell office:value-type="float" office:value="814.42857142857099" table:style-name="ce31">
            <text:p>814</text:p>
          </table:table-cell>
          <table:table-cell office:value-type="float" office:value="1121.7142857142801" table:style-name="ce31">
            <text:p>1,12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330001948319001" table:style-name="ce32">
            <text:p>2.8</text:p>
          </table:table-cell>
          <table:table-cell office:value-type="float" office:value="2.39403067328616" table:style-name="ce33">
            <text:p>2.4</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East Midlands Railway</text:p>
          </table:table-cell>
          <table:table-cell office:value-type="float" office:value="38242.571428571398" table:style-name="ce31">
            <text:p>38,243</text:p>
          </table:table-cell>
          <table:table-cell office:value-type="float" office:value="630.71428571428498" table:style-name="ce31">
            <text:p>631</text:p>
          </table:table-cell>
          <table:table-cell office:value-type="float" office:value="936.42857142857099" table:style-name="ce31">
            <text:p>936</text:p>
          </table:table-cell>
          <table:table-cell office:value-type="float" office:value="1251.7857142857099" table:style-name="ce31">
            <text:p>1,25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732780969599999" table:style-name="ce32">
            <text:p>3.3</text:p>
          </table:table-cell>
          <table:table-cell office:value-type="float" office:value="2.6092373816849399" table:style-name="ce33">
            <text:p>2.6</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East Midlands Railway</text:p>
          </table:table-cell>
          <table:table-cell office:value-type="float" office:value="39563.714285714203" table:style-name="ce31">
            <text:p>39,564</text:p>
          </table:table-cell>
          <table:table-cell office:value-type="float" office:value="606.71428571428498" table:style-name="ce31">
            <text:p>607</text:p>
          </table:table-cell>
          <table:table-cell office:value-type="float" office:value="839" table:style-name="ce31">
            <text:p>839</text:p>
          </table:table-cell>
          <table:table-cell office:value-type="float" office:value="1142.3571428571399" table:style-name="ce31">
            <text:p>1,1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873859886042701" table:style-name="ce32">
            <text:p>2.9</text:p>
          </table:table-cell>
          <table:table-cell office:value-type="float" office:value="2.8530158730158699" table:style-name="ce33">
            <text:p>2.9</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East Midlands Railway</text:p>
          </table:table-cell>
          <table:table-cell office:value-type="float" office:value="40146.142857142797" table:style-name="ce31">
            <text:p>40,146</text:p>
          </table:table-cell>
          <table:table-cell office:value-type="float" office:value="546.82142857142799" table:style-name="ce31">
            <text:p>547</text:p>
          </table:table-cell>
          <table:table-cell office:value-type="float" office:value="765.78571428571399" table:style-name="ce31">
            <text:p>766</text:p>
          </table:table-cell>
          <table:table-cell office:value-type="float" office:value="1039.19642857142" table:style-name="ce31">
            <text:p>1,0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885336787380302" table:style-name="ce32">
            <text:p>2.6</text:p>
          </table:table-cell>
          <table:table-cell office:value-type="float" office:value="2.8912347245130401" table:style-name="ce32">
            <text:p>2.9</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East Midlands Railway</text:p>
          </table:table-cell>
          <table:table-cell office:value-type="float" office:value="39821.857142857101" table:style-name="ce31">
            <text:p>39,822</text:p>
          </table:table-cell>
          <table:table-cell office:value-type="float" office:value="712.07142857142799" table:style-name="ce31">
            <text:p>712</text:p>
          </table:table-cell>
          <table:table-cell office:value-type="float" office:value="1062.24999999999" table:style-name="ce31">
            <text:p>1,062</text:p>
          </table:table-cell>
          <table:table-cell office:value-type="float" office:value="1418.2857142857099" table:style-name="ce31">
            <text:p>1,41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615760189127998" table:style-name="ce32">
            <text:p>3.6</text:p>
          </table:table-cell>
          <table:table-cell office:value-type="float" office:value="3.0750416508212401" table:style-name="ce32">
            <text:p>3.1</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East Midlands Railway</text:p>
          </table:table-cell>
          <table:table-cell office:value-type="float" office:value="35024.5" table:style-name="ce31">
            <text:p>35,025</text:p>
          </table:table-cell>
          <table:table-cell office:value-type="float" office:value="818.60714285714198" table:style-name="ce31">
            <text:p>819</text:p>
          </table:table-cell>
          <table:table-cell office:value-type="float" office:value="757.96428571428498" table:style-name="ce31">
            <text:p>758</text:p>
          </table:table-cell>
          <table:table-cell office:value-type="float" office:value="1167.2678571428501" table:style-name="ce31">
            <text:p>1,16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327181177257499" table:style-name="ce32">
            <text:p>3.3</text:p>
          </table:table-cell>
          <table:table-cell office:value-type="float" office:value="3.0843839989795598" table:style-name="ce32">
            <text:p>3.1</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East Midlands Railway</text:p>
          </table:table-cell>
          <table:table-cell office:value-type="float" office:value="38405.5" table:style-name="ce31">
            <text:p>38,406</text:p>
          </table:table-cell>
          <table:table-cell office:value-type="float" office:value="582.5" table:style-name="ce31">
            <text:p>583</text:p>
          </table:table-cell>
          <table:table-cell office:value-type="float" office:value="550" table:style-name="ce31">
            <text:p>550</text:p>
          </table:table-cell>
          <table:table-cell office:value-type="float" office:value="841.25" table:style-name="ce31">
            <text:p>84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904414732264899" table:style-name="ce32">
            <text:p>2.2</text:p>
          </table:table-cell>
          <table:table-cell office:value-type="float" office:value="2.9113808524231" table:style-name="ce32">
            <text:p>2.9</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East Midlands Railway</text:p>
          </table:table-cell>
          <table:table-cell office:value-type="float" office:value="39642.714285714203" table:style-name="ce31">
            <text:p>39,643</text:p>
          </table:table-cell>
          <table:table-cell office:value-type="float" office:value="717.28571428571399" table:style-name="ce31">
            <text:p>717</text:p>
          </table:table-cell>
          <table:table-cell office:value-type="float" office:value="538.35714285714198" table:style-name="ce31">
            <text:p>538</text:p>
          </table:table-cell>
          <table:table-cell office:value-type="float" office:value="896.99999999999898" table:style-name="ce31">
            <text:p>89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627108566156902" table:style-name="ce32">
            <text:p>2.3</text:p>
          </table:table-cell>
          <table:table-cell office:value-type="float" office:value="2.8279640872982501" table:style-name="ce32">
            <text:p>2.8</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East Midlands Railway</text:p>
          </table:table-cell>
          <table:table-cell office:value-type="float" office:value="40396.785714285703" table:style-name="ce31">
            <text:p>40,397</text:p>
          </table:table-cell>
          <table:table-cell office:value-type="float" office:value="720.21428571428498" table:style-name="ce31">
            <text:p>720</text:p>
          </table:table-cell>
          <table:table-cell office:value-type="float" office:value="635.142857142857" table:style-name="ce31">
            <text:p>635</text:p>
          </table:table-cell>
          <table:table-cell office:value-type="float" office:value="995.25" table:style-name="ce31">
            <text:p>99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636861136405801" table:style-name="ce32">
            <text:p>2.5</text:p>
          </table:table-cell>
          <table:table-cell office:value-type="float" office:value="2.5417218777300099" table:style-name="ce32">
            <text:p>2.5</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East Midlands Railway</text:p>
          </table:table-cell>
          <table:table-cell office:value-type="float" office:value="40542.4285714285" table:style-name="ce31">
            <text:p>40,542</text:p>
          </table:table-cell>
          <table:table-cell office:value-type="float" office:value="1430" table:style-name="ce31">
            <text:p>1,430</text:p>
          </table:table-cell>
          <table:table-cell office:value-type="float" office:value="1577.2857142857099" table:style-name="ce31">
            <text:p>1,577</text:p>
          </table:table-cell>
          <table:table-cell office:value-type="float" office:value="2292.2857142857101" table:style-name="ce31">
            <text:p>2,29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6540414451174597" table:style-name="ce32">
            <text:p>5.7</text:p>
          </table:table-cell>
          <table:table-cell office:value-type="float" office:value="3.16112145434679" table:style-name="ce32">
            <text:p>3.2</text:p>
          </table:table-cell>
          <table:table-cell table:number-columns-repeated="16372" table:style-name="ce1"/>
        </table:table-row>
        <table:table-row table:style-name="ro3">
          <table:table-cell office:value-type="string" table:style-name="ce30">
            <text:p>Jan to Mar 2024</text:p>
          </table:table-cell>
          <table:table-cell office:value-type="string" table:style-name="ce30">
            <text:p>East Midlands Railway</text:p>
          </table:table-cell>
          <table:table-cell office:value-type="float" office:value="42150.071428571398" table:style-name="ce31">
            <text:p>42,150</text:p>
          </table:table-cell>
          <table:table-cell office:value-type="float" office:value="966.49999999999898" table:style-name="ce31">
            <text:p>966</text:p>
          </table:table-cell>
          <table:table-cell office:value-type="float" office:value="758.21428571428498" table:style-name="ce31">
            <text:p>758</text:p>
          </table:table-cell>
          <table:table-cell office:value-type="float" office:value="1241.4642857142801" table:style-name="ce31">
            <text:p>1,24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453432547987499" table:style-name="ce32">
            <text:p>2.9</text:p>
          </table:table-cell>
          <table:table-cell office:value-type="float" office:value="3.3343165449942198" table:style-name="ce32">
            <text:p>3.3</text:p>
          </table:table-cell>
          <table:table-cell table:number-columns-repeated="16372" table:style-name="ce1"/>
        </table:table-row>
        <table:table-row table:style-name="ro3">
          <table:table-cell office:value-type="string" table:style-name="ce30">
            <text:p>Apr to Jun 2024</text:p>
          </table:table-cell>
          <table:table-cell office:value-type="string" table:style-name="ce30">
            <text:p>East Midlands Railway</text:p>
          </table:table-cell>
          <table:table-cell office:value-type="float" office:value="41876.714285714203" table:style-name="ce31">
            <text:p>41,877</text:p>
          </table:table-cell>
          <table:table-cell office:value-type="float" office:value="974.42857142857099" table:style-name="ce31">
            <text:p>974</text:p>
          </table:table-cell>
          <table:table-cell office:value-type="float" office:value="614.142857142857" table:style-name="ce31">
            <text:p>614</text:p>
          </table:table-cell>
          <table:table-cell office:value-type="float" office:value="1101.3571428571399" table:style-name="ce31">
            <text:p>1,1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2999894247399" table:style-name="ce32">
            <text:p>2.6</text:p>
          </table:table-cell>
          <table:table-cell office:value-type="float" office:value="3.4130409556254802" table:style-name="ce32">
            <text:p>3.4</text:p>
          </table:table-cell>
          <table:table-cell table:number-columns-repeated="16372" table:style-name="ce1"/>
        </table:table-row>
        <table:table-row table:style-name="ro3">
          <table:table-cell office:value-type="string" table:style-name="ce30">
            <text:p>Jul to Sep 2024</text:p>
          </table:table-cell>
          <table:table-cell office:value-type="string" table:style-name="ce36">
            <text:p>East Midlands Railway</text:p>
          </table:table-cell>
          <table:table-cell office:value-type="float" office:value="43381.714285714203" table:style-name="ce31">
            <text:p>43,382</text:p>
          </table:table-cell>
          <table:table-cell office:value-type="float" office:value="1076.57142857142" table:style-name="ce31">
            <text:p>1,077</text:p>
          </table:table-cell>
          <table:table-cell office:value-type="float" office:value="1067.7142857142801" table:style-name="ce31">
            <text:p>1,068</text:p>
          </table:table-cell>
          <table:table-cell office:value-type="float" office:value="1605.99999999999" table:style-name="ce31">
            <text:p>1,60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020206011749499" table:style-name="ce32">
            <text:p>3.7</text:p>
          </table:table-cell>
          <table:table-cell office:value-type="float" office:value="3.7160301499630202" table:style-name="ce32">
            <text:p>3.7</text:p>
          </table:table-cell>
          <table:table-cell table:number-columns-repeated="16372" table:style-name="ce1"/>
        </table:table-row>
        <table:table-row table:style-name="ro3">
          <table:table-cell office:value-type="string" table:style-name="ce30">
            <text:p>Oct to Dec 2024</text:p>
          </table:table-cell>
          <table:table-cell office:value-type="string" table:style-name="ce30">
            <text:p>East Midlands Railway</text:p>
          </table:table-cell>
          <table:table-cell office:value-type="float" office:value="41868.4285714285" table:style-name="ce31">
            <text:p>41,868</text:p>
          </table:table-cell>
          <table:table-cell office:value-type="float" office:value="1217.42857142857" table:style-name="ce31">
            <text:p>1,217</text:p>
          </table:table-cell>
          <table:table-cell office:value-type="float" office:value="1366.7142857142801" table:style-name="ce31">
            <text:p>1,367</text:p>
          </table:table-cell>
          <table:table-cell office:value-type="float" office:value="1975.42857142857" table:style-name="ce31">
            <text:p>1,97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181817871631804" table:style-name="ce32">
            <text:p>4.7</text:p>
          </table:table-cell>
          <table:table-cell office:value-type="float" office:value="3.4997385940282899" table:style-name="ce32">
            <text:p>3.5</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East Midlands Railway</text:p>
          </table:table-cell>
          <table:table-cell office:value-type="float" office:value="42028.142857142797" table:style-name="ce31">
            <text:p>42,028</text:p>
          </table:table-cell>
          <table:table-cell office:value-type="float" office:value="934.57142857142799" table:style-name="ce31">
            <text:p>935</text:p>
          </table:table-cell>
          <table:table-cell office:value-type="float" office:value="917.42857142857099" table:style-name="ce31">
            <text:p>917</text:p>
          </table:table-cell>
          <table:table-cell office:value-type="float" office:value="1384.7142857142801" table:style-name="ce31">
            <text:p>1,3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947310815541901" table:style-name="ce32">
            <text:p>3.3</text:p>
          </table:table-cell>
          <table:table-cell office:value-type="float" office:value="3.5869468830362599" table:style-name="ce32">
            <text:p>3.6</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East Midlands Railway</text:p>
          </table:table-cell>
          <table:table-cell office:value-type="float" office:value="42405.571428571398" table:style-name="ce31">
            <text:p>42,406</text:p>
          </table:table-cell>
          <table:table-cell office:value-type="float" office:value="908.82142857142799" table:style-name="ce31">
            <text:p>909</text:p>
          </table:table-cell>
          <table:table-cell office:value-type="float" office:value="749.142857142857" table:style-name="ce31">
            <text:p>749</text:p>
          </table:table-cell>
          <table:table-cell office:value-type="float" office:value="1203.55357142857" table:style-name="ce31">
            <text:p>1,20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381968002856701" table:style-name="ce32">
            <text:p>2.8</text:p>
          </table:table-cell>
          <table:table-cell office:value-type="float" office:value="3.6359949216484102" table:style-name="ce32">
            <text:p>3.6</text:p>
          </table:table-cell>
          <table:table-cell table:number-columns-repeated="16372" table:style-name="ce24"/>
        </table:table-row>
        <table:table-row table:style-name="ro3">
          <table:table-cell office:value-type="string" table:style-name="ce30">
            <text:p>Jul to Sep 2025</text:p>
          </table:table-cell>
          <table:table-cell office:value-type="string" table:style-name="ce30">
            <text:p>East Midlands Railway</text:p>
          </table:table-cell>
          <table:table-cell office:value-type="float" office:value="43162.892857142797" table:style-name="ce31">
            <text:p>43,163</text:p>
          </table:table-cell>
          <table:table-cell office:value-type="float" office:value="900.03571428571399" table:style-name="ce31">
            <text:p>900</text:p>
          </table:table-cell>
          <table:table-cell office:value-type="float" office:value="1125.6071428571399" table:style-name="ce31">
            <text:p>1,126</text:p>
          </table:table-cell>
          <table:table-cell office:value-type="float" office:value="1575.625" table:style-name="ce31">
            <text:p>1,57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504156596150299" table:style-name="ce32">
            <text:p>3.7</text:p>
          </table:table-cell>
          <table:table-cell office:value-type="float" office:value="3.6227658423429498" table:style-name="ce32">
            <text:p>3.6</text:p>
          </table:table-cell>
          <table:table-cell table:number-columns-repeated="16372" table:style-name="ce24"/>
        </table:table-row>
        <table:table-row table:style-name="ro3">
          <table:table-cell office:value-type="string" table:style-name="ce30">
            <text:p>Apr to Jun 2019</text:p>
          </table:table-cell>
          <table:table-cell office:value-type="string" table:style-name="ce30">
            <text:p>Elizabeth line</text:p>
          </table:table-cell>
          <table:table-cell office:value-type="float" office:value="36000.4285714285" table:style-name="ce31">
            <text:p>36,000</text:p>
          </table:table-cell>
          <table:table-cell office:value-type="float" office:value="190" table:style-name="ce31">
            <text:p>190</text:p>
          </table:table-cell>
          <table:table-cell office:value-type="float" office:value="389.42857142857099" table:style-name="ce31">
            <text:p>389</text:p>
          </table:table-cell>
          <table:table-cell office:value-type="float" office:value="484.42857142857099" table:style-name="ce31">
            <text:p>48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456189013622799" table:style-name="ce32">
            <text:p>1.3</text:p>
          </table:table-cell>
          <table:table-cell office:value-type="string" table:style-name="ce32">
            <text:p>[z]</text:p>
          </table:table-cell>
          <table:table-cell table:number-columns-repeated="16372" table:style-name="ce24"/>
        </table:table-row>
        <table:table-row table:style-name="ro3">
          <table:table-cell office:value-type="string" table:style-name="ce30">
            <text:p>Jul to Sep 2019</text:p>
          </table:table-cell>
          <table:table-cell office:value-type="string" table:style-name="ce30">
            <text:p>Elizabeth line</text:p>
          </table:table-cell>
          <table:table-cell office:value-type="float" office:value="36984.142857142797" table:style-name="ce31">
            <text:p>36,984</text:p>
          </table:table-cell>
          <table:table-cell office:value-type="float" office:value="213.71428571428501" table:style-name="ce31">
            <text:p>214</text:p>
          </table:table-cell>
          <table:table-cell office:value-type="float" office:value="459.42857142857099" table:style-name="ce31">
            <text:p>459</text:p>
          </table:table-cell>
          <table:table-cell office:value-type="float" office:value="566.28571428571399" table:style-name="ce31">
            <text:p>56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3115814113384" table:style-name="ce32">
            <text:p>1.5</text:p>
          </table:table-cell>
          <table:table-cell office:value-type="string" table:style-name="ce32">
            <text:p>[z]</text:p>
          </table:table-cell>
          <table:table-cell table:number-columns-repeated="16372" table:style-name="ce24"/>
        </table:table-row>
        <table:table-row table:style-name="ro3">
          <table:table-cell office:value-type="string" table:style-name="ce30">
            <text:p>Oct to Dec 2019</text:p>
          </table:table-cell>
          <table:table-cell office:value-type="string" table:style-name="ce30">
            <text:p>Elizabeth line</text:p>
          </table:table-cell>
          <table:table-cell office:value-type="float" office:value="36649.4285714285" table:style-name="ce31">
            <text:p>36,649</text:p>
          </table:table-cell>
          <table:table-cell office:value-type="float" office:value="257.57142857142799" table:style-name="ce31">
            <text:p>258</text:p>
          </table:table-cell>
          <table:table-cell office:value-type="float" office:value="453" table:style-name="ce31">
            <text:p>453</text:p>
          </table:table-cell>
          <table:table-cell office:value-type="float" office:value="581.78571428571399" table:style-name="ce31">
            <text:p>58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874346121163401" table:style-name="ce32">
            <text:p>1.6</text:p>
          </table:table-cell>
          <table:table-cell office:value-type="string" table:style-name="ce32">
            <text:p>[z]</text:p>
          </table:table-cell>
          <table:table-cell table:number-columns-repeated="16372" table:style-name="ce24"/>
        </table:table-row>
        <table:table-row table:style-name="ro3">
          <table:table-cell office:value-type="string" table:style-name="ce30">
            <text:p>Jan to Mar 2020</text:p>
          </table:table-cell>
          <table:table-cell office:value-type="string" table:style-name="ce30">
            <text:p>Elizabeth line</text:p>
          </table:table-cell>
          <table:table-cell office:value-type="float" office:value="40784" table:style-name="ce31">
            <text:p>40,784</text:p>
          </table:table-cell>
          <table:table-cell office:value-type="float" office:value="333.71428571428498" table:style-name="ce31">
            <text:p>334</text:p>
          </table:table-cell>
          <table:table-cell office:value-type="float" office:value="579.142857142857" table:style-name="ce31">
            <text:p>579</text:p>
          </table:table-cell>
          <table:table-cell office:value-type="float" office:value="746" table:style-name="ce31">
            <text:p>7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291486857591199" table:style-name="ce32">
            <text:p>1.8</text:p>
          </table:table-cell>
          <table:table-cell office:value-type="float" office:value="1.5812602215160401" table:style-name="ce32">
            <text:p>1.6</text:p>
          </table:table-cell>
          <table:table-cell table:number-columns-repeated="16372" table:style-name="ce24"/>
        </table:table-row>
        <table:table-row table:style-name="ro3">
          <table:table-cell office:value-type="string" table:style-name="ce30">
            <text:p>Apr to Jun 2020</text:p>
          </table:table-cell>
          <table:table-cell office:value-type="string" table:style-name="ce30">
            <text:p>Elizabeth line</text:p>
          </table:table-cell>
          <table:table-cell office:value-type="float" office:value="35912.964285714203" table:style-name="ce31">
            <text:p>35,913</text:p>
          </table:table-cell>
          <table:table-cell office:value-type="float" office:value="410.42857142857099" table:style-name="ce31">
            <text:p>410</text:p>
          </table:table-cell>
          <table:table-cell office:value-type="float" office:value="267" table:style-name="ce31">
            <text:p>267</text:p>
          </table:table-cell>
          <table:table-cell office:value-type="float" office:value="472.21428571428498" table:style-name="ce31">
            <text:p>47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148852931143999" table:style-name="ce32">
            <text:p>1.3</text:p>
          </table:table-cell>
          <table:table-cell office:value-type="float" office:value="1.57405526631197" table:style-name="ce32">
            <text:p>1.6</text:p>
          </table:table-cell>
          <table:table-cell table:number-columns-repeated="16372" table:style-name="ce24"/>
        </table:table-row>
        <table:table-row table:style-name="ro3">
          <table:table-cell office:value-type="string" table:style-name="ce30">
            <text:p>Jul to Sep 2020</text:p>
          </table:table-cell>
          <table:table-cell office:value-type="string" table:style-name="ce30">
            <text:p>Elizabeth line</text:p>
          </table:table-cell>
          <table:table-cell office:value-type="float" office:value="45276.6785714285" table:style-name="ce31">
            <text:p>45,277</text:p>
          </table:table-cell>
          <table:table-cell office:value-type="float" office:value="352.82142857142799" table:style-name="ce31">
            <text:p>353</text:p>
          </table:table-cell>
          <table:table-cell office:value-type="float" office:value="452.25" table:style-name="ce31">
            <text:p>452</text:p>
          </table:table-cell>
          <table:table-cell office:value-type="float" office:value="628.66071428571399" table:style-name="ce31">
            <text:p>62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8848681953102" table:style-name="ce32">
            <text:p>1.4</text:p>
          </table:table-cell>
          <table:table-cell office:value-type="float" office:value="1.53108919932832" table:style-name="ce32">
            <text:p>1.5</text:p>
          </table:table-cell>
          <table:table-cell table:number-columns-repeated="16372" table:style-name="ce24"/>
        </table:table-row>
        <table:table-row table:style-name="ro3">
          <table:table-cell office:value-type="string" table:style-name="ce30">
            <text:p>Oct to Dec 2020</text:p>
          </table:table-cell>
          <table:table-cell office:value-type="string" table:style-name="ce30">
            <text:p>Elizabeth line</text:p>
          </table:table-cell>
          <table:table-cell office:value-type="float" office:value="43896.714285714203" table:style-name="ce34">
            <text:p>43,897</text:p>
          </table:table-cell>
          <table:table-cell office:value-type="float" office:value="456.07142857142799" table:style-name="ce34">
            <text:p>456</text:p>
          </table:table-cell>
          <table:table-cell office:value-type="float" office:value="719.78571428571399" table:style-name="ce34">
            <text:p>720</text:p>
          </table:table-cell>
          <table:table-cell office:value-type="float" office:value="947.82142857142799" table:style-name="ce34">
            <text:p>9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5920814118856" table:style-name="ce32">
            <text:p>2.2</text:p>
          </table:table-cell>
          <table:table-cell office:value-type="float" office:value="1.6848679153469599" table:style-name="ce32">
            <text:p>1.7</text:p>
          </table:table-cell>
          <table:table-cell table:number-columns-repeated="16372" table:style-name="ce24"/>
        </table:table-row>
        <table:table-row table:style-name="ro3">
          <table:table-cell office:value-type="string" table:style-name="ce30">
            <text:p>Jan to Mar 2021</text:p>
          </table:table-cell>
          <table:table-cell office:value-type="string" table:style-name="ce30">
            <text:p>Elizabeth line</text:p>
          </table:table-cell>
          <table:table-cell office:value-type="float" office:value="45198.642857142797" table:style-name="ce31">
            <text:p>45,199</text:p>
          </table:table-cell>
          <table:table-cell office:value-type="float" office:value="561.67857142857099" table:style-name="ce31">
            <text:p>562</text:p>
          </table:table-cell>
          <table:table-cell office:value-type="float" office:value="524.96428571428498" table:style-name="ce31">
            <text:p>525</text:p>
          </table:table-cell>
          <table:table-cell office:value-type="float" office:value="805.80357142857099" table:style-name="ce31">
            <text:p>80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8280479344354" table:style-name="ce32">
            <text:p>1.8</text:p>
          </table:table-cell>
          <table:table-cell office:value-type="float" office:value="1.6763073670611" table:style-name="ce33">
            <text:p>1.7</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Elizabeth line</text:p>
          </table:table-cell>
          <table:table-cell office:value-type="float" office:value="46056.4285714285" table:style-name="ce31">
            <text:p>46,056</text:p>
          </table:table-cell>
          <table:table-cell office:value-type="float" office:value="625.42857142857099" table:style-name="ce31">
            <text:p>625</text:p>
          </table:table-cell>
          <table:table-cell office:value-type="float" office:value="660.42857142857099" table:style-name="ce31">
            <text:p>660</text:p>
          </table:table-cell>
          <table:table-cell office:value-type="float" office:value="973.142857142857" table:style-name="ce31">
            <text:p>97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1293599466492" table:style-name="ce32">
            <text:p>2.1</text:p>
          </table:table-cell>
          <table:table-cell office:value-type="float" office:value="1.8597002333928501" table:style-name="ce33">
            <text:p>1.9</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Elizabeth line</text:p>
          </table:table-cell>
          <table:table-cell office:value-type="float" office:value="49447.285714285703" table:style-name="ce31">
            <text:p>49,447</text:p>
          </table:table-cell>
          <table:table-cell office:value-type="float" office:value="632.28571428571399" table:style-name="ce31">
            <text:p>632</text:p>
          </table:table-cell>
          <table:table-cell office:value-type="float" office:value="600" table:style-name="ce31">
            <text:p>600</text:p>
          </table:table-cell>
          <table:table-cell office:value-type="float" office:value="916.142857142857" table:style-name="ce31">
            <text:p>9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5276672704842" table:style-name="ce32">
            <text:p>1.9</text:p>
          </table:table-cell>
          <table:table-cell office:value-type="float" office:value="1.9734176808659001" table:style-name="ce33">
            <text:p>2.0</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Elizabeth line</text:p>
          </table:table-cell>
          <table:table-cell office:value-type="float" office:value="48693.999999999898" table:style-name="ce31">
            <text:p>48,694</text:p>
          </table:table-cell>
          <table:table-cell office:value-type="float" office:value="854.57142857142799" table:style-name="ce31">
            <text:p>855</text:p>
          </table:table-cell>
          <table:table-cell office:value-type="float" office:value="807.28571428571399" table:style-name="ce31">
            <text:p>807</text:p>
          </table:table-cell>
          <table:table-cell office:value-type="float" office:value="1234.57142857142" table:style-name="ce31">
            <text:p>1,23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353666336128202" table:style-name="ce32">
            <text:p>2.5</text:p>
          </table:table-cell>
          <table:table-cell office:value-type="float" office:value="2.0748343704000898" table:style-name="ce32">
            <text:p>2.1</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Elizabeth line</text:p>
          </table:table-cell>
          <table:table-cell office:value-type="float" office:value="44994.285714285703" table:style-name="ce31">
            <text:p>44,994</text:p>
          </table:table-cell>
          <table:table-cell office:value-type="float" office:value="650.71428571428498" table:style-name="ce31">
            <text:p>651</text:p>
          </table:table-cell>
          <table:table-cell office:value-type="float" office:value="752.28571428571399" table:style-name="ce31">
            <text:p>752</text:p>
          </table:table-cell>
          <table:table-cell office:value-type="float" office:value="1077.6428571428501" table:style-name="ce31">
            <text:p>1,07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950660401320798" table:style-name="ce32">
            <text:p>2.4</text:p>
          </table:table-cell>
          <table:table-cell office:value-type="float" office:value="2.2207598629963199" table:style-name="ce32">
            <text:p>2.2</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6">
            <text:p>Elizabeth line [note 1]</text:p>
          </table:table-cell>
          <table:table-cell office:value-type="float" office:value="60563.392857142797" table:style-name="ce31">
            <text:p>60,563</text:p>
          </table:table-cell>
          <table:table-cell office:value-type="float" office:value="705.42857142857099" table:style-name="ce31">
            <text:p>705</text:p>
          </table:table-cell>
          <table:table-cell office:value-type="float" office:value="744.78571428571399" table:style-name="ce31">
            <text:p>745</text:p>
          </table:table-cell>
          <table:table-cell office:value-type="float" office:value="1097.5" table:style-name="ce31">
            <text:p>1,09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1215078651354" table:style-name="ce32">
            <text:p>1.8</text:p>
          </table:table-cell>
          <table:table-cell office:value-type="float" office:value="2.12365200678662" table:style-name="ce32">
            <text:p>2.1</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Elizabeth line</text:p>
          </table:table-cell>
          <table:table-cell office:value-type="float" office:value="79013.892857142797" table:style-name="ce31">
            <text:p>79,014</text:p>
          </table:table-cell>
          <table:table-cell office:value-type="float" office:value="852.82142857142799" table:style-name="ce31">
            <text:p>853</text:p>
          </table:table-cell>
          <table:table-cell office:value-type="float" office:value="1088.2142857142801" table:style-name="ce31">
            <text:p>1,088</text:p>
          </table:table-cell>
          <table:table-cell office:value-type="float" office:value="1514.62499999999" table:style-name="ce31">
            <text:p>1,5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169097297084701" table:style-name="ce32">
            <text:p>1.9</text:p>
          </table:table-cell>
          <table:table-cell office:value-type="float" office:value="2.1110441869138699" table:style-name="ce32">
            <text:p>2.1</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Elizabeth line</text:p>
          </table:table-cell>
          <table:table-cell office:value-type="float" office:value="74434.964285714203" table:style-name="ce31">
            <text:p>74,435</text:p>
          </table:table-cell>
          <table:table-cell office:value-type="float" office:value="1016" table:style-name="ce31">
            <text:p>1,016</text:p>
          </table:table-cell>
          <table:table-cell office:value-type="float" office:value="1580.25" table:style-name="ce31">
            <text:p>1,580</text:p>
          </table:table-cell>
          <table:table-cell office:value-type="float" office:value="2088.25" table:style-name="ce31">
            <text:p>2,08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054692039407301" table:style-name="ce32">
            <text:p>2.8</text:p>
          </table:table-cell>
          <table:table-cell office:value-type="float" office:value="2.2308386316230502" table:style-name="ce32">
            <text:p>2.2</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Elizabeth line</text:p>
          </table:table-cell>
          <table:table-cell office:value-type="float" office:value="75340.75" table:style-name="ce31">
            <text:p>75,341</text:p>
          </table:table-cell>
          <table:table-cell office:value-type="float" office:value="1134.75" table:style-name="ce31">
            <text:p>1,135</text:p>
          </table:table-cell>
          <table:table-cell office:value-type="float" office:value="1762.75" table:style-name="ce31">
            <text:p>1,763</text:p>
          </table:table-cell>
          <table:table-cell office:value-type="float" office:value="2330.125" table:style-name="ce31">
            <text:p>2,3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927817947126801" table:style-name="ce32">
            <text:p>3.1</text:p>
          </table:table-cell>
          <table:table-cell office:value-type="float" office:value="2.4297311588267601" table:style-name="ce32">
            <text:p>2.4</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Elizabeth line</text:p>
          </table:table-cell>
          <table:table-cell office:value-type="float" office:value="83876.142857142797" table:style-name="ce31">
            <text:p>83,876</text:p>
          </table:table-cell>
          <table:table-cell office:value-type="float" office:value="1465.2142857142801" table:style-name="ce31">
            <text:p>1,465</text:p>
          </table:table-cell>
          <table:table-cell office:value-type="float" office:value="2343.7142857142799" table:style-name="ce31">
            <text:p>2,344</text:p>
          </table:table-cell>
          <table:table-cell office:value-type="float" office:value="3076.3214285714198" table:style-name="ce31">
            <text:p>3,07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676953943995598" table:style-name="ce32">
            <text:p>3.7</text:p>
          </table:table-cell>
          <table:table-cell office:value-type="float" office:value="2.8814545336582" table:style-name="ce32">
            <text:p>2.9</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Elizabeth line</text:p>
          </table:table-cell>
          <table:table-cell office:value-type="float" office:value="91136.357142857101" table:style-name="ce31">
            <text:p>91,136</text:p>
          </table:table-cell>
          <table:table-cell office:value-type="float" office:value="1414.7857142857099" table:style-name="ce31">
            <text:p>1,415</text:p>
          </table:table-cell>
          <table:table-cell office:value-type="float" office:value="4070.2857142857101" table:style-name="ce31">
            <text:p>4,070</text:p>
          </table:table-cell>
          <table:table-cell office:value-type="float" office:value="4777.6785714285697" table:style-name="ce31">
            <text:p>4,77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2423409506477299" table:style-name="ce32">
            <text:p>5.2</text:p>
          </table:table-cell>
          <table:table-cell office:value-type="float" office:value="3.7785776885376898" table:style-name="ce32">
            <text:p>3.8</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Elizabeth line</text:p>
          </table:table-cell>
          <table:table-cell office:value-type="float" office:value="87926.928571428507" table:style-name="ce31">
            <text:p>87,927</text:p>
          </table:table-cell>
          <table:table-cell office:value-type="float" office:value="1684.2142857142801" table:style-name="ce31">
            <text:p>1,684</text:p>
          </table:table-cell>
          <table:table-cell office:value-type="float" office:value="3013.7142857142799" table:style-name="ce31">
            <text:p>3,014</text:p>
          </table:table-cell>
          <table:table-cell office:value-type="float" office:value="3855.8214285714198" table:style-name="ce31">
            <text:p>3,85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3852565888720898" table:style-name="ce32">
            <text:p>4.4</text:p>
          </table:table-cell>
          <table:table-cell office:value-type="float" office:value="4.1503899187539401" table:style-name="ce32">
            <text:p>4.2</text:p>
          </table:table-cell>
          <table:table-cell table:number-columns-repeated="16372" table:style-name="ce1"/>
        </table:table-row>
        <table:table-row table:style-name="ro3">
          <table:table-cell office:value-type="string" table:style-name="ce30">
            <text:p>Jan to Mar 2024</text:p>
          </table:table-cell>
          <table:table-cell office:value-type="string" table:style-name="ce30">
            <text:p>Elizabeth line</text:p>
          </table:table-cell>
          <table:table-cell office:value-type="float" office:value="86009.571428571406" table:style-name="ce31">
            <text:p>86,010</text:p>
          </table:table-cell>
          <table:table-cell office:value-type="float" office:value="1266.7857142857099" table:style-name="ce31">
            <text:p>1,267</text:p>
          </table:table-cell>
          <table:table-cell office:value-type="float" office:value="2115.2857142857101" table:style-name="ce31">
            <text:p>2,115</text:p>
          </table:table-cell>
          <table:table-cell office:value-type="float" office:value="2748.6785714285702" table:style-name="ce31">
            <text:p>2,74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95782196998" table:style-name="ce32">
            <text:p>3.2</text:p>
          </table:table-cell>
          <table:table-cell office:value-type="float" office:value="4.1434421649008799" table:style-name="ce32">
            <text:p>4.1</text:p>
          </table:table-cell>
          <table:table-cell table:number-columns-repeated="16372" table:style-name="ce1"/>
        </table:table-row>
        <table:table-row table:style-name="ro3">
          <table:table-cell office:value-type="string" table:style-name="ce30">
            <text:p>Apr to Jun 2024</text:p>
          </table:table-cell>
          <table:table-cell office:value-type="string" table:style-name="ce30">
            <text:p>Elizabeth line</text:p>
          </table:table-cell>
          <table:table-cell office:value-type="float" office:value="88970" table:style-name="ce31">
            <text:p>88,970</text:p>
          </table:table-cell>
          <table:table-cell office:value-type="float" office:value="1134.8571428571399" table:style-name="ce31">
            <text:p>1,135</text:p>
          </table:table-cell>
          <table:table-cell office:value-type="float" office:value="1873.2857142857099" table:style-name="ce31">
            <text:p>1,873</text:p>
          </table:table-cell>
          <table:table-cell office:value-type="float" office:value="2440.7142857142799" table:style-name="ce31">
            <text:p>2,44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74330030989579" table:style-name="ce32">
            <text:p>2.7</text:p>
          </table:table-cell>
          <table:table-cell office:value-type="float" office:value="3.9042993180809402" table:style-name="ce32">
            <text:p>3.9</text:p>
          </table:table-cell>
          <table:table-cell table:number-columns-repeated="16372" table:style-name="ce1"/>
        </table:table-row>
        <table:table-row table:style-name="ro3">
          <table:table-cell office:value-type="string" table:style-name="ce30">
            <text:p>Jul to Sep 2024</text:p>
          </table:table-cell>
          <table:table-cell office:value-type="string" table:style-name="ce30">
            <text:p>Elizabeth line</text:p>
          </table:table-cell>
          <table:table-cell office:value-type="float" office:value="91325.571428571406" table:style-name="ce31">
            <text:p>91,326</text:p>
          </table:table-cell>
          <table:table-cell office:value-type="float" office:value="2099.5714285714198" table:style-name="ce31">
            <text:p>2,100</text:p>
          </table:table-cell>
          <table:table-cell office:value-type="float" office:value="2800.8571428571399" table:style-name="ce31">
            <text:p>2,801</text:p>
          </table:table-cell>
          <table:table-cell office:value-type="float" office:value="3850.6428571428501" table:style-name="ce31">
            <text:p>3,8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2163906525945603" table:style-name="ce32">
            <text:p>4.2</text:p>
          </table:table-cell>
          <table:table-cell office:value-type="float" office:value="3.6405108918709201" table:style-name="ce32">
            <text:p>3.6</text:p>
          </table:table-cell>
          <table:table-cell table:number-columns-repeated="16372" table:style-name="ce24"/>
        </table:table-row>
        <table:table-row table:style-name="ro3">
          <table:table-cell office:value-type="string" table:style-name="ce30">
            <text:p>Oct to Dec 2024</text:p>
          </table:table-cell>
          <table:table-cell office:value-type="string" table:style-name="ce30">
            <text:p>Elizabeth line</text:p>
          </table:table-cell>
          <table:table-cell office:value-type="float" office:value="86922.571428571406" table:style-name="ce31">
            <text:p>86,923</text:p>
          </table:table-cell>
          <table:table-cell office:value-type="float" office:value="1624.42857142857" table:style-name="ce31">
            <text:p>1,624</text:p>
          </table:table-cell>
          <table:table-cell office:value-type="float" office:value="2396.5714285714198" table:style-name="ce31">
            <text:p>2,397</text:p>
          </table:table-cell>
          <table:table-cell office:value-type="float" office:value="3208.7857142857101" table:style-name="ce31">
            <text:p>3,20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915448560130599" table:style-name="ce32">
            <text:p>3.7</text:p>
          </table:table-cell>
          <table:table-cell office:value-type="float" office:value="3.46768414062316" table:style-name="ce32">
            <text:p>3.5</text:p>
          </table:table-cell>
          <table:table-cell table:number-columns-repeated="16372" table:style-name="ce24"/>
        </table:table-row>
        <table:table-row table:style-name="ro3">
          <table:table-cell office:value-type="string" table:style-name="ce30">
            <text:p>Jan to Mar 2025</text:p>
          </table:table-cell>
          <table:table-cell office:value-type="string" table:style-name="ce30">
            <text:p>Elizabeth line</text:p>
          </table:table-cell>
          <table:table-cell office:value-type="float" office:value="86012.857142857101" table:style-name="ce31">
            <text:p>86,013</text:p>
          </table:table-cell>
          <table:table-cell office:value-type="float" office:value="1927.1428571428501" table:style-name="ce31">
            <text:p>1,927</text:p>
          </table:table-cell>
          <table:table-cell office:value-type="float" office:value="3325.2857142857101" table:style-name="ce31">
            <text:p>3,325</text:p>
          </table:table-cell>
          <table:table-cell office:value-type="float" office:value="4288.8571428571404" table:style-name="ce31">
            <text:p>4,28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9862977295753099" table:style-name="ce32">
            <text:p>5.0</text:p>
          </table:table-cell>
          <table:table-cell office:value-type="float" office:value="3.9036777632767201" table:style-name="ce32">
            <text:p>3.9</text:p>
          </table:table-cell>
          <table:table-cell table:number-columns-repeated="16372" table:style-name="ce24"/>
        </table:table-row>
        <table:table-row table:style-name="ro3">
          <table:table-cell office:value-type="string" table:style-name="ce30">
            <text:p>Apr to Jun 2025</text:p>
          </table:table-cell>
          <table:table-cell office:value-type="string" table:style-name="ce30">
            <text:p>Elizabeth line</text:p>
          </table:table-cell>
          <table:table-cell office:value-type="float" office:value="89497.714285714203" table:style-name="ce31">
            <text:p>89,498</text:p>
          </table:table-cell>
          <table:table-cell office:value-type="float" office:value="1466.92857142857" table:style-name="ce31">
            <text:p>1,467</text:p>
          </table:table-cell>
          <table:table-cell office:value-type="float" office:value="1610.2857142857099" table:style-name="ce31">
            <text:p>1,610</text:p>
          </table:table-cell>
          <table:table-cell office:value-type="float" office:value="2343.74999999999" table:style-name="ce31">
            <text:p>2,34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187819641044299" table:style-name="ce32">
            <text:p>2.6</text:p>
          </table:table-cell>
          <table:table-cell office:value-type="float" office:value="3.8704447866200899" table:style-name="ce32">
            <text:p>3.9</text:p>
          </table:table-cell>
          <table:table-cell table:number-columns-repeated="16372" table:style-name="ce24"/>
        </table:table-row>
        <table:table-row table:style-name="ro3">
          <table:table-cell office:value-type="string" table:style-name="ce30">
            <text:p>Jul to Sep 2025</text:p>
          </table:table-cell>
          <table:table-cell office:value-type="string" table:style-name="ce30">
            <text:p>Elizabeth line</text:p>
          </table:table-cell>
          <table:table-cell office:value-type="float" office:value="91637.035714285696" table:style-name="ce31">
            <text:p>91,637</text:p>
          </table:table-cell>
          <table:table-cell office:value-type="float" office:value="1897.3571428571399" table:style-name="ce31">
            <text:p>1,897</text:p>
          </table:table-cell>
          <table:table-cell office:value-type="float" office:value="1968.1071428571399" table:style-name="ce31">
            <text:p>1,968</text:p>
          </table:table-cell>
          <table:table-cell office:value-type="float" office:value="2916.7857142857101" table:style-name="ce31">
            <text:p>2,91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8297693890921" table:style-name="ce32">
            <text:p>3.2</text:p>
          </table:table-cell>
          <table:table-cell office:value-type="float" office:value="3.6032909133732001" table:style-name="ce32">
            <text:p>3.6</text:p>
          </table:table-cell>
          <table:table-cell table:number-columns-repeated="16372" table:style-name="ce24"/>
        </table:table-row>
        <table:table-row table:style-name="ro3">
          <table:table-cell office:value-type="string" table:style-name="ce30">
            <text:p>Apr to Jun 2019</text:p>
          </table:table-cell>
          <table:table-cell office:value-type="string" table:style-name="ce30">
            <text:p>Govia Thameslink Railway</text:p>
          </table:table-cell>
          <table:table-cell office:value-type="float" office:value="338783.14285714203" table:style-name="ce31">
            <text:p>338,783</text:p>
          </table:table-cell>
          <table:table-cell office:value-type="float" office:value="6914.5714285714203" table:style-name="ce31">
            <text:p>6,915</text:p>
          </table:table-cell>
          <table:table-cell office:value-type="float" office:value="8335.5714285714294" table:style-name="ce31">
            <text:p>8,336</text:p>
          </table:table-cell>
          <table:table-cell office:value-type="float" office:value="11792.857142857099" table:style-name="ce31">
            <text:p>11,79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809456702602" table:style-name="ce32">
            <text:p>3.5</text:p>
          </table:table-cell>
          <table:table-cell office:value-type="string" table:style-name="ce32">
            <text:p>[z]</text:p>
          </table:table-cell>
          <table:table-cell table:number-columns-repeated="16372" table:style-name="ce24"/>
        </table:table-row>
        <table:table-row table:style-name="ro3">
          <table:table-cell office:value-type="string" table:style-name="ce30">
            <text:p>Jul to Sep 2019</text:p>
          </table:table-cell>
          <table:table-cell office:value-type="string" table:style-name="ce30">
            <text:p>Govia Thameslink Railway</text:p>
          </table:table-cell>
          <table:table-cell office:value-type="float" office:value="351236.28571428498" table:style-name="ce31">
            <text:p>351,236</text:p>
          </table:table-cell>
          <table:table-cell office:value-type="float" office:value="8602.1428571428496" table:style-name="ce31">
            <text:p>8,602</text:p>
          </table:table-cell>
          <table:table-cell office:value-type="float" office:value="13820.285714285699" table:style-name="ce31">
            <text:p>13,820</text:p>
          </table:table-cell>
          <table:table-cell office:value-type="float" office:value="18121.357142857101" table:style-name="ce31">
            <text:p>18,1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1593066775560903" table:style-name="ce32">
            <text:p>5.2</text:p>
          </table:table-cell>
          <table:table-cell office:value-type="string" table:style-name="ce32">
            <text:p>[z]</text:p>
          </table:table-cell>
          <table:table-cell table:number-columns-repeated="16372" table:style-name="ce24"/>
        </table:table-row>
        <table:table-row table:style-name="ro3">
          <table:table-cell office:value-type="string" table:style-name="ce30">
            <text:p>Oct to Dec 2019</text:p>
          </table:table-cell>
          <table:table-cell office:value-type="string" table:style-name="ce30">
            <text:p>Govia Thameslink Railway</text:p>
          </table:table-cell>
          <table:table-cell office:value-type="float" office:value="339409.428571428" table:style-name="ce31">
            <text:p>339,409</text:p>
          </table:table-cell>
          <table:table-cell office:value-type="float" office:value="9453.5714285714294" table:style-name="ce31">
            <text:p>9,454</text:p>
          </table:table-cell>
          <table:table-cell office:value-type="float" office:value="11367.5714285714" table:style-name="ce31">
            <text:p>11,368</text:p>
          </table:table-cell>
          <table:table-cell office:value-type="float" office:value="16094.357142857099" table:style-name="ce31">
            <text:p>16,09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418709641031898" table:style-name="ce32">
            <text:p>4.7</text:p>
          </table:table-cell>
          <table:table-cell office:value-type="string" table:style-name="ce32">
            <text:p>[z]</text:p>
          </table:table-cell>
          <table:table-cell table:number-columns-repeated="16372" table:style-name="ce24"/>
        </table:table-row>
        <table:table-row table:style-name="ro3">
          <table:table-cell office:value-type="string" table:style-name="ce30">
            <text:p>Jan to Mar 2020</text:p>
          </table:table-cell>
          <table:table-cell office:value-type="string" table:style-name="ce30">
            <text:p>Govia Thameslink Railway</text:p>
          </table:table-cell>
          <table:table-cell office:value-type="float" office:value="329128.14285714203" table:style-name="ce31">
            <text:p>329,128</text:p>
          </table:table-cell>
          <table:table-cell office:value-type="float" office:value="8932.7142857142808" table:style-name="ce31">
            <text:p>8,933</text:p>
          </table:table-cell>
          <table:table-cell office:value-type="float" office:value="10245.5714285714" table:style-name="ce31">
            <text:p>10,246</text:p>
          </table:table-cell>
          <table:table-cell office:value-type="float" office:value="14711.9285714285" table:style-name="ce31">
            <text:p>14,71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699697946566097" table:style-name="ce32">
            <text:p>4.5</text:p>
          </table:table-cell>
          <table:table-cell office:value-type="float" office:value="4.46948490199527" table:style-name="ce32">
            <text:p>4.5</text:p>
          </table:table-cell>
          <table:table-cell table:number-columns-repeated="16372" table:style-name="ce24"/>
        </table:table-row>
        <table:table-row table:style-name="ro3">
          <table:table-cell office:value-type="string" table:style-name="ce30">
            <text:p>Apr to Jun 2020</text:p>
          </table:table-cell>
          <table:table-cell office:value-type="string" table:style-name="ce30">
            <text:p>Govia Thameslink Railway</text:p>
          </table:table-cell>
          <table:table-cell office:value-type="float" office:value="248146.60714285701" table:style-name="ce34">
            <text:p>248,147</text:p>
          </table:table-cell>
          <table:table-cell office:value-type="float" office:value="2801.2142857142799" table:style-name="ce34">
            <text:p>2,801</text:p>
          </table:table-cell>
          <table:table-cell office:value-type="float" office:value="3050.1428571428501" table:style-name="ce34">
            <text:p>3,050</text:p>
          </table:table-cell>
          <table:table-cell office:value-type="float" office:value="4450.75" table:style-name="ce34">
            <text:p>4,4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9359695917088" table:style-name="ce32">
            <text:p>1.8</text:p>
          </table:table-cell>
          <table:table-cell office:value-type="float" office:value="4.2099165019166698" table:style-name="ce32">
            <text:p>4.2</text:p>
          </table:table-cell>
          <table:table-cell table:number-columns-repeated="16372" table:style-name="ce24"/>
        </table:table-row>
        <table:table-row table:style-name="ro3">
          <table:table-cell office:value-type="string" table:style-name="ce30">
            <text:p>Jul to Sep 2020</text:p>
          </table:table-cell>
          <table:table-cell office:value-type="string" table:style-name="ce30">
            <text:p>Govia Thameslink Railway</text:p>
          </table:table-cell>
          <table:table-cell office:value-type="float" office:value="295376.78571428498" table:style-name="ce31">
            <text:p>295,377</text:p>
          </table:table-cell>
          <table:table-cell office:value-type="float" office:value="6288.6428571428496" table:style-name="ce31">
            <text:p>6,289</text:p>
          </table:table-cell>
          <table:table-cell office:value-type="float" office:value="9040.5714285714294" table:style-name="ce31">
            <text:p>9,041</text:p>
          </table:table-cell>
          <table:table-cell office:value-type="float" office:value="12184.8928571428" table:style-name="ce31">
            <text:p>12,1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252032815229898" table:style-name="ce32">
            <text:p>4.1</text:p>
          </table:table-cell>
          <table:table-cell office:value-type="float" office:value="3.9141536580535599" table:style-name="ce33">
            <text:p>3.9</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Govia Thameslink Railway</text:p>
          </table:table-cell>
          <table:table-cell office:value-type="float" office:value="291933.75" table:style-name="ce31">
            <text:p>291,934</text:p>
          </table:table-cell>
          <table:table-cell office:value-type="float" office:value="6409.5714285714203" table:style-name="ce31">
            <text:p>6,410</text:p>
          </table:table-cell>
          <table:table-cell office:value-type="float" office:value="7459.8571428571404" table:style-name="ce31">
            <text:p>7,460</text:p>
          </table:table-cell>
          <table:table-cell office:value-type="float" office:value="10664.6428571428" table:style-name="ce31">
            <text:p>10,66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531037802730402" table:style-name="ce32">
            <text:p>3.7</text:p>
          </table:table-cell>
          <table:table-cell office:value-type="float" office:value="3.6074828353980499" table:style-name="ce33">
            <text:p>3.6</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Govia Thameslink Railway</text:p>
          </table:table-cell>
          <table:table-cell office:value-type="float" office:value="270920.85714285698" table:style-name="ce31">
            <text:p>270,921</text:p>
          </table:table-cell>
          <table:table-cell office:value-type="float" office:value="5729.5714285714203" table:style-name="ce31">
            <text:p>5,730</text:p>
          </table:table-cell>
          <table:table-cell office:value-type="float" office:value="6886.4285714285697" table:style-name="ce31">
            <text:p>6,886</text:p>
          </table:table-cell>
          <table:table-cell office:value-type="float" office:value="9751.2142857142808" table:style-name="ce31">
            <text:p>9,7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992851892434499" table:style-name="ce32">
            <text:p>3.6</text:p>
          </table:table-cell>
          <table:table-cell office:value-type="float" office:value="3.3489006469759799" table:style-name="ce33">
            <text:p>3.3</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Govia Thameslink Railway</text:p>
          </table:table-cell>
          <table:table-cell office:value-type="float" office:value="274975" table:style-name="ce31">
            <text:p>274,975</text:p>
          </table:table-cell>
          <table:table-cell office:value-type="float" office:value="5560.7142857142799" table:style-name="ce31">
            <text:p>5,561</text:p>
          </table:table-cell>
          <table:table-cell office:value-type="float" office:value="7443.4285714285697" table:style-name="ce31">
            <text:p>7,443</text:p>
          </table:table-cell>
          <table:table-cell office:value-type="float" office:value="10223.785714285699" table:style-name="ce31">
            <text:p>10,2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180782668554202" table:style-name="ce32">
            <text:p>3.7</text:p>
          </table:table-cell>
          <table:table-cell office:value-type="float" office:value="3.77905878260293" table:style-name="ce32">
            <text:p>3.8</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6">
            <text:p>Govia Thameslink Railway</text:p>
          </table:table-cell>
          <table:table-cell office:value-type="float" office:value="272495.71428571403" table:style-name="ce31">
            <text:p>272,496</text:p>
          </table:table-cell>
          <table:table-cell office:value-type="float" office:value="6892.5714285714203" table:style-name="ce31">
            <text:p>6,893</text:p>
          </table:table-cell>
          <table:table-cell office:value-type="float" office:value="16303.714285714201" table:style-name="ce31">
            <text:p>16,304</text:p>
          </table:table-cell>
          <table:table-cell office:value-type="float" office:value="19750" table:style-name="ce31">
            <text:p>19,75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2478204113301903" table:style-name="ce32">
            <text:p>7.2</text:p>
          </table:table-cell>
          <table:table-cell office:value-type="float" office:value="4.5382773755272297" table:style-name="ce32">
            <text:p>4.5</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6">
            <text:p>Govia Thameslink Railway</text:p>
          </table:table-cell>
          <table:table-cell office:value-type="float" office:value="267586.14285714203" table:style-name="ce31">
            <text:p>267,586</text:p>
          </table:table-cell>
          <table:table-cell office:value-type="float" office:value="6578.7142857142799" table:style-name="ce31">
            <text:p>6,579</text:p>
          </table:table-cell>
          <table:table-cell office:value-type="float" office:value="11430.714285714201" table:style-name="ce31">
            <text:p>11,431</text:p>
          </table:table-cell>
          <table:table-cell office:value-type="float" office:value="14720.0714285714" table:style-name="ce31">
            <text:p>14,72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5010589380295603" table:style-name="ce32">
            <text:p>5.5</text:p>
          </table:table-cell>
          <table:table-cell office:value-type="float" office:value="5.0134612075701597" table:style-name="ce32">
            <text:p>5.0</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6">
            <text:p>Govia Thameslink Railway</text:p>
          </table:table-cell>
          <table:table-cell office:value-type="float" office:value="256417.142857142" table:style-name="ce31">
            <text:p>256,417</text:p>
          </table:table-cell>
          <table:table-cell office:value-type="float" office:value="6971" table:style-name="ce31">
            <text:p>6,971</text:p>
          </table:table-cell>
          <table:table-cell office:value-type="float" office:value="12872.1428571428" table:style-name="ce31">
            <text:p>12,872</text:p>
          </table:table-cell>
          <table:table-cell office:value-type="float" office:value="16357.6428571428" table:style-name="ce31">
            <text:p>16,35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3793093842622497" table:style-name="ce32">
            <text:p>6.4</text:p>
          </table:table-cell>
          <table:table-cell office:value-type="float" office:value="5.6978984091074496" table:style-name="ce32">
            <text:p>5.7</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6">
            <text:p>Govia Thameslink Railway</text:p>
          </table:table-cell>
          <table:table-cell office:value-type="float" office:value="260505.142857142" table:style-name="ce31">
            <text:p>260,505</text:p>
          </table:table-cell>
          <table:table-cell office:value-type="float" office:value="6337.6785714285697" table:style-name="ce31">
            <text:p>6,338</text:p>
          </table:table-cell>
          <table:table-cell office:value-type="float" office:value="10326.714285714201" table:style-name="ce31">
            <text:p>10,327</text:p>
          </table:table-cell>
          <table:table-cell office:value-type="float" office:value="13495.5535714285" table:style-name="ce31">
            <text:p>13,49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1805324929148604" table:style-name="ce32">
            <text:p>5.2</text:p>
          </table:table-cell>
          <table:table-cell office:value-type="float" office:value="6.0854319533009003" table:style-name="ce32">
            <text:p>6.1</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Govia Thameslink Railway</text:p>
          </table:table-cell>
          <table:table-cell office:value-type="float" office:value="269187.89285714203" table:style-name="ce31">
            <text:p>269,188</text:p>
          </table:table-cell>
          <table:table-cell office:value-type="float" office:value="8199.8214285714203" table:style-name="ce31">
            <text:p>8,200</text:p>
          </table:table-cell>
          <table:table-cell office:value-type="float" office:value="17499.535714285699" table:style-name="ce31">
            <text:p>17,500</text:p>
          </table:table-cell>
          <table:table-cell office:value-type="float" office:value="21599.446428571398" table:style-name="ce31">
            <text:p>21,59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8.0239293823047895" table:style-name="ce32">
            <text:p>8.0</text:p>
          </table:table-cell>
          <table:table-cell office:value-type="float" office:value="6.2800555473135899" table:style-name="ce32">
            <text:p>6.3</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Govia Thameslink Railway</text:p>
          </table:table-cell>
          <table:table-cell office:value-type="float" office:value="246092.964285714" table:style-name="ce31">
            <text:p>246,093</text:p>
          </table:table-cell>
          <table:table-cell office:value-type="float" office:value="7186.75" table:style-name="ce31">
            <text:p>7,187</text:p>
          </table:table-cell>
          <table:table-cell office:value-type="float" office:value="12293.5" table:style-name="ce31">
            <text:p>12,294</text:p>
          </table:table-cell>
          <table:table-cell office:value-type="float" office:value="15886.875" table:style-name="ce31">
            <text:p>15,88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4556396588223102" table:style-name="ce32">
            <text:p>6.5</text:p>
          </table:table-cell>
          <table:table-cell office:value-type="float" office:value="6.5238628968660901" table:style-name="ce32">
            <text:p>6.5</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Govia Thameslink Railway</text:p>
          </table:table-cell>
          <table:table-cell office:value-type="float" office:value="253440" table:style-name="ce31">
            <text:p>253,440</text:p>
          </table:table-cell>
          <table:table-cell office:value-type="float" office:value="6704.75" table:style-name="ce31">
            <text:p>6,705</text:p>
          </table:table-cell>
          <table:table-cell office:value-type="float" office:value="7775.25" table:style-name="ce31">
            <text:p>7,775</text:p>
          </table:table-cell>
          <table:table-cell office:value-type="float" office:value="11127.625" table:style-name="ce31">
            <text:p>11,1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3906348642676702" table:style-name="ce32">
            <text:p>4.4</text:p>
          </table:table-cell>
          <table:table-cell office:value-type="float" office:value="6.0345832693694099" table:style-name="ce32">
            <text:p>6.0</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Govia Thameslink Railway</text:p>
          </table:table-cell>
          <table:table-cell office:value-type="float" office:value="252906.642857142" table:style-name="ce31">
            <text:p>252,907</text:p>
          </table:table-cell>
          <table:table-cell office:value-type="float" office:value="5561.2142857142799" table:style-name="ce31">
            <text:p>5,561</text:p>
          </table:table-cell>
          <table:table-cell office:value-type="float" office:value="7720.49999999999" table:style-name="ce31">
            <text:p>7,720</text:p>
          </table:table-cell>
          <table:table-cell office:value-type="float" office:value="10501.107142857099" table:style-name="ce31">
            <text:p>10,5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521673864410102" table:style-name="ce32">
            <text:p>4.2</text:p>
          </table:table-cell>
          <table:table-cell office:value-type="float" office:value="5.7863608381164902" table:style-name="ce32">
            <text:p>5.8</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Govia Thameslink Railway</text:p>
          </table:table-cell>
          <table:table-cell office:value-type="float" office:value="246928.85714285701" table:style-name="ce31">
            <text:p>246,929</text:p>
          </table:table-cell>
          <table:table-cell office:value-type="float" office:value="5745.2857142857101" table:style-name="ce31">
            <text:p>5,745</text:p>
          </table:table-cell>
          <table:table-cell office:value-type="float" office:value="7239.5" table:style-name="ce31">
            <text:p>7,240</text:p>
          </table:table-cell>
          <table:table-cell office:value-type="float" office:value="10112.1428571428" table:style-name="ce31">
            <text:p>10,11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0951644834660303" table:style-name="ce32">
            <text:p>4.1</text:p>
          </table:table-cell>
          <table:table-cell office:value-type="float" office:value="4.7657847632846098" table:style-name="ce32">
            <text:p>4.8</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Govia Thameslink Railway</text:p>
          </table:table-cell>
          <table:table-cell office:value-type="float" office:value="260231.5" table:style-name="ce31">
            <text:p>260,232</text:p>
          </table:table-cell>
          <table:table-cell office:value-type="float" office:value="7799" table:style-name="ce31">
            <text:p>7,799</text:p>
          </table:table-cell>
          <table:table-cell office:value-type="float" office:value="9739.7142857142808" table:style-name="ce31">
            <text:p>9,740</text:p>
          </table:table-cell>
          <table:table-cell office:value-type="float" office:value="13639.214285714201" table:style-name="ce31">
            <text:p>13,6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2411849778809501" table:style-name="ce32">
            <text:p>5.2</text:p>
          </table:table-cell>
          <table:table-cell office:value-type="float" office:value="4.4775309184558401" table:style-name="ce32">
            <text:p>4.5</text:p>
          </table:table-cell>
          <table:table-cell table:style-name="ce22"/>
          <table:table-cell table:number-columns-repeated="16371" table:style-name="ce24"/>
        </table:table-row>
        <table:table-row table:style-name="ro3">
          <table:table-cell office:value-type="string" table:style-name="ce30">
            <text:p>Jan to Mar 2024</text:p>
          </table:table-cell>
          <table:table-cell office:value-type="string" table:style-name="ce30">
            <text:p>Govia Thameslink Railway</text:p>
          </table:table-cell>
          <table:table-cell office:value-type="float" office:value="267012" table:style-name="ce31">
            <text:p>267,012</text:p>
          </table:table-cell>
          <table:table-cell office:value-type="float" office:value="6613.49999999999" table:style-name="ce31">
            <text:p>6,613</text:p>
          </table:table-cell>
          <table:table-cell office:value-type="float" office:value="7806.2857142857101" table:style-name="ce31">
            <text:p>7,806</text:p>
          </table:table-cell>
          <table:table-cell office:value-type="float" office:value="11113.035714285699" table:style-name="ce31">
            <text:p>11,11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619986046640998" table:style-name="ce32">
            <text:p>4.2</text:p>
          </table:table-cell>
          <table:table-cell office:value-type="float" office:value="4.4169435846707001" table:style-name="ce32">
            <text:p>4.4</text:p>
          </table:table-cell>
          <table:table-cell table:style-name="ce22"/>
          <table:table-cell table:number-columns-repeated="16371" table:style-name="ce24"/>
        </table:table-row>
        <table:table-row table:style-name="ro3">
          <table:table-cell office:value-type="string" table:style-name="ce30">
            <text:p>Apr to Jun 2024</text:p>
          </table:table-cell>
          <table:table-cell office:value-type="string" table:style-name="ce30">
            <text:p>Govia Thameslink Railway</text:p>
          </table:table-cell>
          <table:table-cell office:value-type="float" office:value="267399.14285714203" table:style-name="ce31">
            <text:p>267,399</text:p>
          </table:table-cell>
          <table:table-cell office:value-type="float" office:value="7593.7142857142799" table:style-name="ce31">
            <text:p>7,594</text:p>
          </table:table-cell>
          <table:table-cell office:value-type="float" office:value="9525" table:style-name="ce31">
            <text:p>9,525</text:p>
          </table:table-cell>
          <table:table-cell office:value-type="float" office:value="13321.857142857099" table:style-name="ce31">
            <text:p>13,32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9820119094301996" table:style-name="ce32">
            <text:p>5.0</text:p>
          </table:table-cell>
          <table:table-cell office:value-type="float" office:value="4.6263026590109204" table:style-name="ce32">
            <text:p>4.6</text:p>
          </table:table-cell>
          <table:table-cell table:style-name="ce22"/>
          <table:table-cell table:number-columns-repeated="16371" table:style-name="ce24"/>
        </table:table-row>
        <table:table-row table:style-name="ro3">
          <table:table-cell office:value-type="string" table:style-name="ce30">
            <text:p>Jul to Sep 2024</text:p>
          </table:table-cell>
          <table:table-cell office:value-type="string" table:style-name="ce30">
            <text:p>Govia Thameslink Railway</text:p>
          </table:table-cell>
          <table:table-cell office:value-type="float" office:value="283598.428571428" table:style-name="ce31">
            <text:p>283,598</text:p>
          </table:table-cell>
          <table:table-cell office:value-type="float" office:value="8397.1428571428496" table:style-name="ce31">
            <text:p>8,397</text:p>
          </table:table-cell>
          <table:table-cell office:value-type="float" office:value="12113.5714285714" table:style-name="ce31">
            <text:p>12,114</text:p>
          </table:table-cell>
          <table:table-cell office:value-type="float" office:value="16312.1428571428" table:style-name="ce31">
            <text:p>16,31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7518452902972896" table:style-name="ce32">
            <text:p>5.8</text:p>
          </table:table-cell>
          <table:table-cell office:value-type="float" office:value="5.0439787020858997" table:style-name="ce32">
            <text:p>5.0</text:p>
          </table:table-cell>
          <table:table-cell table:style-name="ce22"/>
          <table:table-cell table:number-columns-repeated="16371" table:style-name="ce24"/>
        </table:table-row>
        <table:table-row table:style-name="ro3">
          <table:table-cell office:value-type="string" table:style-name="ce30">
            <text:p>Oct to Dec 2024</text:p>
          </table:table-cell>
          <table:table-cell office:value-type="string" table:style-name="ce30">
            <text:p>Govia Thameslink Railway</text:p>
          </table:table-cell>
          <table:table-cell office:value-type="float" office:value="273152.28571428498" table:style-name="ce31">
            <text:p>273,152</text:p>
          </table:table-cell>
          <table:table-cell office:value-type="float" office:value="8012.8571428571404" table:style-name="ce31">
            <text:p>8,013</text:p>
          </table:table-cell>
          <table:table-cell office:value-type="float" office:value="14004" table:style-name="ce31">
            <text:p>14,004</text:p>
          </table:table-cell>
          <table:table-cell office:value-type="float" office:value="18010.4285714285" table:style-name="ce31">
            <text:p>18,01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5935485490563597" table:style-name="ce32">
            <text:p>6.6</text:p>
          </table:table-cell>
          <table:table-cell office:value-type="float" office:value="5.3848532095474102" table:style-name="ce32">
            <text:p>5.4</text:p>
          </table:table-cell>
          <table:table-cell table:style-name="ce22"/>
          <table:table-cell table:number-columns-repeated="16371" table:style-name="ce24"/>
        </table:table-row>
        <table:table-row table:style-name="ro3">
          <table:table-cell office:value-type="string" table:style-name="ce30">
            <text:p>Jan to Mar 2025</text:p>
          </table:table-cell>
          <table:table-cell office:value-type="string" table:style-name="ce30">
            <text:p>Govia Thameslink Railway</text:p>
          </table:table-cell>
          <table:table-cell office:value-type="float" office:value="273983.14285714203" table:style-name="ce31">
            <text:p>273,983</text:p>
          </table:table-cell>
          <table:table-cell office:value-type="float" office:value="7534.2857142857101" table:style-name="ce31">
            <text:p>7,534</text:p>
          </table:table-cell>
          <table:table-cell office:value-type="float" office:value="9471.4285714285706" table:style-name="ce31">
            <text:p>9,471</text:p>
          </table:table-cell>
          <table:table-cell office:value-type="float" office:value="13238.5714285714" table:style-name="ce31">
            <text:p>13,2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8318926816144003" table:style-name="ce32">
            <text:p>4.8</text:p>
          </table:table-cell>
          <table:table-cell office:value-type="float" office:value="5.5442282492193504" table:style-name="ce32">
            <text:p>5.5</text:p>
          </table:table-cell>
          <table:table-cell table:style-name="ce22"/>
          <table:table-cell table:number-columns-repeated="16371" table:style-name="ce24"/>
        </table:table-row>
        <table:table-row table:style-name="ro3">
          <table:table-cell office:value-type="string" table:style-name="ce30">
            <text:p>Apr to Jun 2025</text:p>
          </table:table-cell>
          <table:table-cell office:value-type="string" table:style-name="ce30">
            <text:p>Govia Thameslink Railway</text:p>
          </table:table-cell>
          <table:table-cell office:value-type="float" office:value="280638.53571428498" table:style-name="ce31">
            <text:p>280,639</text:p>
          </table:table-cell>
          <table:table-cell office:value-type="float" office:value="7195.2142857142799" table:style-name="ce31">
            <text:p>7,195</text:p>
          </table:table-cell>
          <table:table-cell office:value-type="float" office:value="8837.3928571428496" table:style-name="ce31">
            <text:p>8,837</text:p>
          </table:table-cell>
          <table:table-cell office:value-type="float" office:value="12434.9999999999" table:style-name="ce31">
            <text:p>12,43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309666768857001" table:style-name="ce32">
            <text:p>4.4</text:p>
          </table:table-cell>
          <table:table-cell office:value-type="float" office:value="5.3983834080045199" table:style-name="ce32">
            <text:p>5.4</text:p>
          </table:table-cell>
          <table:table-cell table:style-name="ce22"/>
          <table:table-cell table:number-columns-repeated="16371" table:style-name="ce24"/>
        </table:table-row>
        <table:table-row table:style-name="ro3">
          <table:table-cell office:value-type="string" table:style-name="ce30">
            <text:p>Jul to Sep 2025</text:p>
          </table:table-cell>
          <table:table-cell office:value-type="string" table:style-name="ce30">
            <text:p>Govia Thameslink Railway</text:p>
          </table:table-cell>
          <table:table-cell office:value-type="float" office:value="285527.03571428498" table:style-name="ce31">
            <text:p>285,527</text:p>
          </table:table-cell>
          <table:table-cell office:value-type="float" office:value="9056.75" table:style-name="ce31">
            <text:p>9,057</text:p>
          </table:table-cell>
          <table:table-cell office:value-type="float" office:value="13533.285714285699" table:style-name="ce31">
            <text:p>13,533</text:p>
          </table:table-cell>
          <table:table-cell office:value-type="float" office:value="18061.660714285699" table:style-name="ce31">
            <text:p>18,06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3257269733151302" table:style-name="ce32">
            <text:p>6.3</text:p>
          </table:table-cell>
          <table:table-cell office:value-type="float" office:value="5.5461785010779403" table:style-name="ce32">
            <text:p>5.5</text:p>
          </table:table-cell>
          <table:table-cell table:style-name="ce22"/>
          <table:table-cell table:number-columns-repeated="16371" table:style-name="ce24"/>
        </table:table-row>
        <table:table-row table:style-name="ro3">
          <table:table-cell office:value-type="string" table:style-name="ce30">
            <text:p>Apr to Jun 2019</text:p>
          </table:table-cell>
          <table:table-cell office:value-type="string" table:style-name="ce30">
            <text:p>Grand Central</text:p>
          </table:table-cell>
          <table:table-cell office:value-type="float" office:value="1594.2857142857099" table:style-name="ce31">
            <text:p>1,594</text:p>
          </table:table-cell>
          <table:table-cell office:value-type="float" office:value="24.571428571428498" table:style-name="ce31">
            <text:p>25</text:p>
          </table:table-cell>
          <table:table-cell office:value-type="float" office:value="27.714285714285701" table:style-name="ce31">
            <text:p>28</text:p>
          </table:table-cell>
          <table:table-cell office:value-type="float" office:value="40" table:style-name="ce31">
            <text:p>4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089605734767" table:style-name="ce32">
            <text:p>2.5</text:p>
          </table:table-cell>
          <table:table-cell office:value-type="string" table:style-name="ce32">
            <text:p>[z]</text:p>
          </table:table-cell>
          <table:table-cell table:style-name="ce22"/>
          <table:table-cell table:number-columns-repeated="16371" table:style-name="ce24"/>
        </table:table-row>
        <table:table-row table:style-name="ro3">
          <table:table-cell office:value-type="string" table:style-name="ce30">
            <text:p>Jul to Sep 2019</text:p>
          </table:table-cell>
          <table:table-cell office:value-type="string" table:style-name="ce30">
            <text:p>Grand Central</text:p>
          </table:table-cell>
          <table:table-cell office:value-type="float" office:value="1559.1428571428501" table:style-name="ce31">
            <text:p>1,559</text:p>
          </table:table-cell>
          <table:table-cell office:value-type="float" office:value="20.999999999999901" table:style-name="ce31">
            <text:p>21</text:p>
          </table:table-cell>
          <table:table-cell office:value-type="float" office:value="53.428571428571402" table:style-name="ce31">
            <text:p>53</text:p>
          </table:table-cell>
          <table:table-cell office:value-type="float" office:value="63.928571428571402" table:style-name="ce31">
            <text:p>6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002382261315704" table:style-name="ce32">
            <text:p>4.1</text:p>
          </table:table-cell>
          <table:table-cell office:value-type="string" table:style-name="ce32">
            <text:p>[z]</text:p>
          </table:table-cell>
          <table:table-cell table:style-name="ce22"/>
          <table:table-cell table:number-columns-repeated="16371" table:style-name="ce24"/>
        </table:table-row>
        <table:table-row table:style-name="ro3">
          <table:table-cell office:value-type="string" table:style-name="ce30">
            <text:p>Oct to Dec 2019</text:p>
          </table:table-cell>
          <table:table-cell office:value-type="string" table:style-name="ce30">
            <text:p>Grand Central</text:p>
          </table:table-cell>
          <table:table-cell office:value-type="float" office:value="1508.2857142857099" table:style-name="ce34">
            <text:p>1,508</text:p>
          </table:table-cell>
          <table:table-cell office:value-type="float" office:value="28.571428571428498" table:style-name="ce34">
            <text:p>29</text:p>
          </table:table-cell>
          <table:table-cell office:value-type="float" office:value="33.428571428571402" table:style-name="ce34">
            <text:p>33</text:p>
          </table:table-cell>
          <table:table-cell office:value-type="float" office:value="47.714285714285701" table:style-name="ce34">
            <text:p>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634779314263999" table:style-name="ce32">
            <text:p>3.2</text:p>
          </table:table-cell>
          <table:table-cell office:value-type="string" table:style-name="ce32">
            <text:p>[z]</text:p>
          </table:table-cell>
          <table:table-cell table:style-name="ce22"/>
          <table:table-cell table:number-columns-repeated="16371" table:style-name="ce24"/>
        </table:table-row>
        <table:table-row table:style-name="ro3">
          <table:table-cell office:value-type="string" table:style-name="ce30">
            <text:p>Jan to Mar 2020</text:p>
          </table:table-cell>
          <table:table-cell office:value-type="string" table:style-name="ce30">
            <text:p>Grand Central</text:p>
          </table:table-cell>
          <table:table-cell office:value-type="float" office:value="1334.2857142857099" table:style-name="ce31">
            <text:p>1,334</text:p>
          </table:table-cell>
          <table:table-cell office:value-type="float" office:value="23.857142857142801" table:style-name="ce31">
            <text:p>24</text:p>
          </table:table-cell>
          <table:table-cell office:value-type="float" office:value="36.428571428571402" table:style-name="ce31">
            <text:p>36</text:p>
          </table:table-cell>
          <table:table-cell office:value-type="float" office:value="48.357142857142797" table:style-name="ce31">
            <text:p>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241970021413201" table:style-name="ce32">
            <text:p>3.6</text:p>
          </table:table-cell>
          <table:table-cell office:value-type="float" office:value="3.3355570380253399" table:style-name="ce33">
            <text:p>3.3</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Grand Central [note 2]</text:p>
          </table:table-cell>
          <table:table-cell office:value-type="float" office:value="24" table:style-name="ce31">
            <text:p>24</text:p>
          </table:table-cell>
          <table:table-cell office:value-type="float" office:value="0" table:style-name="ce31">
            <text:p>0</text:p>
          </table:table-cell>
          <table:table-cell office:value-type="float" office:value="0" table:style-name="ce31">
            <text:p>0</text:p>
          </table:table-cell>
          <table:table-cell office:value-type="float" office:value="0" table:style-name="ce31">
            <text:p>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 table:style-name="ce32">
            <text:p>0.0</text:p>
          </table:table-cell>
          <table:table-cell office:value-type="float" office:value="3.6152356358941198" table:style-name="ce33">
            <text:p>3.6</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Grand Central [note 2]</text:p>
          </table:table-cell>
          <table:table-cell office:value-type="float" office:value="787" table:style-name="ce31">
            <text:p>787</text:p>
          </table:table-cell>
          <table:table-cell office:value-type="float" office:value="7.5714285714285703" table:style-name="ce31">
            <text:p>8</text:p>
          </table:table-cell>
          <table:table-cell office:value-type="float" office:value="14.9285714285714" table:style-name="ce31">
            <text:p>15</text:p>
          </table:table-cell>
          <table:table-cell office:value-type="float" office:value="18.714285714285701" table:style-name="ce31">
            <text:p>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779270284988199" table:style-name="ce32">
            <text:p>2.4</text:p>
          </table:table-cell>
          <table:table-cell office:value-type="float" office:value="3.1417399804496502" table:style-name="ce33">
            <text:p>3.1</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Grand Central [note 2]</text:p>
          </table:table-cell>
          <table:table-cell office:value-type="float" office:value="877.07142857142799" table:style-name="ce31">
            <text:p>877</text:p>
          </table:table-cell>
          <table:table-cell office:value-type="float" office:value="10.464285714285699" table:style-name="ce31">
            <text:p>10</text:p>
          </table:table-cell>
          <table:table-cell office:value-type="float" office:value="25.107142857142801" table:style-name="ce31">
            <text:p>25</text:p>
          </table:table-cell>
          <table:table-cell office:value-type="float" office:value="30.339285714285701" table:style-name="ce31">
            <text:p>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591579118820701" table:style-name="ce32">
            <text:p>3.5</text:p>
          </table:table-cell>
          <table:table-cell office:value-type="float" office:value="3.22300475031314" table:style-name="ce32">
            <text:p>3.2</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Grand Central [note 2]</text:p>
          </table:table-cell>
          <table:table-cell office:value-type="float" office:value="131.92857142857099" table:style-name="ce31">
            <text:p>132</text:p>
          </table:table-cell>
          <table:table-cell office:value-type="float" office:value="1.96428571428571" table:style-name="ce31">
            <text:p>2</text:p>
          </table:table-cell>
          <table:table-cell office:value-type="float" office:value="0.96428571428571297" table:style-name="ce31">
            <text:p>1</text:p>
          </table:table-cell>
          <table:table-cell office:value-type="float" office:value="1.9464285714285601" table:style-name="ce31">
            <text:p>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753654574986399" table:style-name="ce32">
            <text:p>1.5</text:p>
          </table:table-cell>
          <table:table-cell office:value-type="float" office:value="2.8021978021977998" table:style-name="ce32">
            <text:p>2.8</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Grand Central</text:p>
          </table:table-cell>
          <table:table-cell office:value-type="float" office:value="1090.1428571428501" table:style-name="ce31">
            <text:p>1,090</text:p>
          </table:table-cell>
          <table:table-cell office:value-type="float" office:value="8" table:style-name="ce31">
            <text:p>8</text:p>
          </table:table-cell>
          <table:table-cell office:value-type="float" office:value="15.4285714285714" table:style-name="ce31">
            <text:p>15</text:p>
          </table:table-cell>
          <table:table-cell office:value-type="float" office:value="19.428571428571399" table:style-name="ce31">
            <text:p>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8220416721268" table:style-name="ce32">
            <text:p>1.8</text:p>
          </table:table-cell>
          <table:table-cell office:value-type="float" office:value="2.44023164876503" table:style-name="ce32">
            <text:p>2.4</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Grand Central</text:p>
          </table:table-cell>
          <table:table-cell office:value-type="float" office:value="1337.7142857142801" table:style-name="ce31">
            <text:p>1,338</text:p>
          </table:table-cell>
          <table:table-cell office:value-type="float" office:value="19" table:style-name="ce31">
            <text:p>19</text:p>
          </table:table-cell>
          <table:table-cell office:value-type="float" office:value="19.571428571428498" table:style-name="ce31">
            <text:p>20</text:p>
          </table:table-cell>
          <table:table-cell office:value-type="float" office:value="29.071428571428498" table:style-name="ce31">
            <text:p>2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732165741136198" table:style-name="ce32">
            <text:p>2.2</text:p>
          </table:table-cell>
          <table:table-cell office:value-type="float" office:value="2.3505694571452298" table:style-name="ce32">
            <text:p>2.4</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Grand Central</text:p>
          </table:table-cell>
          <table:table-cell office:value-type="float" office:value="1413.1428571428501" table:style-name="ce31">
            <text:p>1,413</text:p>
          </table:table-cell>
          <table:table-cell office:value-type="float" office:value="32.285714285714199" table:style-name="ce31">
            <text:p>32</text:p>
          </table:table-cell>
          <table:table-cell office:value-type="float" office:value="30.999999999999901" table:style-name="ce31">
            <text:p>31</text:p>
          </table:table-cell>
          <table:table-cell office:value-type="float" office:value="47.142857142857103" table:style-name="ce31">
            <text:p>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360291144358998" table:style-name="ce32">
            <text:p>3.3</text:p>
          </table:table-cell>
          <table:table-cell office:value-type="float" office:value="2.4563564121464898" table:style-name="ce32">
            <text:p>2.5</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Grand Central</text:p>
          </table:table-cell>
          <table:table-cell office:value-type="float" office:value="1498" table:style-name="ce31">
            <text:p>1,498</text:p>
          </table:table-cell>
          <table:table-cell office:value-type="float" office:value="34.714285714285701" table:style-name="ce31">
            <text:p>35</text:p>
          </table:table-cell>
          <table:table-cell office:value-type="float" office:value="31" table:style-name="ce31">
            <text:p>31</text:p>
          </table:table-cell>
          <table:table-cell office:value-type="float" office:value="48.357142857142797" table:style-name="ce31">
            <text:p>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281136753766901" table:style-name="ce32">
            <text:p>3.2</text:p>
          </table:table-cell>
          <table:table-cell office:value-type="float" office:value="2.69713429481176" table:style-name="ce32">
            <text:p>2.7</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Grand Central</text:p>
          </table:table-cell>
          <table:table-cell office:value-type="float" office:value="1575.5" table:style-name="ce31">
            <text:p>1,576</text:p>
          </table:table-cell>
          <table:table-cell office:value-type="float" office:value="10.714285714285699" table:style-name="ce31">
            <text:p>11</text:p>
          </table:table-cell>
          <table:table-cell office:value-type="float" office:value="40.928571428571402" table:style-name="ce31">
            <text:p>41</text:p>
          </table:table-cell>
          <table:table-cell office:value-type="float" office:value="46.285714285714199" table:style-name="ce31">
            <text:p>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378428616765602" table:style-name="ce32">
            <text:p>2.9</text:p>
          </table:table-cell>
          <table:table-cell office:value-type="float" office:value="2.93349357991685" table:style-name="ce32">
            <text:p>2.9</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Grand Central</text:p>
          </table:table-cell>
          <table:table-cell office:value-type="float" office:value="1711.42857142857" table:style-name="ce31">
            <text:p>1,711</text:p>
          </table:table-cell>
          <table:table-cell office:value-type="float" office:value="26.071428571428498" table:style-name="ce31">
            <text:p>26</text:p>
          </table:table-cell>
          <table:table-cell office:value-type="float" office:value="106.321428571428" table:style-name="ce31">
            <text:p>106</text:p>
          </table:table-cell>
          <table:table-cell office:value-type="float" office:value="119.35714285714199" table:style-name="ce31">
            <text:p>1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9741235392320498" table:style-name="ce32">
            <text:p>7.0</text:p>
          </table:table-cell>
          <table:table-cell office:value-type="float" office:value="4.2132921530890899" table:style-name="ce32">
            <text:p>4.2</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Grand Central</text:p>
          </table:table-cell>
          <table:table-cell office:value-type="float" office:value="1514.07142857142" table:style-name="ce31">
            <text:p>1,514</text:p>
          </table:table-cell>
          <table:table-cell office:value-type="float" office:value="36.964285714285701" table:style-name="ce31">
            <text:p>37</text:p>
          </table:table-cell>
          <table:table-cell office:value-type="float" office:value="56.75" table:style-name="ce31">
            <text:p>57</text:p>
          </table:table-cell>
          <table:table-cell office:value-type="float" office:value="75.232142857142804" table:style-name="ce31">
            <text:p>7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9688635184224097" table:style-name="ce32">
            <text:p>5.0</text:p>
          </table:table-cell>
          <table:table-cell office:value-type="float" office:value="4.5917152382464304" table:style-name="ce32">
            <text:p>4.6</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Grand Central</text:p>
          </table:table-cell>
          <table:table-cell office:value-type="float" office:value="1494" table:style-name="ce31">
            <text:p>1,494</text:p>
          </table:table-cell>
          <table:table-cell office:value-type="float" office:value="28.25" table:style-name="ce31">
            <text:p>28</text:p>
          </table:table-cell>
          <table:table-cell office:value-type="float" office:value="71" table:style-name="ce31">
            <text:p>71</text:p>
          </table:table-cell>
          <table:table-cell office:value-type="float" office:value="85.125" table:style-name="ce31">
            <text:p>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6977911646586303" table:style-name="ce32">
            <text:p>5.7</text:p>
          </table:table-cell>
          <table:table-cell office:value-type="float" office:value="5.17871326449563" table:style-name="ce32">
            <text:p>5.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Grand Central</text:p>
          </table:table-cell>
          <table:table-cell office:value-type="float" office:value="1625.6428571428501" table:style-name="ce31">
            <text:p>1,626</text:p>
          </table:table-cell>
          <table:table-cell office:value-type="float" office:value="35.5" table:style-name="ce31">
            <text:p>36</text:p>
          </table:table-cell>
          <table:table-cell office:value-type="float" office:value="106.571428571428" table:style-name="ce31">
            <text:p>107</text:p>
          </table:table-cell>
          <table:table-cell office:value-type="float" office:value="124.321428571428" table:style-name="ce31">
            <text:p>1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6475240564172404" table:style-name="ce32">
            <text:p>7.6</text:p>
          </table:table-cell>
          <table:table-cell office:value-type="float" office:value="6.3676377881844299" table:style-name="ce32">
            <text:p>6.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Grand Central</text:p>
          </table:table-cell>
          <table:table-cell office:value-type="float" office:value="1605.8571428571399" table:style-name="ce31">
            <text:p>1,606</text:p>
          </table:table-cell>
          <table:table-cell office:value-type="float" office:value="36" table:style-name="ce31">
            <text:p>36</text:p>
          </table:table-cell>
          <table:table-cell office:value-type="float" office:value="85.928571428571402" table:style-name="ce31">
            <text:p>86</text:p>
          </table:table-cell>
          <table:table-cell office:value-type="float" office:value="103.928571428571" table:style-name="ce31">
            <text:p>10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4718441419802497" table:style-name="ce32">
            <text:p>6.5</text:p>
          </table:table-cell>
          <table:table-cell office:value-type="float" office:value="6.2281063259839202" table:style-name="ce32">
            <text:p>6.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Grand Central</text:p>
          </table:table-cell>
          <table:table-cell office:value-type="float" office:value="1669.2857142857099" table:style-name="ce31">
            <text:p>1,669</text:p>
          </table:table-cell>
          <table:table-cell office:value-type="float" office:value="33.642857142857103" table:style-name="ce31">
            <text:p>34</text:p>
          </table:table-cell>
          <table:table-cell office:value-type="float" office:value="111.214285714285" table:style-name="ce31">
            <text:p>111</text:p>
          </table:table-cell>
          <table:table-cell office:value-type="float" office:value="128.03571428571399" table:style-name="ce31">
            <text:p>1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6700898587933199" table:style-name="ce32">
            <text:p>7.7</text:p>
          </table:table-cell>
          <table:table-cell office:value-type="float" office:value="6.9026662347671603" table:style-name="ce32">
            <text:p>6.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Grand Central</text:p>
          </table:table-cell>
          <table:table-cell office:value-type="float" office:value="1571.2142857142801" table:style-name="ce31">
            <text:p>1,571</text:p>
          </table:table-cell>
          <table:table-cell office:value-type="float" office:value="28.857142857142801" table:style-name="ce31">
            <text:p>29</text:p>
          </table:table-cell>
          <table:table-cell office:value-type="float" office:value="75.285714285714207" table:style-name="ce31">
            <text:p>75</text:p>
          </table:table-cell>
          <table:table-cell office:value-type="float" office:value="89.714285714285694" table:style-name="ce31">
            <text:p>9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7098695276628604" table:style-name="ce32">
            <text:p>5.7</text:p>
          </table:table-cell>
          <table:table-cell office:value-type="float" office:value="6.8912237330036996" table:style-name="ce32">
            <text:p>6.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Grand Central</text:p>
          </table:table-cell>
          <table:table-cell office:value-type="float" office:value="1793.7142857142801" table:style-name="ce31">
            <text:p>1,794</text:p>
          </table:table-cell>
          <table:table-cell office:value-type="float" office:value="32.571428571428498" table:style-name="ce31">
            <text:p>33</text:p>
          </table:table-cell>
          <table:table-cell office:value-type="float" office:value="37.428571428571402" table:style-name="ce31">
            <text:p>37</text:p>
          </table:table-cell>
          <table:table-cell office:value-type="float" office:value="53.714285714285701" table:style-name="ce31">
            <text:p>5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9458426250398" table:style-name="ce32">
            <text:p>3.0</text:p>
          </table:table-cell>
          <table:table-cell office:value-type="float" office:value="5.6534460687815304" table:style-name="ce32">
            <text:p>5.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Grand Central</text:p>
          </table:table-cell>
          <table:table-cell office:value-type="float" office:value="1781.1428571428501" table:style-name="ce31">
            <text:p>1,781</text:p>
          </table:table-cell>
          <table:table-cell office:value-type="float" office:value="51.999999999999901" table:style-name="ce31">
            <text:p>52</text:p>
          </table:table-cell>
          <table:table-cell office:value-type="float" office:value="42.857142857142797" table:style-name="ce31">
            <text:p>43</text:p>
          </table:table-cell>
          <table:table-cell office:value-type="float" office:value="68.857142857142804" table:style-name="ce31">
            <text:p>6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6589669554058" table:style-name="ce32">
            <text:p>3.9</text:p>
          </table:table-cell>
          <table:table-cell office:value-type="float" office:value="4.9934496672430901" table:style-name="ce32">
            <text:p>5.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Grand Central</text:p>
          </table:table-cell>
          <table:table-cell office:value-type="float" office:value="1669.57142857142" table:style-name="ce31">
            <text:p>1,670</text:p>
          </table:table-cell>
          <table:table-cell office:value-type="float" office:value="45.285714285714199" table:style-name="ce31">
            <text:p>45</text:p>
          </table:table-cell>
          <table:table-cell office:value-type="float" office:value="51.428571428571402" table:style-name="ce31">
            <text:p>51</text:p>
          </table:table-cell>
          <table:table-cell office:value-type="float" office:value="74.071428571428498" table:style-name="ce31">
            <text:p>7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365534354410796" table:style-name="ce32">
            <text:p>4.4</text:p>
          </table:table-cell>
          <table:table-cell office:value-type="float" office:value="4.20146930904746" table:style-name="ce32">
            <text:p>4.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Grand Central</text:p>
          </table:table-cell>
          <table:table-cell office:value-type="float" office:value="1615.57142857142" table:style-name="ce31">
            <text:p>1,616</text:p>
          </table:table-cell>
          <table:table-cell office:value-type="float" office:value="42.142857142857103" table:style-name="ce31">
            <text:p>42</text:p>
          </table:table-cell>
          <table:table-cell office:value-type="float" office:value="36.285714285714199" table:style-name="ce31">
            <text:p>36</text:p>
          </table:table-cell>
          <table:table-cell office:value-type="float" office:value="57.357142857142797" table:style-name="ce31">
            <text:p>5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5026969670174" table:style-name="ce32">
            <text:p>3.6</text:p>
          </table:table-cell>
          <table:table-cell office:value-type="float" office:value="3.7026239067055302"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Grand Central</text:p>
          </table:table-cell>
          <table:table-cell office:value-type="float" office:value="1749.42857142857" table:style-name="ce31">
            <text:p>1,749</text:p>
          </table:table-cell>
          <table:table-cell office:value-type="float" office:value="26.214285714285701" table:style-name="ce31">
            <text:p>26</text:p>
          </table:table-cell>
          <table:table-cell office:value-type="float" office:value="35.821428571428498" table:style-name="ce31">
            <text:p>36</text:p>
          </table:table-cell>
          <table:table-cell office:value-type="float" office:value="48.928571428571402" table:style-name="ce31">
            <text:p>4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7968316184876598" table:style-name="ce32">
            <text:p>2.8</text:p>
          </table:table-cell>
          <table:table-cell office:value-type="float" office:value="3.6564661496541602"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Grand Central</text:p>
          </table:table-cell>
          <table:table-cell office:value-type="float" office:value="1791.7142857142801" table:style-name="ce31">
            <text:p>1,792</text:p>
          </table:table-cell>
          <table:table-cell office:value-type="float" office:value="38.035714285714199" table:style-name="ce31">
            <text:p>38</text:p>
          </table:table-cell>
          <table:table-cell office:value-type="float" office:value="48.035714285714199" table:style-name="ce31">
            <text:p>48</text:p>
          </table:table-cell>
          <table:table-cell office:value-type="float" office:value="67.053571428571402" table:style-name="ce31">
            <text:p>6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424254504863601" table:style-name="ce32">
            <text:p>3.7</text:p>
          </table:table-cell>
          <table:table-cell office:value-type="float" office:value="3.6243826385400899" table:style-name="ce32">
            <text:p>3.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Great Western Railway</text:p>
          </table:table-cell>
          <table:table-cell office:value-type="float" office:value="136141.85714285701" table:style-name="ce34">
            <text:p>136,142</text:p>
          </table:table-cell>
          <table:table-cell office:value-type="float" office:value="1426" table:style-name="ce34">
            <text:p>1,426</text:p>
          </table:table-cell>
          <table:table-cell office:value-type="float" office:value="1583.8571428571399" table:style-name="ce34">
            <text:p>1,584</text:p>
          </table:table-cell>
          <table:table-cell office:value-type="float" office:value="2296.8571428571399" table:style-name="ce34">
            <text:p>2,29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871057814695301" table:style-name="ce32">
            <text:p>1.7</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19</text:p>
          </table:table-cell>
          <table:table-cell office:value-type="string" table:style-name="ce30">
            <text:p>Great Western Railway</text:p>
          </table:table-cell>
          <table:table-cell office:value-type="float" office:value="137762.57142857101" table:style-name="ce31">
            <text:p>137,763</text:p>
          </table:table-cell>
          <table:table-cell office:value-type="float" office:value="1831.2857142857099" table:style-name="ce31">
            <text:p>1,831</text:p>
          </table:table-cell>
          <table:table-cell office:value-type="float" office:value="2630.5714285714198" table:style-name="ce31">
            <text:p>2,631</text:p>
          </table:table-cell>
          <table:table-cell office:value-type="float" office:value="3546.2142857142799" table:style-name="ce31">
            <text:p>3,5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741493127928101" table:style-name="ce32">
            <text:p>2.6</text:p>
          </table:table-cell>
          <table:table-cell office:value-type="string" table:style-name="ce33">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Great Western Railway</text:p>
          </table:table-cell>
          <table:table-cell office:value-type="float" office:value="133096.142857142" table:style-name="ce31">
            <text:p>133,096</text:p>
          </table:table-cell>
          <table:table-cell office:value-type="float" office:value="2094.7142857142799" table:style-name="ce31">
            <text:p>2,095</text:p>
          </table:table-cell>
          <table:table-cell office:value-type="float" office:value="2894.7142857142799" table:style-name="ce31">
            <text:p>2,895</text:p>
          </table:table-cell>
          <table:table-cell office:value-type="float" office:value="3942.0714285714198" table:style-name="ce31">
            <text:p>3,9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618224419941299" table:style-name="ce32">
            <text:p>3.0</text:p>
          </table:table-cell>
          <table:table-cell office:value-type="string" table:style-name="ce33">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Great Western Railway</text:p>
          </table:table-cell>
          <table:table-cell office:value-type="float" office:value="129705.428571428" table:style-name="ce31">
            <text:p>129,705</text:p>
          </table:table-cell>
          <table:table-cell office:value-type="float" office:value="2074" table:style-name="ce31">
            <text:p>2,074</text:p>
          </table:table-cell>
          <table:table-cell office:value-type="float" office:value="2813.8571428571399" table:style-name="ce31">
            <text:p>2,814</text:p>
          </table:table-cell>
          <table:table-cell office:value-type="float" office:value="3850.8571428571399" table:style-name="ce31">
            <text:p>3,8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689251909271301" table:style-name="ce32">
            <text:p>3.0</text:p>
          </table:table-cell>
          <table:table-cell office:value-type="float" office:value="2.5406833536423998" table:style-name="ce33">
            <text:p>2.5</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Great Western Railway</text:p>
          </table:table-cell>
          <table:table-cell office:value-type="float" office:value="86067.107142857101" table:style-name="ce31">
            <text:p>86,067</text:p>
          </table:table-cell>
          <table:table-cell office:value-type="float" office:value="435.142857142857" table:style-name="ce31">
            <text:p>435</text:p>
          </table:table-cell>
          <table:table-cell office:value-type="float" office:value="608.75" table:style-name="ce31">
            <text:p>609</text:p>
          </table:table-cell>
          <table:table-cell office:value-type="float" office:value="826.32142857142799" table:style-name="ce31">
            <text:p>82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96008969744953998" table:style-name="ce32">
            <text:p>1.0</text:p>
          </table:table-cell>
          <table:table-cell office:value-type="float" office:value="2.4999348656121598" table:style-name="ce32">
            <text:p>2.5</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Great Western Railway</text:p>
          </table:table-cell>
          <table:table-cell office:value-type="float" office:value="115242.142857142" table:style-name="ce31">
            <text:p>115,242</text:p>
          </table:table-cell>
          <table:table-cell office:value-type="float" office:value="786.92857142857099" table:style-name="ce31">
            <text:p>787</text:p>
          </table:table-cell>
          <table:table-cell office:value-type="float" office:value="839.96428571428498" table:style-name="ce31">
            <text:p>840</text:p>
          </table:table-cell>
          <table:table-cell office:value-type="float" office:value="1233.42857142857" table:style-name="ce31">
            <text:p>1,2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702929855769501" table:style-name="ce32">
            <text:p>1.1</text:p>
          </table:table-cell>
          <table:table-cell office:value-type="float" office:value="2.1229150703922799" table:style-name="ce32">
            <text:p>2.1</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Great Western Railway</text:p>
          </table:table-cell>
          <table:table-cell office:value-type="float" office:value="125639.785714285" table:style-name="ce31">
            <text:p>125,640</text:p>
          </table:table-cell>
          <table:table-cell office:value-type="float" office:value="1124.4642857142801" table:style-name="ce31">
            <text:p>1,124</text:p>
          </table:table-cell>
          <table:table-cell office:value-type="float" office:value="2042.07142857142" table:style-name="ce31">
            <text:p>2,042</text:p>
          </table:table-cell>
          <table:table-cell office:value-type="float" office:value="2604.3035714285702" table:style-name="ce31">
            <text:p>2,60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728335030361702" table:style-name="ce32">
            <text:p>2.1</text:p>
          </table:table-cell>
          <table:table-cell office:value-type="float" office:value="1.86462881242264" table:style-name="ce32">
            <text:p>1.9</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Great Western Railway</text:p>
          </table:table-cell>
          <table:table-cell office:value-type="float" office:value="102275.964285714" table:style-name="ce31">
            <text:p>102,276</text:p>
          </table:table-cell>
          <table:table-cell office:value-type="float" office:value="822.46428571428498" table:style-name="ce31">
            <text:p>822</text:p>
          </table:table-cell>
          <table:table-cell office:value-type="float" office:value="1297.2142857142801" table:style-name="ce31">
            <text:p>1,297</text:p>
          </table:table-cell>
          <table:table-cell office:value-type="float" office:value="1708.44642857142" table:style-name="ce31">
            <text:p>1,70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704280820064199" table:style-name="ce32">
            <text:p>1.7</text:p>
          </table:table-cell>
          <table:table-cell office:value-type="float" office:value="1.48465257149513" table:style-name="ce32">
            <text:p>1.5</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Great Western Railway</text:p>
          </table:table-cell>
          <table:table-cell office:value-type="float" office:value="117022" table:style-name="ce31">
            <text:p>117,022</text:p>
          </table:table-cell>
          <table:table-cell office:value-type="float" office:value="1073.2857142857099" table:style-name="ce31">
            <text:p>1,073</text:p>
          </table:table-cell>
          <table:table-cell office:value-type="float" office:value="1643.1428571428501" table:style-name="ce31">
            <text:p>1,643</text:p>
          </table:table-cell>
          <table:table-cell office:value-type="float" office:value="2179.7857142857101" table:style-name="ce31">
            <text:p>2,1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6271445906386" table:style-name="ce32">
            <text:p>1.9</text:p>
          </table:table-cell>
          <table:table-cell office:value-type="float" office:value="1.6789008832493" table:style-name="ce32">
            <text:p>1.7</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Great Western Railway</text:p>
          </table:table-cell>
          <table:table-cell office:value-type="float" office:value="128238.285714285" table:style-name="ce31">
            <text:p>128,238</text:p>
          </table:table-cell>
          <table:table-cell office:value-type="float" office:value="1845" table:style-name="ce31">
            <text:p>1,845</text:p>
          </table:table-cell>
          <table:table-cell office:value-type="float" office:value="4001.7142857142799" table:style-name="ce31">
            <text:p>4,002</text:p>
          </table:table-cell>
          <table:table-cell office:value-type="float" office:value="4924.2142857142799" table:style-name="ce31">
            <text:p>4,9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398940365480301" table:style-name="ce32">
            <text:p>3.8</text:p>
          </table:table-cell>
          <table:table-cell office:value-type="float" office:value="2.4127912527872999" table:style-name="ce32">
            <text:p>2.4</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Great Western Railway</text:p>
          </table:table-cell>
          <table:table-cell office:value-type="float" office:value="127875.142857142" table:style-name="ce31">
            <text:p>127,875</text:p>
          </table:table-cell>
          <table:table-cell office:value-type="float" office:value="1724.7142857142801" table:style-name="ce31">
            <text:p>1,725</text:p>
          </table:table-cell>
          <table:table-cell office:value-type="float" office:value="3452.99999999999" table:style-name="ce31">
            <text:p>3,453</text:p>
          </table:table-cell>
          <table:table-cell office:value-type="float" office:value="4315.3571428571404" table:style-name="ce31">
            <text:p>4,3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7466457236187" table:style-name="ce32">
            <text:p>3.4</text:p>
          </table:table-cell>
          <table:table-cell office:value-type="float" office:value="2.7613565363952799" table:style-name="ce32">
            <text:p>2.8</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Great Western Railway</text:p>
          </table:table-cell>
          <table:table-cell office:value-type="float" office:value="126793.571428571" table:style-name="ce31">
            <text:p>126,794</text:p>
          </table:table-cell>
          <table:table-cell office:value-type="float" office:value="1331" table:style-name="ce31">
            <text:p>1,331</text:p>
          </table:table-cell>
          <table:table-cell office:value-type="float" office:value="3065.1428571428501" table:style-name="ce31">
            <text:p>3,065</text:p>
          </table:table-cell>
          <table:table-cell office:value-type="float" office:value="3730.6428571428501" table:style-name="ce31">
            <text:p>3,73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422965337359299" table:style-name="ce32">
            <text:p>2.9</text:p>
          </table:table-cell>
          <table:table-cell office:value-type="float" office:value="3.0304303211055901" table:style-name="ce32">
            <text:p>3.0</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Great Western Railway</text:p>
          </table:table-cell>
          <table:table-cell office:value-type="float" office:value="132221.5" table:style-name="ce31">
            <text:p>132,222</text:p>
          </table:table-cell>
          <table:table-cell office:value-type="float" office:value="1464.17857142857" table:style-name="ce31">
            <text:p>1,464</text:p>
          </table:table-cell>
          <table:table-cell office:value-type="float" office:value="2554.5357142857101" table:style-name="ce31">
            <text:p>2,555</text:p>
          </table:table-cell>
          <table:table-cell office:value-type="float" office:value="3286.625" table:style-name="ce31">
            <text:p>3,28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856963504422498" table:style-name="ce32">
            <text:p>2.5</text:p>
          </table:table-cell>
          <table:table-cell office:value-type="float" office:value="3.1558803843534702" table:style-name="ce32">
            <text:p>3.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Great Western Railway</text:p>
          </table:table-cell>
          <table:table-cell office:value-type="float" office:value="128792.249999999" table:style-name="ce31">
            <text:p>128,792</text:p>
          </table:table-cell>
          <table:table-cell office:value-type="float" office:value="2079.3571428571399" table:style-name="ce31">
            <text:p>2,079</text:p>
          </table:table-cell>
          <table:table-cell office:value-type="float" office:value="3478.7142857142799" table:style-name="ce31">
            <text:p>3,479</text:p>
          </table:table-cell>
          <table:table-cell office:value-type="float" office:value="4518.3928571428496" table:style-name="ce31">
            <text:p>4,51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082800845104001" table:style-name="ce32">
            <text:p>3.5</text:p>
          </table:table-cell>
          <table:table-cell office:value-type="float" office:value="3.0737942348104701" table:style-name="ce32">
            <text:p>3.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Great Western Railway</text:p>
          </table:table-cell>
          <table:table-cell office:value-type="float" office:value="118279" table:style-name="ce31">
            <text:p>118,279</text:p>
          </table:table-cell>
          <table:table-cell office:value-type="float" office:value="2227.9642857142799" table:style-name="ce31">
            <text:p>2,228</text:p>
          </table:table-cell>
          <table:table-cell office:value-type="float" office:value="3533.5" table:style-name="ce31">
            <text:p>3,534</text:p>
          </table:table-cell>
          <table:table-cell office:value-type="float" office:value="4647.4821428571404" table:style-name="ce31">
            <text:p>4,6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292538344567798" table:style-name="ce32">
            <text:p>3.9</text:p>
          </table:table-cell>
          <table:table-cell office:value-type="float" office:value="3.1977040619199801" table:style-name="ce32">
            <text:p>3.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Great Western Railway</text:p>
          </table:table-cell>
          <table:table-cell office:value-type="float" office:value="126121.25" table:style-name="ce31">
            <text:p>126,121</text:p>
          </table:table-cell>
          <table:table-cell office:value-type="float" office:value="1769.5" table:style-name="ce31">
            <text:p>1,770</text:p>
          </table:table-cell>
          <table:table-cell office:value-type="float" office:value="3079.25" table:style-name="ce31">
            <text:p>3,079</text:p>
          </table:table-cell>
          <table:table-cell office:value-type="float" office:value="3964" table:style-name="ce31">
            <text:p>3,96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430072251900398" table:style-name="ce32">
            <text:p>3.1</text:p>
          </table:table-cell>
          <table:table-cell office:value-type="float" office:value="3.2481292564115698" table:style-name="ce32">
            <text:p>3.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Great Western Railway</text:p>
          </table:table-cell>
          <table:table-cell office:value-type="float" office:value="128745.071428571" table:style-name="ce31">
            <text:p>128,745</text:p>
          </table:table-cell>
          <table:table-cell office:value-type="float" office:value="2014.3571428571399" table:style-name="ce31">
            <text:p>2,014</text:p>
          </table:table-cell>
          <table:table-cell office:value-type="float" office:value="3084.49999999999" table:style-name="ce31">
            <text:p>3,084</text:p>
          </table:table-cell>
          <table:table-cell office:value-type="float" office:value="4091.6785714285702" table:style-name="ce31">
            <text:p>4,09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781244330573499" table:style-name="ce32">
            <text:p>3.2</text:p>
          </table:table-cell>
          <table:table-cell office:value-type="float" office:value="3.4310150408573801" table:style-name="ce32">
            <text:p>3.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Great Western Railway</text:p>
          </table:table-cell>
          <table:table-cell office:value-type="float" office:value="134955.928571428" table:style-name="ce31">
            <text:p>134,956</text:p>
          </table:table-cell>
          <table:table-cell office:value-type="float" office:value="2468.6428571428501" table:style-name="ce31">
            <text:p>2,469</text:p>
          </table:table-cell>
          <table:table-cell office:value-type="float" office:value="4728" table:style-name="ce31">
            <text:p>4,728</text:p>
          </table:table-cell>
          <table:table-cell office:value-type="float" office:value="5962.3214285714203" table:style-name="ce31">
            <text:p>5,96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179766622225296" table:style-name="ce32">
            <text:p>4.4</text:p>
          </table:table-cell>
          <table:table-cell office:value-type="float" office:value="3.6735753243781901"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Great Western Railway</text:p>
          </table:table-cell>
          <table:table-cell office:value-type="float" office:value="137066.142857142" table:style-name="ce31">
            <text:p>137,066</text:p>
          </table:table-cell>
          <table:table-cell office:value-type="float" office:value="3057.4285714285702" table:style-name="ce31">
            <text:p>3,057</text:p>
          </table:table-cell>
          <table:table-cell office:value-type="float" office:value="7178.2857142857101" table:style-name="ce31">
            <text:p>7,178</text:p>
          </table:table-cell>
          <table:table-cell office:value-type="float" office:value="8707" table:style-name="ce31">
            <text:p>8,70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3524075446369404" table:style-name="ce32">
            <text:p>6.4</text:p>
          </table:table-cell>
          <table:table-cell office:value-type="float" office:value="4.3130576243613499" table:style-name="ce32">
            <text:p>4.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Great Western Railway</text:p>
          </table:table-cell>
          <table:table-cell office:value-type="float" office:value="136891.85714285701" table:style-name="ce31">
            <text:p>136,892</text:p>
          </table:table-cell>
          <table:table-cell office:value-type="float" office:value="2540.5714285714198" table:style-name="ce31">
            <text:p>2,541</text:p>
          </table:table-cell>
          <table:table-cell office:value-type="float" office:value="4761.2142857142799" table:style-name="ce31">
            <text:p>4,761</text:p>
          </table:table-cell>
          <table:table-cell office:value-type="float" office:value="6031.49999999999" table:style-name="ce31">
            <text:p>6,03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0603270777871" table:style-name="ce32">
            <text:p>4.4</text:p>
          </table:table-cell>
          <table:table-cell office:value-type="float" office:value="4.61119408398259" table:style-name="ce32">
            <text:p>4.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Great Western Railway</text:p>
          </table:table-cell>
          <table:table-cell office:value-type="float" office:value="138582.714285714" table:style-name="ce31">
            <text:p>138,583</text:p>
          </table:table-cell>
          <table:table-cell office:value-type="float" office:value="2379.8571428571399" table:style-name="ce31">
            <text:p>2,380</text:p>
          </table:table-cell>
          <table:table-cell office:value-type="float" office:value="4285.4285714285697" table:style-name="ce31">
            <text:p>4,285</text:p>
          </table:table-cell>
          <table:table-cell office:value-type="float" office:value="5475.3571428571404" table:style-name="ce31">
            <text:p>5,47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509668800169799" table:style-name="ce32">
            <text:p>4.0</text:p>
          </table:table-cell>
          <table:table-cell office:value-type="float" office:value="4.7810664983855702" table:style-name="ce32">
            <text:p>4.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Great Western Railway</text:p>
          </table:table-cell>
          <table:table-cell office:value-type="float" office:value="142255.28571428501" table:style-name="ce31">
            <text:p>142,255</text:p>
          </table:table-cell>
          <table:table-cell office:value-type="float" office:value="2739.99999999999" table:style-name="ce31">
            <text:p>2,740</text:p>
          </table:table-cell>
          <table:table-cell office:value-type="float" office:value="5411.4285714285697" table:style-name="ce31">
            <text:p>5,411</text:p>
          </table:table-cell>
          <table:table-cell office:value-type="float" office:value="6781.4285714285697" table:style-name="ce31">
            <text:p>6,78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670837237280601" table:style-name="ce32">
            <text:p>4.8</text:p>
          </table:table-cell>
          <table:table-cell office:value-type="float" office:value="4.8658039557397101" table:style-name="ce32">
            <text:p>4.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Great Western Railway</text:p>
          </table:table-cell>
          <table:table-cell office:value-type="float" office:value="137658.142857142" table:style-name="ce31">
            <text:p>137,658</text:p>
          </table:table-cell>
          <table:table-cell office:value-type="float" office:value="3090" table:style-name="ce31">
            <text:p>3,090</text:p>
          </table:table-cell>
          <table:table-cell office:value-type="float" office:value="7093.8571428571404" table:style-name="ce31">
            <text:p>7,094</text:p>
          </table:table-cell>
          <table:table-cell office:value-type="float" office:value="8638.8571428571395" table:style-name="ce31">
            <text:p>8,6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2755874542214798" table:style-name="ce32">
            <text:p>6.3</text:p>
          </table:table-cell>
          <table:table-cell office:value-type="float" office:value="4.8483479760352797" table:style-name="ce32">
            <text:p>4.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Great Western Railway</text:p>
          </table:table-cell>
          <table:table-cell office:value-type="float" office:value="138273.85714285701" table:style-name="ce31">
            <text:p>138,274</text:p>
          </table:table-cell>
          <table:table-cell office:value-type="float" office:value="2054.1428571428501" table:style-name="ce31">
            <text:p>2,054</text:p>
          </table:table-cell>
          <table:table-cell office:value-type="float" office:value="3659.2857142857101" table:style-name="ce31">
            <text:p>3,659</text:p>
          </table:table-cell>
          <table:table-cell office:value-type="float" office:value="4686.3571428571404" table:style-name="ce31">
            <text:p>4,6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891852297252698" table:style-name="ce32">
            <text:p>3.4</text:p>
          </table:table-cell>
          <table:table-cell office:value-type="float" office:value="4.5947159509312598" table:style-name="ce32">
            <text:p>4.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Great Western Railway</text:p>
          </table:table-cell>
          <table:table-cell office:value-type="float" office:value="141160.214285714" table:style-name="ce31">
            <text:p>141,160</text:p>
          </table:table-cell>
          <table:table-cell office:value-type="float" office:value="2489.1785714285702" table:style-name="ce31">
            <text:p>2,489</text:p>
          </table:table-cell>
          <table:table-cell office:value-type="float" office:value="4370.49999999999" table:style-name="ce31">
            <text:p>4,370</text:p>
          </table:table-cell>
          <table:table-cell office:value-type="float" office:value="5615.0892857142799" table:style-name="ce31">
            <text:p>5,6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778129511401099" table:style-name="ce32">
            <text:p>4.0</text:p>
          </table:table-cell>
          <table:table-cell office:value-type="float" office:value="4.5985245563548798" table:style-name="ce32">
            <text:p>4.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Great Western Railway</text:p>
          </table:table-cell>
          <table:table-cell office:value-type="float" office:value="142904.178571428" table:style-name="ce34">
            <text:p>142,904</text:p>
          </table:table-cell>
          <table:table-cell office:value-type="float" office:value="2968.8928571428501" table:style-name="ce34">
            <text:p>2,969</text:p>
          </table:table-cell>
          <table:table-cell office:value-type="float" office:value="4317.25" table:style-name="ce34">
            <text:p>4,317</text:p>
          </table:table-cell>
          <table:table-cell office:value-type="float" office:value="5801.6964285714203" table:style-name="ce34">
            <text:p>5,8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0598507941260298" table:style-name="ce38">
            <text:p>4.1</text:p>
          </table:table-cell>
          <table:table-cell office:value-type="float" office:value="4.4182427450584898" table:style-name="ce38">
            <text:p>4.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Greater Anglia</text:p>
          </table:table-cell>
          <table:table-cell office:value-type="float" office:value="108616" table:style-name="ce31">
            <text:p>108,616</text:p>
          </table:table-cell>
          <table:table-cell office:value-type="float" office:value="893.57142857142799" table:style-name="ce31">
            <text:p>894</text:p>
          </table:table-cell>
          <table:table-cell office:value-type="float" office:value="1799.42857142857" table:style-name="ce31">
            <text:p>1,799</text:p>
          </table:table-cell>
          <table:table-cell office:value-type="float" office:value="2246.2142857142799" table:style-name="ce31">
            <text:p>2,2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680325971443301" table:style-name="ce32">
            <text:p>2.1</text:p>
          </table:table-cell>
          <table:table-cell office:value-type="string" table:style-name="ce33">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Greater Anglia</text:p>
          </table:table-cell>
          <table:table-cell office:value-type="float" office:value="112220.571428571" table:style-name="ce31">
            <text:p>112,221</text:p>
          </table:table-cell>
          <table:table-cell office:value-type="float" office:value="1278.8571428571399" table:style-name="ce31">
            <text:p>1,279</text:p>
          </table:table-cell>
          <table:table-cell office:value-type="float" office:value="3088.99999999999" table:style-name="ce31">
            <text:p>3,089</text:p>
          </table:table-cell>
          <table:table-cell office:value-type="float" office:value="3728.4285714285702" table:style-name="ce31">
            <text:p>3,7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2241096615848" table:style-name="ce32">
            <text:p>3.3</text:p>
          </table:table-cell>
          <table:table-cell office:value-type="string" table:style-name="ce33">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Greater Anglia</text:p>
          </table:table-cell>
          <table:table-cell office:value-type="float" office:value="112088.571428571" table:style-name="ce31">
            <text:p>112,089</text:p>
          </table:table-cell>
          <table:table-cell office:value-type="float" office:value="1133.2857142857099" table:style-name="ce31">
            <text:p>1,133</text:p>
          </table:table-cell>
          <table:table-cell office:value-type="float" office:value="3280.4285714285702" table:style-name="ce31">
            <text:p>3,280</text:p>
          </table:table-cell>
          <table:table-cell office:value-type="float" office:value="3847.0714285714198" table:style-name="ce31">
            <text:p>3,8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321709872294801" table:style-name="ce32">
            <text:p>3.4</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Greater Anglia</text:p>
          </table:table-cell>
          <table:table-cell office:value-type="float" office:value="105686.857142857" table:style-name="ce31">
            <text:p>105,687</text:p>
          </table:table-cell>
          <table:table-cell office:value-type="float" office:value="1553.2857142857099" table:style-name="ce31">
            <text:p>1,553</text:p>
          </table:table-cell>
          <table:table-cell office:value-type="float" office:value="3379.1428571428501" table:style-name="ce31">
            <text:p>3,379</text:p>
          </table:table-cell>
          <table:table-cell office:value-type="float" office:value="4155.7857142857101" table:style-name="ce31">
            <text:p>4,15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321688870625802" table:style-name="ce32">
            <text:p>3.9</text:p>
          </table:table-cell>
          <table:table-cell office:value-type="float" office:value="3.1867573162612901" table:style-name="ce32">
            <text:p>3.2</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Greater Anglia</text:p>
          </table:table-cell>
          <table:table-cell office:value-type="float" office:value="82593.071428571406" table:style-name="ce31">
            <text:p>82,593</text:p>
          </table:table-cell>
          <table:table-cell office:value-type="float" office:value="643.142857142857" table:style-name="ce31">
            <text:p>643</text:p>
          </table:table-cell>
          <table:table-cell office:value-type="float" office:value="867.25" table:style-name="ce31">
            <text:p>867</text:p>
          </table:table-cell>
          <table:table-cell office:value-type="float" office:value="1188.82142857142" table:style-name="ce31">
            <text:p>1,18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3937186014392" table:style-name="ce32">
            <text:p>1.4</text:p>
          </table:table-cell>
          <table:table-cell office:value-type="float" office:value="3.1314710053084598" table:style-name="ce32">
            <text:p>3.1</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Greater Anglia</text:p>
          </table:table-cell>
          <table:table-cell office:value-type="float" office:value="107202.214285714" table:style-name="ce31">
            <text:p>107,202</text:p>
          </table:table-cell>
          <table:table-cell office:value-type="float" office:value="1046.6428571428501" table:style-name="ce31">
            <text:p>1,047</text:p>
          </table:table-cell>
          <table:table-cell office:value-type="float" office:value="1477.2857142857099" table:style-name="ce31">
            <text:p>1,477</text:p>
          </table:table-cell>
          <table:table-cell office:value-type="float" office:value="2000.6071428571399" table:style-name="ce31">
            <text:p>2,0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661994588331301" table:style-name="ce32">
            <text:p>1.9</text:p>
          </table:table-cell>
          <table:table-cell office:value-type="float" office:value="2.7460966458055398" table:style-name="ce32">
            <text:p>2.7</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Greater Anglia</text:p>
          </table:table-cell>
          <table:table-cell office:value-type="float" office:value="105596.642857142" table:style-name="ce31">
            <text:p>105,597</text:p>
          </table:table-cell>
          <table:table-cell office:value-type="float" office:value="965.892857142857" table:style-name="ce31">
            <text:p>966</text:p>
          </table:table-cell>
          <table:table-cell office:value-type="float" office:value="1682.8571428571399" table:style-name="ce31">
            <text:p>1,683</text:p>
          </table:table-cell>
          <table:table-cell office:value-type="float" office:value="2165.8035714285702" table:style-name="ce31">
            <text:p>2,16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510155558246201" table:style-name="ce32">
            <text:p>2.1</text:p>
          </table:table-cell>
          <table:table-cell office:value-type="float" office:value="2.3713589937709001" table:style-name="ce32">
            <text:p>2.4</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Greater Anglia</text:p>
          </table:table-cell>
          <table:table-cell office:value-type="float" office:value="88704.071428571406" table:style-name="ce31">
            <text:p>88,704</text:p>
          </table:table-cell>
          <table:table-cell office:value-type="float" office:value="848.32142857142799" table:style-name="ce31">
            <text:p>848</text:p>
          </table:table-cell>
          <table:table-cell office:value-type="float" office:value="1368.6071428571399" table:style-name="ce31">
            <text:p>1,369</text:p>
          </table:table-cell>
          <table:table-cell office:value-type="float" office:value="1792.7678571428501" table:style-name="ce31">
            <text:p>1,79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2106603256252" table:style-name="ce32">
            <text:p>2.0</text:p>
          </table:table-cell>
          <table:table-cell office:value-type="float" office:value="1.86099308506206" table:style-name="ce32">
            <text:p>1.9</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Greater Anglia</text:p>
          </table:table-cell>
          <table:table-cell office:value-type="float" office:value="97944.285714285696" table:style-name="ce31">
            <text:p>97,944</text:p>
          </table:table-cell>
          <table:table-cell office:value-type="float" office:value="856" table:style-name="ce31">
            <text:p>856</text:p>
          </table:table-cell>
          <table:table-cell office:value-type="float" office:value="1072.1428571428501" table:style-name="ce31">
            <text:p>1,072</text:p>
          </table:table-cell>
          <table:table-cell office:value-type="float" office:value="1500.1428571428501" table:style-name="ce31">
            <text:p>1,50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316287685418799" table:style-name="ce32">
            <text:p>1.5</text:p>
          </table:table-cell>
          <table:table-cell office:value-type="float" office:value="1.86741105252419" table:style-name="ce32">
            <text:p>1.9</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Greater Anglia</text:p>
          </table:table-cell>
          <table:table-cell office:value-type="float" office:value="105405.285714285" table:style-name="ce31">
            <text:p>105,405</text:p>
          </table:table-cell>
          <table:table-cell office:value-type="float" office:value="793.57142857142799" table:style-name="ce31">
            <text:p>794</text:p>
          </table:table-cell>
          <table:table-cell office:value-type="float" office:value="1342.57142857142" table:style-name="ce31">
            <text:p>1,343</text:p>
          </table:table-cell>
          <table:table-cell office:value-type="float" office:value="1739.3571428571399" table:style-name="ce31">
            <text:p>1,7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501612144687701" table:style-name="ce32">
            <text:p>1.7</text:p>
          </table:table-cell>
          <table:table-cell office:value-type="float" office:value="1.8101512024923501" table:style-name="ce32">
            <text:p>1.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1</text:p>
          </table:table-cell>
          <table:table-cell office:value-type="string" table:style-name="ce30">
            <text:p>Greater Anglia</text:p>
          </table:table-cell>
          <table:table-cell office:value-type="float" office:value="107013.857142857" table:style-name="ce31">
            <text:p>107,014</text:p>
          </table:table-cell>
          <table:table-cell office:value-type="float" office:value="889.42857142857099" table:style-name="ce31">
            <text:p>889</text:p>
          </table:table-cell>
          <table:table-cell office:value-type="float" office:value="1420.1428571428501" table:style-name="ce31">
            <text:p>1,420</text:p>
          </table:table-cell>
          <table:table-cell office:value-type="float" office:value="1864.8571428571399" table:style-name="ce31">
            <text:p>1,86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4263146161311" table:style-name="ce32">
            <text:p>1.7</text:p>
          </table:table-cell>
          <table:table-cell office:value-type="float" office:value="1.72831037355835" table:style-name="ce32">
            <text:p>1.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Greater Anglia</text:p>
          </table:table-cell>
          <table:table-cell office:value-type="float" office:value="95058.571428571406" table:style-name="ce31">
            <text:p>95,059</text:p>
          </table:table-cell>
          <table:table-cell office:value-type="float" office:value="663" table:style-name="ce31">
            <text:p>663</text:p>
          </table:table-cell>
          <table:table-cell office:value-type="float" office:value="1985.1428571428501" table:style-name="ce31">
            <text:p>1,985</text:p>
          </table:table-cell>
          <table:table-cell office:value-type="float" office:value="2316.6428571428501" table:style-name="ce31">
            <text:p>2,31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370688748290501" table:style-name="ce32">
            <text:p>2.4</text:p>
          </table:table-cell>
          <table:table-cell office:value-type="float" office:value="1.8304384073878499" table:style-name="ce32">
            <text:p>1.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Greater Anglia</text:p>
          </table:table-cell>
          <table:table-cell office:value-type="float" office:value="99589.964285714304" table:style-name="ce31">
            <text:p>99,590</text:p>
          </table:table-cell>
          <table:table-cell office:value-type="float" office:value="703.71428571428498" table:style-name="ce31">
            <text:p>704</text:p>
          </table:table-cell>
          <table:table-cell office:value-type="float" office:value="1131.8571428571399" table:style-name="ce31">
            <text:p>1,132</text:p>
          </table:table-cell>
          <table:table-cell office:value-type="float" office:value="1483.7142857142801" table:style-name="ce31">
            <text:p>1,48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898230924731" table:style-name="ce32">
            <text:p>1.5</text:p>
          </table:table-cell>
          <table:table-cell office:value-type="float" office:value="1.81900254389078" table:style-name="ce32">
            <text:p>1.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Greater Anglia</text:p>
          </table:table-cell>
          <table:table-cell office:value-type="float" office:value="96581.678571428507" table:style-name="ce31">
            <text:p>96,582</text:p>
          </table:table-cell>
          <table:table-cell office:value-type="float" office:value="894.92857142857099" table:style-name="ce31">
            <text:p>895</text:p>
          </table:table-cell>
          <table:table-cell office:value-type="float" office:value="1443.1071428571399" table:style-name="ce31">
            <text:p>1,443</text:p>
          </table:table-cell>
          <table:table-cell office:value-type="float" office:value="1890.57142857142" table:style-name="ce31">
            <text:p>1,89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574845421362399" table:style-name="ce32">
            <text:p>2.0</text:p>
          </table:table-cell>
          <table:table-cell office:value-type="float" office:value="1.89727512758238" table:style-name="ce32">
            <text:p>1.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Greater Anglia</text:p>
          </table:table-cell>
          <table:table-cell office:value-type="float" office:value="90426.357142857101" table:style-name="ce31">
            <text:p>90,426</text:p>
          </table:table-cell>
          <table:table-cell office:value-type="float" office:value="688.10714285714198" table:style-name="ce31">
            <text:p>688</text:p>
          </table:table-cell>
          <table:table-cell office:value-type="float" office:value="1110.5357142857099" table:style-name="ce31">
            <text:p>1,111</text:p>
          </table:table-cell>
          <table:table-cell office:value-type="float" office:value="1454.5892857142801" table:style-name="ce31">
            <text:p>1,45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0858994177582" table:style-name="ce32">
            <text:p>1.6</text:p>
          </table:table-cell>
          <table:table-cell office:value-type="float" office:value="1.8722376062847801" table:style-name="ce32">
            <text:p>1.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Greater Anglia</text:p>
          </table:table-cell>
          <table:table-cell office:value-type="float" office:value="95228" table:style-name="ce31">
            <text:p>95,228</text:p>
          </table:table-cell>
          <table:table-cell office:value-type="float" office:value="592.25" table:style-name="ce31">
            <text:p>592</text:p>
          </table:table-cell>
          <table:table-cell office:value-type="float" office:value="731.5" table:style-name="ce31">
            <text:p>732</text:p>
          </table:table-cell>
          <table:table-cell office:value-type="float" office:value="1027.625" table:style-name="ce31">
            <text:p>1,0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791206367874899" table:style-name="ce32">
            <text:p>1.1</text:p>
          </table:table-cell>
          <table:table-cell office:value-type="float" office:value="1.5338138314310701" table:style-name="ce32">
            <text:p>1.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Greater Anglia</text:p>
          </table:table-cell>
          <table:table-cell office:value-type="float" office:value="100704.928571428" table:style-name="ce31">
            <text:p>100,705</text:p>
          </table:table-cell>
          <table:table-cell office:value-type="float" office:value="738.92857142857099" table:style-name="ce31">
            <text:p>739</text:p>
          </table:table-cell>
          <table:table-cell office:value-type="float" office:value="1040.6428571428501" table:style-name="ce31">
            <text:p>1,041</text:p>
          </table:table-cell>
          <table:table-cell office:value-type="float" office:value="1410.1071428571399" table:style-name="ce31">
            <text:p>1,41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002364758711601" table:style-name="ce32">
            <text:p>1.4</text:p>
          </table:table-cell>
          <table:table-cell office:value-type="float" office:value="1.51012646764742" table:style-name="ce32">
            <text:p>1.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Greater Anglia</text:p>
          </table:table-cell>
          <table:table-cell office:value-type="float" office:value="101126.071428571" table:style-name="ce31">
            <text:p>101,126</text:p>
          </table:table-cell>
          <table:table-cell office:value-type="float" office:value="809.07142857142799" table:style-name="ce31">
            <text:p>809</text:p>
          </table:table-cell>
          <table:table-cell office:value-type="float" office:value="1109.3571428571399" table:style-name="ce31">
            <text:p>1,109</text:p>
          </table:table-cell>
          <table:table-cell office:value-type="float" office:value="1513.8928571428501" table:style-name="ce31">
            <text:p>1,5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970351717975701" table:style-name="ce32">
            <text:p>1.5</text:p>
          </table:table-cell>
          <table:table-cell office:value-type="float" office:value="1.39520479575725" table:style-name="ce32">
            <text:p>1.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Greater Anglia</text:p>
          </table:table-cell>
          <table:table-cell office:value-type="float" office:value="103310.5" table:style-name="ce31">
            <text:p>103,311</text:p>
          </table:table-cell>
          <table:table-cell office:value-type="float" office:value="750.78571428571399" table:style-name="ce31">
            <text:p>751</text:p>
          </table:table-cell>
          <table:table-cell office:value-type="float" office:value="1293.2142857142801" table:style-name="ce31">
            <text:p>1,293</text:p>
          </table:table-cell>
          <table:table-cell office:value-type="float" office:value="1668.6071428571399" table:style-name="ce31">
            <text:p>1,66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1513799938742" table:style-name="ce32">
            <text:p>1.6</text:p>
          </table:table-cell>
          <table:table-cell office:value-type="float" office:value="1.40376131120306" table:style-name="ce32">
            <text:p>1.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Greater Anglia</text:p>
          </table:table-cell>
          <table:table-cell office:value-type="float" office:value="105462.499999999" table:style-name="ce31">
            <text:p>105,462</text:p>
          </table:table-cell>
          <table:table-cell office:value-type="float" office:value="1349.2142857142801" table:style-name="ce31">
            <text:p>1,349</text:p>
          </table:table-cell>
          <table:table-cell office:value-type="float" office:value="1277.7857142857099" table:style-name="ce31">
            <text:p>1,278</text:p>
          </table:table-cell>
          <table:table-cell office:value-type="float" office:value="1952.3928571428501" table:style-name="ce31">
            <text:p>1,95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512673766911001" table:style-name="ce32">
            <text:p>1.9</text:p>
          </table:table-cell>
          <table:table-cell office:value-type="float" office:value="1.59399323922806" table:style-name="ce32">
            <text:p>1.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Greater Anglia</text:p>
          </table:table-cell>
          <table:table-cell office:value-type="float" office:value="107889.285714285" table:style-name="ce31">
            <text:p>107,889</text:p>
          </table:table-cell>
          <table:table-cell office:value-type="float" office:value="828.57142857142799" table:style-name="ce31">
            <text:p>829</text:p>
          </table:table-cell>
          <table:table-cell office:value-type="float" office:value="1282.57142857142" table:style-name="ce31">
            <text:p>1,283</text:p>
          </table:table-cell>
          <table:table-cell office:value-type="float" office:value="1696.8571428571399" table:style-name="ce31">
            <text:p>1,69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727763249362701" table:style-name="ce32">
            <text:p>1.6</text:p>
          </table:table-cell>
          <table:table-cell office:value-type="float" office:value="1.63521789997225" table:style-name="ce32">
            <text:p>1.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Greater Anglia</text:p>
          </table:table-cell>
          <table:table-cell office:value-type="float" office:value="109840.857142857" table:style-name="ce31">
            <text:p>109,841</text:p>
          </table:table-cell>
          <table:table-cell office:value-type="float" office:value="1005.85714285714" table:style-name="ce31">
            <text:p>1,006</text:p>
          </table:table-cell>
          <table:table-cell office:value-type="float" office:value="1406.99999999999" table:style-name="ce31">
            <text:p>1,407</text:p>
          </table:table-cell>
          <table:table-cell office:value-type="float" office:value="1909.92857142857" table:style-name="ce31">
            <text:p>1,91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388143365856501" table:style-name="ce32">
            <text:p>1.7</text:p>
          </table:table-cell>
          <table:table-cell office:value-type="float" office:value="1.69466177104037" table:style-name="ce32">
            <text:p>1.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Greater Anglia</text:p>
          </table:table-cell>
          <table:table-cell office:value-type="float" office:value="108894.714285714" table:style-name="ce31">
            <text:p>108,895</text:p>
          </table:table-cell>
          <table:table-cell office:value-type="float" office:value="909" table:style-name="ce31">
            <text:p>909</text:p>
          </table:table-cell>
          <table:table-cell office:value-type="float" office:value="1494" table:style-name="ce31">
            <text:p>1,494</text:p>
          </table:table-cell>
          <table:table-cell office:value-type="float" office:value="1948.5" table:style-name="ce31">
            <text:p>1,94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8934304826549" table:style-name="ce32">
            <text:p>1.8</text:p>
          </table:table-cell>
          <table:table-cell office:value-type="float" office:value="1.73753720105871" table:style-name="ce32">
            <text:p>1.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Greater Anglia</text:p>
          </table:table-cell>
          <table:table-cell office:value-type="float" office:value="107962.142857142" table:style-name="ce34">
            <text:p>107,962</text:p>
          </table:table-cell>
          <table:table-cell office:value-type="float" office:value="898.57142857142799" table:style-name="ce34">
            <text:p>899</text:p>
          </table:table-cell>
          <table:table-cell office:value-type="float" office:value="1680.42857142857" table:style-name="ce34">
            <text:p>1,680</text:p>
          </table:table-cell>
          <table:table-cell office:value-type="float" office:value="2129.7142857142799" table:style-name="ce34">
            <text:p>2,1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7264914288738" table:style-name="ce32">
            <text:p>2.0</text:p>
          </table:table-cell>
          <table:table-cell office:value-type="float" office:value="1.76834557867584" table:style-name="ce32">
            <text:p>1.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Greater Anglia</text:p>
          </table:table-cell>
          <table:table-cell office:value-type="float" office:value="111193.428571428" table:style-name="ce31">
            <text:p>111,193</text:p>
          </table:table-cell>
          <table:table-cell office:value-type="float" office:value="919.53571428571399" table:style-name="ce31">
            <text:p>920</text:p>
          </table:table-cell>
          <table:table-cell office:value-type="float" office:value="1250.92857142857" table:style-name="ce31">
            <text:p>1,251</text:p>
          </table:table-cell>
          <table:table-cell office:value-type="float" office:value="1710.69642857142" table:style-name="ce31">
            <text:p>1,7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3848698664104" table:style-name="ce32">
            <text:p>1.5</text:p>
          </table:table-cell>
          <table:table-cell office:value-type="float" office:value="1.75816282455065" table:style-name="ce33">
            <text:p>1.8</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Greater Anglia</text:p>
          </table:table-cell>
          <table:table-cell office:value-type="float" office:value="113204.5" table:style-name="ce31">
            <text:p>113,205</text:p>
          </table:table-cell>
          <table:table-cell office:value-type="float" office:value="983.892857142857" table:style-name="ce31">
            <text:p>984</text:p>
          </table:table-cell>
          <table:table-cell office:value-type="float" office:value="1464.8571428571399" table:style-name="ce31">
            <text:p>1,465</text:p>
          </table:table-cell>
          <table:table-cell office:value-type="float" office:value="1956.80357142857" table:style-name="ce31">
            <text:p>1,95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285563484036099" table:style-name="ce32">
            <text:p>1.7</text:p>
          </table:table-cell>
          <table:table-cell office:value-type="float" office:value="1.7553836324235701" table:style-name="ce35">
            <text:p>1.8</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6">
            <text:p>Heathrow Express</text:p>
          </table:table-cell>
          <table:table-cell office:value-type="float" office:value="13620.714285714201" table:style-name="ce31">
            <text:p>13,621</text:p>
          </table:table-cell>
          <table:table-cell office:value-type="float" office:value="10.857142857142801" table:style-name="ce31">
            <text:p>11</text:p>
          </table:table-cell>
          <table:table-cell office:value-type="float" office:value="185" table:style-name="ce31">
            <text:p>185</text:p>
          </table:table-cell>
          <table:table-cell office:value-type="float" office:value="190.42857142857099" table:style-name="ce31">
            <text:p>19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980806544653599" table:style-name="ce32">
            <text:p>1.4</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6">
            <text:p>Heathrow Express</text:p>
          </table:table-cell>
          <table:table-cell office:value-type="float" office:value="13782.4285714285" table:style-name="ce31">
            <text:p>13,782</text:p>
          </table:table-cell>
          <table:table-cell office:value-type="float" office:value="31.999999999999901" table:style-name="ce31">
            <text:p>32</text:p>
          </table:table-cell>
          <table:table-cell office:value-type="float" office:value="180.57142857142799" table:style-name="ce31">
            <text:p>181</text:p>
          </table:table-cell>
          <table:table-cell office:value-type="float" office:value="196.57142857142799" table:style-name="ce31">
            <text:p>19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262466701908201" table:style-name="ce32">
            <text:p>1.4</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6">
            <text:p>Heathrow Express</text:p>
          </table:table-cell>
          <table:table-cell office:value-type="float" office:value="13714.714285714201" table:style-name="ce31">
            <text:p>13,715</text:p>
          </table:table-cell>
          <table:table-cell office:value-type="float" office:value="25" table:style-name="ce31">
            <text:p>25</text:p>
          </table:table-cell>
          <table:table-cell office:value-type="float" office:value="335.142857142857" table:style-name="ce31">
            <text:p>335</text:p>
          </table:table-cell>
          <table:table-cell office:value-type="float" office:value="347.642857142857" table:style-name="ce31">
            <text:p>3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348166203139399" table:style-name="ce32">
            <text:p>2.5</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6">
            <text:p>Heathrow Express</text:p>
          </table:table-cell>
          <table:table-cell office:value-type="float" office:value="12854.1428571428" table:style-name="ce31">
            <text:p>12,854</text:p>
          </table:table-cell>
          <table:table-cell office:value-type="float" office:value="8.1428571428571406" table:style-name="ce31">
            <text:p>8</text:p>
          </table:table-cell>
          <table:table-cell office:value-type="float" office:value="364.28571428571399" table:style-name="ce31">
            <text:p>364</text:p>
          </table:table-cell>
          <table:table-cell office:value-type="float" office:value="368.35714285714198" table:style-name="ce31">
            <text:p>36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6566865601973" table:style-name="ce32">
            <text:p>2.9</text:p>
          </table:table-cell>
          <table:table-cell office:value-type="float" office:value="2.0436522641369601" table:style-name="ce32">
            <text:p>2.0</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6">
            <text:p>Heathrow Express</text:p>
          </table:table-cell>
          <table:table-cell office:value-type="float" office:value="6905" table:style-name="ce31">
            <text:p>6,905</text:p>
          </table:table-cell>
          <table:table-cell office:value-type="float" office:value="5" table:style-name="ce31">
            <text:p>5</text:p>
          </table:table-cell>
          <table:table-cell office:value-type="float" office:value="133.03571428571399" table:style-name="ce31">
            <text:p>133</text:p>
          </table:table-cell>
          <table:table-cell office:value-type="float" office:value="135.53571428571399" table:style-name="ce31">
            <text:p>13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628633495396699" table:style-name="ce32">
            <text:p>2.0</text:p>
          </table:table-cell>
          <table:table-cell office:value-type="float" office:value="2.21792112311589" table:style-name="ce32">
            <text:p>2.2</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6">
            <text:p>Heathrow Express</text:p>
          </table:table-cell>
          <table:table-cell office:value-type="float" office:value="6991.3928571428496" table:style-name="ce31">
            <text:p>6,991</text:p>
          </table:table-cell>
          <table:table-cell office:value-type="float" office:value="8.7857142857142794" table:style-name="ce31">
            <text:p>9</text:p>
          </table:table-cell>
          <table:table-cell office:value-type="float" office:value="42.071428571428498" table:style-name="ce31">
            <text:p>42</text:p>
          </table:table-cell>
          <table:table-cell office:value-type="float" office:value="46.464285714285701" table:style-name="ce31">
            <text:p>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66459268794793602" table:style-name="ce32">
            <text:p>0.7</text:p>
          </table:table-cell>
          <table:table-cell office:value-type="float" office:value="2.2191880687750598" table:style-name="ce32">
            <text:p>2.2</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Heathrow Express</text:p>
          </table:table-cell>
          <table:table-cell office:value-type="float" office:value="6790.4642857142799" table:style-name="ce31">
            <text:p>6,790</text:p>
          </table:table-cell>
          <table:table-cell office:value-type="float" office:value="20.714285714285701" table:style-name="ce31">
            <text:p>21</text:p>
          </table:table-cell>
          <table:table-cell office:value-type="float" office:value="83.964285714285694" table:style-name="ce31">
            <text:p>84</text:p>
          </table:table-cell>
          <table:table-cell office:value-type="float" office:value="94.321428571428598" table:style-name="ce31">
            <text:p>9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8902768062356" table:style-name="ce32">
            <text:p>1.4</text:p>
          </table:table-cell>
          <table:table-cell office:value-type="float" office:value="1.92206127255768" table:style-name="ce32">
            <text:p>1.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1</text:p>
          </table:table-cell>
          <table:table-cell office:value-type="string" table:style-name="ce30">
            <text:p>Heathrow Express</text:p>
          </table:table-cell>
          <table:table-cell office:value-type="float" office:value="8796.1428571428496" table:style-name="ce31">
            <text:p>8,796</text:p>
          </table:table-cell>
          <table:table-cell office:value-type="float" office:value="93.5" table:style-name="ce31">
            <text:p>94</text:p>
          </table:table-cell>
          <table:table-cell office:value-type="float" office:value="263.92857142857099" table:style-name="ce31">
            <text:p>264</text:p>
          </table:table-cell>
          <table:table-cell office:value-type="float" office:value="310.67857142857099" table:style-name="ce31">
            <text:p>3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319864226202999" table:style-name="ce32">
            <text:p>3.5</text:p>
          </table:table-cell>
          <table:table-cell office:value-type="float" office:value="1.9909778516433101" table:style-name="ce32">
            <text:p>2.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1</text:p>
          </table:table-cell>
          <table:table-cell office:value-type="string" table:style-name="ce30">
            <text:p>Heathrow Express</text:p>
          </table:table-cell>
          <table:table-cell office:value-type="float" office:value="13353.285714285699" table:style-name="ce31">
            <text:p>13,353</text:p>
          </table:table-cell>
          <table:table-cell office:value-type="float" office:value="65.714285714285694" table:style-name="ce31">
            <text:p>66</text:p>
          </table:table-cell>
          <table:table-cell office:value-type="float" office:value="527.85714285714198" table:style-name="ce31">
            <text:p>528</text:p>
          </table:table-cell>
          <table:table-cell office:value-type="float" office:value="560.71428571428498" table:style-name="ce31">
            <text:p>56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990735292544299" table:style-name="ce32">
            <text:p>4.2</text:p>
          </table:table-cell>
          <table:table-cell office:value-type="float" office:value="2.8169840051844899" table:style-name="ce32">
            <text:p>2.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1</text:p>
          </table:table-cell>
          <table:table-cell office:value-type="string" table:style-name="ce30">
            <text:p>Heathrow Express</text:p>
          </table:table-cell>
          <table:table-cell office:value-type="float" office:value="13757.857142857099" table:style-name="ce31">
            <text:p>13,758</text:p>
          </table:table-cell>
          <table:table-cell office:value-type="float" office:value="63.571428571428498" table:style-name="ce31">
            <text:p>64</text:p>
          </table:table-cell>
          <table:table-cell office:value-type="float" office:value="436.142857142857" table:style-name="ce31">
            <text:p>436</text:p>
          </table:table-cell>
          <table:table-cell office:value-type="float" office:value="467.92857142857099" table:style-name="ce31">
            <text:p>46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011733554851702" table:style-name="ce32">
            <text:p>3.4</text:p>
          </table:table-cell>
          <table:table-cell office:value-type="float" office:value="3.35765434277651" table:style-name="ce32">
            <text:p>3.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1</text:p>
          </table:table-cell>
          <table:table-cell office:value-type="string" table:style-name="ce30">
            <text:p>Heathrow Express</text:p>
          </table:table-cell>
          <table:table-cell office:value-type="float" office:value="13409.9999999999" table:style-name="ce31">
            <text:p>13,410</text:p>
          </table:table-cell>
          <table:table-cell office:value-type="float" office:value="39.714285714285701" table:style-name="ce31">
            <text:p>40</text:p>
          </table:table-cell>
          <table:table-cell office:value-type="float" office:value="466.28571428571399" table:style-name="ce31">
            <text:p>466</text:p>
          </table:table-cell>
          <table:table-cell office:value-type="float" office:value="486.142857142857" table:style-name="ce31">
            <text:p>4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252263769042199" table:style-name="ce32">
            <text:p>3.6</text:p>
          </table:table-cell>
          <table:table-cell office:value-type="float" office:value="3.7014694934549102"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Heathrow Express</text:p>
          </table:table-cell>
          <table:table-cell office:value-type="float" office:value="13236.857142857099" table:style-name="ce31">
            <text:p>13,237</text:p>
          </table:table-cell>
          <table:table-cell office:value-type="float" office:value="33" table:style-name="ce31">
            <text:p>33</text:p>
          </table:table-cell>
          <table:table-cell office:value-type="float" office:value="494.71428571428498" table:style-name="ce31">
            <text:p>495</text:p>
          </table:table-cell>
          <table:table-cell office:value-type="float" office:value="511.21428571428498" table:style-name="ce31">
            <text:p>5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620518465755702" table:style-name="ce32">
            <text:p>3.9</text:p>
          </table:table-cell>
          <table:table-cell office:value-type="float" office:value="3.7687413966293302" table:style-name="ce32">
            <text:p>3.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Heathrow Express</text:p>
          </table:table-cell>
          <table:table-cell office:value-type="float" office:value="13210.25" table:style-name="ce31">
            <text:p>13,210</text:p>
          </table:table-cell>
          <table:table-cell office:value-type="float" office:value="29.607142857142801" table:style-name="ce31">
            <text:p>30</text:p>
          </table:table-cell>
          <table:table-cell office:value-type="float" office:value="508.92857142857099" table:style-name="ce31">
            <text:p>509</text:p>
          </table:table-cell>
          <table:table-cell office:value-type="float" office:value="523.73214285714198" table:style-name="ce31">
            <text:p>5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6458918534579" table:style-name="ce32">
            <text:p>4.0</text:p>
          </table:table-cell>
          <table:table-cell office:value-type="float" office:value="3.7098184875091502"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Heathrow Express</text:p>
          </table:table-cell>
          <table:table-cell office:value-type="float" office:value="13008.4285714285" table:style-name="ce31">
            <text:p>13,008</text:p>
          </table:table-cell>
          <table:table-cell office:value-type="float" office:value="22.357142857142801" table:style-name="ce31">
            <text:p>22</text:p>
          </table:table-cell>
          <table:table-cell office:value-type="float" office:value="551.24999999999898" table:style-name="ce31">
            <text:p>551</text:p>
          </table:table-cell>
          <table:table-cell office:value-type="float" office:value="562.42857142857099" table:style-name="ce31">
            <text:p>56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3235704323570401" table:style-name="ce32">
            <text:p>4.3</text:p>
          </table:table-cell>
          <table:table-cell office:value-type="float" office:value="3.94116474748941" table:style-name="ce32">
            <text:p>3.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Heathrow Express</text:p>
          </table:table-cell>
          <table:table-cell office:value-type="float" office:value="12294.8214285714" table:style-name="ce31">
            <text:p>12,295</text:p>
          </table:table-cell>
          <table:table-cell office:value-type="float" office:value="44.035714285714199" table:style-name="ce31">
            <text:p>44</text:p>
          </table:table-cell>
          <table:table-cell office:value-type="float" office:value="648.32142857142799" table:style-name="ce31">
            <text:p>648</text:p>
          </table:table-cell>
          <table:table-cell office:value-type="float" office:value="670.33928571428498" table:style-name="ce31">
            <text:p>67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4522083920349704" table:style-name="ce32">
            <text:p>5.5</text:p>
          </table:table-cell>
          <table:table-cell office:value-type="float" office:value="4.3820263490244997" table:style-name="ce32">
            <text:p>4.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Heathrow Express</text:p>
          </table:table-cell>
          <table:table-cell office:value-type="float" office:value="12909.5" table:style-name="ce31">
            <text:p>12,910</text:p>
          </table:table-cell>
          <table:table-cell office:value-type="float" office:value="28" table:style-name="ce31">
            <text:p>28</text:p>
          </table:table-cell>
          <table:table-cell office:value-type="float" office:value="470.5" table:style-name="ce31">
            <text:p>471</text:p>
          </table:table-cell>
          <table:table-cell office:value-type="float" office:value="484.5" table:style-name="ce31">
            <text:p>4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530500793988901" table:style-name="ce32">
            <text:p>3.8</text:p>
          </table:table-cell>
          <table:table-cell office:value-type="float" office:value="4.3579721136456397" table:style-name="ce32">
            <text:p>4.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Heathrow Express</text:p>
          </table:table-cell>
          <table:table-cell office:value-type="float" office:value="13155.9285714285" table:style-name="ce31">
            <text:p>13,156</text:p>
          </table:table-cell>
          <table:table-cell office:value-type="float" office:value="17.428571428571399" table:style-name="ce31">
            <text:p>17</text:p>
          </table:table-cell>
          <table:table-cell office:value-type="float" office:value="209.21428571428501" table:style-name="ce31">
            <text:p>209</text:p>
          </table:table-cell>
          <table:table-cell office:value-type="float" office:value="217.92857142857099" table:style-name="ce31">
            <text:p>21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565046719838401" table:style-name="ce32">
            <text:p>1.7</text:p>
          </table:table-cell>
          <table:table-cell office:value-type="float" office:value="3.7672692434175001" table:style-name="ce32">
            <text:p>3.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Heathrow Express</text:p>
          </table:table-cell>
          <table:table-cell office:value-type="float" office:value="13411.5714285714" table:style-name="ce31">
            <text:p>13,412</text:p>
          </table:table-cell>
          <table:table-cell office:value-type="float" office:value="11.5714285714285" table:style-name="ce31">
            <text:p>12</text:p>
          </table:table-cell>
          <table:table-cell office:value-type="float" office:value="459.28571428571399" table:style-name="ce31">
            <text:p>459</text:p>
          </table:table-cell>
          <table:table-cell office:value-type="float" office:value="465.07142857142799" table:style-name="ce31">
            <text:p>46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676878175562602" table:style-name="ce32">
            <text:p>3.5</text:p>
          </table:table-cell>
          <table:table-cell office:value-type="float" office:value="3.5498833825074398" table:style-name="ce32">
            <text:p>3.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Heathrow Express</text:p>
          </table:table-cell>
          <table:table-cell office:value-type="float" office:value="13148.214285714201" table:style-name="ce31">
            <text:p>13,148</text:p>
          </table:table-cell>
          <table:table-cell office:value-type="float" office:value="13.785714285714199" table:style-name="ce31">
            <text:p>14</text:p>
          </table:table-cell>
          <table:table-cell office:value-type="float" office:value="760.78571428571399" table:style-name="ce31">
            <text:p>761</text:p>
          </table:table-cell>
          <table:table-cell office:value-type="float" office:value="767.67857142857099" table:style-name="ce31">
            <text:p>76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83865272307483" table:style-name="ce32">
            <text:p>5.8</text:p>
          </table:table-cell>
          <table:table-cell office:value-type="float" office:value="3.67728397441204"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Heathrow Express</text:p>
          </table:table-cell>
          <table:table-cell office:value-type="float" office:value="13021.285714285699" table:style-name="ce31">
            <text:p>13,021</text:p>
          </table:table-cell>
          <table:table-cell office:value-type="float" office:value="10.214285714285699" table:style-name="ce31">
            <text:p>10</text:p>
          </table:table-cell>
          <table:table-cell office:value-type="float" office:value="440.71428571428498" table:style-name="ce31">
            <text:p>441</text:p>
          </table:table-cell>
          <table:table-cell office:value-type="float" office:value="445.82142857142799" table:style-name="ce31">
            <text:p>4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2378961919494" table:style-name="ce32">
            <text:p>3.4</text:p>
          </table:table-cell>
          <table:table-cell office:value-type="float" office:value="3.5961469177237899" table:style-name="ce32">
            <text:p>3.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Heathrow Express</text:p>
          </table:table-cell>
          <table:table-cell office:value-type="float" office:value="13039.5714285714" table:style-name="ce31">
            <text:p>13,040</text:p>
          </table:table-cell>
          <table:table-cell office:value-type="float" office:value="26.857142857142801" table:style-name="ce31">
            <text:p>27</text:p>
          </table:table-cell>
          <table:table-cell office:value-type="float" office:value="388.28571428571399" table:style-name="ce31">
            <text:p>388</text:p>
          </table:table-cell>
          <table:table-cell office:value-type="float" office:value="401.71428571428498" table:style-name="ce31">
            <text:p>4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807322764770899" table:style-name="ce32">
            <text:p>3.1</text:p>
          </table:table-cell>
          <table:table-cell office:value-type="float" office:value="3.9533643097697899" table:style-name="ce32">
            <text:p>4.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Heathrow Express</text:p>
          </table:table-cell>
          <table:table-cell office:value-type="float" office:value="13611.9999999999" table:style-name="ce34">
            <text:p>13,612</text:p>
          </table:table-cell>
          <table:table-cell office:value-type="float" office:value="17.999999999999901" table:style-name="ce34">
            <text:p>18</text:p>
          </table:table-cell>
          <table:table-cell office:value-type="float" office:value="653.99999999999898" table:style-name="ce34">
            <text:p>654</text:p>
          </table:table-cell>
          <table:table-cell office:value-type="float" office:value="662.99999999999898" table:style-name="ce34">
            <text:p>66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8707023214810397" table:style-name="ce32">
            <text:p>4.9</text:p>
          </table:table-cell>
          <table:table-cell office:value-type="float" office:value="4.31307851980067" table:style-name="ce32">
            <text:p>4.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Heathrow Express</text:p>
          </table:table-cell>
          <table:table-cell office:value-type="float" office:value="12896.714285714201" table:style-name="ce31">
            <text:p>12,897</text:p>
          </table:table-cell>
          <table:table-cell office:value-type="float" office:value="16.714285714285701" table:style-name="ce31">
            <text:p>17</text:p>
          </table:table-cell>
          <table:table-cell office:value-type="float" office:value="463.71428571428498" table:style-name="ce31">
            <text:p>464</text:p>
          </table:table-cell>
          <table:table-cell office:value-type="float" office:value="472.07142857142799" table:style-name="ce31">
            <text:p>47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604007665296798" table:style-name="ce32">
            <text:p>3.7</text:p>
          </table:table-cell>
          <table:table-cell office:value-type="float" office:value="3.7713968156483699" table:style-name="ce33">
            <text:p>3.8</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Heathrow Express</text:p>
          </table:table-cell>
          <table:table-cell office:value-type="float" office:value="13241.714285714201" table:style-name="ce31">
            <text:p>13,242</text:p>
          </table:table-cell>
          <table:table-cell office:value-type="float" office:value="9.4285714285714199" table:style-name="ce31">
            <text:p>9</text:p>
          </table:table-cell>
          <table:table-cell office:value-type="float" office:value="423" table:style-name="ce31">
            <text:p>423</text:p>
          </table:table-cell>
          <table:table-cell office:value-type="float" office:value="427.71428571428498" table:style-name="ce31">
            <text:p>4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300522159409599" table:style-name="ce32">
            <text:p>3.2</text:p>
          </table:table-cell>
          <table:table-cell office:value-type="float" office:value="3.7213487402917198" table:style-name="ce33">
            <text:p>3.7</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Heathrow Express</text:p>
          </table:table-cell>
          <table:table-cell office:value-type="float" office:value="13205.0714285714" table:style-name="ce31">
            <text:p>13,205</text:p>
          </table:table-cell>
          <table:table-cell office:value-type="float" office:value="11.3214285714285" table:style-name="ce31">
            <text:p>11</text:p>
          </table:table-cell>
          <table:table-cell office:value-type="float" office:value="348.07142857142799" table:style-name="ce31">
            <text:p>348</text:p>
          </table:table-cell>
          <table:table-cell office:value-type="float" office:value="353.73214285714198" table:style-name="ce31">
            <text:p>35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787597838492698" table:style-name="ce32">
            <text:p>2.7</text:p>
          </table:table-cell>
          <table:table-cell office:value-type="float" office:value="3.6191101153664" table:style-name="ce33">
            <text:p>3.6</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Heathrow Express</text:p>
          </table:table-cell>
          <table:table-cell office:value-type="float" office:value="13889.5" table:style-name="ce31">
            <text:p>13,890</text:p>
          </table:table-cell>
          <table:table-cell office:value-type="float" office:value="5.8928571428571397" table:style-name="ce31">
            <text:p>6</text:p>
          </table:table-cell>
          <table:table-cell office:value-type="float" office:value="371.642857142857" table:style-name="ce31">
            <text:p>372</text:p>
          </table:table-cell>
          <table:table-cell office:value-type="float" office:value="374.58928571428498" table:style-name="ce31">
            <text:p>37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9692419247838" table:style-name="ce32">
            <text:p>2.7</text:p>
          </table:table-cell>
          <table:table-cell office:value-type="float" office:value="3.0584546105933201" table:style-name="ce32">
            <text:p>3.1</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Hull Trains</text:p>
          </table:table-cell>
          <table:table-cell office:value-type="float" office:value="1142.8571428571399" table:style-name="ce31">
            <text:p>1,143</text:p>
          </table:table-cell>
          <table:table-cell office:value-type="float" office:value="22.428571428571399" table:style-name="ce31">
            <text:p>22</text:p>
          </table:table-cell>
          <table:table-cell office:value-type="float" office:value="30.571428571428498" table:style-name="ce31">
            <text:p>31</text:p>
          </table:table-cell>
          <table:table-cell office:value-type="float" office:value="41.785714285714199" table:style-name="ce31">
            <text:p>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5625" table:style-name="ce32">
            <text:p>3.7</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Hull Trains</text:p>
          </table:table-cell>
          <table:table-cell office:value-type="float" office:value="1135.42857142857" table:style-name="ce31">
            <text:p>1,135</text:p>
          </table:table-cell>
          <table:table-cell office:value-type="float" office:value="22.857142857142801" table:style-name="ce31">
            <text:p>23</text:p>
          </table:table-cell>
          <table:table-cell office:value-type="float" office:value="49.142857142857103" table:style-name="ce31">
            <text:p>49</text:p>
          </table:table-cell>
          <table:table-cell office:value-type="float" office:value="60.571428571428498" table:style-name="ce31">
            <text:p>6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3346753900352297" table:style-name="ce32">
            <text:p>5.3</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Hull Trains</text:p>
          </table:table-cell>
          <table:table-cell office:value-type="float" office:value="1165.1428571428501" table:style-name="ce31">
            <text:p>1,165</text:p>
          </table:table-cell>
          <table:table-cell office:value-type="float" office:value="28.1428571428571" table:style-name="ce31">
            <text:p>28</text:p>
          </table:table-cell>
          <table:table-cell office:value-type="float" office:value="24.285714285714199" table:style-name="ce31">
            <text:p>24</text:p>
          </table:table-cell>
          <table:table-cell office:value-type="float" office:value="38.357142857142797" table:style-name="ce31">
            <text:p>3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920549288866998" table:style-name="ce32">
            <text:p>3.3</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Hull Trains [note 3]</text:p>
          </table:table-cell>
          <table:table-cell office:value-type="float" office:value="1019.57142857142" table:style-name="ce31">
            <text:p>1,020</text:p>
          </table:table-cell>
          <table:table-cell office:value-type="float" office:value="17.571428571428498" table:style-name="ce31">
            <text:p>18</text:p>
          </table:table-cell>
          <table:table-cell office:value-type="float" office:value="6" table:style-name="ce31">
            <text:p>6</text:p>
          </table:table-cell>
          <table:table-cell office:value-type="float" office:value="14.785714285714199" table:style-name="ce31">
            <text:p>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501891551071799" table:style-name="ce32">
            <text:p>1.5</text:p>
          </table:table-cell>
          <table:table-cell office:value-type="float" office:value="3.48420345059378" table:style-name="ce32">
            <text:p>3.5</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Apr to Jun 2020</text:p>
          </table:table-cell>
          <table:table-cell office:value-type="string" table:style-name="ce30">
            <text:p>Hull Trains [note 3]</text:p>
          </table:table-cell>
          <table:table-cell office:value-type="float" office:value="0" table:style-name="ce31">
            <text:p>0</text:p>
          </table:table-cell>
          <table:table-cell office:value-type="float" office:value="0" table:style-name="ce31">
            <text:p>0</text:p>
          </table:table-cell>
          <table:table-cell office:value-type="float" office:value="0" table:style-name="ce31">
            <text:p>0</text:p>
          </table:table-cell>
          <table:table-cell office:value-type="float" office:value="0" table:style-name="ce31">
            <text:p>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 table:style-name="ce32">
            <text:p>0.0</text:p>
          </table:table-cell>
          <table:table-cell office:value-type="float" office:value="3.4249817133514151" table:style-name="ce32">
            <text:p>3.4</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Jul to Sep 2020</text:p>
          </table:table-cell>
          <table:table-cell office:value-type="string" table:style-name="ce30">
            <text:p>Hull Trains [note 3]</text:p>
          </table:table-cell>
          <table:table-cell office:value-type="float" office:value="172.67857142857099" table:style-name="ce31">
            <text:p>173</text:p>
          </table:table-cell>
          <table:table-cell office:value-type="float" office:value="0.78571428571428603" table:style-name="ce31">
            <text:p>1</text:p>
          </table:table-cell>
          <table:table-cell office:value-type="float" office:value="7" table:style-name="ce31">
            <text:p>7</text:p>
          </table:table-cell>
          <table:table-cell office:value-type="float" office:value="7.3928571428571397" table:style-name="ce31">
            <text:p>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2812823164426002" table:style-name="ce32">
            <text:p>4.3</text:p>
          </table:table-cell>
          <table:table-cell office:value-type="float" office:value="2.5679094641477529" table:style-name="ce32">
            <text:p>2.6</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Oct to Dec 2020</text:p>
          </table:table-cell>
          <table:table-cell office:value-type="string" table:style-name="ce30">
            <text:p>Hull Trains [note 3]</text:p>
          </table:table-cell>
          <table:table-cell office:value-type="float" office:value="293.142857142857" table:style-name="ce31">
            <text:p>293</text:p>
          </table:table-cell>
          <table:table-cell office:value-type="float" office:value="3.8928571428571401" table:style-name="ce31">
            <text:p>4</text:p>
          </table:table-cell>
          <table:table-cell office:value-type="float" office:value="4.0357142857142803" table:style-name="ce31">
            <text:p>4</text:p>
          </table:table-cell>
          <table:table-cell office:value-type="float" office:value="5.9821428571428497" table:style-name="ce31">
            <text:p>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406920077972699" table:style-name="ce32">
            <text:p>2.0</text:p>
          </table:table-cell>
          <table:table-cell office:value-type="float" office:value="1.8958428506167253" table:style-name="ce32">
            <text:p>1.9</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Jan to Mar 2021</text:p>
          </table:table-cell>
          <table:table-cell office:value-type="string" table:style-name="ce30">
            <text:p>Hull Trains [note 3]</text:p>
          </table:table-cell>
          <table:table-cell office:value-type="float" office:value="40.178571428571303" table:style-name="ce31">
            <text:p>40</text:p>
          </table:table-cell>
          <table:table-cell office:value-type="float" office:value="0.32142857142857101" table:style-name="ce31">
            <text:p>0</text:p>
          </table:table-cell>
          <table:table-cell office:value-type="float" office:value="0.96428571428571297" table:style-name="ce31">
            <text:p>1</text:p>
          </table:table-cell>
          <table:table-cell office:value-type="float" office:value="1.12499999999999" table:style-name="ce31">
            <text:p>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 table:style-name="ce32">
            <text:p>2.8</text:p>
          </table:table-cell>
          <table:table-cell office:value-type="float" office:value="2.8656126482213438" table:style-name="ce32">
            <text:p>2.9</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Apr to Jun 2021</text:p>
          </table:table-cell>
          <table:table-cell office:value-type="string" table:style-name="ce30">
            <text:p>Hull Trains [note 3]</text:p>
          </table:table-cell>
          <table:table-cell office:value-type="float" office:value="606.85714285714198" table:style-name="ce31">
            <text:p>607</text:p>
          </table:table-cell>
          <table:table-cell office:value-type="float" office:value="4.1428571428571397" table:style-name="ce31">
            <text:p>4</text:p>
          </table:table-cell>
          <table:table-cell office:value-type="float" office:value="11.1428571428571" table:style-name="ce31">
            <text:p>11</text:p>
          </table:table-cell>
          <table:table-cell office:value-type="float" office:value="13.214285714285699" table:style-name="ce31">
            <text:p>1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7749529190207" table:style-name="ce32">
            <text:p>2.2</text:p>
          </table:table-cell>
          <table:table-cell office:value-type="float" office:value="2.4903722721437744" table:style-name="ce32">
            <text:p>2.5</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Jul to Sep 2021</text:p>
          </table:table-cell>
          <table:table-cell office:value-type="string" table:style-name="ce30">
            <text:p>Hull Trains</text:p>
          </table:table-cell>
          <table:table-cell office:value-type="float" office:value="1057.57142857142" table:style-name="ce31">
            <text:p>1,058</text:p>
          </table:table-cell>
          <table:table-cell office:value-type="float" office:value="14.285714285714199" table:style-name="ce31">
            <text:p>14</text:p>
          </table:table-cell>
          <table:table-cell office:value-type="float" office:value="18.1428571428571" table:style-name="ce31">
            <text:p>18</text:p>
          </table:table-cell>
          <table:table-cell office:value-type="float" office:value="25.285714285714199" table:style-name="ce31">
            <text:p>2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9092259894637" table:style-name="ce32">
            <text:p>2.4</text:p>
          </table:table-cell>
          <table:table-cell office:value-type="float" office:value="2.2829254339703646" table:style-name="ce32">
            <text:p>2.3</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Oct to Dec 2021</text:p>
          </table:table-cell>
          <table:table-cell office:value-type="string" table:style-name="ce30">
            <text:p>Hull Trains</text:p>
          </table:table-cell>
          <table:table-cell office:value-type="float" office:value="1034.42857142857" table:style-name="ce31">
            <text:p>1,034</text:p>
          </table:table-cell>
          <table:table-cell office:value-type="float" office:value="13.714285714285699" table:style-name="ce31">
            <text:p>14</text:p>
          </table:table-cell>
          <table:table-cell office:value-type="float" office:value="11.999999999999901" table:style-name="ce31">
            <text:p>12</text:p>
          </table:table-cell>
          <table:table-cell office:value-type="float" office:value="18.857142857142801" table:style-name="ce31">
            <text:p>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2295263085209" table:style-name="ce32">
            <text:p>1.8</text:p>
          </table:table-cell>
          <table:table-cell office:value-type="float" office:value="2.1351361923513252" table:style-name="ce32">
            <text:p>2.1</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Jan to Mar 2022</text:p>
          </table:table-cell>
          <table:table-cell office:value-type="string" table:style-name="ce30">
            <text:p>Hull Trains</text:p>
          </table:table-cell>
          <table:table-cell office:value-type="float" office:value="1020.1428571428499" table:style-name="ce31">
            <text:p>1,020</text:p>
          </table:table-cell>
          <table:table-cell office:value-type="float" office:value="9.8571428571428505" table:style-name="ce31">
            <text:p>10</text:p>
          </table:table-cell>
          <table:table-cell office:value-type="float" office:value="13.714285714285699" table:style-name="ce31">
            <text:p>14</text:p>
          </table:table-cell>
          <table:table-cell office:value-type="float" office:value="18.6428571428571" table:style-name="ce31">
            <text:p>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2747514353732" table:style-name="ce32">
            <text:p>1.8</text:p>
          </table:table-cell>
          <table:table-cell office:value-type="float" office:value="2.0435600968002192" table:style-name="ce32">
            <text:p>2.0</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Apr to Jun 2022</text:p>
          </table:table-cell>
          <table:table-cell office:value-type="string" table:style-name="ce30">
            <text:p>Hull Trains</text:p>
          </table:table-cell>
          <table:table-cell office:value-type="float" office:value="1149.8928571428501" table:style-name="ce31">
            <text:p>1,150</text:p>
          </table:table-cell>
          <table:table-cell office:value-type="float" office:value="17.428571428571399" table:style-name="ce31">
            <text:p>17</text:p>
          </table:table-cell>
          <table:table-cell office:value-type="float" office:value="12.3214285714285" table:style-name="ce31">
            <text:p>12</text:p>
          </table:table-cell>
          <table:table-cell office:value-type="float" office:value="21.035714285714199" table:style-name="ce31">
            <text:p>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2936298412895" table:style-name="ce32">
            <text:p>1.8</text:p>
          </table:table-cell>
          <table:table-cell office:value-type="float" office:value="1.966699347226766" table:style-name="ce32">
            <text:p>2.0</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Jul to Sep 2022</text:p>
          </table:table-cell>
          <table:table-cell office:value-type="string" table:style-name="ce30">
            <text:p>Hull Trains</text:p>
          </table:table-cell>
          <table:table-cell office:value-type="float" office:value="1107.5357142857099" table:style-name="ce31">
            <text:p>1,108</text:p>
          </table:table-cell>
          <table:table-cell office:value-type="float" office:value="19.499999999999901" table:style-name="ce31">
            <text:p>19</text:p>
          </table:table-cell>
          <table:table-cell office:value-type="float" office:value="42.857142857142797" table:style-name="ce31">
            <text:p>43</text:p>
          </table:table-cell>
          <table:table-cell office:value-type="float" office:value="52.607142857142797" table:style-name="ce31">
            <text:p>5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499274451001199" table:style-name="ce32">
            <text:p>4.7</text:p>
          </table:table-cell>
          <table:table-cell office:value-type="float" office:value="2.5775245163000329" table:style-name="ce32">
            <text:p>2.6</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Oct to Dec 2022</text:p>
          </table:table-cell>
          <table:table-cell office:value-type="string" table:style-name="ce30">
            <text:p>Hull Trains</text:p>
          </table:table-cell>
          <table:table-cell office:value-type="float" office:value="1112.82142857142" table:style-name="ce31">
            <text:p>1,113</text:p>
          </table:table-cell>
          <table:table-cell office:value-type="float" office:value="17.821428571428498" table:style-name="ce31">
            <text:p>18</text:p>
          </table:table-cell>
          <table:table-cell office:value-type="float" office:value="24.571428571428498" table:style-name="ce31">
            <text:p>25</text:p>
          </table:table-cell>
          <table:table-cell office:value-type="float" office:value="33.482142857142797" table:style-name="ce31">
            <text:p>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087615135273902" table:style-name="ce32">
            <text:p>3.0</text:p>
          </table:table-cell>
          <table:table-cell office:value-type="float" office:value="2.8646151092889629" table:style-name="ce32">
            <text:p>2.9</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Jan to Mar 2023</text:p>
          </table:table-cell>
          <table:table-cell office:value-type="string" table:style-name="ce30">
            <text:p>Hull Trains</text:p>
          </table:table-cell>
          <table:table-cell office:value-type="float" office:value="1159.75" table:style-name="ce31">
            <text:p>1,160</text:p>
          </table:table-cell>
          <table:table-cell office:value-type="float" office:value="24.25" table:style-name="ce31">
            <text:p>24</text:p>
          </table:table-cell>
          <table:table-cell office:value-type="float" office:value="3.25" table:style-name="ce31">
            <text:p>3</text:p>
          </table:table-cell>
          <table:table-cell office:value-type="float" office:value="15.375" table:style-name="ce31">
            <text:p>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32571674929941" table:style-name="ce32">
            <text:p>1.3</text:p>
          </table:table-cell>
          <table:table-cell office:value-type="float" office:value="2.7041942604856586" table:style-name="ce32">
            <text:p>2.7</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Apr to Jun 2023</text:p>
          </table:table-cell>
          <table:table-cell office:value-type="string" table:style-name="ce30">
            <text:p>Hull Trains</text:p>
          </table:table-cell>
          <table:table-cell office:value-type="float" office:value="1184.7142857142801" table:style-name="ce31">
            <text:p>1,185</text:p>
          </table:table-cell>
          <table:table-cell office:value-type="float" office:value="19.428571428571399" table:style-name="ce31">
            <text:p>19</text:p>
          </table:table-cell>
          <table:table-cell office:value-type="float" office:value="10" table:style-name="ce31">
            <text:p>10</text:p>
          </table:table-cell>
          <table:table-cell office:value-type="float" office:value="19.714285714285701" table:style-name="ce31">
            <text:p>2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640540214638799" table:style-name="ce32">
            <text:p>1.7</text:p>
          </table:table-cell>
          <table:table-cell office:value-type="float" office:value="2.6546180025818646" table:style-name="ce32">
            <text:p>2.7</text:p>
          </table:table-cell>
          <table:table-cell table:style-name="ce37"/>
          <table:table-cell table:style-name="ce39"/>
          <table:table-cell table:style-name="ce22"/>
          <table:table-cell table:style-name="ce40"/>
          <table:table-cell table:number-columns-repeated="16368" table:style-name="ce1"/>
        </table:table-row>
        <table:table-row table:style-name="ro3">
          <table:table-cell office:value-type="string" table:style-name="ce30">
            <text:p>Jul to Sep 2023</text:p>
          </table:table-cell>
          <table:table-cell office:value-type="string" table:style-name="ce30">
            <text:p>Hull Trains</text:p>
          </table:table-cell>
          <table:table-cell office:value-type="float" office:value="1212.2857142857099" table:style-name="ce31">
            <text:p>1,212</text:p>
          </table:table-cell>
          <table:table-cell office:value-type="float" office:value="15.0714285714285" table:style-name="ce31">
            <text:p>15</text:p>
          </table:table-cell>
          <table:table-cell office:value-type="float" office:value="4.5" table:style-name="ce31">
            <text:p>5</text:p>
          </table:table-cell>
          <table:table-cell office:value-type="float" office:value="12.035714285714199" table:style-name="ce31">
            <text:p>1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992811689842092" table:style-name="ce32">
            <text:p>1.0</text:p>
          </table:table-cell>
          <table:table-cell office:value-type="float" office:value="1.72622143359745" table:style-name="ce32">
            <text:p>1.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Hull Trains</text:p>
          </table:table-cell>
          <table:table-cell office:value-type="float" office:value="1187.92857142857" table:style-name="ce31">
            <text:p>1,188</text:p>
          </table:table-cell>
          <table:table-cell office:value-type="float" office:value="24.785714285714199" table:style-name="ce31">
            <text:p>25</text:p>
          </table:table-cell>
          <table:table-cell office:value-type="float" office:value="39" table:style-name="ce31">
            <text:p>39</text:p>
          </table:table-cell>
          <table:table-cell office:value-type="float" office:value="51.392857142857103" table:style-name="ce31">
            <text:p>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32625819253201" table:style-name="ce32">
            <text:p>4.3</text:p>
          </table:table-cell>
          <table:table-cell office:value-type="float" office:value="2.0763863275398702" table:style-name="ce32">
            <text:p>2.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Hull Trains</text:p>
          </table:table-cell>
          <table:table-cell office:value-type="float" office:value="1131.07142857142" table:style-name="ce31">
            <text:p>1,131</text:p>
          </table:table-cell>
          <table:table-cell office:value-type="float" office:value="17.714285714285701" table:style-name="ce31">
            <text:p>18</text:p>
          </table:table-cell>
          <table:table-cell office:value-type="float" office:value="15.499999999999901" table:style-name="ce31">
            <text:p>15</text:p>
          </table:table-cell>
          <table:table-cell office:value-type="float" office:value="24.357142857142801" table:style-name="ce31">
            <text:p>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5345753078623" table:style-name="ce32">
            <text:p>2.2</text:p>
          </table:table-cell>
          <table:table-cell office:value-type="float" office:value="2.2794741306191599"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Hull Trains</text:p>
          </table:table-cell>
          <table:table-cell office:value-type="float" office:value="1208.1428571428501" table:style-name="ce34">
            <text:p>1,208</text:p>
          </table:table-cell>
          <table:table-cell office:value-type="float" office:value="16" table:style-name="ce34">
            <text:p>16</text:p>
          </table:table-cell>
          <table:table-cell office:value-type="float" office:value="5.2857142857142803" table:style-name="ce34">
            <text:p>5</text:p>
          </table:table-cell>
          <table:table-cell office:value-type="float" office:value="13.285714285714199" table:style-name="ce34">
            <text:p>1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996807378503" table:style-name="ce32">
            <text:p>1.1</text:p>
          </table:table-cell>
          <table:table-cell office:value-type="float" office:value="2.1325657101519102" table:style-name="ce32">
            <text:p>2.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Hull Trains</text:p>
          </table:table-cell>
          <table:table-cell office:value-type="float" office:value="1213.57142857142" table:style-name="ce31">
            <text:p>1,214</text:p>
          </table:table-cell>
          <table:table-cell office:value-type="float" office:value="36.142857142857103" table:style-name="ce31">
            <text:p>36</text:p>
          </table:table-cell>
          <table:table-cell office:value-type="float" office:value="9.71428571428571" table:style-name="ce31">
            <text:p>10</text:p>
          </table:table-cell>
          <table:table-cell office:value-type="float" office:value="27.785714285714199" table:style-name="ce31">
            <text:p>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895821071218299" table:style-name="ce32">
            <text:p>2.3</text:p>
          </table:table-cell>
          <table:table-cell office:value-type="float" office:value="2.46421576013259" table:style-name="ce33">
            <text:p>2.5</text:p>
          </table:table-cell>
          <table:table-cell table:number-columns-repeated="16372" table:style-name="ce1"/>
        </table:table-row>
        <table:table-row table:style-name="ro3">
          <table:table-cell office:value-type="string" table:style-name="ce30">
            <text:p>Oct to Dec 2024</text:p>
          </table:table-cell>
          <table:table-cell office:value-type="string" table:style-name="ce30">
            <text:p>Hull Trains</text:p>
          </table:table-cell>
          <table:table-cell office:value-type="float" office:value="1154" table:style-name="ce31">
            <text:p>1,154</text:p>
          </table:table-cell>
          <table:table-cell office:value-type="float" office:value="52" table:style-name="ce31">
            <text:p>52</text:p>
          </table:table-cell>
          <table:table-cell office:value-type="float" office:value="9" table:style-name="ce31">
            <text:p>9</text:p>
          </table:table-cell>
          <table:table-cell office:value-type="float" office:value="35" table:style-name="ce31">
            <text:p>3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3292894280762" table:style-name="ce32">
            <text:p>3.0</text:p>
          </table:table-cell>
          <table:table-cell office:value-type="float" office:value="2.13369754913119" table:style-name="ce33">
            <text:p>2.1</text:p>
          </table:table-cell>
          <table:table-cell table:number-columns-repeated="16372" table:style-name="ce1"/>
        </table:table-row>
        <table:table-row table:style-name="ro3">
          <table:table-cell office:value-type="string" table:style-name="ce30">
            <text:p>Jan to Mar 2025</text:p>
          </table:table-cell>
          <table:table-cell office:value-type="string" table:style-name="ce30">
            <text:p>Hull Trains</text:p>
          </table:table-cell>
          <table:table-cell office:value-type="float" office:value="1153.2857142857099" table:style-name="ce31">
            <text:p>1,153</text:p>
          </table:table-cell>
          <table:table-cell office:value-type="float" office:value="15.857142857142801" table:style-name="ce31">
            <text:p>16</text:p>
          </table:table-cell>
          <table:table-cell office:value-type="float" office:value="6" table:style-name="ce31">
            <text:p>6</text:p>
          </table:table-cell>
          <table:table-cell office:value-type="float" office:value="13.9285714285714" table:style-name="ce31">
            <text:p>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077294685990301" table:style-name="ce32">
            <text:p>1.2</text:p>
          </table:table-cell>
          <table:table-cell office:value-type="float" office:value="1.90315077183336" table:style-name="ce33">
            <text:p>1.9</text:p>
          </table:table-cell>
          <table:table-cell table:number-columns-repeated="16372" table:style-name="ce1"/>
        </table:table-row>
        <table:table-row table:style-name="ro3">
          <table:table-cell office:value-type="string" table:style-name="ce30">
            <text:p>Apr to Jun 2025</text:p>
          </table:table-cell>
          <table:table-cell office:value-type="string" table:style-name="ce30">
            <text:p>Hull Trains</text:p>
          </table:table-cell>
          <table:table-cell office:value-type="float" office:value="1035.8928571428501" table:style-name="ce31">
            <text:p>1,036</text:p>
          </table:table-cell>
          <table:table-cell office:value-type="float" office:value="17.6428571428571" table:style-name="ce31">
            <text:p>18</text:p>
          </table:table-cell>
          <table:table-cell office:value-type="float" office:value="13.607142857142801" table:style-name="ce31">
            <text:p>14</text:p>
          </table:table-cell>
          <table:table-cell office:value-type="float" office:value="22.428571428571399" table:style-name="ce31">
            <text:p>2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6514394069987" table:style-name="ce32">
            <text:p>2.2</text:p>
          </table:table-cell>
          <table:table-cell office:value-type="float" office:value="2.17573615280314" table:style-name="ce32">
            <text:p>2.2</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Hull Trains</text:p>
          </table:table-cell>
          <table:table-cell office:value-type="float" office:value="1073.1428571428501" table:style-name="ce31">
            <text:p>1,073</text:p>
          </table:table-cell>
          <table:table-cell office:value-type="float" office:value="15.8214285714285" table:style-name="ce31">
            <text:p>16</text:p>
          </table:table-cell>
          <table:table-cell office:value-type="float" office:value="7.4285714285714297" table:style-name="ce31">
            <text:p>7</text:p>
          </table:table-cell>
          <table:table-cell office:value-type="float" office:value="15.339285714285699" table:style-name="ce31">
            <text:p>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293796592119199" table:style-name="ce32">
            <text:p>1.4</text:p>
          </table:table-cell>
          <table:table-cell office:value-type="float" office:value="1.96309145458809" table:style-name="ce32">
            <text:p>2.0</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London North Eastern Railway</text:p>
          </table:table-cell>
          <table:table-cell office:value-type="float" office:value="13315.4285714285" table:style-name="ce31">
            <text:p>13,315</text:p>
          </table:table-cell>
          <table:table-cell office:value-type="float" office:value="166.57142857142799" table:style-name="ce31">
            <text:p>167</text:p>
          </table:table-cell>
          <table:table-cell office:value-type="float" office:value="252.28571428571399" table:style-name="ce31">
            <text:p>252</text:p>
          </table:table-cell>
          <table:table-cell office:value-type="float" office:value="335.57142857142799" table:style-name="ce31">
            <text:p>33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201699424942001" table:style-name="ce32">
            <text:p>2.5</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London North Eastern Railway</text:p>
          </table:table-cell>
          <table:table-cell office:value-type="float" office:value="13390.5714285714" table:style-name="ce31">
            <text:p>13,391</text:p>
          </table:table-cell>
          <table:table-cell office:value-type="float" office:value="193.28571428571399" table:style-name="ce31">
            <text:p>193</text:p>
          </table:table-cell>
          <table:table-cell office:value-type="float" office:value="341.42857142857099" table:style-name="ce31">
            <text:p>341</text:p>
          </table:table-cell>
          <table:table-cell office:value-type="float" office:value="438.07142857142799" table:style-name="ce31">
            <text:p>43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714916679113202" table:style-name="ce32">
            <text:p>3.3</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London North Eastern Railway</text:p>
          </table:table-cell>
          <table:table-cell office:value-type="float" office:value="13099" table:style-name="ce31">
            <text:p>13,099</text:p>
          </table:table-cell>
          <table:table-cell office:value-type="float" office:value="244.57142857142799" table:style-name="ce31">
            <text:p>245</text:p>
          </table:table-cell>
          <table:table-cell office:value-type="float" office:value="359.57142857142799" table:style-name="ce31">
            <text:p>360</text:p>
          </table:table-cell>
          <table:table-cell office:value-type="float" office:value="481.85714285714198" table:style-name="ce31">
            <text:p>48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785796080398701" table:style-name="ce32">
            <text:p>3.7</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London North Eastern Railway</text:p>
          </table:table-cell>
          <table:table-cell office:value-type="float" office:value="12843" table:style-name="ce31">
            <text:p>12,843</text:p>
          </table:table-cell>
          <table:table-cell office:value-type="float" office:value="280.57142857142799" table:style-name="ce31">
            <text:p>281</text:p>
          </table:table-cell>
          <table:table-cell office:value-type="float" office:value="201.71428571428501" table:style-name="ce31">
            <text:p>202</text:p>
          </table:table-cell>
          <table:table-cell office:value-type="float" office:value="342" table:style-name="ce31">
            <text:p>3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629292221443501" table:style-name="ce32">
            <text:p>2.7</text:p>
          </table:table-cell>
          <table:table-cell office:value-type="float" office:value="3.0343032973712201" table:style-name="ce32">
            <text:p>3.0</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London North Eastern Railway</text:p>
          </table:table-cell>
          <table:table-cell office:value-type="float" office:value="7418.75" table:style-name="ce31">
            <text:p>7,419</text:p>
          </table:table-cell>
          <table:table-cell office:value-type="float" office:value="30.3928571428571" table:style-name="ce31">
            <text:p>30</text:p>
          </table:table-cell>
          <table:table-cell office:value-type="float" office:value="16.071428571428498" table:style-name="ce31">
            <text:p>16</text:p>
          </table:table-cell>
          <table:table-cell office:value-type="float" office:value="31.2678571428571" table:style-name="ce31">
            <text:p>3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421470694427728" table:style-name="ce32">
            <text:p>0.4</text:p>
          </table:table-cell>
          <table:table-cell office:value-type="float" office:value="2.7661173824727601" table:style-name="ce32">
            <text:p>2.8</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London North Eastern Railway</text:p>
          </table:table-cell>
          <table:table-cell office:value-type="float" office:value="10865.464285714201" table:style-name="ce31">
            <text:p>10,865</text:p>
          </table:table-cell>
          <table:table-cell office:value-type="float" office:value="126.75" table:style-name="ce31">
            <text:p>127</text:p>
          </table:table-cell>
          <table:table-cell office:value-type="float" office:value="165.642857142857" table:style-name="ce31">
            <text:p>166</text:p>
          </table:table-cell>
          <table:table-cell office:value-type="float" office:value="229.017857142857" table:style-name="ce31">
            <text:p>22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077595132677902" table:style-name="ce32">
            <text:p>2.1</text:p>
          </table:table-cell>
          <table:table-cell office:value-type="float" office:value="2.4513580342621601" table:style-name="ce32">
            <text:p>2.5</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London North Eastern Railway</text:p>
          </table:table-cell>
          <table:table-cell office:value-type="float" office:value="11000.1785714285" table:style-name="ce31">
            <text:p>11,000</text:p>
          </table:table-cell>
          <table:table-cell office:value-type="float" office:value="164.07142857142799" table:style-name="ce31">
            <text:p>164</text:p>
          </table:table-cell>
          <table:table-cell office:value-type="float" office:value="215" table:style-name="ce31">
            <text:p>215</text:p>
          </table:table-cell>
          <table:table-cell office:value-type="float" office:value="297.03571428571399" table:style-name="ce31">
            <text:p>29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7002808395967599" table:style-name="ce32">
            <text:p>2.7</text:p>
          </table:table-cell>
          <table:table-cell office:value-type="float" office:value="2.1347664015693799" table:style-name="ce32">
            <text:p>2.1</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London North Eastern Railway</text:p>
          </table:table-cell>
          <table:table-cell office:value-type="float" office:value="10461.607142857099" table:style-name="ce31">
            <text:p>10,462</text:p>
          </table:table-cell>
          <table:table-cell office:value-type="float" office:value="186.78571428571399" table:style-name="ce31">
            <text:p>187</text:p>
          </table:table-cell>
          <table:table-cell office:value-type="float" office:value="289.28571428571399" table:style-name="ce31">
            <text:p>289</text:p>
          </table:table-cell>
          <table:table-cell office:value-type="float" office:value="382.67857142857099" table:style-name="ce31">
            <text:p>38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579329179824098" table:style-name="ce32">
            <text:p>3.7</text:p>
          </table:table-cell>
          <table:table-cell office:value-type="float" office:value="2.3650178634327901" table:style-name="ce32">
            <text:p>2.4</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London North Eastern Railway</text:p>
          </table:table-cell>
          <table:table-cell office:value-type="float" office:value="12014.5714285714" table:style-name="ce31">
            <text:p>12,015</text:p>
          </table:table-cell>
          <table:table-cell office:value-type="float" office:value="181.57142857142799" table:style-name="ce31">
            <text:p>182</text:p>
          </table:table-cell>
          <table:table-cell office:value-type="float" office:value="268.85714285714198" table:style-name="ce31">
            <text:p>269</text:p>
          </table:table-cell>
          <table:table-cell office:value-type="float" office:value="359.642857142857" table:style-name="ce31">
            <text:p>36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933889800480298" table:style-name="ce32">
            <text:p>3.0</text:p>
          </table:table-cell>
          <table:table-cell office:value-type="float" office:value="2.8604485768433698" table:style-name="ce32">
            <text:p>2.9</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London North Eastern Railway</text:p>
          </table:table-cell>
          <table:table-cell office:value-type="float" office:value="12968.714285714201" table:style-name="ce31">
            <text:p>12,969</text:p>
          </table:table-cell>
          <table:table-cell office:value-type="float" office:value="165.42857142857099" table:style-name="ce31">
            <text:p>165</text:p>
          </table:table-cell>
          <table:table-cell office:value-type="float" office:value="262.71428571428498" table:style-name="ce31">
            <text:p>263</text:p>
          </table:table-cell>
          <table:table-cell office:value-type="float" office:value="345.42857142857099" table:style-name="ce31">
            <text:p>34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635529461010501" table:style-name="ce32">
            <text:p>2.7</text:p>
          </table:table-cell>
          <table:table-cell office:value-type="float" office:value="2.98155578555928" table:style-name="ce32">
            <text:p>3.0</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London North Eastern Railway</text:p>
          </table:table-cell>
          <table:table-cell office:value-type="float" office:value="12747.714285714201" table:style-name="ce31">
            <text:p>12,748</text:p>
          </table:table-cell>
          <table:table-cell office:value-type="float" office:value="252.28571428571399" table:style-name="ce31">
            <text:p>252</text:p>
          </table:table-cell>
          <table:table-cell office:value-type="float" office:value="282.85714285714198" table:style-name="ce31">
            <text:p>283</text:p>
          </table:table-cell>
          <table:table-cell office:value-type="float" office:value="408.99999999999898" table:style-name="ce31">
            <text:p>40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084183158885602" table:style-name="ce32">
            <text:p>3.2</text:p>
          </table:table-cell>
          <table:table-cell office:value-type="float" office:value="3.1057668151531801" table:style-name="ce32">
            <text:p>3.1</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London North Eastern Railway</text:p>
          </table:table-cell>
          <table:table-cell office:value-type="float" office:value="12943" table:style-name="ce31">
            <text:p>12,943</text:p>
          </table:table-cell>
          <table:table-cell office:value-type="float" office:value="206.71428571428501" table:style-name="ce31">
            <text:p>207</text:p>
          </table:table-cell>
          <table:table-cell office:value-type="float" office:value="341.57142857142799" table:style-name="ce31">
            <text:p>342</text:p>
          </table:table-cell>
          <table:table-cell office:value-type="float" office:value="444.92857142857099" table:style-name="ce31">
            <text:p>44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376000264897701" table:style-name="ce32">
            <text:p>3.4</text:p>
          </table:table-cell>
          <table:table-cell office:value-type="float" office:value="3.0765283972056601" table:style-name="ce32">
            <text:p>3.1</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London North Eastern Railway</text:p>
          </table:table-cell>
          <table:table-cell office:value-type="float" office:value="13662.5714285714" table:style-name="ce31">
            <text:p>13,663</text:p>
          </table:table-cell>
          <table:table-cell office:value-type="float" office:value="150.42857142857099" table:style-name="ce31">
            <text:p>150</text:p>
          </table:table-cell>
          <table:table-cell office:value-type="float" office:value="210.07142857142799" table:style-name="ce31">
            <text:p>210</text:p>
          </table:table-cell>
          <table:table-cell office:value-type="float" office:value="285.28571428571399" table:style-name="ce31">
            <text:p>2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880821430812002" table:style-name="ce32">
            <text:p>2.1</text:p>
          </table:table-cell>
          <table:table-cell office:value-type="float" office:value="2.8375116722274698" table:style-name="ce32">
            <text:p>2.8</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London North Eastern Railway</text:p>
          </table:table-cell>
          <table:table-cell office:value-type="float" office:value="13196.714285714201" table:style-name="ce31">
            <text:p>13,197</text:p>
          </table:table-cell>
          <table:table-cell office:value-type="float" office:value="355.60714285714198" table:style-name="ce31">
            <text:p>356</text:p>
          </table:table-cell>
          <table:table-cell office:value-type="float" office:value="685.60714285714198" table:style-name="ce31">
            <text:p>686</text:p>
          </table:table-cell>
          <table:table-cell office:value-type="float" office:value="863.41071428571399" table:style-name="ce31">
            <text:p>86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5426188336923596" table:style-name="ce32">
            <text:p>6.5</text:p>
          </table:table-cell>
          <table:table-cell office:value-type="float" office:value="3.8108943862987599" table:style-name="ce32">
            <text:p>3.8</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London North Eastern Railway</text:p>
          </table:table-cell>
          <table:table-cell office:value-type="float" office:value="12099.714285714201" table:style-name="ce31">
            <text:p>12,100</text:p>
          </table:table-cell>
          <table:table-cell office:value-type="float" office:value="373.96428571428498" table:style-name="ce31">
            <text:p>374</text:p>
          </table:table-cell>
          <table:table-cell office:value-type="float" office:value="494.82142857142799" table:style-name="ce31">
            <text:p>495</text:p>
          </table:table-cell>
          <table:table-cell office:value-type="float" office:value="681.80357142857099" table:style-name="ce31">
            <text:p>68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6348733146001004" table:style-name="ce32">
            <text:p>5.6</text:p>
          </table:table-cell>
          <table:table-cell office:value-type="float" office:value="4.3840864926757499" table:style-name="ce32">
            <text:p>4.4</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London North Eastern Railway</text:p>
          </table:table-cell>
          <table:table-cell office:value-type="float" office:value="12646" table:style-name="ce31">
            <text:p>12,646</text:p>
          </table:table-cell>
          <table:table-cell office:value-type="float" office:value="273" table:style-name="ce31">
            <text:p>273</text:p>
          </table:table-cell>
          <table:table-cell office:value-type="float" office:value="310.5" table:style-name="ce31">
            <text:p>311</text:p>
          </table:table-cell>
          <table:table-cell office:value-type="float" office:value="447" table:style-name="ce31">
            <text:p>4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347145342400701" table:style-name="ce32">
            <text:p>3.5</text:p>
          </table:table-cell>
          <table:table-cell office:value-type="float" office:value="4.4133320414688502" table:style-name="ce32">
            <text:p>4.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London North Eastern Railway</text:p>
          </table:table-cell>
          <table:table-cell office:value-type="float" office:value="13207.857142857099" table:style-name="ce31">
            <text:p>13,208</text:p>
          </table:table-cell>
          <table:table-cell office:value-type="float" office:value="235.5" table:style-name="ce31">
            <text:p>236</text:p>
          </table:table-cell>
          <table:table-cell office:value-type="float" office:value="306.35714285714198" table:style-name="ce31">
            <text:p>306</text:p>
          </table:table-cell>
          <table:table-cell office:value-type="float" office:value="424.10714285714198" table:style-name="ce31">
            <text:p>4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11021578065" table:style-name="ce32">
            <text:p>3.2</text:p>
          </table:table-cell>
          <table:table-cell office:value-type="float" office:value="4.72396467552199" table:style-name="ce32">
            <text:p>4.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London North Eastern Railway</text:p>
          </table:table-cell>
          <table:table-cell office:value-type="float" office:value="13344.1428571428" table:style-name="ce31">
            <text:p>13,344</text:p>
          </table:table-cell>
          <table:table-cell office:value-type="float" office:value="223" table:style-name="ce31">
            <text:p>223</text:p>
          </table:table-cell>
          <table:table-cell office:value-type="float" office:value="226.642857142857" table:style-name="ce31">
            <text:p>227</text:p>
          </table:table-cell>
          <table:table-cell office:value-type="float" office:value="338.142857142857" table:style-name="ce31">
            <text:p>33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340170647367999" table:style-name="ce32">
            <text:p>2.5</text:p>
          </table:table-cell>
          <table:table-cell office:value-type="float" office:value="3.6864285236880501"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London North Eastern Railway</text:p>
          </table:table-cell>
          <table:table-cell office:value-type="float" office:value="13301.9285714285" table:style-name="ce34">
            <text:p>13,302</text:p>
          </table:table-cell>
          <table:table-cell office:value-type="float" office:value="588" table:style-name="ce34">
            <text:p>588</text:p>
          </table:table-cell>
          <table:table-cell office:value-type="float" office:value="901.28571428571399" table:style-name="ce34">
            <text:p>901</text:p>
          </table:table-cell>
          <table:table-cell office:value-type="float" office:value="1195.2857142857099" table:style-name="ce34">
            <text:p>1,19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8.9858076433599798" table:style-name="ce32">
            <text:p>9.0</text:p>
          </table:table-cell>
          <table:table-cell office:value-type="float" office:value="4.5800742586044301" table:style-name="ce32">
            <text:p>4.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6">
            <text:p>London North Eastern Railway</text:p>
          </table:table-cell>
          <table:table-cell office:value-type="float" office:value="12956.0714285714" table:style-name="ce31">
            <text:p>12,956</text:p>
          </table:table-cell>
          <table:table-cell office:value-type="float" office:value="295.49999999999898" table:style-name="ce31">
            <text:p>295</text:p>
          </table:table-cell>
          <table:table-cell office:value-type="float" office:value="459.71428571428498" table:style-name="ce31">
            <text:p>460</text:p>
          </table:table-cell>
          <table:table-cell office:value-type="float" office:value="607.46428571428498" table:style-name="ce31">
            <text:p>60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68864569837638" table:style-name="ce32">
            <text:p>4.7</text:p>
          </table:table-cell>
          <table:table-cell office:value-type="float" office:value="4.85703465252793" table:style-name="ce32">
            <text:p>4.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London North Eastern Railway</text:p>
          </table:table-cell>
          <table:table-cell office:value-type="float" office:value="13665.857142857099" table:style-name="ce31">
            <text:p>13,666</text:p>
          </table:table-cell>
          <table:table-cell office:value-type="float" office:value="328" table:style-name="ce31">
            <text:p>328</text:p>
          </table:table-cell>
          <table:table-cell office:value-type="float" office:value="359.142857142857" table:style-name="ce31">
            <text:p>359</text:p>
          </table:table-cell>
          <table:table-cell office:value-type="float" office:value="523.142857142857" table:style-name="ce31">
            <text:p>52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281013161058302" table:style-name="ce32">
            <text:p>3.8</text:p>
          </table:table-cell>
          <table:table-cell office:value-type="float" office:value="5.0011934262328497" table:style-name="ce32">
            <text:p>5.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London North Eastern Railway</text:p>
          </table:table-cell>
          <table:table-cell office:value-type="float" office:value="13803.1428571428" table:style-name="ce31">
            <text:p>13,803</text:p>
          </table:table-cell>
          <table:table-cell office:value-type="float" office:value="360.85714285714198" table:style-name="ce31">
            <text:p>361</text:p>
          </table:table-cell>
          <table:table-cell office:value-type="float" office:value="563.57142857142799" table:style-name="ce31">
            <text:p>564</text:p>
          </table:table-cell>
          <table:table-cell office:value-type="float" office:value="743.99999999999898" table:style-name="ce31">
            <text:p>74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3900767941048597" table:style-name="ce32">
            <text:p>5.4</text:p>
          </table:table-cell>
          <table:table-cell office:value-type="float" office:value="5.7138735777967398" table:style-name="ce32">
            <text:p>5.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London North Eastern Railway</text:p>
          </table:table-cell>
          <table:table-cell office:value-type="float" office:value="13788.4285714285" table:style-name="ce31">
            <text:p>13,788</text:p>
          </table:table-cell>
          <table:table-cell office:value-type="float" office:value="254.42857142857099" table:style-name="ce31">
            <text:p>254</text:p>
          </table:table-cell>
          <table:table-cell office:value-type="float" office:value="318.71428571428498" table:style-name="ce31">
            <text:p>319</text:p>
          </table:table-cell>
          <table:table-cell office:value-type="float" office:value="445.92857142857099" table:style-name="ce31">
            <text:p>4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340782643831698" table:style-name="ce32">
            <text:p>3.2</text:p>
          </table:table-cell>
          <table:table-cell office:value-type="float" office:value="4.2803650645793203" table:style-name="ce32">
            <text:p>4.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London North Eastern Railway</text:p>
          </table:table-cell>
          <table:table-cell office:value-type="float" office:value="14577.5714285714" table:style-name="ce31">
            <text:p>14,578</text:p>
          </table:table-cell>
          <table:table-cell office:value-type="float" office:value="211.71428571428501" table:style-name="ce31">
            <text:p>212</text:p>
          </table:table-cell>
          <table:table-cell office:value-type="float" office:value="292.57142857142799" table:style-name="ce31">
            <text:p>293</text:p>
          </table:table-cell>
          <table:table-cell office:value-type="float" office:value="398.42857142857099" table:style-name="ce31">
            <text:p>39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7331615103436699" table:style-name="ce32">
            <text:p>2.7</text:p>
          </table:table-cell>
          <table:table-cell office:value-type="float" office:value="3.7816781588609198" table:style-name="ce32">
            <text:p>3.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London North Eastern Railway</text:p>
          </table:table-cell>
          <table:table-cell office:value-type="float" office:value="15085.7499999999" table:style-name="ce31">
            <text:p>15,086</text:p>
          </table:table-cell>
          <table:table-cell office:value-type="float" office:value="181.142857142857" table:style-name="ce31">
            <text:p>181</text:p>
          </table:table-cell>
          <table:table-cell office:value-type="float" office:value="231.32142857142799" table:style-name="ce31">
            <text:p>231</text:p>
          </table:table-cell>
          <table:table-cell office:value-type="float" office:value="321.892857142857" table:style-name="ce31">
            <text:p>32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337544181950299" table:style-name="ce32">
            <text:p>2.1</text:p>
          </table:table-cell>
          <table:table-cell office:value-type="float" office:value="3.3363960784387099" table:style-name="ce32">
            <text:p>3.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London North Eastern Railway</text:p>
          </table:table-cell>
          <table:table-cell office:value-type="float" office:value="15227.357142857099" table:style-name="ce31">
            <text:p>15,227</text:p>
          </table:table-cell>
          <table:table-cell office:value-type="float" office:value="267.17857142857099" table:style-name="ce31">
            <text:p>267</text:p>
          </table:table-cell>
          <table:table-cell office:value-type="float" office:value="294.46428571428498" table:style-name="ce31">
            <text:p>294</text:p>
          </table:table-cell>
          <table:table-cell office:value-type="float" office:value="428.05357142857099" table:style-name="ce31">
            <text:p>4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110824971972401" table:style-name="ce32">
            <text:p>2.8</text:p>
          </table:table-cell>
          <table:table-cell office:value-type="float" office:value="2.7169867590983601" table:style-name="ce32">
            <text:p>2.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London Overground</text:p>
          </table:table-cell>
          <table:table-cell office:value-type="float" office:value="127188.571428571" table:style-name="ce31">
            <text:p>127,189</text:p>
          </table:table-cell>
          <table:table-cell office:value-type="float" office:value="2397.4285714285702" table:style-name="ce31">
            <text:p>2,397</text:p>
          </table:table-cell>
          <table:table-cell office:value-type="float" office:value="2769.2857142857101" table:style-name="ce31">
            <text:p>2,769</text:p>
          </table:table-cell>
          <table:table-cell office:value-type="float" office:value="3968" table:style-name="ce31">
            <text:p>3,96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197771587743701" table:style-name="ce32">
            <text:p>3.1</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19</text:p>
          </table:table-cell>
          <table:table-cell office:value-type="string" table:style-name="ce30">
            <text:p>London Overground</text:p>
          </table:table-cell>
          <table:table-cell office:value-type="float" office:value="131326.57142857101" table:style-name="ce31">
            <text:p>131,327</text:p>
          </table:table-cell>
          <table:table-cell office:value-type="float" office:value="3029.2857142857101" table:style-name="ce31">
            <text:p>3,029</text:p>
          </table:table-cell>
          <table:table-cell office:value-type="float" office:value="3606.5714285714198" table:style-name="ce31">
            <text:p>3,607</text:p>
          </table:table-cell>
          <table:table-cell office:value-type="float" office:value="5121.2142857142799" table:style-name="ce31">
            <text:p>5,1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996025176060498" table:style-name="ce32">
            <text:p>3.9</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19</text:p>
          </table:table-cell>
          <table:table-cell office:value-type="string" table:style-name="ce30">
            <text:p>London Overground</text:p>
          </table:table-cell>
          <table:table-cell office:value-type="float" office:value="134198" table:style-name="ce31">
            <text:p>134,198</text:p>
          </table:table-cell>
          <table:table-cell office:value-type="float" office:value="3528.5714285714198" table:style-name="ce31">
            <text:p>3,529</text:p>
          </table:table-cell>
          <table:table-cell office:value-type="float" office:value="3336.7142857142799" table:style-name="ce31">
            <text:p>3,337</text:p>
          </table:table-cell>
          <table:table-cell office:value-type="float" office:value="5101" table:style-name="ce31">
            <text:p>5,1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010998673601599" table:style-name="ce32">
            <text:p>3.8</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0</text:p>
          </table:table-cell>
          <table:table-cell office:value-type="string" table:style-name="ce30">
            <text:p>London Overground</text:p>
          </table:table-cell>
          <table:table-cell office:value-type="float" office:value="129230.857142857" table:style-name="ce31">
            <text:p>129,231</text:p>
          </table:table-cell>
          <table:table-cell office:value-type="float" office:value="4063.7142857142799" table:style-name="ce31">
            <text:p>4,064</text:p>
          </table:table-cell>
          <table:table-cell office:value-type="float" office:value="3598.4285714285702" table:style-name="ce31">
            <text:p>3,598</text:p>
          </table:table-cell>
          <table:table-cell office:value-type="float" office:value="5630.2857142857101" table:style-name="ce31">
            <text:p>5,6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3567657436967702" table:style-name="ce32">
            <text:p>4.4</text:p>
          </table:table-cell>
          <table:table-cell office:value-type="float" office:value="3.7974380393298799" table:style-name="ce32">
            <text:p>3.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0</text:p>
          </table:table-cell>
          <table:table-cell office:value-type="string" table:style-name="ce30">
            <text:p>London Overground</text:p>
          </table:table-cell>
          <table:table-cell office:value-type="float" office:value="85140.071428571406" table:style-name="ce31">
            <text:p>85,140</text:p>
          </table:table-cell>
          <table:table-cell office:value-type="float" office:value="948.28571428571399" table:style-name="ce31">
            <text:p>948</text:p>
          </table:table-cell>
          <table:table-cell office:value-type="float" office:value="1272.5357142857099" table:style-name="ce31">
            <text:p>1,273</text:p>
          </table:table-cell>
          <table:table-cell office:value-type="float" office:value="1746.67857142857" table:style-name="ce31">
            <text:p>1,7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515352431832898" table:style-name="ce32">
            <text:p>2.1</text:p>
          </table:table-cell>
          <table:table-cell office:value-type="float" office:value="3.6672939361649699"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0</text:p>
          </table:table-cell>
          <table:table-cell office:value-type="string" table:style-name="ce30">
            <text:p>London Overground</text:p>
          </table:table-cell>
          <table:table-cell office:value-type="float" office:value="109922.428571428" table:style-name="ce31">
            <text:p>109,922</text:p>
          </table:table-cell>
          <table:table-cell office:value-type="float" office:value="1460.75" table:style-name="ce31">
            <text:p>1,461</text:p>
          </table:table-cell>
          <table:table-cell office:value-type="float" office:value="1789.57142857142" table:style-name="ce31">
            <text:p>1,790</text:p>
          </table:table-cell>
          <table:table-cell office:value-type="float" office:value="2519.9464285714198" table:style-name="ce31">
            <text:p>2,52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924770325047401" table:style-name="ce32">
            <text:p>2.3</text:p>
          </table:table-cell>
          <table:table-cell office:value-type="float" office:value="3.2711436062278101" table:style-name="ce32">
            <text:p>3.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0</text:p>
          </table:table-cell>
          <table:table-cell office:value-type="string" table:style-name="ce30">
            <text:p>London Overground</text:p>
          </table:table-cell>
          <table:table-cell office:value-type="float" office:value="126706" table:style-name="ce34">
            <text:p>126,706</text:p>
          </table:table-cell>
          <table:table-cell office:value-type="float" office:value="1853.32142857142" table:style-name="ce34">
            <text:p>1,853</text:p>
          </table:table-cell>
          <table:table-cell office:value-type="float" office:value="2155.1071428571399" table:style-name="ce34">
            <text:p>2,155</text:p>
          </table:table-cell>
          <table:table-cell office:value-type="float" office:value="3081.7678571428501" table:style-name="ce34">
            <text:p>3,08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322193559443499" table:style-name="ce32">
            <text:p>2.4</text:p>
          </table:table-cell>
          <table:table-cell office:value-type="float" office:value="2.87775988277461" table:style-name="ce32">
            <text:p>2.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1</text:p>
          </table:table-cell>
          <table:table-cell office:value-type="string" table:style-name="ce30">
            <text:p>London Overground</text:p>
          </table:table-cell>
          <table:table-cell office:value-type="float" office:value="123369.499999999" table:style-name="ce31">
            <text:p>123,369</text:p>
          </table:table-cell>
          <table:table-cell office:value-type="float" office:value="1533.6428571428501" table:style-name="ce31">
            <text:p>1,534</text:p>
          </table:table-cell>
          <table:table-cell office:value-type="float" office:value="1953.7857142857099" table:style-name="ce31">
            <text:p>1,954</text:p>
          </table:table-cell>
          <table:table-cell office:value-type="float" office:value="2720.6071428571399" table:style-name="ce31">
            <text:p>2,7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052510084398" table:style-name="ce32">
            <text:p>2.2</text:p>
          </table:table-cell>
          <table:table-cell office:value-type="float" office:value="2.2619951565581902" table:style-name="ce33">
            <text:p>2.3</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London Overground</text:p>
          </table:table-cell>
          <table:table-cell office:value-type="float" office:value="128384.142857142" table:style-name="ce31">
            <text:p>128,384</text:p>
          </table:table-cell>
          <table:table-cell office:value-type="float" office:value="1907.57142857142" table:style-name="ce31">
            <text:p>1,908</text:p>
          </table:table-cell>
          <table:table-cell office:value-type="float" office:value="1929.1428571428501" table:style-name="ce31">
            <text:p>1,929</text:p>
          </table:table-cell>
          <table:table-cell office:value-type="float" office:value="2882.9285714285702" table:style-name="ce31">
            <text:p>2,88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455487938541498" table:style-name="ce32">
            <text:p>2.2</text:p>
          </table:table-cell>
          <table:table-cell office:value-type="float" office:value="2.2943614550025102" table:style-name="ce33">
            <text:p>2.3</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London Overground</text:p>
          </table:table-cell>
          <table:table-cell office:value-type="float" office:value="135206.28571428501" table:style-name="ce31">
            <text:p>135,206</text:p>
          </table:table-cell>
          <table:table-cell office:value-type="float" office:value="2313.2857142857101" table:style-name="ce31">
            <text:p>2,313</text:p>
          </table:table-cell>
          <table:table-cell office:value-type="float" office:value="2537.8571428571399" table:style-name="ce31">
            <text:p>2,538</text:p>
          </table:table-cell>
          <table:table-cell office:value-type="float" office:value="3694.5" table:style-name="ce31">
            <text:p>3,69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7324913042926999" table:style-name="ce32">
            <text:p>2.7</text:p>
          </table:table-cell>
          <table:table-cell office:value-type="float" office:value="2.4100885191778998" table:style-name="ce33">
            <text:p>2.4</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London Overground</text:p>
          </table:table-cell>
          <table:table-cell office:value-type="float" office:value="134880.142857142" table:style-name="ce31">
            <text:p>134,880</text:p>
          </table:table-cell>
          <table:table-cell office:value-type="float" office:value="2810.1428571428501" table:style-name="ce31">
            <text:p>2,810</text:p>
          </table:table-cell>
          <table:table-cell office:value-type="float" office:value="2532.99999999999" table:style-name="ce31">
            <text:p>2,533</text:p>
          </table:table-cell>
          <table:table-cell office:value-type="float" office:value="3938.0714285714198" table:style-name="ce31">
            <text:p>3,93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196821304840999" table:style-name="ce32">
            <text:p>2.9</text:p>
          </table:table-cell>
          <table:table-cell office:value-type="float" office:value="2.5364298120346298" table:style-name="ce32">
            <text:p>2.5</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London Overground</text:p>
          </table:table-cell>
          <table:table-cell office:value-type="float" office:value="131478.428571428" table:style-name="ce31">
            <text:p>131,478</text:p>
          </table:table-cell>
          <table:table-cell office:value-type="float" office:value="2365" table:style-name="ce31">
            <text:p>2,365</text:p>
          </table:table-cell>
          <table:table-cell office:value-type="float" office:value="2859" table:style-name="ce31">
            <text:p>2,859</text:p>
          </table:table-cell>
          <table:table-cell office:value-type="float" office:value="4041.5" table:style-name="ce31">
            <text:p>4,0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738882749913299" table:style-name="ce32">
            <text:p>3.1</text:p>
          </table:table-cell>
          <table:table-cell office:value-type="float" office:value="2.7468680948544102" table:style-name="ce32">
            <text:p>2.7</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London Overground</text:p>
          </table:table-cell>
          <table:table-cell office:value-type="float" office:value="132747.75" table:style-name="ce31">
            <text:p>132,748</text:p>
          </table:table-cell>
          <table:table-cell office:value-type="float" office:value="2261.9642857142799" table:style-name="ce31">
            <text:p>2,262</text:p>
          </table:table-cell>
          <table:table-cell office:value-type="float" office:value="2649.5" table:style-name="ce31">
            <text:p>2,650</text:p>
          </table:table-cell>
          <table:table-cell office:value-type="float" office:value="3780.4821428571399" table:style-name="ce31">
            <text:p>3,7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478690922122101" table:style-name="ce32">
            <text:p>2.8</text:p>
          </table:table-cell>
          <table:table-cell office:value-type="float" office:value="2.89241791506082" table:style-name="ce32">
            <text:p>2.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London Overground</text:p>
          </table:table-cell>
          <table:table-cell office:value-type="float" office:value="127612.107142857" table:style-name="ce31">
            <text:p>127,612</text:p>
          </table:table-cell>
          <table:table-cell office:value-type="float" office:value="2546.8571428571399" table:style-name="ce31">
            <text:p>2,547</text:p>
          </table:table-cell>
          <table:table-cell office:value-type="float" office:value="3991.2857142857101" table:style-name="ce31">
            <text:p>3,991</text:p>
          </table:table-cell>
          <table:table-cell office:value-type="float" office:value="5264.7142857142799" table:style-name="ce31">
            <text:p>5,26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255601867153704" table:style-name="ce32">
            <text:p>4.1</text:p>
          </table:table-cell>
          <table:table-cell office:value-type="float" office:value="3.2322331882933302" table:style-name="ce32">
            <text:p>3.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London Overground</text:p>
          </table:table-cell>
          <table:table-cell office:value-type="float" office:value="121065.642857142" table:style-name="ce31">
            <text:p>121,066</text:p>
          </table:table-cell>
          <table:table-cell office:value-type="float" office:value="2736.4285714285702" table:style-name="ce31">
            <text:p>2,736</text:p>
          </table:table-cell>
          <table:table-cell office:value-type="float" office:value="3329.7142857142799" table:style-name="ce31">
            <text:p>3,330</text:p>
          </table:table-cell>
          <table:table-cell office:value-type="float" office:value="4697.9285714285697" table:style-name="ce31">
            <text:p>4,69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8048042413826" table:style-name="ce32">
            <text:p>3.9</text:p>
          </table:table-cell>
          <table:table-cell office:value-type="float" office:value="3.4674378590810999" table:style-name="ce32">
            <text:p>3.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London Overground</text:p>
          </table:table-cell>
          <table:table-cell office:value-type="float" office:value="127180.5" table:style-name="ce31">
            <text:p>127,181</text:p>
          </table:table-cell>
          <table:table-cell office:value-type="float" office:value="2776.75" table:style-name="ce31">
            <text:p>2,777</text:p>
          </table:table-cell>
          <table:table-cell office:value-type="float" office:value="2491.5" table:style-name="ce31">
            <text:p>2,492</text:p>
          </table:table-cell>
          <table:table-cell office:value-type="float" office:value="3879.875" table:style-name="ce31">
            <text:p>3,8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506838705619099" table:style-name="ce32">
            <text:p>3.1</text:p>
          </table:table-cell>
          <table:table-cell office:value-type="float" office:value="3.46496108972367" table:style-name="ce32">
            <text:p>3.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London Overground</text:p>
          </table:table-cell>
          <table:table-cell office:value-type="float" office:value="137764.35714285701" table:style-name="ce31">
            <text:p>137,764</text:p>
          </table:table-cell>
          <table:table-cell office:value-type="float" office:value="3022.7857142857101" table:style-name="ce31">
            <text:p>3,023</text:p>
          </table:table-cell>
          <table:table-cell office:value-type="float" office:value="2385.2142857142799" table:style-name="ce31">
            <text:p>2,385</text:p>
          </table:table-cell>
          <table:table-cell office:value-type="float" office:value="3896.6071428571399" table:style-name="ce31">
            <text:p>3,89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284581176657202" table:style-name="ce32">
            <text:p>2.8</text:p>
          </table:table-cell>
          <table:table-cell office:value-type="float" office:value="3.4537274553933499" table:style-name="ce32">
            <text:p>3.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London Overground</text:p>
          </table:table-cell>
          <table:table-cell office:value-type="float" office:value="135390.142857142" table:style-name="ce31">
            <text:p>135,390</text:p>
          </table:table-cell>
          <table:table-cell office:value-type="float" office:value="2772.7142857142799" table:style-name="ce31">
            <text:p>2,773</text:p>
          </table:table-cell>
          <table:table-cell office:value-type="float" office:value="2673.7857142857101" table:style-name="ce31">
            <text:p>2,674</text:p>
          </table:table-cell>
          <table:table-cell office:value-type="float" office:value="4060.1428571428501" table:style-name="ce31">
            <text:p>4,06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988467191639798" table:style-name="ce32">
            <text:p>3.0</text:p>
          </table:table-cell>
          <table:table-cell office:value-type="float" office:value="3.1711801275931299" table:style-name="ce32">
            <text:p>3.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London Overground</text:p>
          </table:table-cell>
          <table:table-cell office:value-type="float" office:value="133678.78571428501" table:style-name="ce31">
            <text:p>133,679</text:p>
          </table:table-cell>
          <table:table-cell office:value-type="float" office:value="3289.8571428571399" table:style-name="ce31">
            <text:p>3,290</text:p>
          </table:table-cell>
          <table:table-cell office:value-type="float" office:value="2987.7142857142799" table:style-name="ce31">
            <text:p>2,988</text:p>
          </table:table-cell>
          <table:table-cell office:value-type="float" office:value="4632.6428571428496" table:style-name="ce31">
            <text:p>4,6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655033948649798" table:style-name="ce32">
            <text:p>3.5</text:p>
          </table:table-cell>
          <table:table-cell office:value-type="float" office:value="3.0840529397782999" table:style-name="ce32">
            <text:p>3.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London Overground</text:p>
          </table:table-cell>
          <table:table-cell office:value-type="float" office:value="130220.714285714" table:style-name="ce31">
            <text:p>130,221</text:p>
          </table:table-cell>
          <table:table-cell office:value-type="float" office:value="2718.6428571428501" table:style-name="ce31">
            <text:p>2,719</text:p>
          </table:table-cell>
          <table:table-cell office:value-type="float" office:value="2189.2857142857101" table:style-name="ce31">
            <text:p>2,189</text:p>
          </table:table-cell>
          <table:table-cell office:value-type="float" office:value="3548.6071428571399" table:style-name="ce31">
            <text:p>3,54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7250711703755699" table:style-name="ce32">
            <text:p>2.7</text:p>
          </table:table-cell>
          <table:table-cell office:value-type="float" office:value="3.0049119827801301" table:style-name="ce32">
            <text:p>3.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London Overground</text:p>
          </table:table-cell>
          <table:table-cell office:value-type="float" office:value="136236.28571428501" table:style-name="ce31">
            <text:p>136,236</text:p>
          </table:table-cell>
          <table:table-cell office:value-type="float" office:value="3148" table:style-name="ce31">
            <text:p>3,148</text:p>
          </table:table-cell>
          <table:table-cell office:value-type="float" office:value="3284" table:style-name="ce31">
            <text:p>3,284</text:p>
          </table:table-cell>
          <table:table-cell office:value-type="float" office:value="4858" table:style-name="ce31">
            <text:p>4,85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658635102458498" table:style-name="ce32">
            <text:p>3.6</text:p>
          </table:table-cell>
          <table:table-cell office:value-type="float" office:value="3.1930093287466499" table:style-name="ce32">
            <text:p>3.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London Overground</text:p>
          </table:table-cell>
          <table:table-cell office:value-type="float" office:value="133678.85714285701" table:style-name="ce31">
            <text:p>133,679</text:p>
          </table:table-cell>
          <table:table-cell office:value-type="float" office:value="3274.99999999999" table:style-name="ce31">
            <text:p>3,275</text:p>
          </table:table-cell>
          <table:table-cell office:value-type="float" office:value="2652.5714285714198" table:style-name="ce31">
            <text:p>2,653</text:p>
          </table:table-cell>
          <table:table-cell office:value-type="float" office:value="4290.0714285714203" table:style-name="ce31">
            <text:p>4,29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092370628115101" table:style-name="ce32">
            <text:p>3.2</text:p>
          </table:table-cell>
          <table:table-cell office:value-type="float" office:value="3.2463181106871599" table:style-name="ce32">
            <text:p>3.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London Overground</text:p>
          </table:table-cell>
          <table:table-cell office:value-type="float" office:value="135546.28571428501" table:style-name="ce31">
            <text:p>135,546</text:p>
          </table:table-cell>
          <table:table-cell office:value-type="float" office:value="3719.1428571428501" table:style-name="ce31">
            <text:p>3,719</text:p>
          </table:table-cell>
          <table:table-cell office:value-type="float" office:value="3787.1428571428501" table:style-name="ce31">
            <text:p>3,787</text:p>
          </table:table-cell>
          <table:table-cell office:value-type="float" office:value="5646.7142857142799" table:style-name="ce31">
            <text:p>5,6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658937800898697" table:style-name="ce32">
            <text:p>4.2</text:p>
          </table:table-cell>
          <table:table-cell office:value-type="float" office:value="3.4243054583274901" table:style-name="ce32">
            <text:p>3.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London Overground</text:p>
          </table:table-cell>
          <table:table-cell office:value-type="float" office:value="132577.57142857101" table:style-name="ce31">
            <text:p>132,578</text:p>
          </table:table-cell>
          <table:table-cell office:value-type="float" office:value="2762.8571428571399" table:style-name="ce31">
            <text:p>2,763</text:p>
          </table:table-cell>
          <table:table-cell office:value-type="float" office:value="2407.2857142857101" table:style-name="ce31">
            <text:p>2,407</text:p>
          </table:table-cell>
          <table:table-cell office:value-type="float" office:value="3788.7142857142799" table:style-name="ce31">
            <text:p>3,78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577339627581901" table:style-name="ce32">
            <text:p>2.9</text:p>
          </table:table-cell>
          <table:table-cell office:value-type="float" office:value="3.4539317781796401" table:style-name="ce32">
            <text:p>3.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London Overground</text:p>
          </table:table-cell>
          <table:table-cell office:value-type="float" office:value="138485.57142857101" table:style-name="ce31">
            <text:p>138,486</text:p>
          </table:table-cell>
          <table:table-cell office:value-type="float" office:value="3644.5357142857101" table:style-name="ce31">
            <text:p>3,645</text:p>
          </table:table-cell>
          <table:table-cell office:value-type="float" office:value="3505.6071428571399" table:style-name="ce31">
            <text:p>3,506</text:p>
          </table:table-cell>
          <table:table-cell office:value-type="float" office:value="5327.87499999999" table:style-name="ce31">
            <text:p>5,3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472419509407301" table:style-name="ce32">
            <text:p>3.8</text:p>
          </table:table-cell>
          <table:table-cell office:value-type="float" office:value="3.5265201011734999" table:style-name="ce32">
            <text:p>3.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London Overground</text:p>
          </table:table-cell>
          <table:table-cell office:value-type="float" office:value="140498.07142857101" table:style-name="ce31">
            <text:p>140,498</text:p>
          </table:table-cell>
          <table:table-cell office:value-type="float" office:value="3537.5714285714198" table:style-name="ce31">
            <text:p>3,538</text:p>
          </table:table-cell>
          <table:table-cell office:value-type="float" office:value="2981.1785714285702" table:style-name="ce31">
            <text:p>2,981</text:p>
          </table:table-cell>
          <table:table-cell office:value-type="float" office:value="4749.9642857142799" table:style-name="ce31">
            <text:p>4,75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808039052900001" table:style-name="ce32">
            <text:p>3.4</text:p>
          </table:table-cell>
          <table:table-cell office:value-type="float" office:value="3.56662408341009" table:style-name="ce32">
            <text:p>3.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1</text:p>
          </table:table-cell>
          <table:table-cell office:value-type="string" table:style-name="ce36">
            <text:p>Lumo [note 4]</text:p>
          </table:table-cell>
          <table:table-cell office:value-type="float" office:value="261.57142857142799" table:style-name="ce31">
            <text:p>262</text:p>
          </table:table-cell>
          <table:table-cell office:value-type="float" office:value="6" table:style-name="ce31">
            <text:p>6</text:p>
          </table:table-cell>
          <table:table-cell office:value-type="float" office:value="7" table:style-name="ce31">
            <text:p>7</text:p>
          </table:table-cell>
          <table:table-cell office:value-type="float" office:value="10" table:style-name="ce31">
            <text:p>1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230475150191099" table:style-name="ce32">
            <text:p>3.8</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Lumo</text:p>
          </table:table-cell>
          <table:table-cell office:value-type="float" office:value="606.42857142857099" table:style-name="ce31">
            <text:p>606</text:p>
          </table:table-cell>
          <table:table-cell office:value-type="float" office:value="4" table:style-name="ce31">
            <text:p>4</text:p>
          </table:table-cell>
          <table:table-cell office:value-type="float" office:value="14" table:style-name="ce31">
            <text:p>14</text:p>
          </table:table-cell>
          <table:table-cell office:value-type="float" office:value="16" table:style-name="ce31">
            <text:p>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383981154299101" table:style-name="ce32">
            <text:p>2.6</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Lumo</text:p>
          </table:table-cell>
          <table:table-cell office:value-type="float" office:value="901" table:style-name="ce31">
            <text:p>901</text:p>
          </table:table-cell>
          <table:table-cell office:value-type="float" office:value="8.25" table:style-name="ce31">
            <text:p>8</text:p>
          </table:table-cell>
          <table:table-cell office:value-type="float" office:value="16.1428571428571" table:style-name="ce31">
            <text:p>16</text:p>
          </table:table-cell>
          <table:table-cell office:value-type="float" office:value="20.2678571428571" table:style-name="ce31">
            <text:p>2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4948469954019" table:style-name="ce32">
            <text:p>2.2</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Lumo</text:p>
          </table:table-cell>
          <table:table-cell office:value-type="float" office:value="870.28571428571399" table:style-name="ce31">
            <text:p>870</text:p>
          </table:table-cell>
          <table:table-cell office:value-type="float" office:value="23.535714285714199" table:style-name="ce31">
            <text:p>24</text:p>
          </table:table-cell>
          <table:table-cell office:value-type="float" office:value="29.857142857142801" table:style-name="ce31">
            <text:p>30</text:p>
          </table:table-cell>
          <table:table-cell office:value-type="float" office:value="41.624999999999901" table:style-name="ce31">
            <text:p>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829120157583702" table:style-name="ce32">
            <text:p>4.8</text:p>
          </table:table-cell>
          <table:table-cell office:value-type="float" office:value="3.3301759133964799" table:style-name="ce32">
            <text:p>3.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Lumo</text:p>
          </table:table-cell>
          <table:table-cell office:value-type="float" office:value="816.96428571428498" table:style-name="ce34">
            <text:p>817</text:p>
          </table:table-cell>
          <table:table-cell office:value-type="float" office:value="22.964285714285701" table:style-name="ce34">
            <text:p>23</text:p>
          </table:table-cell>
          <table:table-cell office:value-type="float" office:value="14.25" table:style-name="ce34">
            <text:p>14</text:p>
          </table:table-cell>
          <table:table-cell office:value-type="float" office:value="25.732142857142801" table:style-name="ce34">
            <text:p>2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497267759562799" table:style-name="ce32">
            <text:p>3.1</text:p>
          </table:table-cell>
          <table:table-cell office:value-type="float" office:value="3.2436753082693301" table:style-name="ce32">
            <text:p>3.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Lumo</text:p>
          </table:table-cell>
          <table:table-cell office:value-type="float" office:value="896.75" table:style-name="ce31">
            <text:p>897</text:p>
          </table:table-cell>
          <table:table-cell office:value-type="float" office:value="12.25" table:style-name="ce31">
            <text:p>12</text:p>
          </table:table-cell>
          <table:table-cell office:value-type="float" office:value="15.75" table:style-name="ce31">
            <text:p>16</text:p>
          </table:table-cell>
          <table:table-cell office:value-type="float" office:value="21.875" table:style-name="ce31">
            <text:p>2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393643713409499" table:style-name="ce32">
            <text:p>2.4</text:p>
          </table:table-cell>
          <table:table-cell office:value-type="float" office:value="3.14203730272596" table:style-name="ce33">
            <text:p>3.1</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Lumo</text:p>
          </table:table-cell>
          <table:table-cell office:value-type="float" office:value="913.99999999999898" table:style-name="ce31">
            <text:p>914</text:p>
          </table:table-cell>
          <table:table-cell office:value-type="float" office:value="6.4285714285714199" table:style-name="ce31">
            <text:p>6</text:p>
          </table:table-cell>
          <table:table-cell office:value-type="float" office:value="16.214285714285701" table:style-name="ce31">
            <text:p>16</text:p>
          </table:table-cell>
          <table:table-cell office:value-type="float" office:value="19.428571428571399" table:style-name="ce31">
            <text:p>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256642700844002" table:style-name="ce32">
            <text:p>2.1</text:p>
          </table:table-cell>
          <table:table-cell office:value-type="float" office:value="3.1063669035367099" table:style-name="ce33">
            <text:p>3.1</text:p>
          </table:table-cell>
          <table:table-cell table:number-columns-repeated="16372" table:style-name="ce1"/>
        </table:table-row>
        <table:table-row table:style-name="ro3">
          <table:table-cell office:value-type="string" table:style-name="ce30">
            <text:p>Jul to Sep 2023</text:p>
          </table:table-cell>
          <table:table-cell office:value-type="string" table:style-name="ce30">
            <text:p>Lumo</text:p>
          </table:table-cell>
          <table:table-cell office:value-type="float" office:value="919.5" table:style-name="ce31">
            <text:p>920</text:p>
          </table:table-cell>
          <table:table-cell office:value-type="float" office:value="11.0714285714285" table:style-name="ce31">
            <text:p>11</text:p>
          </table:table-cell>
          <table:table-cell office:value-type="float" office:value="5.7857142857142803" table:style-name="ce31">
            <text:p>6</text:p>
          </table:table-cell>
          <table:table-cell office:value-type="float" office:value="11.3214285714285" table:style-name="ce31">
            <text:p>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3125922473393" table:style-name="ce32">
            <text:p>1.2</text:p>
          </table:table-cell>
          <table:table-cell office:value-type="float" office:value="2.2089768631320301" table:style-name="ce33">
            <text:p>2.2</text:p>
          </table:table-cell>
          <table:table-cell table:number-columns-repeated="16372" table:style-name="ce1"/>
        </table:table-row>
        <table:table-row table:style-name="ro3">
          <table:table-cell office:value-type="string" table:style-name="ce30">
            <text:p>Oct to Dec 2023</text:p>
          </table:table-cell>
          <table:table-cell office:value-type="string" table:style-name="ce30">
            <text:p>Lumo</text:p>
          </table:table-cell>
          <table:table-cell office:value-type="float" office:value="902.642857142857" table:style-name="ce31">
            <text:p>903</text:p>
          </table:table-cell>
          <table:table-cell office:value-type="float" office:value="19.071428571428498" table:style-name="ce31">
            <text:p>19</text:p>
          </table:table-cell>
          <table:table-cell office:value-type="float" office:value="38.428571428571402" table:style-name="ce31">
            <text:p>38</text:p>
          </table:table-cell>
          <table:table-cell office:value-type="float" office:value="47.964285714285701" table:style-name="ce31">
            <text:p>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3137611774946496" table:style-name="ce32">
            <text:p>5.3</text:p>
          </table:table-cell>
          <table:table-cell office:value-type="float" office:value="2.7688481237895801" table:style-name="ce32">
            <text:p>2.8</text:p>
          </table:table-cell>
          <table:table-cell table:number-columns-repeated="16372" table:style-name="ce1"/>
        </table:table-row>
        <table:table-row table:style-name="ro3">
          <table:table-cell office:value-type="string" table:style-name="ce30">
            <text:p>Jan to Mar 2024</text:p>
          </table:table-cell>
          <table:table-cell office:value-type="string" table:style-name="ce30">
            <text:p>Lumo</text:p>
          </table:table-cell>
          <table:table-cell office:value-type="float" office:value="910.85714285714198" table:style-name="ce31">
            <text:p>911</text:p>
          </table:table-cell>
          <table:table-cell office:value-type="float" office:value="9.4285714285714199" table:style-name="ce31">
            <text:p>9</text:p>
          </table:table-cell>
          <table:table-cell office:value-type="float" office:value="13.5714285714285" table:style-name="ce31">
            <text:p>14</text:p>
          </table:table-cell>
          <table:table-cell office:value-type="float" office:value="18.285714285714199" table:style-name="ce31">
            <text:p>1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075282308657401" table:style-name="ce32">
            <text:p>2.0</text:p>
          </table:table-cell>
          <table:table-cell office:value-type="float" office:value="2.65972031806964" table:style-name="ce32">
            <text:p>2.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Lumo</text:p>
          </table:table-cell>
          <table:table-cell office:value-type="float" office:value="917.85714285714198" table:style-name="ce31">
            <text:p>918</text:p>
          </table:table-cell>
          <table:table-cell office:value-type="float" office:value="5.4285714285714297" table:style-name="ce31">
            <text:p>5</text:p>
          </table:table-cell>
          <table:table-cell office:value-type="float" office:value="2.5714285714285698" table:style-name="ce31">
            <text:p>3</text:p>
          </table:table-cell>
          <table:table-cell office:value-type="float" office:value="5.2857142857142803" table:style-name="ce31">
            <text:p>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57587548638132302" table:style-name="ce32">
            <text:p>0.6</text:p>
          </table:table-cell>
          <table:table-cell office:value-type="float" office:value="2.2695257473782999"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Lumo</text:p>
          </table:table-cell>
          <table:table-cell office:value-type="float" office:value="909.57142857142799" table:style-name="ce31">
            <text:p>910</text:p>
          </table:table-cell>
          <table:table-cell office:value-type="float" office:value="6.71428571428571" table:style-name="ce31">
            <text:p>7</text:p>
          </table:table-cell>
          <table:table-cell office:value-type="float" office:value="9.8571428571428505" table:style-name="ce31">
            <text:p>10</text:p>
          </table:table-cell>
          <table:table-cell office:value-type="float" office:value="13.214285714285699" table:style-name="ce31">
            <text:p>1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5280351814041" table:style-name="ce32">
            <text:p>1.5</text:p>
          </table:table-cell>
          <table:table-cell office:value-type="float" office:value="2.3277029015360999"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Lumo</text:p>
          </table:table-cell>
          <table:table-cell office:value-type="float" office:value="877.42857142857099" table:style-name="ce31">
            <text:p>877</text:p>
          </table:table-cell>
          <table:table-cell office:value-type="float" office:value="6.8571428571428497" table:style-name="ce31">
            <text:p>7</text:p>
          </table:table-cell>
          <table:table-cell office:value-type="float" office:value="5.5714285714285703" table:style-name="ce31">
            <text:p>6</text:p>
          </table:table-cell>
          <table:table-cell office:value-type="float" office:value="9" table:style-name="ce31">
            <text:p>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257245197004199" table:style-name="ce32">
            <text:p>1.0</text:p>
          </table:table-cell>
          <table:table-cell office:value-type="float" office:value="1.26629790596602" table:style-name="ce32">
            <text:p>1.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Lumo</text:p>
          </table:table-cell>
          <table:table-cell office:value-type="float" office:value="802.142857142857" table:style-name="ce31">
            <text:p>802</text:p>
          </table:table-cell>
          <table:table-cell office:value-type="float" office:value="7" table:style-name="ce31">
            <text:p>7</text:p>
          </table:table-cell>
          <table:table-cell office:value-type="float" office:value="10" table:style-name="ce31">
            <text:p>10</text:p>
          </table:table-cell>
          <table:table-cell office:value-type="float" office:value="13.5" table:style-name="ce31">
            <text:p>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8299198575244" table:style-name="ce32">
            <text:p>1.7</text:p>
          </table:table-cell>
          <table:table-cell office:value-type="float" office:value="1.1690903906472701" table:style-name="ce32">
            <text:p>1.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Lumo</text:p>
          </table:table-cell>
          <table:table-cell office:value-type="float" office:value="907.28571428571399" table:style-name="ce31">
            <text:p>907</text:p>
          </table:table-cell>
          <table:table-cell office:value-type="float" office:value="9.96428571428571" table:style-name="ce31">
            <text:p>10</text:p>
          </table:table-cell>
          <table:table-cell office:value-type="float" office:value="11.285714285714199" table:style-name="ce31">
            <text:p>11</text:p>
          </table:table-cell>
          <table:table-cell office:value-type="float" office:value="16.2678571428571" table:style-name="ce31">
            <text:p>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9302472051645" table:style-name="ce32">
            <text:p>1.8</text:p>
          </table:table-cell>
          <table:table-cell office:value-type="float" office:value="1.4867211440245101" table:style-name="ce32">
            <text:p>1.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Lumo</text:p>
          </table:table-cell>
          <table:table-cell office:value-type="float" office:value="915.28571428571399" table:style-name="ce31">
            <text:p>915</text:p>
          </table:table-cell>
          <table:table-cell office:value-type="float" office:value="5.8571428571428497" table:style-name="ce31">
            <text:p>6</text:p>
          </table:table-cell>
          <table:table-cell office:value-type="float" office:value="8.1428571428571406" table:style-name="ce31">
            <text:p>8</text:p>
          </table:table-cell>
          <table:table-cell office:value-type="float" office:value="11.0714285714285" table:style-name="ce31">
            <text:p>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096144841579499" table:style-name="ce32">
            <text:p>1.2</text:p>
          </table:table-cell>
          <table:table-cell office:value-type="float" office:value="1.4231083010401699" table:style-name="ce32">
            <text:p>1.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Merseyrail</text:p>
          </table:table-cell>
          <table:table-cell office:value-type="float" office:value="51984.714285714203" table:style-name="ce31">
            <text:p>51,985</text:p>
          </table:table-cell>
          <table:table-cell office:value-type="float" office:value="690.42857142857099" table:style-name="ce31">
            <text:p>690</text:p>
          </table:table-cell>
          <table:table-cell office:value-type="float" office:value="204.71428571428501" table:style-name="ce31">
            <text:p>205</text:p>
          </table:table-cell>
          <table:table-cell office:value-type="float" office:value="549.92857142857099" table:style-name="ce31">
            <text:p>55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5786591113321" table:style-name="ce32">
            <text:p>1.1</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19</text:p>
          </table:table-cell>
          <table:table-cell office:value-type="string" table:style-name="ce30">
            <text:p>Merseyrail</text:p>
          </table:table-cell>
          <table:table-cell office:value-type="float" office:value="52203.4285714285" table:style-name="ce31">
            <text:p>52,203</text:p>
          </table:table-cell>
          <table:table-cell office:value-type="float" office:value="670.71428571428498" table:style-name="ce31">
            <text:p>671</text:p>
          </table:table-cell>
          <table:table-cell office:value-type="float" office:value="222.57142857142799" table:style-name="ce31">
            <text:p>223</text:p>
          </table:table-cell>
          <table:table-cell office:value-type="float" office:value="557.92857142857099" table:style-name="ce31">
            <text:p>55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687584832961099" table:style-name="ce32">
            <text:p>1.1</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19</text:p>
          </table:table-cell>
          <table:table-cell office:value-type="string" table:style-name="ce30">
            <text:p>Merseyrail</text:p>
          </table:table-cell>
          <table:table-cell office:value-type="float" office:value="51091" table:style-name="ce31">
            <text:p>51,091</text:p>
          </table:table-cell>
          <table:table-cell office:value-type="float" office:value="503.57142857142799" table:style-name="ce31">
            <text:p>504</text:p>
          </table:table-cell>
          <table:table-cell office:value-type="float" office:value="255.42857142857099" table:style-name="ce31">
            <text:p>255</text:p>
          </table:table-cell>
          <table:table-cell office:value-type="float" office:value="507.21428571428498" table:style-name="ce31">
            <text:p>50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99276640839734098" table:style-name="ce32">
            <text:p>1.0</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0</text:p>
          </table:table-cell>
          <table:table-cell office:value-type="string" table:style-name="ce30">
            <text:p>Merseyrail</text:p>
          </table:table-cell>
          <table:table-cell office:value-type="float" office:value="48549.857142857101" table:style-name="ce31">
            <text:p>48,550</text:p>
          </table:table-cell>
          <table:table-cell office:value-type="float" office:value="483.28571428571399" table:style-name="ce31">
            <text:p>483</text:p>
          </table:table-cell>
          <table:table-cell office:value-type="float" office:value="241.28571428571399" table:style-name="ce31">
            <text:p>241</text:p>
          </table:table-cell>
          <table:table-cell office:value-type="float" office:value="482.92857142857099" table:style-name="ce31">
            <text:p>48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99470647258046896" table:style-name="ce32">
            <text:p>1.0</text:p>
          </table:table-cell>
          <table:table-cell office:value-type="float" office:value="1.0292941632446799" table:style-name="ce32">
            <text:p>1.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0</text:p>
          </table:table-cell>
          <table:table-cell office:value-type="string" table:style-name="ce30">
            <text:p>Merseyrail</text:p>
          </table:table-cell>
          <table:table-cell office:value-type="float" office:value="25706.071428571398" table:style-name="ce31">
            <text:p>25,706</text:p>
          </table:table-cell>
          <table:table-cell office:value-type="float" office:value="173.53571428571399" table:style-name="ce31">
            <text:p>174</text:p>
          </table:table-cell>
          <table:table-cell office:value-type="float" office:value="50.214285714285701" table:style-name="ce31">
            <text:p>50</text:p>
          </table:table-cell>
          <table:table-cell office:value-type="float" office:value="136.98214285714201" table:style-name="ce31">
            <text:p>13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53287855842838605" table:style-name="ce32">
            <text:p>0.5</text:p>
          </table:table-cell>
          <table:table-cell office:value-type="float" office:value="0.949056706246316" table:style-name="ce32">
            <text:p>0.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0</text:p>
          </table:table-cell>
          <table:table-cell office:value-type="string" table:style-name="ce30">
            <text:p>Merseyrail</text:p>
          </table:table-cell>
          <table:table-cell office:value-type="float" office:value="39537.4285714285" table:style-name="ce31">
            <text:p>39,537</text:p>
          </table:table-cell>
          <table:table-cell office:value-type="float" office:value="327.142857142857" table:style-name="ce31">
            <text:p>327</text:p>
          </table:table-cell>
          <table:table-cell office:value-type="float" office:value="139.10714285714201" table:style-name="ce31">
            <text:p>139</text:p>
          </table:table-cell>
          <table:table-cell office:value-type="float" office:value="302.67857142857099" table:style-name="ce31">
            <text:p>30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76554946126997203" table:style-name="ce32">
            <text:p>0.8</text:p>
          </table:table-cell>
          <table:table-cell office:value-type="float" office:value="0.86715537859651404" table:style-name="ce32">
            <text:p>0.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0</text:p>
          </table:table-cell>
          <table:table-cell office:value-type="string" table:style-name="ce30">
            <text:p>Merseyrail</text:p>
          </table:table-cell>
          <table:table-cell office:value-type="float" office:value="38326.4285714285" table:style-name="ce31">
            <text:p>38,326</text:p>
          </table:table-cell>
          <table:table-cell office:value-type="float" office:value="504.71428571428498" table:style-name="ce31">
            <text:p>505</text:p>
          </table:table-cell>
          <table:table-cell office:value-type="float" office:value="361.642857142857" table:style-name="ce31">
            <text:p>362</text:p>
          </table:table-cell>
          <table:table-cell office:value-type="float" office:value="614" table:style-name="ce31">
            <text:p>6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0202769442943" table:style-name="ce32">
            <text:p>1.6</text:p>
          </table:table-cell>
          <table:table-cell office:value-type="float" office:value="1.0101179662455799" table:style-name="ce32">
            <text:p>1.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1</text:p>
          </table:table-cell>
          <table:table-cell office:value-type="string" table:style-name="ce30">
            <text:p>Merseyrail</text:p>
          </table:table-cell>
          <table:table-cell office:value-type="float" office:value="33535.071428571398" table:style-name="ce31">
            <text:p>33,535</text:p>
          </table:table-cell>
          <table:table-cell office:value-type="float" office:value="326.60714285714198" table:style-name="ce31">
            <text:p>327</text:p>
          </table:table-cell>
          <table:table-cell office:value-type="float" office:value="383.03571428571399" table:style-name="ce31">
            <text:p>383</text:p>
          </table:table-cell>
          <table:table-cell office:value-type="float" office:value="546.33928571428498" table:style-name="ce31">
            <text:p>5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291579604294799" table:style-name="ce32">
            <text:p>1.6</text:p>
          </table:table-cell>
          <table:table-cell office:value-type="float" office:value="1.16698880420115" table:style-name="ce32">
            <text:p>1.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1</text:p>
          </table:table-cell>
          <table:table-cell office:value-type="string" table:style-name="ce30">
            <text:p>Merseyrail</text:p>
          </table:table-cell>
          <table:table-cell office:value-type="float" office:value="42701.4285714285" table:style-name="ce31">
            <text:p>42,701</text:p>
          </table:table-cell>
          <table:table-cell office:value-type="float" office:value="387.28571428571399" table:style-name="ce31">
            <text:p>387</text:p>
          </table:table-cell>
          <table:table-cell office:value-type="float" office:value="189.85714285714201" table:style-name="ce31">
            <text:p>190</text:p>
          </table:table-cell>
          <table:table-cell office:value-type="float" office:value="383.5" table:style-name="ce31">
            <text:p>38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89809641698169995" table:style-name="ce32">
            <text:p>0.9</text:p>
          </table:table-cell>
          <table:table-cell office:value-type="float" office:value="1.19825670191734" table:style-name="ce32">
            <text:p>1.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1</text:p>
          </table:table-cell>
          <table:table-cell office:value-type="string" table:style-name="ce30">
            <text:p>Merseyrail</text:p>
          </table:table-cell>
          <table:table-cell office:value-type="float" office:value="43557.857142857101" table:style-name="ce31">
            <text:p>43,558</text:p>
          </table:table-cell>
          <table:table-cell office:value-type="float" office:value="378.85714285714198" table:style-name="ce31">
            <text:p>379</text:p>
          </table:table-cell>
          <table:table-cell office:value-type="float" office:value="168" table:style-name="ce31">
            <text:p>168</text:p>
          </table:table-cell>
          <table:table-cell office:value-type="float" office:value="357.42857142857099" table:style-name="ce31">
            <text:p>35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82058346042209795" table:style-name="ce32">
            <text:p>0.8</text:p>
          </table:table-cell>
          <table:table-cell office:value-type="float" office:value="1.2024148808483199" table:style-name="ce32">
            <text:p>1.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1</text:p>
          </table:table-cell>
          <table:table-cell office:value-type="string" table:style-name="ce30">
            <text:p>Merseyrail</text:p>
          </table:table-cell>
          <table:table-cell office:value-type="float" office:value="43949.4285714285" table:style-name="ce31">
            <text:p>43,949</text:p>
          </table:table-cell>
          <table:table-cell office:value-type="float" office:value="549.71428571428498" table:style-name="ce31">
            <text:p>550</text:p>
          </table:table-cell>
          <table:table-cell office:value-type="float" office:value="411.85714285714198" table:style-name="ce31">
            <text:p>412</text:p>
          </table:table-cell>
          <table:table-cell office:value-type="float" office:value="686.71428571428498" table:style-name="ce31">
            <text:p>68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625101577787399" table:style-name="ce32">
            <text:p>1.6</text:p>
          </table:table-cell>
          <table:table-cell office:value-type="float" office:value="1.2055310277860001" table:style-name="ce32">
            <text:p>1.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Merseyrail</text:p>
          </table:table-cell>
          <table:table-cell office:value-type="float" office:value="39787.285714285703" table:style-name="ce31">
            <text:p>39,787</text:p>
          </table:table-cell>
          <table:table-cell office:value-type="float" office:value="383.142857142857" table:style-name="ce31">
            <text:p>383</text:p>
          </table:table-cell>
          <table:table-cell office:value-type="float" office:value="252.28571428571399" table:style-name="ce31">
            <text:p>252</text:p>
          </table:table-cell>
          <table:table-cell office:value-type="float" office:value="443.85714285714198" table:style-name="ce31">
            <text:p>44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1155753273658799" table:style-name="ce32">
            <text:p>1.1</text:p>
          </table:table-cell>
          <table:table-cell office:value-type="float" office:value="1.10090825666486" table:style-name="ce32">
            <text:p>1.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Merseyrail</text:p>
          </table:table-cell>
          <table:table-cell office:value-type="float" office:value="45507.892857142797" table:style-name="ce34">
            <text:p>45,508</text:p>
          </table:table-cell>
          <table:table-cell office:value-type="float" office:value="898.92857142857099" table:style-name="ce34">
            <text:p>899</text:p>
          </table:table-cell>
          <table:table-cell office:value-type="float" office:value="377.57142857142799" table:style-name="ce34">
            <text:p>378</text:p>
          </table:table-cell>
          <table:table-cell office:value-type="float" office:value="827.03571428571399" table:style-name="ce34">
            <text:p>82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1734565667965" table:style-name="ce32">
            <text:p>1.8</text:p>
          </table:table-cell>
          <table:table-cell office:value-type="float" office:value="1.33970063670967" table:style-name="ce32">
            <text:p>1.3</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Merseyrail</text:p>
          </table:table-cell>
          <table:table-cell office:value-type="float" office:value="50741.285714285703" table:style-name="ce31">
            <text:p>50,741</text:p>
          </table:table-cell>
          <table:table-cell office:value-type="float" office:value="918.17857142857099" table:style-name="ce31">
            <text:p>918</text:p>
          </table:table-cell>
          <table:table-cell office:value-type="float" office:value="687.03571428571399" table:style-name="ce31">
            <text:p>687</text:p>
          </table:table-cell>
          <table:table-cell office:value-type="float" office:value="1146.12499999999" table:style-name="ce31">
            <text:p>1,1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587622364431299" table:style-name="ce32">
            <text:p>2.3</text:p>
          </table:table-cell>
          <table:table-cell office:value-type="float" office:value="1.72443078376182" table:style-name="ce33">
            <text:p>1.7</text:p>
          </table:table-cell>
          <table:table-cell table:number-columns-repeated="16372" table:style-name="ce1"/>
        </table:table-row>
        <table:table-row table:style-name="ro3">
          <table:table-cell office:value-type="string" table:style-name="ce30">
            <text:p>Oct to Dec 2022</text:p>
          </table:table-cell>
          <table:table-cell office:value-type="string" table:style-name="ce30">
            <text:p>Merseyrail</text:p>
          </table:table-cell>
          <table:table-cell office:value-type="float" office:value="46989.821428571398" table:style-name="ce31">
            <text:p>46,990</text:p>
          </table:table-cell>
          <table:table-cell office:value-type="float" office:value="806.892857142857" table:style-name="ce31">
            <text:p>807</text:p>
          </table:table-cell>
          <table:table-cell office:value-type="float" office:value="711.642857142857" table:style-name="ce31">
            <text:p>712</text:p>
          </table:table-cell>
          <table:table-cell office:value-type="float" office:value="1115.0892857142801" table:style-name="ce31">
            <text:p>1,1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730443143081899" table:style-name="ce32">
            <text:p>2.4</text:p>
          </table:table-cell>
          <table:table-cell office:value-type="float" office:value="1.9298359954541999" table:style-name="ce33">
            <text:p>1.9</text:p>
          </table:table-cell>
          <table:table-cell table:number-columns-repeated="16372" table:style-name="ce1"/>
        </table:table-row>
        <table:table-row table:style-name="ro3">
          <table:table-cell office:value-type="string" table:style-name="ce30">
            <text:p>Jan to Mar 2023</text:p>
          </table:table-cell>
          <table:table-cell office:value-type="string" table:style-name="ce30">
            <text:p>Merseyrail</text:p>
          </table:table-cell>
          <table:table-cell office:value-type="float" office:value="47640" table:style-name="ce31">
            <text:p>47,640</text:p>
          </table:table-cell>
          <table:table-cell office:value-type="float" office:value="858" table:style-name="ce31">
            <text:p>858</text:p>
          </table:table-cell>
          <table:table-cell office:value-type="float" office:value="636.75" table:style-name="ce31">
            <text:p>637</text:p>
          </table:table-cell>
          <table:table-cell office:value-type="float" office:value="1065.75" table:style-name="ce31">
            <text:p>1,06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370906801007502" table:style-name="ce32">
            <text:p>2.2</text:p>
          </table:table-cell>
          <table:table-cell office:value-type="float" office:value="2.1762477800072202" table:style-name="ce33">
            <text:p>2.2</text:p>
          </table:table-cell>
          <table:table-cell table:number-columns-repeated="16372" table:style-name="ce1"/>
        </table:table-row>
        <table:table-row table:style-name="ro3">
          <table:table-cell office:value-type="string" table:style-name="ce30">
            <text:p>Apr to Jun 2023</text:p>
          </table:table-cell>
          <table:table-cell office:value-type="string" table:style-name="ce30">
            <text:p>Merseyrail</text:p>
          </table:table-cell>
          <table:table-cell office:value-type="float" office:value="50961.999999999898" table:style-name="ce31">
            <text:p>50,962</text:p>
          </table:table-cell>
          <table:table-cell office:value-type="float" office:value="907.42857142857099" table:style-name="ce31">
            <text:p>907</text:p>
          </table:table-cell>
          <table:table-cell office:value-type="float" office:value="666.85714285714198" table:style-name="ce31">
            <text:p>667</text:p>
          </table:table-cell>
          <table:table-cell office:value-type="float" office:value="1120.57142857142" table:style-name="ce31">
            <text:p>1,1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988372288595901" table:style-name="ce32">
            <text:p>2.2</text:p>
          </table:table-cell>
          <table:table-cell office:value-type="float" office:value="2.2653009362550098"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Merseyrail</text:p>
          </table:table-cell>
          <table:table-cell office:value-type="float" office:value="47603" table:style-name="ce31">
            <text:p>47,603</text:p>
          </table:table-cell>
          <table:table-cell office:value-type="float" office:value="1034.07142857142" table:style-name="ce31">
            <text:p>1,034</text:p>
          </table:table-cell>
          <table:table-cell office:value-type="float" office:value="647.142857142857" table:style-name="ce31">
            <text:p>647</text:p>
          </table:table-cell>
          <table:table-cell office:value-type="float" office:value="1164.17857142857" table:style-name="ce31">
            <text:p>1,16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455991669192501" table:style-name="ce32">
            <text:p>2.4</text:p>
          </table:table-cell>
          <table:table-cell office:value-type="float" office:value="2.3114435742602502"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Merseyrail</text:p>
          </table:table-cell>
          <table:table-cell office:value-type="float" office:value="46367.857142857101" table:style-name="ce31">
            <text:p>46,368</text:p>
          </table:table-cell>
          <table:table-cell office:value-type="float" office:value="1405.7857142857099" table:style-name="ce31">
            <text:p>1,406</text:p>
          </table:table-cell>
          <table:table-cell office:value-type="float" office:value="1198.8571428571399" table:style-name="ce31">
            <text:p>1,199</text:p>
          </table:table-cell>
          <table:table-cell office:value-type="float" office:value="1901.75" table:style-name="ce31">
            <text:p>1,9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014403450666199" table:style-name="ce32">
            <text:p>4.1</text:p>
          </table:table-cell>
          <table:table-cell office:value-type="float" office:value="2.7274092922159299" table:style-name="ce32">
            <text:p>2.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Merseyrail</text:p>
          </table:table-cell>
          <table:table-cell office:value-type="float" office:value="48276.142857142797" table:style-name="ce31">
            <text:p>48,276</text:p>
          </table:table-cell>
          <table:table-cell office:value-type="float" office:value="1549.7142857142801" table:style-name="ce31">
            <text:p>1,550</text:p>
          </table:table-cell>
          <table:table-cell office:value-type="float" office:value="1018.1428571428499" table:style-name="ce31">
            <text:p>1,018</text:p>
          </table:table-cell>
          <table:table-cell office:value-type="float" office:value="1792.99999999999" table:style-name="ce31">
            <text:p>1,79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140498264448798" table:style-name="ce32">
            <text:p>3.7</text:p>
          </table:table-cell>
          <table:table-cell office:value-type="float" office:value="3.0948351267280501" table:style-name="ce32">
            <text:p>3.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Merseyrail</text:p>
          </table:table-cell>
          <table:table-cell office:value-type="float" office:value="49911.714285714203" table:style-name="ce31">
            <text:p>49,912</text:p>
          </table:table-cell>
          <table:table-cell office:value-type="float" office:value="1422.2857142857099" table:style-name="ce31">
            <text:p>1,422</text:p>
          </table:table-cell>
          <table:table-cell office:value-type="float" office:value="929.28571428571399" table:style-name="ce31">
            <text:p>929</text:p>
          </table:table-cell>
          <table:table-cell office:value-type="float" office:value="1640.42857142857" table:style-name="ce31">
            <text:p>1,64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866604461592099" table:style-name="ce32">
            <text:p>3.3</text:p>
          </table:table-cell>
          <table:table-cell office:value-type="float" office:value="3.3822859228717901" table:style-name="ce32">
            <text:p>3.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Merseyrail</text:p>
          </table:table-cell>
          <table:table-cell office:value-type="float" office:value="52547.571428571398" table:style-name="ce31">
            <text:p>52,548</text:p>
          </table:table-cell>
          <table:table-cell office:value-type="float" office:value="1506.7142857142801" table:style-name="ce31">
            <text:p>1,507</text:p>
          </table:table-cell>
          <table:table-cell office:value-type="float" office:value="953.99999999999898" table:style-name="ce31">
            <text:p>954</text:p>
          </table:table-cell>
          <table:table-cell office:value-type="float" office:value="1707.3571428571399" table:style-name="ce31">
            <text:p>1,70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491647024600798" table:style-name="ce32">
            <text:p>3.2</text:p>
          </table:table-cell>
          <table:table-cell office:value-type="float" office:value="3.5730179173645702" table:style-name="ce32">
            <text:p>3.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Merseyrail</text:p>
          </table:table-cell>
          <table:table-cell office:value-type="float" office:value="50853" table:style-name="ce31">
            <text:p>50,853</text:p>
          </table:table-cell>
          <table:table-cell office:value-type="float" office:value="1296.2857142857099" table:style-name="ce31">
            <text:p>1,296</text:p>
          </table:table-cell>
          <table:table-cell office:value-type="float" office:value="1242" table:style-name="ce31">
            <text:p>1,242</text:p>
          </table:table-cell>
          <table:table-cell office:value-type="float" office:value="1890.1428571428501" table:style-name="ce31">
            <text:p>1,89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1687581291734" table:style-name="ce32">
            <text:p>3.7</text:p>
          </table:table-cell>
          <table:table-cell office:value-type="float" office:value="3.4877639660439601" table:style-name="ce32">
            <text:p>3.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Merseyrail</text:p>
          </table:table-cell>
          <table:table-cell office:value-type="float" office:value="51697.714285714203" table:style-name="ce31">
            <text:p>51,698</text:p>
          </table:table-cell>
          <table:table-cell office:value-type="float" office:value="1587.7142857142801" table:style-name="ce31">
            <text:p>1,588</text:p>
          </table:table-cell>
          <table:table-cell office:value-type="float" office:value="1375.7142857142801" table:style-name="ce31">
            <text:p>1,376</text:p>
          </table:table-cell>
          <table:table-cell office:value-type="float" office:value="2169.5714285714198" table:style-name="ce31">
            <text:p>2,17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966486498435902" table:style-name="ce32">
            <text:p>4.2</text:p>
          </table:table-cell>
          <table:table-cell office:value-type="float" office:value="3.6132383786156699" table:style-name="ce32">
            <text:p>3.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Merseyrail</text:p>
          </table:table-cell>
          <table:table-cell office:value-type="float" office:value="53218.285714285703" table:style-name="ce31">
            <text:p>53,218</text:p>
          </table:table-cell>
          <table:table-cell office:value-type="float" office:value="1366.6428571428501" table:style-name="ce31">
            <text:p>1,367</text:p>
          </table:table-cell>
          <table:table-cell office:value-type="float" office:value="756.99999999999898" table:style-name="ce31">
            <text:p>757</text:p>
          </table:table-cell>
          <table:table-cell office:value-type="float" office:value="1440.32142857142" table:style-name="ce31">
            <text:p>1,44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7064408581368302" table:style-name="ce32">
            <text:p>2.7</text:p>
          </table:table-cell>
          <table:table-cell office:value-type="float" office:value="3.4598269392188801" table:style-name="ce32">
            <text:p>3.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Merseyrail</text:p>
          </table:table-cell>
          <table:table-cell office:value-type="float" office:value="53742.892857142797" table:style-name="ce31">
            <text:p>53,743</text:p>
          </table:table-cell>
          <table:table-cell office:value-type="float" office:value="1262.7142857142801" table:style-name="ce31">
            <text:p>1,263</text:p>
          </table:table-cell>
          <table:table-cell office:value-type="float" office:value="916.5" table:style-name="ce31">
            <text:p>917</text:p>
          </table:table-cell>
          <table:table-cell office:value-type="float" office:value="1547.8571428571399" table:style-name="ce31">
            <text:p>1,5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801150451122699" table:style-name="ce32">
            <text:p>2.9</text:p>
          </table:table-cell>
          <table:table-cell office:value-type="float" office:value="3.3639583705868699" table:style-name="ce32">
            <text:p>3.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Northern Trains</text:p>
          </table:table-cell>
          <table:table-cell office:value-type="float" office:value="241164.428571428" table:style-name="ce31">
            <text:p>241,164</text:p>
          </table:table-cell>
          <table:table-cell office:value-type="float" office:value="3120.7142857142799" table:style-name="ce31">
            <text:p>3,121</text:p>
          </table:table-cell>
          <table:table-cell office:value-type="float" office:value="4153.8571428571404" table:style-name="ce31">
            <text:p>4,154</text:p>
          </table:table-cell>
          <table:table-cell office:value-type="float" office:value="5714.2142857142799" table:style-name="ce31">
            <text:p>5,7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694266685859202" table:style-name="ce32">
            <text:p>2.4</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19</text:p>
          </table:table-cell>
          <table:table-cell office:value-type="string" table:style-name="ce30">
            <text:p>Northern Trains</text:p>
          </table:table-cell>
          <table:table-cell office:value-type="float" office:value="241949.99999999901" table:style-name="ce31">
            <text:p>241,950</text:p>
          </table:table-cell>
          <table:table-cell office:value-type="float" office:value="4593.2857142857101" table:style-name="ce31">
            <text:p>4,593</text:p>
          </table:table-cell>
          <table:table-cell office:value-type="float" office:value="6635.1428571428496" table:style-name="ce31">
            <text:p>6,635</text:p>
          </table:table-cell>
          <table:table-cell office:value-type="float" office:value="8931.7857142857101" table:style-name="ce31">
            <text:p>8,93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915832669087401" table:style-name="ce32">
            <text:p>3.7</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19</text:p>
          </table:table-cell>
          <table:table-cell office:value-type="string" table:style-name="ce30">
            <text:p>Northern Trains</text:p>
          </table:table-cell>
          <table:table-cell office:value-type="float" office:value="233539.714285714" table:style-name="ce31">
            <text:p>233,540</text:p>
          </table:table-cell>
          <table:table-cell office:value-type="float" office:value="6052.5714285714203" table:style-name="ce31">
            <text:p>6,053</text:p>
          </table:table-cell>
          <table:table-cell office:value-type="float" office:value="10853.857142857099" table:style-name="ce31">
            <text:p>10,854</text:p>
          </table:table-cell>
          <table:table-cell office:value-type="float" office:value="13880.1428571428" table:style-name="ce31">
            <text:p>13,8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9433757978147499" table:style-name="ce32">
            <text:p>5.9</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0</text:p>
          </table:table-cell>
          <table:table-cell office:value-type="string" table:style-name="ce30">
            <text:p>Northern Trains</text:p>
          </table:table-cell>
          <table:table-cell office:value-type="float" office:value="222703.85714285701" table:style-name="ce31">
            <text:p>222,704</text:p>
          </table:table-cell>
          <table:table-cell office:value-type="float" office:value="4436.4285714285697" table:style-name="ce31">
            <text:p>4,436</text:p>
          </table:table-cell>
          <table:table-cell office:value-type="float" office:value="7751.1428571428496" table:style-name="ce31">
            <text:p>7,751</text:p>
          </table:table-cell>
          <table:table-cell office:value-type="float" office:value="9969.3571428571395" table:style-name="ce31">
            <text:p>9,96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7650852156643" table:style-name="ce32">
            <text:p>4.5</text:p>
          </table:table-cell>
          <table:table-cell office:value-type="float" office:value="4.0980648485454898" table:style-name="ce32">
            <text:p>4.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0</text:p>
          </table:table-cell>
          <table:table-cell office:value-type="string" table:style-name="ce30">
            <text:p>Northern Trains</text:p>
          </table:table-cell>
          <table:table-cell office:value-type="float" office:value="127964.25" table:style-name="ce31">
            <text:p>127,964</text:p>
          </table:table-cell>
          <table:table-cell office:value-type="float" office:value="614.03571428571399" table:style-name="ce31">
            <text:p>614</text:p>
          </table:table-cell>
          <table:table-cell office:value-type="float" office:value="439.57142857142799" table:style-name="ce31">
            <text:p>440</text:p>
          </table:table-cell>
          <table:table-cell office:value-type="float" office:value="746.58928571428498" table:style-name="ce31">
            <text:p>74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583435831268722" table:style-name="ce32">
            <text:p>0.6</text:p>
          </table:table-cell>
          <table:table-cell office:value-type="float" office:value="4.0582893643764599" table:style-name="ce32">
            <text:p>4.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0</text:p>
          </table:table-cell>
          <table:table-cell office:value-type="string" table:style-name="ce30">
            <text:p>Northern Trains</text:p>
          </table:table-cell>
          <table:table-cell office:value-type="float" office:value="167842.928571428" table:style-name="ce31">
            <text:p>167,843</text:p>
          </table:table-cell>
          <table:table-cell office:value-type="float" office:value="988.07142857142799" table:style-name="ce31">
            <text:p>988</text:p>
          </table:table-cell>
          <table:table-cell office:value-type="float" office:value="1074.0357142857099" table:style-name="ce31">
            <text:p>1,074</text:p>
          </table:table-cell>
          <table:table-cell office:value-type="float" office:value="1568.07142857142" table:style-name="ce31">
            <text:p>1,56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93424932579397102" table:style-name="ce32">
            <text:p>0.9</text:p>
          </table:table-cell>
          <table:table-cell office:value-type="float" office:value="3.4790419016649698" table:style-name="ce32">
            <text:p>3.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0</text:p>
          </table:table-cell>
          <table:table-cell office:value-type="string" table:style-name="ce30">
            <text:p>Northern Trains</text:p>
          </table:table-cell>
          <table:table-cell office:value-type="float" office:value="197511.53571428501" table:style-name="ce31">
            <text:p>197,512</text:p>
          </table:table-cell>
          <table:table-cell office:value-type="float" office:value="1958.3928571428501" table:style-name="ce31">
            <text:p>1,958</text:p>
          </table:table-cell>
          <table:table-cell office:value-type="float" office:value="2409.3214285714198" table:style-name="ce31">
            <text:p>2,409</text:p>
          </table:table-cell>
          <table:table-cell office:value-type="float" office:value="3388.5178571428501" table:style-name="ce31">
            <text:p>3,38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156050378974199" table:style-name="ce32">
            <text:p>1.7</text:p>
          </table:table-cell>
          <table:table-cell office:value-type="float" office:value="2.1888326345657898" table:style-name="ce32">
            <text:p>2.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1</text:p>
          </table:table-cell>
          <table:table-cell office:value-type="string" table:style-name="ce30">
            <text:p>Northern Trains</text:p>
          </table:table-cell>
          <table:table-cell office:value-type="float" office:value="166285.28571428501" table:style-name="ce31">
            <text:p>166,285</text:p>
          </table:table-cell>
          <table:table-cell office:value-type="float" office:value="1710.49999999999" table:style-name="ce31">
            <text:p>1,710</text:p>
          </table:table-cell>
          <table:table-cell office:value-type="float" office:value="2295.0714285714198" table:style-name="ce31">
            <text:p>2,295</text:p>
          </table:table-cell>
          <table:table-cell office:value-type="float" office:value="3150.3214285714198" table:style-name="ce31">
            <text:p>3,15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9452807868061" table:style-name="ce32">
            <text:p>1.9</text:p>
          </table:table-cell>
          <table:table-cell office:value-type="float" office:value="1.34224474078386" table:style-name="ce32">
            <text:p>1.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1</text:p>
          </table:table-cell>
          <table:table-cell office:value-type="string" table:style-name="ce30">
            <text:p>Northern Trains</text:p>
          </table:table-cell>
          <table:table-cell office:value-type="float" office:value="184390.714285714" table:style-name="ce31">
            <text:p>184,391</text:p>
          </table:table-cell>
          <table:table-cell office:value-type="float" office:value="1813.42857142857" table:style-name="ce31">
            <text:p>1,813</text:p>
          </table:table-cell>
          <table:table-cell office:value-type="float" office:value="2009.7142857142801" table:style-name="ce31">
            <text:p>2,010</text:p>
          </table:table-cell>
          <table:table-cell office:value-type="float" office:value="2916.4285714285702" table:style-name="ce31">
            <text:p>2,9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58165696289323" table:style-name="ce32">
            <text:p>1.6</text:p>
          </table:table-cell>
          <table:table-cell office:value-type="float" office:value="1.53950702316985" table:style-name="ce32">
            <text:p>1.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1</text:p>
          </table:table-cell>
          <table:table-cell office:value-type="string" table:style-name="ce30">
            <text:p>Northern Trains</text:p>
          </table:table-cell>
          <table:table-cell office:value-type="float" office:value="202453" table:style-name="ce31">
            <text:p>202,453</text:p>
          </table:table-cell>
          <table:table-cell office:value-type="float" office:value="2608.1428571428501" table:style-name="ce31">
            <text:p>2,608</text:p>
          </table:table-cell>
          <table:table-cell office:value-type="float" office:value="3663.5714285714198" table:style-name="ce31">
            <text:p>3,664</text:p>
          </table:table-cell>
          <table:table-cell office:value-type="float" office:value="4967.6428571428496" table:style-name="ce31">
            <text:p>4,96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5372647337547" table:style-name="ce32">
            <text:p>2.5</text:p>
          </table:table-cell>
          <table:table-cell office:value-type="float" office:value="1.9214137830381499" table:style-name="ce32">
            <text:p>1.9</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Northern Trains</text:p>
          </table:table-cell>
          <table:table-cell office:value-type="float" office:value="202412.714285714" table:style-name="ce34">
            <text:p>202,413</text:p>
          </table:table-cell>
          <table:table-cell office:value-type="float" office:value="3685.4285714285702" table:style-name="ce34">
            <text:p>3,685</text:p>
          </table:table-cell>
          <table:table-cell office:value-type="float" office:value="5790.5714285714203" table:style-name="ce34">
            <text:p>5,791</text:p>
          </table:table-cell>
          <table:table-cell office:value-type="float" office:value="7633.2857142857101" table:style-name="ce34">
            <text:p>7,6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711493278584198" table:style-name="ce32">
            <text:p>3.8</text:p>
          </table:table-cell>
          <table:table-cell office:value-type="float" office:value="2.4707674266637798" table:style-name="ce32">
            <text:p>2.5</text:p>
          </table:table-cell>
          <table:table-cell table:number-columns-repeated="16372" table:style-name="ce1"/>
        </table:table-row>
        <table:table-row table:style-name="ro3">
          <table:table-cell office:value-type="string" table:style-name="ce30">
            <text:p>Jan to Mar 2022</text:p>
          </table:table-cell>
          <table:table-cell office:value-type="string" table:style-name="ce30">
            <text:p>Northern Trains</text:p>
          </table:table-cell>
          <table:table-cell office:value-type="float" office:value="184498.57142857101" table:style-name="ce31">
            <text:p>184,499</text:p>
          </table:table-cell>
          <table:table-cell office:value-type="float" office:value="3805" table:style-name="ce31">
            <text:p>3,805</text:p>
          </table:table-cell>
          <table:table-cell office:value-type="float" office:value="8125.1428571428496" table:style-name="ce31">
            <text:p>8,125</text:p>
          </table:table-cell>
          <table:table-cell office:value-type="float" office:value="10027.6428571428" table:style-name="ce31">
            <text:p>10,0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4350788623992399" table:style-name="ce32">
            <text:p>5.4</text:p>
          </table:table-cell>
          <table:table-cell office:value-type="float" office:value="3.3014326240218099" table:style-name="ce33">
            <text:p>3.3</text:p>
          </table:table-cell>
          <table:table-cell table:number-columns-repeated="16372" table:style-name="ce1"/>
        </table:table-row>
        <table:table-row table:style-name="ro3">
          <table:table-cell office:value-type="string" table:style-name="ce30">
            <text:p>Apr to Jun 2022</text:p>
          </table:table-cell>
          <table:table-cell office:value-type="string" table:style-name="ce30">
            <text:p>Northern Trains</text:p>
          </table:table-cell>
          <table:table-cell office:value-type="float" office:value="178203.214285714" table:style-name="ce31">
            <text:p>178,203</text:p>
          </table:table-cell>
          <table:table-cell office:value-type="float" office:value="3158.8571428571399" table:style-name="ce31">
            <text:p>3,159</text:p>
          </table:table-cell>
          <table:table-cell office:value-type="float" office:value="5282.7857142857101" table:style-name="ce31">
            <text:p>5,283</text:p>
          </table:table-cell>
          <table:table-cell office:value-type="float" office:value="6862.2142857142799" table:style-name="ce31">
            <text:p>6,86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85078030899715" table:style-name="ce32">
            <text:p>3.9</text:p>
          </table:table-cell>
          <table:table-cell office:value-type="float" office:value="3.8421097446525101" table:style-name="ce33">
            <text:p>3.8</text:p>
          </table:table-cell>
          <table:table-cell table:number-columns-repeated="16372" table:style-name="ce1"/>
        </table:table-row>
        <table:table-row table:style-name="ro3">
          <table:table-cell office:value-type="string" table:style-name="ce30">
            <text:p>Jul to Sep 2022</text:p>
          </table:table-cell>
          <table:table-cell office:value-type="string" table:style-name="ce30">
            <text:p>Northern Trains</text:p>
          </table:table-cell>
          <table:table-cell office:value-type="float" office:value="171528.74999999901" table:style-name="ce31">
            <text:p>171,529</text:p>
          </table:table-cell>
          <table:table-cell office:value-type="float" office:value="3712.8214285714198" table:style-name="ce31">
            <text:p>3,713</text:p>
          </table:table-cell>
          <table:table-cell office:value-type="float" office:value="5107.5357142857101" table:style-name="ce31">
            <text:p>5,108</text:p>
          </table:table-cell>
          <table:table-cell office:value-type="float" office:value="6963.9464285714203" table:style-name="ce31">
            <text:p>6,96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0599295619955402" table:style-name="ce32">
            <text:p>4.1</text:p>
          </table:table-cell>
          <table:table-cell office:value-type="float" office:value="4.2744013857066196" table:style-name="ce33">
            <text:p>4.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Northern Trains</text:p>
          </table:table-cell>
          <table:table-cell office:value-type="float" office:value="151528.28571428501" table:style-name="ce31">
            <text:p>151,528</text:p>
          </table:table-cell>
          <table:table-cell office:value-type="float" office:value="3643.3214285714198" table:style-name="ce31">
            <text:p>3,643</text:p>
          </table:table-cell>
          <table:table-cell office:value-type="float" office:value="5508.6785714285697" table:style-name="ce31">
            <text:p>5,509</text:p>
          </table:table-cell>
          <table:table-cell office:value-type="float" office:value="7330.3392857142799" table:style-name="ce31">
            <text:p>7,3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8376045773631997" table:style-name="ce32">
            <text:p>4.8</text:p>
          </table:table-cell>
          <table:table-cell office:value-type="float" office:value="4.5473921563531796" table:style-name="ce32">
            <text:p>4.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Northern Trains</text:p>
          </table:table-cell>
          <table:table-cell office:value-type="float" office:value="195198.75" table:style-name="ce31">
            <text:p>195,199</text:p>
          </table:table-cell>
          <table:table-cell office:value-type="float" office:value="3595" table:style-name="ce31">
            <text:p>3,595</text:p>
          </table:table-cell>
          <table:table-cell office:value-type="float" office:value="6358" table:style-name="ce31">
            <text:p>6,358</text:p>
          </table:table-cell>
          <table:table-cell office:value-type="float" office:value="8155.5" table:style-name="ce31">
            <text:p>8,15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7804929590993" table:style-name="ce32">
            <text:p>4.2</text:p>
          </table:table-cell>
          <table:table-cell office:value-type="float" office:value="4.2087186754712" table:style-name="ce32">
            <text:p>4.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Northern Trains</text:p>
          </table:table-cell>
          <table:table-cell office:value-type="float" office:value="203191.214285714" table:style-name="ce31">
            <text:p>203,191</text:p>
          </table:table-cell>
          <table:table-cell office:value-type="float" office:value="3713.2142857142799" table:style-name="ce31">
            <text:p>3,713</text:p>
          </table:table-cell>
          <table:table-cell office:value-type="float" office:value="6955.1428571428496" table:style-name="ce31">
            <text:p>6,955</text:p>
          </table:table-cell>
          <table:table-cell office:value-type="float" office:value="8811.75" table:style-name="ce31">
            <text:p>8,81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3366786457654003" table:style-name="ce32">
            <text:p>4.3</text:p>
          </table:table-cell>
          <table:table-cell office:value-type="float" office:value="4.3331714892827398" table:style-name="ce32">
            <text:p>4.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Northern Trains</text:p>
          </table:table-cell>
          <table:table-cell office:value-type="float" office:value="197823.28571428501" table:style-name="ce31">
            <text:p>197,823</text:p>
          </table:table-cell>
          <table:table-cell office:value-type="float" office:value="4033.7857142857101" table:style-name="ce31">
            <text:p>4,034</text:p>
          </table:table-cell>
          <table:table-cell office:value-type="float" office:value="8966.8571428571395" table:style-name="ce31">
            <text:p>8,967</text:p>
          </table:table-cell>
          <table:table-cell office:value-type="float" office:value="10983.75" table:style-name="ce31">
            <text:p>10,98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55230389604574" table:style-name="ce32">
            <text:p>5.6</text:p>
          </table:table-cell>
          <table:table-cell office:value-type="float" office:value="4.71838698274418" table:style-name="ce32">
            <text:p>4.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Northern Trains</text:p>
          </table:table-cell>
          <table:table-cell office:value-type="float" office:value="203127.35714285701" table:style-name="ce31">
            <text:p>203,127</text:p>
          </table:table-cell>
          <table:table-cell office:value-type="float" office:value="5833.9285714285697" table:style-name="ce31">
            <text:p>5,834</text:p>
          </table:table-cell>
          <table:table-cell office:value-type="float" office:value="12259.357142857099" table:style-name="ce31">
            <text:p>12,259</text:p>
          </table:table-cell>
          <table:table-cell office:value-type="float" office:value="15176.3214285714" table:style-name="ce31">
            <text:p>15,17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4713330799150199" table:style-name="ce32">
            <text:p>7.5</text:p>
          </table:table-cell>
          <table:table-cell office:value-type="float" office:value="5.3953622577394897" table:style-name="ce32">
            <text:p>5.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Northern Trains</text:p>
          </table:table-cell>
          <table:table-cell office:value-type="float" office:value="203831.142857142" table:style-name="ce31">
            <text:p>203,831</text:p>
          </table:table-cell>
          <table:table-cell office:value-type="float" office:value="3595.0714285714198" table:style-name="ce31">
            <text:p>3,595</text:p>
          </table:table-cell>
          <table:table-cell office:value-type="float" office:value="5820.6428571428496" table:style-name="ce31">
            <text:p>5,821</text:p>
          </table:table-cell>
          <table:table-cell office:value-type="float" office:value="7618.1785714285697" table:style-name="ce31">
            <text:p>7,61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374949012417802" table:style-name="ce32">
            <text:p>3.7</text:p>
          </table:table-cell>
          <table:table-cell office:value-type="float" office:value="5.2712157460707196" table:style-name="ce32">
            <text:p>5.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Northern Trains</text:p>
          </table:table-cell>
          <table:table-cell office:value-type="float" office:value="202115.28571428501" table:style-name="ce31">
            <text:p>202,115</text:p>
          </table:table-cell>
          <table:table-cell office:value-type="float" office:value="3885.8571428571399" table:style-name="ce31">
            <text:p>3,886</text:p>
          </table:table-cell>
          <table:table-cell office:value-type="float" office:value="8016.2857142857101" table:style-name="ce31">
            <text:p>8,016</text:p>
          </table:table-cell>
          <table:table-cell office:value-type="float" office:value="9959.2142857142808" table:style-name="ce31">
            <text:p>9,95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92749187698392" table:style-name="ce32">
            <text:p>4.9</text:p>
          </table:table-cell>
          <table:table-cell office:value-type="float" office:value="5.42045148438564" table:style-name="ce32">
            <text:p>5.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Northern Trains</text:p>
          </table:table-cell>
          <table:table-cell office:value-type="float" office:value="212287.428571428" table:style-name="ce31">
            <text:p>212,287</text:p>
          </table:table-cell>
          <table:table-cell office:value-type="float" office:value="5013.4285714285697" table:style-name="ce31">
            <text:p>5,013</text:p>
          </table:table-cell>
          <table:table-cell office:value-type="float" office:value="11198.714285714201" table:style-name="ce31">
            <text:p>11,199</text:p>
          </table:table-cell>
          <table:table-cell office:value-type="float" office:value="13705.4285714285" table:style-name="ce31">
            <text:p>13,70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4560716871734503" table:style-name="ce32">
            <text:p>6.5</text:p>
          </table:table-cell>
          <table:table-cell office:value-type="float" office:value="5.6563594736507499" table:style-name="ce32">
            <text:p>5.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Northern Trains</text:p>
          </table:table-cell>
          <table:table-cell office:value-type="float" office:value="206101.28571428501" table:style-name="ce31">
            <text:p>206,101</text:p>
          </table:table-cell>
          <table:table-cell office:value-type="float" office:value="6023.7142857142799" table:style-name="ce31">
            <text:p>6,024</text:p>
          </table:table-cell>
          <table:table-cell office:value-type="float" office:value="13390.4285714285" table:style-name="ce31">
            <text:p>13,390</text:p>
          </table:table-cell>
          <table:table-cell office:value-type="float" office:value="16402.285714285699" table:style-name="ce31">
            <text:p>16,4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9583616654501999" table:style-name="ce32">
            <text:p>8.0</text:p>
          </table:table-cell>
          <table:table-cell office:value-type="float" office:value="5.7846747837997903" table:style-name="ce32">
            <text:p>5.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Northern Trains</text:p>
          </table:table-cell>
          <table:table-cell office:value-type="float" office:value="215581" table:style-name="ce31">
            <text:p>215,581</text:p>
          </table:table-cell>
          <table:table-cell office:value-type="float" office:value="4373" table:style-name="ce31">
            <text:p>4,373</text:p>
          </table:table-cell>
          <table:table-cell office:value-type="float" office:value="6613.5714285714203" table:style-name="ce31">
            <text:p>6,614</text:p>
          </table:table-cell>
          <table:table-cell office:value-type="float" office:value="8800.0714285714294" table:style-name="ce31">
            <text:p>8,80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0820255164283603" table:style-name="ce32">
            <text:p>4.1</text:p>
          </table:table-cell>
          <table:table-cell office:value-type="float" office:value="5.8447406663198098" table:style-name="ce32">
            <text:p>5.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Northern Trains</text:p>
          </table:table-cell>
          <table:table-cell office:value-type="float" office:value="221579.392857142" table:style-name="ce31">
            <text:p>221,579</text:p>
          </table:table-cell>
          <table:table-cell office:value-type="float" office:value="3841.8928571428501" table:style-name="ce31">
            <text:p>3,842</text:p>
          </table:table-cell>
          <table:table-cell office:value-type="float" office:value="5356.9285714285697" table:style-name="ce31">
            <text:p>5,357</text:p>
          </table:table-cell>
          <table:table-cell office:value-type="float" office:value="7277.87499999999" table:style-name="ce31">
            <text:p>7,27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845450590670202" table:style-name="ce32">
            <text:p>3.3</text:p>
          </table:table-cell>
          <table:table-cell office:value-type="float" office:value="5.3983646676372201" table:style-name="ce32">
            <text:p>5.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Northern Trains</text:p>
          </table:table-cell>
          <table:table-cell office:value-type="float" office:value="222410.32142857101" table:style-name="ce31">
            <text:p>222,410</text:p>
          </table:table-cell>
          <table:table-cell office:value-type="float" office:value="4738.25" table:style-name="ce31">
            <text:p>4,738</text:p>
          </table:table-cell>
          <table:table-cell office:value-type="float" office:value="6363.4285714285697" table:style-name="ce31">
            <text:p>6,363</text:p>
          </table:table-cell>
          <table:table-cell office:value-type="float" office:value="8732.5535714285706" table:style-name="ce31">
            <text:p>8,7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2632568279125" table:style-name="ce32">
            <text:p>3.9</text:p>
          </table:table-cell>
          <table:table-cell office:value-type="float" office:value="4.76078534529079" table:style-name="ce32">
            <text:p>4.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ScotRail</text:p>
          </table:table-cell>
          <table:table-cell office:value-type="float" office:value="203704.714285714" table:style-name="ce31">
            <text:p>203,705</text:p>
          </table:table-cell>
          <table:table-cell office:value-type="float" office:value="2266.5714285714198" table:style-name="ce31">
            <text:p>2,267</text:p>
          </table:table-cell>
          <table:table-cell office:value-type="float" office:value="4604" table:style-name="ce31">
            <text:p>4,604</text:p>
          </table:table-cell>
          <table:table-cell office:value-type="float" office:value="5737.2857142857101" table:style-name="ce31">
            <text:p>5,73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164717416596701" table:style-name="ce32">
            <text:p>2.8</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19</text:p>
          </table:table-cell>
          <table:table-cell office:value-type="string" table:style-name="ce30">
            <text:p>ScotRail</text:p>
          </table:table-cell>
          <table:table-cell office:value-type="float" office:value="203489.99999999901" table:style-name="ce31">
            <text:p>203,490</text:p>
          </table:table-cell>
          <table:table-cell office:value-type="float" office:value="2280.4285714285702" table:style-name="ce31">
            <text:p>2,280</text:p>
          </table:table-cell>
          <table:table-cell office:value-type="float" office:value="3473.5714285714198" table:style-name="ce31">
            <text:p>3,474</text:p>
          </table:table-cell>
          <table:table-cell office:value-type="float" office:value="4613.7857142857101" table:style-name="ce31">
            <text:p>4,6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673279838250999" table:style-name="ce32">
            <text:p>2.3</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19</text:p>
          </table:table-cell>
          <table:table-cell office:value-type="string" table:style-name="ce30">
            <text:p>ScotRail</text:p>
          </table:table-cell>
          <table:table-cell office:value-type="float" office:value="197210.142857142" table:style-name="ce31">
            <text:p>197,210</text:p>
          </table:table-cell>
          <table:table-cell office:value-type="float" office:value="2795.5714285714198" table:style-name="ce31">
            <text:p>2,796</text:p>
          </table:table-cell>
          <table:table-cell office:value-type="float" office:value="3687.8571428571399" table:style-name="ce31">
            <text:p>3,688</text:p>
          </table:table-cell>
          <table:table-cell office:value-type="float" office:value="5085.6428571428496" table:style-name="ce31">
            <text:p>5,0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787937595211998" table:style-name="ce32">
            <text:p>2.6</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0</text:p>
          </table:table-cell>
          <table:table-cell office:value-type="string" table:style-name="ce30">
            <text:p>ScotRail</text:p>
          </table:table-cell>
          <table:table-cell office:value-type="float" office:value="192150.142857142" table:style-name="ce31">
            <text:p>192,150</text:p>
          </table:table-cell>
          <table:table-cell office:value-type="float" office:value="2310.4285714285702" table:style-name="ce31">
            <text:p>2,310</text:p>
          </table:table-cell>
          <table:table-cell office:value-type="float" office:value="3259.5714285714198" table:style-name="ce31">
            <text:p>3,260</text:p>
          </table:table-cell>
          <table:table-cell office:value-type="float" office:value="4414.7857142857101" table:style-name="ce31">
            <text:p>4,4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975708727773099" table:style-name="ce32">
            <text:p>2.3</text:p>
          </table:table-cell>
          <table:table-cell office:value-type="float" office:value="2.49216940449812" table:style-name="ce32">
            <text:p>2.5</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0</text:p>
          </table:table-cell>
          <table:table-cell office:value-type="string" table:style-name="ce30">
            <text:p>ScotRail</text:p>
          </table:table-cell>
          <table:table-cell office:value-type="float" office:value="99954.785714285696" table:style-name="ce31">
            <text:p>99,955</text:p>
          </table:table-cell>
          <table:table-cell office:value-type="float" office:value="540.5" table:style-name="ce31">
            <text:p>541</text:p>
          </table:table-cell>
          <table:table-cell office:value-type="float" office:value="772.10714285714198" table:style-name="ce31">
            <text:p>772</text:p>
          </table:table-cell>
          <table:table-cell office:value-type="float" office:value="1042.3571428571399" table:style-name="ce31">
            <text:p>1,0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428286503826301" table:style-name="ce32">
            <text:p>1.0</text:p>
          </table:table-cell>
          <table:table-cell office:value-type="float" office:value="2.1877108083689998" table:style-name="ce32">
            <text:p>2.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0</text:p>
          </table:table-cell>
          <table:table-cell office:value-type="string" table:style-name="ce30">
            <text:p>ScotRail</text:p>
          </table:table-cell>
          <table:table-cell office:value-type="float" office:value="165080.07142857101" table:style-name="ce31">
            <text:p>165,080</text:p>
          </table:table-cell>
          <table:table-cell office:value-type="float" office:value="1412" table:style-name="ce31">
            <text:p>1,412</text:p>
          </table:table-cell>
          <table:table-cell office:value-type="float" office:value="3305.9285714285702" table:style-name="ce31">
            <text:p>3,306</text:p>
          </table:table-cell>
          <table:table-cell office:value-type="float" office:value="4011.9285714285702" table:style-name="ce31">
            <text:p>4,01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302924857677199" table:style-name="ce32">
            <text:p>2.4</text:p>
          </table:table-cell>
          <table:table-cell office:value-type="float" office:value="2.2241476643862601" table:style-name="ce32">
            <text:p>2.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0</text:p>
          </table:table-cell>
          <table:table-cell office:value-type="string" table:style-name="ce30">
            <text:p>ScotRail</text:p>
          </table:table-cell>
          <table:table-cell office:value-type="float" office:value="178987.57142857101" table:style-name="ce31">
            <text:p>178,988</text:p>
          </table:table-cell>
          <table:table-cell office:value-type="float" office:value="2035.57142857142" table:style-name="ce31">
            <text:p>2,036</text:p>
          </table:table-cell>
          <table:table-cell office:value-type="float" office:value="2611.3928571428501" table:style-name="ce31">
            <text:p>2,611</text:p>
          </table:table-cell>
          <table:table-cell office:value-type="float" office:value="3629.1785714285702" table:style-name="ce31">
            <text:p>3,62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2761484636203" table:style-name="ce32">
            <text:p>2.0</text:p>
          </table:table-cell>
          <table:table-cell office:value-type="float" office:value="2.0589146071775599" table:style-name="ce32">
            <text:p>2.1</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ScotRail</text:p>
          </table:table-cell>
          <table:table-cell office:value-type="float" office:value="145121.57142857101" table:style-name="ce31">
            <text:p>145,122</text:p>
          </table:table-cell>
          <table:table-cell office:value-type="float" office:value="1909.92857142857" table:style-name="ce31">
            <text:p>1,910</text:p>
          </table:table-cell>
          <table:table-cell office:value-type="float" office:value="2648.5714285714198" table:style-name="ce31">
            <text:p>2,649</text:p>
          </table:table-cell>
          <table:table-cell office:value-type="float" office:value="3603.5357142857101" table:style-name="ce31">
            <text:p>3,60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831151418859601" table:style-name="ce32">
            <text:p>2.5</text:p>
          </table:table-cell>
          <table:table-cell office:value-type="float" office:value="2.0855682142226599" table:style-name="ce32">
            <text:p>2.1</text:p>
          </table:table-cell>
          <table:table-cell table:number-columns-repeated="16372" table:style-name="ce1"/>
        </table:table-row>
        <table:table-row table:style-name="ro3">
          <table:table-cell office:value-type="string" table:style-name="ce30">
            <text:p>Apr to Jun 2021</text:p>
          </table:table-cell>
          <table:table-cell office:value-type="string" table:style-name="ce30">
            <text:p>ScotRail</text:p>
          </table:table-cell>
          <table:table-cell office:value-type="float" office:value="145766.85714285701" table:style-name="ce34">
            <text:p>145,767</text:p>
          </table:table-cell>
          <table:table-cell office:value-type="float" office:value="1187.42857142857" table:style-name="ce34">
            <text:p>1,187</text:p>
          </table:table-cell>
          <table:table-cell office:value-type="float" office:value="1845.57142857142" table:style-name="ce34">
            <text:p>1,846</text:p>
          </table:table-cell>
          <table:table-cell office:value-type="float" office:value="2439.2857142857101" table:style-name="ce34">
            <text:p>2,4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734158656484699" table:style-name="ce32">
            <text:p>1.7</text:p>
          </table:table-cell>
          <table:table-cell office:value-type="float" office:value="2.1550984685667198" table:style-name="ce32">
            <text:p>2.2</text:p>
          </table:table-cell>
          <table:table-cell table:number-columns-repeated="16372" table:style-name="ce1"/>
        </table:table-row>
        <table:table-row table:style-name="ro3">
          <table:table-cell office:value-type="string" table:style-name="ce30">
            <text:p>Jul to Sep 2021</text:p>
          </table:table-cell>
          <table:table-cell office:value-type="string" table:style-name="ce30">
            <text:p>ScotRail</text:p>
          </table:table-cell>
          <table:table-cell office:value-type="float" office:value="158116.28571428501" table:style-name="ce31">
            <text:p>158,116</text:p>
          </table:table-cell>
          <table:table-cell office:value-type="float" office:value="1656.57142857142" table:style-name="ce31">
            <text:p>1,657</text:p>
          </table:table-cell>
          <table:table-cell office:value-type="float" office:value="3397.1428571428501" table:style-name="ce31">
            <text:p>3,397</text:p>
          </table:table-cell>
          <table:table-cell office:value-type="float" office:value="4225.4285714285697" table:style-name="ce31">
            <text:p>4,22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7235506598217" table:style-name="ce32">
            <text:p>2.7</text:p>
          </table:table-cell>
          <table:table-cell office:value-type="float" office:value="2.21299351720881" table:style-name="ce33">
            <text:p>2.2</text:p>
          </table:table-cell>
          <table:table-cell table:number-columns-repeated="16372" table:style-name="ce1"/>
        </table:table-row>
        <table:table-row table:style-name="ro3">
          <table:table-cell office:value-type="string" table:style-name="ce30">
            <text:p>Oct to Dec 2021</text:p>
          </table:table-cell>
          <table:table-cell office:value-type="string" table:style-name="ce30">
            <text:p>ScotRail</text:p>
          </table:table-cell>
          <table:table-cell office:value-type="float" office:value="161309.99999999901" table:style-name="ce31">
            <text:p>161,310</text:p>
          </table:table-cell>
          <table:table-cell office:value-type="float" office:value="2242.4285714285702" table:style-name="ce31">
            <text:p>2,242</text:p>
          </table:table-cell>
          <table:table-cell office:value-type="float" office:value="4764.99999999999" table:style-name="ce31">
            <text:p>4,765</text:p>
          </table:table-cell>
          <table:table-cell office:value-type="float" office:value="5886.2142857142799" table:style-name="ce31">
            <text:p>5,8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490076782061101" table:style-name="ce32">
            <text:p>3.6</text:p>
          </table:table-cell>
          <table:table-cell office:value-type="float" office:value="2.6469072279570902" table:style-name="ce33">
            <text:p>2.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ScotRail</text:p>
          </table:table-cell>
          <table:table-cell office:value-type="float" office:value="159412.85714285701" table:style-name="ce31">
            <text:p>159,413</text:p>
          </table:table-cell>
          <table:table-cell office:value-type="float" office:value="1806.57142857142" table:style-name="ce31">
            <text:p>1,807</text:p>
          </table:table-cell>
          <table:table-cell office:value-type="float" office:value="3735.2857142857101" table:style-name="ce31">
            <text:p>3,735</text:p>
          </table:table-cell>
          <table:table-cell office:value-type="float" office:value="4638.5714285714203" table:style-name="ce31">
            <text:p>4,6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097850146519799" table:style-name="ce32">
            <text:p>2.9</text:p>
          </table:table-cell>
          <table:table-cell office:value-type="float" office:value="2.7520548954060602" table:style-name="ce33">
            <text:p>2.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ScotRail</text:p>
          </table:table-cell>
          <table:table-cell office:value-type="float" office:value="142333.07142857101" table:style-name="ce31">
            <text:p>142,333</text:p>
          </table:table-cell>
          <table:table-cell office:value-type="float" office:value="1278.2857142857099" table:style-name="ce31">
            <text:p>1,278</text:p>
          </table:table-cell>
          <table:table-cell office:value-type="float" office:value="2873.3214285714198" table:style-name="ce31">
            <text:p>2,873</text:p>
          </table:table-cell>
          <table:table-cell office:value-type="float" office:value="3512.4642857142799" table:style-name="ce31">
            <text:p>3,51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677780437535" table:style-name="ce32">
            <text:p>2.5</text:p>
          </table:table-cell>
          <table:table-cell office:value-type="float" office:value="2.9400346878729602" table:style-name="ce32">
            <text:p>2.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ScotRail</text:p>
          </table:table-cell>
          <table:table-cell office:value-type="float" office:value="160069.53571428501" table:style-name="ce31">
            <text:p>160,070</text:p>
          </table:table-cell>
          <table:table-cell office:value-type="float" office:value="1542.99999999999" table:style-name="ce31">
            <text:p>1,543</text:p>
          </table:table-cell>
          <table:table-cell office:value-type="float" office:value="2909.5357142857101" table:style-name="ce31">
            <text:p>2,910</text:p>
          </table:table-cell>
          <table:table-cell office:value-type="float" office:value="3681.0357142857101" table:style-name="ce31">
            <text:p>3,68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996478985583702" table:style-name="ce32">
            <text:p>2.3</text:p>
          </table:table-cell>
          <table:table-cell office:value-type="float" office:value="2.8434539638973102" table:style-name="ce32">
            <text:p>2.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ScotRail</text:p>
          </table:table-cell>
          <table:table-cell office:value-type="float" office:value="155307.642857142" table:style-name="ce31">
            <text:p>155,308</text:p>
          </table:table-cell>
          <table:table-cell office:value-type="float" office:value="2205.7142857142799" table:style-name="ce31">
            <text:p>2,206</text:p>
          </table:table-cell>
          <table:table-cell office:value-type="float" office:value="6233.8928571428496" table:style-name="ce31">
            <text:p>6,234</text:p>
          </table:table-cell>
          <table:table-cell office:value-type="float" office:value="7336.75" table:style-name="ce31">
            <text:p>7,33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240109147420304" table:style-name="ce32">
            <text:p>4.7</text:p>
          </table:table-cell>
          <table:table-cell office:value-type="float" office:value="3.10615843203778" table:style-name="ce32">
            <text:p>3.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ScotRail</text:p>
          </table:table-cell>
          <table:table-cell office:value-type="float" office:value="172947.75" table:style-name="ce31">
            <text:p>172,948</text:p>
          </table:table-cell>
          <table:table-cell office:value-type="float" office:value="1617" table:style-name="ce31">
            <text:p>1,617</text:p>
          </table:table-cell>
          <table:table-cell office:value-type="float" office:value="3027.25" table:style-name="ce31">
            <text:p>3,027</text:p>
          </table:table-cell>
          <table:table-cell office:value-type="float" office:value="3835.75" table:style-name="ce31">
            <text:p>3,83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178663787184201" table:style-name="ce32">
            <text:p>2.2</text:p>
          </table:table-cell>
          <table:table-cell office:value-type="float" office:value="2.91219646781615" table:style-name="ce32">
            <text:p>2.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ScotRail</text:p>
          </table:table-cell>
          <table:table-cell office:value-type="float" office:value="179404.57142857101" table:style-name="ce31">
            <text:p>179,405</text:p>
          </table:table-cell>
          <table:table-cell office:value-type="float" office:value="1676.7142857142801" table:style-name="ce31">
            <text:p>1,677</text:p>
          </table:table-cell>
          <table:table-cell office:value-type="float" office:value="2701.4285714285702" table:style-name="ce31">
            <text:p>2,701</text:p>
          </table:table-cell>
          <table:table-cell office:value-type="float" office:value="3539.7857142857101" table:style-name="ce31">
            <text:p>3,54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7307442396753" table:style-name="ce32">
            <text:p>2.0</text:p>
          </table:table-cell>
          <table:table-cell office:value-type="float" office:value="2.7546066825820001" table:style-name="ce32">
            <text:p>2.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ScotRail</text:p>
          </table:table-cell>
          <table:table-cell office:value-type="float" office:value="179020.428571428" table:style-name="ce31">
            <text:p>179,020</text:p>
          </table:table-cell>
          <table:table-cell office:value-type="float" office:value="1583.2857142857099" table:style-name="ce31">
            <text:p>1,583</text:p>
          </table:table-cell>
          <table:table-cell office:value-type="float" office:value="3036.5714285714198" table:style-name="ce31">
            <text:p>3,037</text:p>
          </table:table-cell>
          <table:table-cell office:value-type="float" office:value="3828.2142857142799" table:style-name="ce31">
            <text:p>3,82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3842314883457" table:style-name="ce32">
            <text:p>2.1</text:p>
          </table:table-cell>
          <table:table-cell office:value-type="float" office:value="2.7000188432433001" table:style-name="ce32">
            <text:p>2.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ScotRail</text:p>
          </table:table-cell>
          <table:table-cell office:value-type="float" office:value="173634.642857142" table:style-name="ce31">
            <text:p>173,635</text:p>
          </table:table-cell>
          <table:table-cell office:value-type="float" office:value="2213.2857142857101" table:style-name="ce31">
            <text:p>2,213</text:p>
          </table:table-cell>
          <table:table-cell office:value-type="float" office:value="4532.0714285714203" table:style-name="ce31">
            <text:p>4,532</text:p>
          </table:table-cell>
          <table:table-cell office:value-type="float" office:value="5638.7142857142799" table:style-name="ce31">
            <text:p>5,6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474592586650499" table:style-name="ce32">
            <text:p>3.2</text:p>
          </table:table-cell>
          <table:table-cell office:value-type="float" office:value="2.3889769747601899" table:style-name="ce32">
            <text:p>2.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ScotRail</text:p>
          </table:table-cell>
          <table:table-cell office:value-type="float" office:value="176481.35714285701" table:style-name="ce31">
            <text:p>176,481</text:p>
          </table:table-cell>
          <table:table-cell office:value-type="float" office:value="1618.7142857142801" table:style-name="ce31">
            <text:p>1,619</text:p>
          </table:table-cell>
          <table:table-cell office:value-type="float" office:value="2800.9285714285702" table:style-name="ce31">
            <text:p>2,801</text:p>
          </table:table-cell>
          <table:table-cell office:value-type="float" office:value="3610.2857142857101" table:style-name="ce31">
            <text:p>3,61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457037347935101" table:style-name="ce32">
            <text:p>2.0</text:p>
          </table:table-cell>
          <table:table-cell office:value-type="float" office:value="2.3452418420387802"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ScotRail</text:p>
          </table:table-cell>
          <table:table-cell office:value-type="float" office:value="183878" table:style-name="ce31">
            <text:p>183,878</text:p>
          </table:table-cell>
          <table:table-cell office:value-type="float" office:value="1393.2857142857099" table:style-name="ce31">
            <text:p>1,393</text:p>
          </table:table-cell>
          <table:table-cell office:value-type="float" office:value="2645.7142857142799" table:style-name="ce31">
            <text:p>2,646</text:p>
          </table:table-cell>
          <table:table-cell office:value-type="float" office:value="3342.3571428571399" table:style-name="ce31">
            <text:p>3,3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1770366376463" table:style-name="ce32">
            <text:p>1.8</text:p>
          </table:table-cell>
          <table:table-cell office:value-type="float" office:value="2.30283859212626"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ScotRail</text:p>
          </table:table-cell>
          <table:table-cell office:value-type="float" office:value="145166.57142857101" table:style-name="ce31">
            <text:p>145,167</text:p>
          </table:table-cell>
          <table:table-cell office:value-type="float" office:value="1201.2857142857099" table:style-name="ce31">
            <text:p>1,201</text:p>
          </table:table-cell>
          <table:table-cell office:value-type="float" office:value="2200.4285714285702" table:style-name="ce31">
            <text:p>2,200</text:p>
          </table:table-cell>
          <table:table-cell office:value-type="float" office:value="2801.0714285714198" table:style-name="ce31">
            <text:p>2,8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295567850134701" table:style-name="ce32">
            <text:p>1.9</text:p>
          </table:table-cell>
          <table:table-cell office:value-type="float" office:value="2.26639019091634"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ScotRail</text:p>
          </table:table-cell>
          <table:table-cell office:value-type="float" office:value="178763" table:style-name="ce31">
            <text:p>178,763</text:p>
          </table:table-cell>
          <table:table-cell office:value-type="float" office:value="2149.7142857142799" table:style-name="ce31">
            <text:p>2,150</text:p>
          </table:table-cell>
          <table:table-cell office:value-type="float" office:value="3709.2857142857101" table:style-name="ce31">
            <text:p>3,709</text:p>
          </table:table-cell>
          <table:table-cell office:value-type="float" office:value="4784.1428571428496" table:style-name="ce31">
            <text:p>4,78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762489201584501" table:style-name="ce32">
            <text:p>2.7</text:p>
          </table:table-cell>
          <table:table-cell office:value-type="float" office:value="2.12452029191929" table:style-name="ce32">
            <text:p>2.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ScotRail</text:p>
          </table:table-cell>
          <table:table-cell office:value-type="float" office:value="175577.428571428" table:style-name="ce31">
            <text:p>175,577</text:p>
          </table:table-cell>
          <table:table-cell office:value-type="float" office:value="1584.7142857142801" table:style-name="ce31">
            <text:p>1,585</text:p>
          </table:table-cell>
          <table:table-cell office:value-type="float" office:value="2478.5714285714198" table:style-name="ce31">
            <text:p>2,479</text:p>
          </table:table-cell>
          <table:table-cell office:value-type="float" office:value="3270.9285714285702" table:style-name="ce31">
            <text:p>3,27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629550495426499" table:style-name="ce32">
            <text:p>1.9</text:p>
          </table:table-cell>
          <table:table-cell office:value-type="float" office:value="2.0776721760062" table:style-name="ce32">
            <text:p>2.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ScotRail</text:p>
          </table:table-cell>
          <table:table-cell office:value-type="float" office:value="186880.57142857101" table:style-name="ce31">
            <text:p>186,881</text:p>
          </table:table-cell>
          <table:table-cell office:value-type="float" office:value="1609.7142857142801" table:style-name="ce31">
            <text:p>1,610</text:p>
          </table:table-cell>
          <table:table-cell office:value-type="float" office:value="2259.4642857142799" table:style-name="ce31">
            <text:p>2,259</text:p>
          </table:table-cell>
          <table:table-cell office:value-type="float" office:value="3064.3214285714198" table:style-name="ce31">
            <text:p>3,06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397217780033599" table:style-name="ce32">
            <text:p>1.6</text:p>
          </table:table-cell>
          <table:table-cell office:value-type="float" office:value="2.0280763908270898" table:style-name="ce32">
            <text:p>2.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ScotRail</text:p>
          </table:table-cell>
          <table:table-cell office:value-type="float" office:value="188623.85714285701" table:style-name="ce31">
            <text:p>188,624</text:p>
          </table:table-cell>
          <table:table-cell office:value-type="float" office:value="1951.2857142857099" table:style-name="ce31">
            <text:p>1,951</text:p>
          </table:table-cell>
          <table:table-cell office:value-type="float" office:value="3594.5" table:style-name="ce31">
            <text:p>3,595</text:p>
          </table:table-cell>
          <table:table-cell office:value-type="float" office:value="4570.1428571428496" table:style-name="ce31">
            <text:p>4,57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228869700621098" table:style-name="ce32">
            <text:p>2.4</text:p>
          </table:table-cell>
          <table:table-cell office:value-type="float" office:value="2.1497083333170202" table:style-name="ce32">
            <text:p>2.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South Western Railway</text:p>
          </table:table-cell>
          <table:table-cell office:value-type="float" office:value="149604.57142857101" table:style-name="ce31">
            <text:p>149,605</text:p>
          </table:table-cell>
          <table:table-cell office:value-type="float" office:value="3061.2857142857101" table:style-name="ce31">
            <text:p>3,061</text:p>
          </table:table-cell>
          <table:table-cell office:value-type="float" office:value="2211.4285714285702" table:style-name="ce31">
            <text:p>2,211</text:p>
          </table:table-cell>
          <table:table-cell office:value-type="float" office:value="3742.0714285714198" table:style-name="ce31">
            <text:p>3,74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013082105970699" table:style-name="ce32">
            <text:p>2.5</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19</text:p>
          </table:table-cell>
          <table:table-cell office:value-type="string" table:style-name="ce30">
            <text:p>South Western Railway</text:p>
          </table:table-cell>
          <table:table-cell office:value-type="float" office:value="156085.57142857101" table:style-name="ce31">
            <text:p>156,086</text:p>
          </table:table-cell>
          <table:table-cell office:value-type="float" office:value="4076.5714285714198" table:style-name="ce31">
            <text:p>4,077</text:p>
          </table:table-cell>
          <table:table-cell office:value-type="float" office:value="3282.7142857142799" table:style-name="ce31">
            <text:p>3,283</text:p>
          </table:table-cell>
          <table:table-cell office:value-type="float" office:value="5320.99999999999" table:style-name="ce31">
            <text:p>5,3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090274657033302" table:style-name="ce32">
            <text:p>3.4</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19</text:p>
          </table:table-cell>
          <table:table-cell office:value-type="string" table:style-name="ce30">
            <text:p>South Western Railway</text:p>
          </table:table-cell>
          <table:table-cell office:value-type="float" office:value="132752.28571428501" table:style-name="ce31">
            <text:p>132,752</text:p>
          </table:table-cell>
          <table:table-cell office:value-type="float" office:value="4151.1428571428496" table:style-name="ce31">
            <text:p>4,151</text:p>
          </table:table-cell>
          <table:table-cell office:value-type="float" office:value="3632.5714285714198" table:style-name="ce31">
            <text:p>3,633</text:p>
          </table:table-cell>
          <table:table-cell office:value-type="float" office:value="5708.1428571428496" table:style-name="ce31">
            <text:p>5,70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2998452542113803" table:style-name="ce32">
            <text:p>4.3</text:p>
          </table:table-cell>
          <table:table-cell office:value-type="string" table:style-name="ce32">
            <text:p>[z]</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0</text:p>
          </table:table-cell>
          <table:table-cell office:value-type="string" table:style-name="ce30">
            <text:p>South Western Railway</text:p>
          </table:table-cell>
          <table:table-cell office:value-type="float" office:value="144018.57142857101" table:style-name="ce31">
            <text:p>144,019</text:p>
          </table:table-cell>
          <table:table-cell office:value-type="float" office:value="4155" table:style-name="ce31">
            <text:p>4,155</text:p>
          </table:table-cell>
          <table:table-cell office:value-type="float" office:value="5210.2857142857101" table:style-name="ce31">
            <text:p>5,210</text:p>
          </table:table-cell>
          <table:table-cell office:value-type="float" office:value="7287.7857142857101" table:style-name="ce31">
            <text:p>7,28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0603096822830302" table:style-name="ce32">
            <text:p>5.1</text:p>
          </table:table-cell>
          <table:table-cell office:value-type="float" office:value="3.7872063537301202" table:style-name="ce32">
            <text:p>3.8</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South Western Railway</text:p>
          </table:table-cell>
          <table:table-cell office:value-type="float" office:value="98978.785714285696" table:style-name="ce31">
            <text:p>98,979</text:p>
          </table:table-cell>
          <table:table-cell office:value-type="float" office:value="749.25" table:style-name="ce31">
            <text:p>749</text:p>
          </table:table-cell>
          <table:table-cell office:value-type="float" office:value="680.85714285714198" table:style-name="ce31">
            <text:p>681</text:p>
          </table:table-cell>
          <table:table-cell office:value-type="float" office:value="1055.4821428571399" table:style-name="ce31">
            <text:p>1,05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663720869479201" table:style-name="ce32">
            <text:p>1.1</text:p>
          </table:table-cell>
          <table:table-cell office:value-type="float" office:value="3.6425588591954998" table:style-name="ce32">
            <text:p>3.6</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South Western Railway</text:p>
          </table:table-cell>
          <table:table-cell office:value-type="float" office:value="131959.678571428" table:style-name="ce31">
            <text:p>131,960</text:p>
          </table:table-cell>
          <table:table-cell office:value-type="float" office:value="1643.92857142857" table:style-name="ce31">
            <text:p>1,644</text:p>
          </table:table-cell>
          <table:table-cell office:value-type="float" office:value="1529.1428571428501" table:style-name="ce31">
            <text:p>1,529</text:p>
          </table:table-cell>
          <table:table-cell office:value-type="float" office:value="2351.1071428571399" table:style-name="ce31">
            <text:p>2,3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816860182669401" table:style-name="ce32">
            <text:p>1.8</text:p>
          </table:table-cell>
          <table:table-cell office:value-type="float" office:value="3.2306907052622398" table:style-name="ce32">
            <text:p>3.2</text:p>
          </table:table-cell>
          <table:table-cell table:number-columns-repeated="16372" table:style-name="ce1"/>
        </table:table-row>
        <table:table-row table:style-name="ro3">
          <table:table-cell office:value-type="string" table:style-name="ce30">
            <text:p>Oct to Dec 2020</text:p>
          </table:table-cell>
          <table:table-cell office:value-type="string" table:style-name="ce30">
            <text:p>South Western Railway</text:p>
          </table:table-cell>
          <table:table-cell office:value-type="float" office:value="134479.25" table:style-name="ce34">
            <text:p>134,479</text:p>
          </table:table-cell>
          <table:table-cell office:value-type="float" office:value="1927.4642857142801" table:style-name="ce34">
            <text:p>1,927</text:p>
          </table:table-cell>
          <table:table-cell office:value-type="float" office:value="2464.8214285714198" table:style-name="ce34">
            <text:p>2,465</text:p>
          </table:table-cell>
          <table:table-cell office:value-type="float" office:value="3428.5535714285702" table:style-name="ce34">
            <text:p>3,42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4950378696235" table:style-name="ce32">
            <text:p>2.5</text:p>
          </table:table-cell>
          <table:table-cell office:value-type="float" office:value="2.77226592754905" table:style-name="ce32">
            <text:p>2.8</text:p>
          </table:table-cell>
          <table:table-cell table:number-columns-repeated="16372" table:style-name="ce1"/>
        </table:table-row>
        <table:table-row table:style-name="ro3">
          <table:table-cell office:value-type="string" table:style-name="ce30">
            <text:p>Jan to Mar 2021</text:p>
          </table:table-cell>
          <table:table-cell office:value-type="string" table:style-name="ce30">
            <text:p>South Western Railway</text:p>
          </table:table-cell>
          <table:table-cell office:value-type="float" office:value="114237.285714285" table:style-name="ce31">
            <text:p>114,237</text:p>
          </table:table-cell>
          <table:table-cell office:value-type="float" office:value="1543.3571428571399" table:style-name="ce31">
            <text:p>1,543</text:p>
          </table:table-cell>
          <table:table-cell office:value-type="float" office:value="1257.17857142857" table:style-name="ce31">
            <text:p>1,257</text:p>
          </table:table-cell>
          <table:table-cell office:value-type="float" office:value="2028.8571428571399" table:style-name="ce31">
            <text:p>2,02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760025810937301" table:style-name="ce32">
            <text:p>1.8</text:p>
          </table:table-cell>
          <table:table-cell office:value-type="float" office:value="1.8479949130103901" table:style-name="ce33">
            <text:p>1.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1</text:p>
          </table:table-cell>
          <table:table-cell office:value-type="string" table:style-name="ce30">
            <text:p>South Western Railway</text:p>
          </table:table-cell>
          <table:table-cell office:value-type="float" office:value="125820.142857142" table:style-name="ce31">
            <text:p>125,820</text:p>
          </table:table-cell>
          <table:table-cell office:value-type="float" office:value="2693.8571428571399" table:style-name="ce31">
            <text:p>2,694</text:p>
          </table:table-cell>
          <table:table-cell office:value-type="float" office:value="1868.2857142857099" table:style-name="ce31">
            <text:p>1,868</text:p>
          </table:table-cell>
          <table:table-cell office:value-type="float" office:value="3215.2142857142799" table:style-name="ce31">
            <text:p>3,2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5540505097412" table:style-name="ce32">
            <text:p>2.6</text:p>
          </table:table-cell>
          <table:table-cell office:value-type="float" office:value="2.1764681991084598" table:style-name="ce33">
            <text:p>2.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1</text:p>
          </table:table-cell>
          <table:table-cell office:value-type="string" table:style-name="ce30">
            <text:p>South Western Railway</text:p>
          </table:table-cell>
          <table:table-cell office:value-type="float" office:value="134950" table:style-name="ce31">
            <text:p>134,950</text:p>
          </table:table-cell>
          <table:table-cell office:value-type="float" office:value="2180.7142857142799" table:style-name="ce31">
            <text:p>2,181</text:p>
          </table:table-cell>
          <table:table-cell office:value-type="float" office:value="1926.7142857142801" table:style-name="ce31">
            <text:p>1,927</text:p>
          </table:table-cell>
          <table:table-cell office:value-type="float" office:value="3017.0714285714198" table:style-name="ce31">
            <text:p>3,01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356957603345098" table:style-name="ce32">
            <text:p>2.2</text:p>
          </table:table-cell>
          <table:table-cell office:value-type="float" office:value="2.2944066881883201" table:style-name="ce33">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1</text:p>
          </table:table-cell>
          <table:table-cell office:value-type="string" table:style-name="ce30">
            <text:p>South Western Railway</text:p>
          </table:table-cell>
          <table:table-cell office:value-type="float" office:value="133429.142857142" table:style-name="ce31">
            <text:p>133,429</text:p>
          </table:table-cell>
          <table:table-cell office:value-type="float" office:value="2421.5714285714198" table:style-name="ce31">
            <text:p>2,422</text:p>
          </table:table-cell>
          <table:table-cell office:value-type="float" office:value="2657.1428571428501" table:style-name="ce31">
            <text:p>2,657</text:p>
          </table:table-cell>
          <table:table-cell office:value-type="float" office:value="3867.9285714285702" table:style-name="ce31">
            <text:p>3,86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988633881653598" table:style-name="ce32">
            <text:p>2.9</text:p>
          </table:table-cell>
          <table:table-cell office:value-type="float" office:value="2.3855623513650799" table:style-name="ce32">
            <text:p>2.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South Western Railway</text:p>
          </table:table-cell>
          <table:table-cell office:value-type="float" office:value="126770.714285714" table:style-name="ce31">
            <text:p>126,771</text:p>
          </table:table-cell>
          <table:table-cell office:value-type="float" office:value="2062.8571428571399" table:style-name="ce31">
            <text:p>2,063</text:p>
          </table:table-cell>
          <table:table-cell office:value-type="float" office:value="3430.8571428571399" table:style-name="ce31">
            <text:p>3,431</text:p>
          </table:table-cell>
          <table:table-cell office:value-type="float" office:value="4462.2857142857101" table:style-name="ce31">
            <text:p>4,46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199657424258599" table:style-name="ce32">
            <text:p>3.5</text:p>
          </table:table-cell>
          <table:table-cell office:value-type="float" office:value="2.79526652206461" table:style-name="ce32">
            <text:p>2.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South Western Railway</text:p>
          </table:table-cell>
          <table:table-cell office:value-type="float" office:value="131567.25" table:style-name="ce31">
            <text:p>131,567</text:p>
          </table:table-cell>
          <table:table-cell office:value-type="float" office:value="2204.75" table:style-name="ce31">
            <text:p>2,205</text:p>
          </table:table-cell>
          <table:table-cell office:value-type="float" office:value="1611.32142857142" table:style-name="ce31">
            <text:p>1,611</text:p>
          </table:table-cell>
          <table:table-cell office:value-type="float" office:value="2713.6964285714198" table:style-name="ce31">
            <text:p>2,71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625926502008798" table:style-name="ce32">
            <text:p>2.1</text:p>
          </table:table-cell>
          <table:table-cell office:value-type="float" office:value="2.6695510649217402" table:style-name="ce32">
            <text:p>2.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South Western Railway</text:p>
          </table:table-cell>
          <table:table-cell office:value-type="float" office:value="134337.32142857101" table:style-name="ce31">
            <text:p>134,337</text:p>
          </table:table-cell>
          <table:table-cell office:value-type="float" office:value="2480.3571428571399" table:style-name="ce31">
            <text:p>2,480</text:p>
          </table:table-cell>
          <table:table-cell office:value-type="float" office:value="2093.9642857142799" table:style-name="ce31">
            <text:p>2,094</text:p>
          </table:table-cell>
          <table:table-cell office:value-type="float" office:value="3334.1428571428501" table:style-name="ce31">
            <text:p>3,33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819185180163399" table:style-name="ce32">
            <text:p>2.5</text:p>
          </table:table-cell>
          <table:table-cell office:value-type="float" office:value="2.73292768328721" table:style-name="ce32">
            <text:p>2.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South Western Railway</text:p>
          </table:table-cell>
          <table:table-cell office:value-type="float" office:value="115853.678571428" table:style-name="ce31">
            <text:p>115,854</text:p>
          </table:table-cell>
          <table:table-cell office:value-type="float" office:value="2772.3928571428501" table:style-name="ce31">
            <text:p>2,772</text:p>
          </table:table-cell>
          <table:table-cell office:value-type="float" office:value="2247.4642857142799" table:style-name="ce31">
            <text:p>2,247</text:p>
          </table:table-cell>
          <table:table-cell office:value-type="float" office:value="3633.6607142857101" table:style-name="ce31">
            <text:p>3,63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364223899419899" table:style-name="ce32">
            <text:p>3.1</text:p>
          </table:table-cell>
          <table:table-cell office:value-type="float" office:value="2.7813136925548001" table:style-name="ce32">
            <text:p>2.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South Western Railway</text:p>
          </table:table-cell>
          <table:table-cell office:value-type="float" office:value="128761.75" table:style-name="ce31">
            <text:p>128,762</text:p>
          </table:table-cell>
          <table:table-cell office:value-type="float" office:value="2444.5" table:style-name="ce31">
            <text:p>2,445</text:p>
          </table:table-cell>
          <table:table-cell office:value-type="float" office:value="2935.25" table:style-name="ce31">
            <text:p>2,935</text:p>
          </table:table-cell>
          <table:table-cell office:value-type="float" office:value="4157.5" table:style-name="ce31">
            <text:p>4,15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288315435290298" table:style-name="ce32">
            <text:p>3.2</text:p>
          </table:table-cell>
          <table:table-cell office:value-type="float" office:value="2.7107654940061101" table:style-name="ce32">
            <text:p>2.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South Western Railway</text:p>
          </table:table-cell>
          <table:table-cell office:value-type="float" office:value="138858.642857142" table:style-name="ce31">
            <text:p>138,859</text:p>
          </table:table-cell>
          <table:table-cell office:value-type="float" office:value="2860.5" table:style-name="ce31">
            <text:p>2,861</text:p>
          </table:table-cell>
          <table:table-cell office:value-type="float" office:value="3046.5714285714198" table:style-name="ce31">
            <text:p>3,047</text:p>
          </table:table-cell>
          <table:table-cell office:value-type="float" office:value="4476.8214285714203" table:style-name="ce31">
            <text:p>4,47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2401352660285" table:style-name="ce32">
            <text:p>3.2</text:p>
          </table:table-cell>
          <table:table-cell office:value-type="float" office:value="3.0130903288766402" table:style-name="ce32">
            <text:p>3.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South Western Railway</text:p>
          </table:table-cell>
          <table:table-cell office:value-type="float" office:value="126537.357142857" table:style-name="ce31">
            <text:p>126,537</text:p>
          </table:table-cell>
          <table:table-cell office:value-type="float" office:value="2267.5" table:style-name="ce31">
            <text:p>2,268</text:p>
          </table:table-cell>
          <table:table-cell office:value-type="float" office:value="1646.42857142857" table:style-name="ce31">
            <text:p>1,646</text:p>
          </table:table-cell>
          <table:table-cell office:value-type="float" office:value="2780.1785714285702" table:style-name="ce31">
            <text:p>2,7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9712078251312" table:style-name="ce32">
            <text:p>2.2</text:p>
          </table:table-cell>
          <table:table-cell office:value-type="float" office:value="2.95055362905032" table:style-name="ce32">
            <text:p>3.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South Western Railway</text:p>
          </table:table-cell>
          <table:table-cell office:value-type="float" office:value="137153.78571428501" table:style-name="ce31">
            <text:p>137,154</text:p>
          </table:table-cell>
          <table:table-cell office:value-type="float" office:value="3921.5" table:style-name="ce31">
            <text:p>3,922</text:p>
          </table:table-cell>
          <table:table-cell office:value-type="float" office:value="4298.5" table:style-name="ce31">
            <text:p>4,299</text:p>
          </table:table-cell>
          <table:table-cell office:value-type="float" office:value="6259.25" table:style-name="ce31">
            <text:p>6,25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5636727906578196" table:style-name="ce32">
            <text:p>4.6</text:p>
          </table:table-cell>
          <table:table-cell office:value-type="float" office:value="3.3264382216433002" table:style-name="ce32">
            <text:p>3.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South Western Railway</text:p>
          </table:table-cell>
          <table:table-cell office:value-type="float" office:value="136073.214285714" table:style-name="ce31">
            <text:p>136,073</text:p>
          </table:table-cell>
          <table:table-cell office:value-type="float" office:value="3354.49999999999" table:style-name="ce31">
            <text:p>3,354</text:p>
          </table:table-cell>
          <table:table-cell office:value-type="float" office:value="2852.49999999999" table:style-name="ce31">
            <text:p>2,852</text:p>
          </table:table-cell>
          <table:table-cell office:value-type="float" office:value="4529.74999999999" table:style-name="ce31">
            <text:p>4,5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2890644479731" table:style-name="ce32">
            <text:p>3.3</text:p>
          </table:table-cell>
          <table:table-cell office:value-type="float" office:value="3.3503953600198999" table:style-name="ce32">
            <text:p>3.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South Western Railway</text:p>
          </table:table-cell>
          <table:table-cell office:value-type="float" office:value="137287.714285714" table:style-name="ce31">
            <text:p>137,288</text:p>
          </table:table-cell>
          <table:table-cell office:value-type="float" office:value="3058.2857142857101" table:style-name="ce31">
            <text:p>3,058</text:p>
          </table:table-cell>
          <table:table-cell office:value-type="float" office:value="2745.7142857142799" table:style-name="ce31">
            <text:p>2,746</text:p>
          </table:table-cell>
          <table:table-cell office:value-type="float" office:value="4274.8571428571404" table:style-name="ce31">
            <text:p>4,27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1379438801099" table:style-name="ce32">
            <text:p>3.1</text:p>
          </table:table-cell>
          <table:table-cell office:value-type="float" office:value="3.3225894961768101" table:style-name="ce32">
            <text:p>3.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South Western Railway</text:p>
          </table:table-cell>
          <table:table-cell office:value-type="float" office:value="141873.142857142" table:style-name="ce31">
            <text:p>141,873</text:p>
          </table:table-cell>
          <table:table-cell office:value-type="float" office:value="3761.8571428571399" table:style-name="ce31">
            <text:p>3,762</text:p>
          </table:table-cell>
          <table:table-cell office:value-type="float" office:value="3327.99999999999" table:style-name="ce31">
            <text:p>3,328</text:p>
          </table:table-cell>
          <table:table-cell office:value-type="float" office:value="5208.9285714285697" table:style-name="ce31">
            <text:p>5,20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715395645204101" table:style-name="ce32">
            <text:p>3.7</text:p>
          </table:table-cell>
          <table:table-cell office:value-type="float" office:value="3.6700274005195599"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South Western Railway</text:p>
          </table:table-cell>
          <table:table-cell office:value-type="float" office:value="140638.28571428501" table:style-name="ce31">
            <text:p>140,638</text:p>
          </table:table-cell>
          <table:table-cell office:value-type="float" office:value="4751" table:style-name="ce31">
            <text:p>4,751</text:p>
          </table:table-cell>
          <table:table-cell office:value-type="float" office:value="4311.5714285714203" table:style-name="ce31">
            <text:p>4,312</text:p>
          </table:table-cell>
          <table:table-cell office:value-type="float" office:value="6687.0714285714203" table:style-name="ce31">
            <text:p>6,68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548015781112198" table:style-name="ce32">
            <text:p>4.8</text:p>
          </table:table-cell>
          <table:table-cell office:value-type="float" office:value="3.7239857094633599"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South Western Railway</text:p>
          </table:table-cell>
          <table:table-cell office:value-type="float" office:value="139625.85714285701" table:style-name="ce31">
            <text:p>139,626</text:p>
          </table:table-cell>
          <table:table-cell office:value-type="float" office:value="3104.8571428571399" table:style-name="ce31">
            <text:p>3,105</text:p>
          </table:table-cell>
          <table:table-cell office:value-type="float" office:value="2583.7142857142799" table:style-name="ce31">
            <text:p>2,584</text:p>
          </table:table-cell>
          <table:table-cell office:value-type="float" office:value="4136.1428571428496" table:style-name="ce31">
            <text:p>4,13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623043623725001" table:style-name="ce32">
            <text:p>3.0</text:p>
          </table:table-cell>
          <table:table-cell office:value-type="float" office:value="3.62997720874111" table:style-name="ce32">
            <text:p>3.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South Western Railway</text:p>
          </table:table-cell>
          <table:table-cell office:value-type="float" office:value="141707.142857142" table:style-name="ce31">
            <text:p>141,707</text:p>
          </table:table-cell>
          <table:table-cell office:value-type="float" office:value="3950.0357142857101" table:style-name="ce31">
            <text:p>3,950</text:p>
          </table:table-cell>
          <table:table-cell office:value-type="float" office:value="2798.5714285714198" table:style-name="ce31">
            <text:p>2,799</text:p>
          </table:table-cell>
          <table:table-cell office:value-type="float" office:value="4773.5892857142799" table:style-name="ce31">
            <text:p>4,77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686299712687102" table:style-name="ce32">
            <text:p>3.4</text:p>
          </table:table-cell>
          <table:table-cell office:value-type="float" office:value="3.6899774279176798" table:style-name="ce32">
            <text:p>3.7</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South Western Railway</text:p>
          </table:table-cell>
          <table:table-cell office:value-type="float" office:value="141923.32142857101" table:style-name="ce31">
            <text:p>141,923</text:p>
          </table:table-cell>
          <table:table-cell office:value-type="float" office:value="3837.7857142857101" table:style-name="ce31">
            <text:p>3,838</text:p>
          </table:table-cell>
          <table:table-cell office:value-type="float" office:value="3946.3214285714198" table:style-name="ce31">
            <text:p>3,946</text:p>
          </table:table-cell>
          <table:table-cell office:value-type="float" office:value="5865.2142857142799" table:style-name="ce31">
            <text:p>5,86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326641926613696" table:style-name="ce32">
            <text:p>4.1</text:p>
          </table:table-cell>
          <table:table-cell office:value-type="float" office:value="3.8060335362820101" table:style-name="ce32">
            <text:p>3.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Southeastern</text:p>
          </table:table-cell>
          <table:table-cell office:value-type="float" office:value="162314.142857142" table:style-name="ce31">
            <text:p>162,314</text:p>
          </table:table-cell>
          <table:table-cell office:value-type="float" office:value="2828.4285714285702" table:style-name="ce31">
            <text:p>2,828</text:p>
          </table:table-cell>
          <table:table-cell office:value-type="float" office:value="1687.2857142857099" table:style-name="ce31">
            <text:p>1,687</text:p>
          </table:table-cell>
          <table:table-cell office:value-type="float" office:value="3101.5" table:style-name="ce31">
            <text:p>3,1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108008368252301" table:style-name="ce32">
            <text:p>1.9</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Southeastern</text:p>
          </table:table-cell>
          <table:table-cell office:value-type="float" office:value="161367.428571428" table:style-name="ce31">
            <text:p>161,367</text:p>
          </table:table-cell>
          <table:table-cell office:value-type="float" office:value="3385.2857142857101" table:style-name="ce31">
            <text:p>3,385</text:p>
          </table:table-cell>
          <table:table-cell office:value-type="float" office:value="1740.1428571428501" table:style-name="ce31">
            <text:p>1,740</text:p>
          </table:table-cell>
          <table:table-cell office:value-type="float" office:value="3432.7857142857101" table:style-name="ce31">
            <text:p>3,4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273101670367098" table:style-name="ce32">
            <text:p>2.1</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Southeastern</text:p>
          </table:table-cell>
          <table:table-cell office:value-type="float" office:value="156839.428571428" table:style-name="ce31">
            <text:p>156,839</text:p>
          </table:table-cell>
          <table:table-cell office:value-type="float" office:value="4370.2857142857101" table:style-name="ce31">
            <text:p>4,370</text:p>
          </table:table-cell>
          <table:table-cell office:value-type="float" office:value="2300.4285714285702" table:style-name="ce31">
            <text:p>2,300</text:p>
          </table:table-cell>
          <table:table-cell office:value-type="float" office:value="4485.5714285714203" table:style-name="ce31">
            <text:p>4,4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8599769008521898" table:style-name="ce32">
            <text:p>2.9</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Southeastern</text:p>
          </table:table-cell>
          <table:table-cell office:value-type="float" office:value="153077" table:style-name="ce31">
            <text:p>153,077</text:p>
          </table:table-cell>
          <table:table-cell office:value-type="float" office:value="4152" table:style-name="ce31">
            <text:p>4,152</text:p>
          </table:table-cell>
          <table:table-cell office:value-type="float" office:value="2379.1428571428501" table:style-name="ce31">
            <text:p>2,379</text:p>
          </table:table-cell>
          <table:table-cell office:value-type="float" office:value="4455.1428571428496" table:style-name="ce31">
            <text:p>4,45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103933687901198" table:style-name="ce32">
            <text:p>2.9</text:p>
          </table:table-cell>
          <table:table-cell office:value-type="float" office:value="2.44240038636485" table:style-name="ce32">
            <text:p>2.4</text:p>
          </table:table-cell>
          <table:table-cell table:number-columns-repeated="16372" table:style-name="ce1"/>
        </table:table-row>
        <table:table-row table:style-name="ro3">
          <table:table-cell office:value-type="string" table:style-name="ce30">
            <text:p>Apr to Jun 2020</text:p>
          </table:table-cell>
          <table:table-cell office:value-type="string" table:style-name="ce30">
            <text:p>Southeastern</text:p>
          </table:table-cell>
          <table:table-cell office:value-type="float" office:value="112369.035714285" table:style-name="ce34">
            <text:p>112,369</text:p>
          </table:table-cell>
          <table:table-cell office:value-type="float" office:value="1172.3571428571399" table:style-name="ce34">
            <text:p>1,172</text:p>
          </table:table-cell>
          <table:table-cell office:value-type="float" office:value="627.17857142857099" table:style-name="ce34">
            <text:p>627</text:p>
          </table:table-cell>
          <table:table-cell office:value-type="float" office:value="1213.3571428571399" table:style-name="ce34">
            <text:p>1,21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797967030190301" table:style-name="ce32">
            <text:p>1.1</text:p>
          </table:table-cell>
          <table:table-cell office:value-type="float" office:value="2.3279002484414502" table:style-name="ce32">
            <text:p>2.3</text:p>
          </table:table-cell>
          <table:table-cell table:number-columns-repeated="16372" table:style-name="ce1"/>
        </table:table-row>
        <table:table-row table:style-name="ro3">
          <table:table-cell office:value-type="string" table:style-name="ce30">
            <text:p>Jul to Sep 2020</text:p>
          </table:table-cell>
          <table:table-cell office:value-type="string" table:style-name="ce30">
            <text:p>Southeastern</text:p>
          </table:table-cell>
          <table:table-cell office:value-type="float" office:value="142603.428571428" table:style-name="ce31">
            <text:p>142,603</text:p>
          </table:table-cell>
          <table:table-cell office:value-type="float" office:value="2227.2142857142799" table:style-name="ce31">
            <text:p>2,227</text:p>
          </table:table-cell>
          <table:table-cell office:value-type="float" office:value="1271.25" table:style-name="ce31">
            <text:p>1,271</text:p>
          </table:table-cell>
          <table:table-cell office:value-type="float" office:value="2384.8571428571399" table:style-name="ce31">
            <text:p>2,3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7237012934972" table:style-name="ce32">
            <text:p>1.7</text:p>
          </table:table-cell>
          <table:table-cell office:value-type="float" office:value="2.2197158998839699" table:style-name="ce33">
            <text:p>2.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0</text:p>
          </table:table-cell>
          <table:table-cell office:value-type="string" table:style-name="ce30">
            <text:p>Southeastern</text:p>
          </table:table-cell>
          <table:table-cell office:value-type="float" office:value="145551.07142857101" table:style-name="ce31">
            <text:p>145,551</text:p>
          </table:table-cell>
          <table:table-cell office:value-type="float" office:value="2798" table:style-name="ce31">
            <text:p>2,798</text:p>
          </table:table-cell>
          <table:table-cell office:value-type="float" office:value="1432.1428571428501" table:style-name="ce31">
            <text:p>1,432</text:p>
          </table:table-cell>
          <table:table-cell office:value-type="float" office:value="2831.1428571428501" table:style-name="ce31">
            <text:p>2,83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451199014582501" table:style-name="ce32">
            <text:p>1.9</text:p>
          </table:table-cell>
          <table:table-cell office:value-type="float" office:value="1.9661288777396499" table:style-name="ce33">
            <text:p>2.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1</text:p>
          </table:table-cell>
          <table:table-cell office:value-type="string" table:style-name="ce30">
            <text:p>Southeastern</text:p>
          </table:table-cell>
          <table:table-cell office:value-type="float" office:value="127355.464285714" table:style-name="ce31">
            <text:p>127,355</text:p>
          </table:table-cell>
          <table:table-cell office:value-type="float" office:value="2134.4285714285702" table:style-name="ce31">
            <text:p>2,134</text:p>
          </table:table-cell>
          <table:table-cell office:value-type="float" office:value="1891.42857142857" table:style-name="ce31">
            <text:p>1,891</text:p>
          </table:table-cell>
          <table:table-cell office:value-type="float" office:value="2958.6428571428501" table:style-name="ce31">
            <text:p>2,95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231377418603101" table:style-name="ce32">
            <text:p>2.3</text:p>
          </table:table-cell>
          <table:table-cell office:value-type="float" office:value="1.7784378617069401" table:style-name="ce33">
            <text:p>1.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1</text:p>
          </table:table-cell>
          <table:table-cell office:value-type="string" table:style-name="ce30">
            <text:p>Southeastern</text:p>
          </table:table-cell>
          <table:table-cell office:value-type="float" office:value="124136.285714285" table:style-name="ce31">
            <text:p>124,136</text:p>
          </table:table-cell>
          <table:table-cell office:value-type="float" office:value="1811.1428571428501" table:style-name="ce31">
            <text:p>1,811</text:p>
          </table:table-cell>
          <table:table-cell office:value-type="float" office:value="909.57142857142799" table:style-name="ce31">
            <text:p>910</text:p>
          </table:table-cell>
          <table:table-cell office:value-type="float" office:value="1815.1428571428501" table:style-name="ce31">
            <text:p>1,8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6221779288662" table:style-name="ce32">
            <text:p>1.5</text:p>
          </table:table-cell>
          <table:table-cell office:value-type="float" office:value="1.8511730071849299" table:style-name="ce32">
            <text:p>1.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1</text:p>
          </table:table-cell>
          <table:table-cell office:value-type="string" table:style-name="ce30">
            <text:p>Southeastern</text:p>
          </table:table-cell>
          <table:table-cell office:value-type="float" office:value="132037.28571428501" table:style-name="ce31">
            <text:p>132,037</text:p>
          </table:table-cell>
          <table:table-cell office:value-type="float" office:value="2151" table:style-name="ce31">
            <text:p>2,151</text:p>
          </table:table-cell>
          <table:table-cell office:value-type="float" office:value="1461.8571428571399" table:style-name="ce31">
            <text:p>1,462</text:p>
          </table:table-cell>
          <table:table-cell office:value-type="float" office:value="2537.3571428571399" table:style-name="ce31">
            <text:p>2,53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92169744260549" table:style-name="ce32">
            <text:p>1.9</text:p>
          </table:table-cell>
          <table:table-cell office:value-type="float" office:value="1.9169659900948" table:style-name="ce32">
            <text:p>1.9</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1</text:p>
          </table:table-cell>
          <table:table-cell office:value-type="string" table:style-name="ce30">
            <text:p>Southeastern</text:p>
          </table:table-cell>
          <table:table-cell office:value-type="float" office:value="134159.428571428" table:style-name="ce31">
            <text:p>134,159</text:p>
          </table:table-cell>
          <table:table-cell office:value-type="float" office:value="2910.8571428571399" table:style-name="ce31">
            <text:p>2,911</text:p>
          </table:table-cell>
          <table:table-cell office:value-type="float" office:value="1831.2857142857099" table:style-name="ce31">
            <text:p>1,831</text:p>
          </table:table-cell>
          <table:table-cell office:value-type="float" office:value="3286.7142857142799" table:style-name="ce31">
            <text:p>3,28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498570996554201" table:style-name="ce32">
            <text:p>2.4</text:p>
          </table:table-cell>
          <table:table-cell office:value-type="float" office:value="2.0471495646478499" table:style-name="ce32">
            <text:p>2.0</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Southeastern</text:p>
          </table:table-cell>
          <table:table-cell office:value-type="float" office:value="133599" table:style-name="ce31">
            <text:p>133,599</text:p>
          </table:table-cell>
          <table:table-cell office:value-type="float" office:value="2425" table:style-name="ce31">
            <text:p>2,425</text:p>
          </table:table-cell>
          <table:table-cell office:value-type="float" office:value="2891.2857142857101" table:style-name="ce31">
            <text:p>2,891</text:p>
          </table:table-cell>
          <table:table-cell office:value-type="float" office:value="4103.7857142857101" table:style-name="ce31">
            <text:p>4,10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717188858342599" table:style-name="ce32">
            <text:p>3.1</text:p>
          </table:table-cell>
          <table:table-cell office:value-type="float" office:value="2.2413213928525" table:style-name="ce32">
            <text:p>2.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Southeastern</text:p>
          </table:table-cell>
          <table:table-cell office:value-type="float" office:value="134487.60714285701" table:style-name="ce31">
            <text:p>134,488</text:p>
          </table:table-cell>
          <table:table-cell office:value-type="float" office:value="2346.25" table:style-name="ce31">
            <text:p>2,346</text:p>
          </table:table-cell>
          <table:table-cell office:value-type="float" office:value="1182.3571428571399" table:style-name="ce31">
            <text:p>1,182</text:p>
          </table:table-cell>
          <table:table-cell office:value-type="float" office:value="2355.4821428571399" table:style-name="ce31">
            <text:p>2,35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7514492174398399" table:style-name="ce32">
            <text:p>1.8</text:p>
          </table:table-cell>
          <table:table-cell office:value-type="float" office:value="2.2990310183875802"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Southeastern</text:p>
          </table:table-cell>
          <table:table-cell office:value-type="float" office:value="130139.535714285" table:style-name="ce31">
            <text:p>130,140</text:p>
          </table:table-cell>
          <table:table-cell office:value-type="float" office:value="2588.7142857142799" table:style-name="ce31">
            <text:p>2,589</text:p>
          </table:table-cell>
          <table:table-cell office:value-type="float" office:value="1786.7857142857099" table:style-name="ce31">
            <text:p>1,787</text:p>
          </table:table-cell>
          <table:table-cell office:value-type="float" office:value="3081.1428571428501" table:style-name="ce31">
            <text:p>3,08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675686563899601" table:style-name="ce32">
            <text:p>2.4</text:p>
          </table:table-cell>
          <table:table-cell office:value-type="float" office:value="2.4093675126432199" table:style-name="ce32">
            <text:p>2.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Southeastern</text:p>
          </table:table-cell>
          <table:table-cell office:value-type="float" office:value="121039.607142857" table:style-name="ce31">
            <text:p>121,040</text:p>
          </table:table-cell>
          <table:table-cell office:value-type="float" office:value="3231.0357142857101" table:style-name="ce31">
            <text:p>3,231</text:p>
          </table:table-cell>
          <table:table-cell office:value-type="float" office:value="3135.1071428571399" table:style-name="ce31">
            <text:p>3,135</text:p>
          </table:table-cell>
          <table:table-cell office:value-type="float" office:value="4750.625" table:style-name="ce31">
            <text:p>4,7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248516350462599" table:style-name="ce32">
            <text:p>3.9</text:p>
          </table:table-cell>
          <table:table-cell office:value-type="float" office:value="2.7521622048605501" table:style-name="ce32">
            <text:p>2.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Southeastern</text:p>
          </table:table-cell>
          <table:table-cell office:value-type="float" office:value="126299.25" table:style-name="ce31">
            <text:p>126,299</text:p>
          </table:table-cell>
          <table:table-cell office:value-type="float" office:value="3307" table:style-name="ce31">
            <text:p>3,307</text:p>
          </table:table-cell>
          <table:table-cell office:value-type="float" office:value="2334.75" table:style-name="ce31">
            <text:p>2,335</text:p>
          </table:table-cell>
          <table:table-cell office:value-type="float" office:value="3988.25" table:style-name="ce31">
            <text:p>3,98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577780548973902" table:style-name="ce32">
            <text:p>3.2</text:p>
          </table:table-cell>
          <table:table-cell office:value-type="float" office:value="2.7688362117796799" table:style-name="ce32">
            <text:p>2.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Southeastern</text:p>
          </table:table-cell>
          <table:table-cell office:value-type="float" office:value="130074.285714285" table:style-name="ce31">
            <text:p>130,074</text:p>
          </table:table-cell>
          <table:table-cell office:value-type="float" office:value="2360.7857142857101" table:style-name="ce31">
            <text:p>2,361</text:p>
          </table:table-cell>
          <table:table-cell office:value-type="float" office:value="1014.78571428571" table:style-name="ce31">
            <text:p>1,015</text:p>
          </table:table-cell>
          <table:table-cell office:value-type="float" office:value="2195.1785714285702" table:style-name="ce31">
            <text:p>2,19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876345385054601" table:style-name="ce32">
            <text:p>1.7</text:p>
          </table:table-cell>
          <table:table-cell office:value-type="float" office:value="2.7613284335369799" table:style-name="ce32">
            <text:p>2.8</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Southeastern</text:p>
          </table:table-cell>
          <table:table-cell office:value-type="float" office:value="133052.214285714" table:style-name="ce31">
            <text:p>133,052</text:p>
          </table:table-cell>
          <table:table-cell office:value-type="float" office:value="2307.2142857142799" table:style-name="ce31">
            <text:p>2,307</text:p>
          </table:table-cell>
          <table:table-cell office:value-type="float" office:value="1245.7142857142801" table:style-name="ce31">
            <text:p>1,246</text:p>
          </table:table-cell>
          <table:table-cell office:value-type="float" office:value="2399.3214285714198" table:style-name="ce31">
            <text:p>2,39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032931217658299" table:style-name="ce32">
            <text:p>1.8</text:p>
          </table:table-cell>
          <table:table-cell office:value-type="float" office:value="2.6120038928064901" table:style-name="ce32">
            <text:p>2.6</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Southeastern</text:p>
          </table:table-cell>
          <table:table-cell office:value-type="float" office:value="135334.85714285701" table:style-name="ce31">
            <text:p>135,335</text:p>
          </table:table-cell>
          <table:table-cell office:value-type="float" office:value="2747.6428571428501" table:style-name="ce31">
            <text:p>2,748</text:p>
          </table:table-cell>
          <table:table-cell office:value-type="float" office:value="2265.5" table:style-name="ce31">
            <text:p>2,266</text:p>
          </table:table-cell>
          <table:table-cell office:value-type="float" office:value="3639.3214285714198" table:style-name="ce31">
            <text:p>3,6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6891234862943101" table:style-name="ce32">
            <text:p>2.7</text:p>
          </table:table-cell>
          <table:table-cell office:value-type="float" office:value="2.32907563224237" table:style-name="ce32">
            <text:p>2.3</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Southeastern</text:p>
          </table:table-cell>
          <table:table-cell office:value-type="float" office:value="137387.642857142" table:style-name="ce31">
            <text:p>137,388</text:p>
          </table:table-cell>
          <table:table-cell office:value-type="float" office:value="2881.3571428571399" table:style-name="ce31">
            <text:p>2,881</text:p>
          </table:table-cell>
          <table:table-cell office:value-type="float" office:value="1645.99999999999" table:style-name="ce31">
            <text:p>1,646</text:p>
          </table:table-cell>
          <table:table-cell office:value-type="float" office:value="3086.6785714285702" table:style-name="ce31">
            <text:p>3,08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466930120040902" table:style-name="ce32">
            <text:p>2.2</text:p>
          </table:table-cell>
          <table:table-cell office:value-type="float" office:value="2.1126287442917602" table:style-name="ce32">
            <text:p>2.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Southeastern</text:p>
          </table:table-cell>
          <table:table-cell office:value-type="float" office:value="138844.142857142" table:style-name="ce31">
            <text:p>138,844</text:p>
          </table:table-cell>
          <table:table-cell office:value-type="float" office:value="2088.7142857142799" table:style-name="ce31">
            <text:p>2,089</text:p>
          </table:table-cell>
          <table:table-cell office:value-type="float" office:value="1213.7142857142801" table:style-name="ce31">
            <text:p>1,214</text:p>
          </table:table-cell>
          <table:table-cell office:value-type="float" office:value="2258.0714285714198" table:style-name="ce31">
            <text:p>2,25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263353873665101" table:style-name="ce32">
            <text:p>1.6</text:p>
          </table:table-cell>
          <table:table-cell office:value-type="float" office:value="2.0901576777678299" table:style-name="ce32">
            <text:p>2.1</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Southeastern</text:p>
          </table:table-cell>
          <table:table-cell office:value-type="float" office:value="142893.142857142" table:style-name="ce31">
            <text:p>142,893</text:p>
          </table:table-cell>
          <table:table-cell office:value-type="float" office:value="3209.1428571428501" table:style-name="ce31">
            <text:p>3,209</text:p>
          </table:table-cell>
          <table:table-cell office:value-type="float" office:value="1800.2857142857099" table:style-name="ce31">
            <text:p>1,800</text:p>
          </table:table-cell>
          <table:table-cell office:value-type="float" office:value="3404.8571428571399" table:style-name="ce31">
            <text:p>3,40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827995345173001" table:style-name="ce32">
            <text:p>2.4</text:p>
          </table:table-cell>
          <table:table-cell office:value-type="float" office:value="2.2344142696423801" table:style-name="ce32">
            <text:p>2.2</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Southeastern</text:p>
          </table:table-cell>
          <table:table-cell office:value-type="float" office:value="138180.85714285701" table:style-name="ce31">
            <text:p>138,181</text:p>
          </table:table-cell>
          <table:table-cell office:value-type="float" office:value="3989.1428571428501" table:style-name="ce31">
            <text:p>3,989</text:p>
          </table:table-cell>
          <table:table-cell office:value-type="float" office:value="2521.1428571428501" table:style-name="ce31">
            <text:p>2,521</text:p>
          </table:table-cell>
          <table:table-cell office:value-type="float" office:value="4515.7142857142799" table:style-name="ce31">
            <text:p>4,5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679738562091498" table:style-name="ce32">
            <text:p>3.3</text:p>
          </table:table-cell>
          <table:table-cell office:value-type="float" office:value="2.3802590550122402" table:style-name="ce32">
            <text:p>2.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Southeastern</text:p>
          </table:table-cell>
          <table:table-cell office:value-type="float" office:value="141307.85714285701" table:style-name="ce31">
            <text:p>141,308</text:p>
          </table:table-cell>
          <table:table-cell office:value-type="float" office:value="3392" table:style-name="ce31">
            <text:p>3,392</text:p>
          </table:table-cell>
          <table:table-cell office:value-type="float" office:value="1653.8571428571399" table:style-name="ce31">
            <text:p>1,654</text:p>
          </table:table-cell>
          <table:table-cell office:value-type="float" office:value="3349.8571428571399" table:style-name="ce31">
            <text:p>3,35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706092573964601" table:style-name="ce32">
            <text:p>2.4</text:p>
          </table:table-cell>
          <table:table-cell office:value-type="float" office:value="2.41052624076575" table:style-name="ce32">
            <text:p>2.4</text:p>
          </table:table-cell>
          <table:table-cell table:number-columns-repeated="2" table:style-name="ce37"/>
          <table:table-cell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Southeastern</text:p>
          </table:table-cell>
          <table:table-cell office:value-type="float" office:value="143169.03571428501" table:style-name="ce31">
            <text:p>143,169</text:p>
          </table:table-cell>
          <table:table-cell office:value-type="float" office:value="2909.99999999999" table:style-name="ce31">
            <text:p>2,910</text:p>
          </table:table-cell>
          <table:table-cell office:value-type="float" office:value="1616.3928571428501" table:style-name="ce31">
            <text:p>1,616</text:p>
          </table:table-cell>
          <table:table-cell office:value-type="float" office:value="3071.3928571428501" table:style-name="ce31">
            <text:p>3,07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452912927850201" table:style-name="ce32">
            <text:p>2.1</text:p>
          </table:table-cell>
          <table:table-cell office:value-type="float" office:value="2.5359028886183901" table:style-name="ce32">
            <text:p>2.5</text:p>
          </table:table-cell>
          <table:table-cell table:number-columns-repeated="16372" table:style-name="ce1"/>
        </table:table-row>
        <table:table-row table:style-name="ro3">
          <table:table-cell office:value-type="string" table:style-name="ce30">
            <text:p>Jul to Sep 2025</text:p>
          </table:table-cell>
          <table:table-cell office:value-type="string" table:style-name="ce30">
            <text:p>Southeastern</text:p>
          </table:table-cell>
          <table:table-cell office:value-type="float" office:value="146290.53571428501" table:style-name="ce31">
            <text:p>146,291</text:p>
          </table:table-cell>
          <table:table-cell office:value-type="float" office:value="3014.6428571428501" table:style-name="ce31">
            <text:p>3,015</text:p>
          </table:table-cell>
          <table:table-cell office:value-type="float" office:value="2048.6785714285702" table:style-name="ce31">
            <text:p>2,049</text:p>
          </table:table-cell>
          <table:table-cell office:value-type="float" office:value="3556" table:style-name="ce31">
            <text:p>3,55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3077925898438" table:style-name="ce32">
            <text:p>2.4</text:p>
          </table:table-cell>
          <table:table-cell office:value-type="float" office:value="2.5473254159679999" table:style-name="ce32">
            <text:p>2.5</text:p>
          </table:table-cell>
          <table:table-cell table:number-columns-repeated="16372" table:style-name="ce1"/>
        </table:table-row>
        <table:table-row table:style-name="ro3">
          <table:table-cell office:value-type="string" table:style-name="ce30">
            <text:p>Apr to Jun 2019</text:p>
          </table:table-cell>
          <table:table-cell office:value-type="string" table:style-name="ce30">
            <text:p>TfW Rail</text:p>
          </table:table-cell>
          <table:table-cell office:value-type="float" office:value="84695" table:style-name="ce31">
            <text:p>84,695</text:p>
          </table:table-cell>
          <table:table-cell office:value-type="float" office:value="1274.57142857142" table:style-name="ce31">
            <text:p>1,275</text:p>
          </table:table-cell>
          <table:table-cell office:value-type="float" office:value="767" table:style-name="ce31">
            <text:p>767</text:p>
          </table:table-cell>
          <table:table-cell office:value-type="float" office:value="1404.2857142857099" table:style-name="ce31">
            <text:p>1,40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580503149958199" table:style-name="ce32">
            <text:p>1.7</text:p>
          </table:table-cell>
          <table:table-cell office:value-type="string" table:style-name="ce32">
            <text:p>[z]</text:p>
          </table:table-cell>
          <table:table-cell table:number-columns-repeated="16372" table:style-name="ce1"/>
        </table:table-row>
        <table:table-row table:style-name="ro3">
          <table:table-cell office:value-type="string" table:style-name="ce30">
            <text:p>Jul to Sep 2019</text:p>
          </table:table-cell>
          <table:table-cell office:value-type="string" table:style-name="ce30">
            <text:p>TfW Rail</text:p>
          </table:table-cell>
          <table:table-cell office:value-type="float" office:value="86831.142857142797" table:style-name="ce31">
            <text:p>86,831</text:p>
          </table:table-cell>
          <table:table-cell office:value-type="float" office:value="1963.8571428571399" table:style-name="ce31">
            <text:p>1,964</text:p>
          </table:table-cell>
          <table:table-cell office:value-type="float" office:value="1207.1428571428501" table:style-name="ce31">
            <text:p>1,207</text:p>
          </table:table-cell>
          <table:table-cell office:value-type="float" office:value="2189.0714285714198" table:style-name="ce31">
            <text:p>2,18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2106716155164" table:style-name="ce32">
            <text:p>2.5</text:p>
          </table:table-cell>
          <table:table-cell office:value-type="string" table:style-name="ce32">
            <text:p>[z]</text:p>
          </table:table-cell>
          <table:table-cell table:number-columns-repeated="16372" table:style-name="ce1"/>
        </table:table-row>
        <table:table-row table:style-name="ro3">
          <table:table-cell office:value-type="string" table:style-name="ce30">
            <text:p>Oct to Dec 2019</text:p>
          </table:table-cell>
          <table:table-cell office:value-type="string" table:style-name="ce30">
            <text:p>TfW Rail</text:p>
          </table:table-cell>
          <table:table-cell office:value-type="float" office:value="83609.285714285696" table:style-name="ce34">
            <text:p>83,609</text:p>
          </table:table-cell>
          <table:table-cell office:value-type="float" office:value="2459.1428571428501" table:style-name="ce34">
            <text:p>2,459</text:p>
          </table:table-cell>
          <table:table-cell office:value-type="float" office:value="1649.8571428571399" table:style-name="ce34">
            <text:p>1,650</text:p>
          </table:table-cell>
          <table:table-cell office:value-type="float" office:value="2879.4285714285702" table:style-name="ce34">
            <text:p>2,87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4439100236644902" table:style-name="ce32">
            <text:p>3.4</text:p>
          </table:table-cell>
          <table:table-cell office:value-type="string" table:style-name="ce32">
            <text:p>[z]</text:p>
          </table:table-cell>
          <table:table-cell table:number-columns-repeated="16372" table:style-name="ce1"/>
        </table:table-row>
        <table:table-row table:style-name="ro3">
          <table:table-cell office:value-type="string" table:style-name="ce30">
            <text:p>Jan to Mar 2020</text:p>
          </table:table-cell>
          <table:table-cell office:value-type="string" table:style-name="ce30">
            <text:p>TfW Rail</text:p>
          </table:table-cell>
          <table:table-cell office:value-type="float" office:value="83135.571428571406" table:style-name="ce31">
            <text:p>83,136</text:p>
          </table:table-cell>
          <table:table-cell office:value-type="float" office:value="2232.4285714285702" table:style-name="ce31">
            <text:p>2,232</text:p>
          </table:table-cell>
          <table:table-cell office:value-type="float" office:value="1808" table:style-name="ce31">
            <text:p>1,808</text:p>
          </table:table-cell>
          <table:table-cell office:value-type="float" office:value="2924.2142857142799" table:style-name="ce31">
            <text:p>2,92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174044460940701" table:style-name="ce32">
            <text:p>3.5</text:p>
          </table:table-cell>
          <table:table-cell office:value-type="float" office:value="2.77795022334164" table:style-name="ce33">
            <text:p>2.8</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0</text:p>
          </table:table-cell>
          <table:table-cell office:value-type="string" table:style-name="ce30">
            <text:p>TfW Rail</text:p>
          </table:table-cell>
          <table:table-cell office:value-type="float" office:value="44990.857142857101" table:style-name="ce31">
            <text:p>44,991</text:p>
          </table:table-cell>
          <table:table-cell office:value-type="float" office:value="286.07142857142799" table:style-name="ce31">
            <text:p>286</text:p>
          </table:table-cell>
          <table:table-cell office:value-type="float" office:value="232.53571428571399" table:style-name="ce31">
            <text:p>233</text:p>
          </table:table-cell>
          <table:table-cell office:value-type="float" office:value="375.57142857142799" table:style-name="ce31">
            <text:p>37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0.83477277923133597" table:style-name="ce32">
            <text:p>0.8</text:p>
          </table:table-cell>
          <table:table-cell office:value-type="float" office:value="2.8028180335775401" table:style-name="ce33">
            <text:p>2.8</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0</text:p>
          </table:table-cell>
          <table:table-cell office:value-type="string" table:style-name="ce30">
            <text:p>TfW Rail</text:p>
          </table:table-cell>
          <table:table-cell office:value-type="float" office:value="61136.1785714285" table:style-name="ce31">
            <text:p>61,136</text:p>
          </table:table-cell>
          <table:table-cell office:value-type="float" office:value="792.92857142857099" table:style-name="ce31">
            <text:p>793</text:p>
          </table:table-cell>
          <table:table-cell office:value-type="float" office:value="614.75" table:style-name="ce31">
            <text:p>615</text:p>
          </table:table-cell>
          <table:table-cell office:value-type="float" office:value="1011.21428571428" table:style-name="ce31">
            <text:p>1,0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540358088178999" table:style-name="ce32">
            <text:p>1.7</text:p>
          </table:table-cell>
          <table:table-cell office:value-type="float" office:value="2.6350931553045598" table:style-name="ce33">
            <text:p>2.6</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0</text:p>
          </table:table-cell>
          <table:table-cell office:value-type="string" table:style-name="ce30">
            <text:p>TfW Rail</text:p>
          </table:table-cell>
          <table:table-cell office:value-type="float" office:value="60381.5" table:style-name="ce31">
            <text:p>60,382</text:p>
          </table:table-cell>
          <table:table-cell office:value-type="float" office:value="801.96428571428498" table:style-name="ce31">
            <text:p>802</text:p>
          </table:table-cell>
          <table:table-cell office:value-type="float" office:value="904.46428571428498" table:style-name="ce31">
            <text:p>904</text:p>
          </table:table-cell>
          <table:table-cell office:value-type="float" office:value="1305.44642857142" table:style-name="ce31">
            <text:p>1,30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1619973478158498" table:style-name="ce32">
            <text:p>2.2</text:p>
          </table:table-cell>
          <table:table-cell office:value-type="float" office:value="2.2497812958018" table:style-name="ce32">
            <text:p>2.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1</text:p>
          </table:table-cell>
          <table:table-cell office:value-type="string" table:style-name="ce30">
            <text:p>TfW Rail</text:p>
          </table:table-cell>
          <table:table-cell office:value-type="float" office:value="51824.464285714203" table:style-name="ce31">
            <text:p>51,824</text:p>
          </table:table-cell>
          <table:table-cell office:value-type="float" office:value="823.03571428571399" table:style-name="ce31">
            <text:p>823</text:p>
          </table:table-cell>
          <table:table-cell office:value-type="float" office:value="784.24999999999898" table:style-name="ce31">
            <text:p>784</text:p>
          </table:table-cell>
          <table:table-cell office:value-type="float" office:value="1195.7678571428501" table:style-name="ce31">
            <text:p>1,19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3073424368661999" table:style-name="ce32">
            <text:p>2.3</text:p>
          </table:table-cell>
          <table:table-cell office:value-type="float" office:value="1.7807660775054599" table:style-name="ce32">
            <text:p>1.8</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1</text:p>
          </table:table-cell>
          <table:table-cell office:value-type="string" table:style-name="ce30">
            <text:p>TfW Rail</text:p>
          </table:table-cell>
          <table:table-cell office:value-type="float" office:value="63054.142857142797" table:style-name="ce31">
            <text:p>63,054</text:p>
          </table:table-cell>
          <table:table-cell office:value-type="float" office:value="1101.2857142857099" table:style-name="ce31">
            <text:p>1,101</text:p>
          </table:table-cell>
          <table:table-cell office:value-type="float" office:value="724.142857142857" table:style-name="ce31">
            <text:p>724</text:p>
          </table:table-cell>
          <table:table-cell office:value-type="float" office:value="1274.7857142857099" table:style-name="ce31">
            <text:p>1,27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0217318902802299" table:style-name="ce32">
            <text:p>2.0</text:p>
          </table:table-cell>
          <table:table-cell office:value-type="float" office:value="2.0250801620039902" table:style-name="ce32">
            <text:p>2.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1</text:p>
          </table:table-cell>
          <table:table-cell office:value-type="string" table:style-name="ce30">
            <text:p>TfW Rail</text:p>
          </table:table-cell>
          <table:table-cell office:value-type="float" office:value="63416.571428571398" table:style-name="ce31">
            <text:p>63,417</text:p>
          </table:table-cell>
          <table:table-cell office:value-type="float" office:value="1300.2857142857099" table:style-name="ce31">
            <text:p>1,300</text:p>
          </table:table-cell>
          <table:table-cell office:value-type="float" office:value="914.142857142857" table:style-name="ce31">
            <text:p>914</text:p>
          </table:table-cell>
          <table:table-cell office:value-type="float" office:value="1564.2857142857099" table:style-name="ce31">
            <text:p>1,56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666828859513901" table:style-name="ce32">
            <text:p>2.5</text:p>
          </table:table-cell>
          <table:table-cell office:value-type="float" office:value="2.23745602052507" table:style-name="ce32">
            <text:p>2.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1</text:p>
          </table:table-cell>
          <table:table-cell office:value-type="string" table:style-name="ce30">
            <text:p>TfW Rail</text:p>
          </table:table-cell>
          <table:table-cell office:value-type="float" office:value="69267.857142857101" table:style-name="ce31">
            <text:p>69,268</text:p>
          </table:table-cell>
          <table:table-cell office:value-type="float" office:value="2397.7142857142799" table:style-name="ce31">
            <text:p>2,398</text:p>
          </table:table-cell>
          <table:table-cell office:value-type="float" office:value="3670.2857142857101" table:style-name="ce31">
            <text:p>3,670</text:p>
          </table:table-cell>
          <table:table-cell office:value-type="float" office:value="4869.1428571428496" table:style-name="ce31">
            <text:p>4,86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0294405774684199" table:style-name="ce32">
            <text:p>7.0</text:p>
          </table:table-cell>
          <table:table-cell office:value-type="float" office:value="3.5966525120225499" table:style-name="ce32">
            <text:p>3.6</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TfW Rail</text:p>
          </table:table-cell>
          <table:table-cell office:value-type="float" office:value="63704.4285714285" table:style-name="ce31">
            <text:p>63,704</text:p>
          </table:table-cell>
          <table:table-cell office:value-type="float" office:value="1750.7142857142801" table:style-name="ce31">
            <text:p>1,751</text:p>
          </table:table-cell>
          <table:table-cell office:value-type="float" office:value="1740.42857142857" table:style-name="ce31">
            <text:p>1,740</text:p>
          </table:table-cell>
          <table:table-cell office:value-type="float" office:value="2615.7857142857101" table:style-name="ce31">
            <text:p>2,61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061285266106102" table:style-name="ce32">
            <text:p>4.1</text:p>
          </table:table-cell>
          <table:table-cell office:value-type="float" office:value="3.97929410313633" table:style-name="ce32">
            <text:p>4.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TfW Rail</text:p>
          </table:table-cell>
          <table:table-cell office:value-type="float" office:value="74525.857142857101" table:style-name="ce31">
            <text:p>74,526</text:p>
          </table:table-cell>
          <table:table-cell office:value-type="float" office:value="1717.8928571428501" table:style-name="ce31">
            <text:p>1,718</text:p>
          </table:table-cell>
          <table:table-cell office:value-type="float" office:value="1442.07142857142" table:style-name="ce31">
            <text:p>1,442</text:p>
          </table:table-cell>
          <table:table-cell office:value-type="float" office:value="2301.0178571428501" table:style-name="ce31">
            <text:p>2,30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875429620783499" table:style-name="ce32">
            <text:p>3.1</text:p>
          </table:table-cell>
          <table:table-cell office:value-type="float" office:value="4.1895960405040498" table:style-name="ce32">
            <text:p>4.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TfW Rail</text:p>
          </table:table-cell>
          <table:table-cell office:value-type="float" office:value="80556.214285714203" table:style-name="ce31">
            <text:p>80,556</text:p>
          </table:table-cell>
          <table:table-cell office:value-type="float" office:value="2217.2142857142799" table:style-name="ce31">
            <text:p>2,217</text:p>
          </table:table-cell>
          <table:table-cell office:value-type="float" office:value="1942.57142857142" table:style-name="ce31">
            <text:p>1,943</text:p>
          </table:table-cell>
          <table:table-cell office:value-type="float" office:value="3051.1785714285702" table:style-name="ce31">
            <text:p>3,0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876389779275601" table:style-name="ce32">
            <text:p>3.8</text:p>
          </table:table-cell>
          <table:table-cell office:value-type="float" office:value="4.4564939504225496" table:style-name="ce32">
            <text:p>4.5</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TfW Rail</text:p>
          </table:table-cell>
          <table:table-cell office:value-type="float" office:value="74909.428571428507" table:style-name="ce31">
            <text:p>74,909</text:p>
          </table:table-cell>
          <table:table-cell office:value-type="float" office:value="2646.1428571428501" table:style-name="ce31">
            <text:p>2,646</text:p>
          </table:table-cell>
          <table:table-cell office:value-type="float" office:value="2480.6071428571399" table:style-name="ce31">
            <text:p>2,481</text:p>
          </table:table-cell>
          <table:table-cell office:value-type="float" office:value="3803.6785714285702" table:style-name="ce31">
            <text:p>3,804</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0777033598669599" table:style-name="ce32">
            <text:p>5.1</text:p>
          </table:table-cell>
          <table:table-cell office:value-type="float" office:value="4.0081116451101098" table:style-name="ce32">
            <text:p>4.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TfW Rail</text:p>
          </table:table-cell>
          <table:table-cell office:value-type="float" office:value="78690.5" table:style-name="ce31">
            <text:p>78,691</text:p>
          </table:table-cell>
          <table:table-cell office:value-type="float" office:value="2730.75" table:style-name="ce31">
            <text:p>2,731</text:p>
          </table:table-cell>
          <table:table-cell office:value-type="float" office:value="3236.75" table:style-name="ce31">
            <text:p>3,237</text:p>
          </table:table-cell>
          <table:table-cell office:value-type="float" office:value="4602.125" table:style-name="ce31">
            <text:p>4,60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8483870352837997" table:style-name="ce32">
            <text:p>5.8</text:p>
          </table:table-cell>
          <table:table-cell office:value-type="float" office:value="4.4570140144226098" table:style-name="ce32">
            <text:p>4.5</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TfW Rail</text:p>
          </table:table-cell>
          <table:table-cell office:value-type="float" office:value="71652.142857142797" table:style-name="ce31">
            <text:p>71,652</text:p>
          </table:table-cell>
          <table:table-cell office:value-type="float" office:value="2985.1428571428501" table:style-name="ce31">
            <text:p>2,985</text:p>
          </table:table-cell>
          <table:table-cell office:value-type="float" office:value="3655.0714285714198" table:style-name="ce31">
            <text:p>3,655</text:p>
          </table:table-cell>
          <table:table-cell office:value-type="float" office:value="5147.6428571428496" table:style-name="ce31">
            <text:p>5,1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1842134120203696" table:style-name="ce32">
            <text:p>7.2</text:p>
          </table:table-cell>
          <table:table-cell office:value-type="float" office:value="5.42974987130125" table:style-name="ce32">
            <text:p>5.4</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TfW Rail</text:p>
          </table:table-cell>
          <table:table-cell office:value-type="float" office:value="81831.357142857101" table:style-name="ce31">
            <text:p>81,831</text:p>
          </table:table-cell>
          <table:table-cell office:value-type="float" office:value="2808.8571428571399" table:style-name="ce31">
            <text:p>2,809</text:p>
          </table:table-cell>
          <table:table-cell office:value-type="float" office:value="2286.4285714285702" table:style-name="ce31">
            <text:p>2,286</text:p>
          </table:table-cell>
          <table:table-cell office:value-type="float" office:value="3690.8571428571399" table:style-name="ce31">
            <text:p>3,69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5103213141312297" table:style-name="ce32">
            <text:p>4.5</text:p>
          </table:table-cell>
          <table:table-cell office:value-type="float" office:value="5.61551095467774" table:style-name="ce32">
            <text:p>5.6</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TfW Rail</text:p>
          </table:table-cell>
          <table:table-cell office:value-type="float" office:value="77869.928571428507" table:style-name="ce31">
            <text:p>77,870</text:p>
          </table:table-cell>
          <table:table-cell office:value-type="float" office:value="3509.5714285714198" table:style-name="ce31">
            <text:p>3,510</text:p>
          </table:table-cell>
          <table:table-cell office:value-type="float" office:value="2581.7142857142799" table:style-name="ce31">
            <text:p>2,582</text:p>
          </table:table-cell>
          <table:table-cell office:value-type="float" office:value="4336.5" table:style-name="ce31">
            <text:p>4,33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5689019876552299" table:style-name="ce32">
            <text:p>5.6</text:p>
          </table:table-cell>
          <table:table-cell office:value-type="float" office:value="5.7337439510299797" table:style-name="ce32">
            <text:p>5.7</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TfW Rail</text:p>
          </table:table-cell>
          <table:table-cell office:value-type="float" office:value="83483.571428571406" table:style-name="ce31">
            <text:p>83,484</text:p>
          </table:table-cell>
          <table:table-cell office:value-type="float" office:value="2158.4285714285702" table:style-name="ce31">
            <text:p>2,158</text:p>
          </table:table-cell>
          <table:table-cell office:value-type="float" office:value="1672.7857142857099" table:style-name="ce31">
            <text:p>1,673</text:p>
          </table:table-cell>
          <table:table-cell office:value-type="float" office:value="2751.99999999999" table:style-name="ce31">
            <text:p>2,75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964569590252899" table:style-name="ce32">
            <text:p>3.3</text:p>
          </table:table-cell>
          <table:table-cell office:value-type="float" office:value="5.0588082086921098" table:style-name="ce32">
            <text:p>5.1</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TfW Rail</text:p>
          </table:table-cell>
          <table:table-cell office:value-type="float" office:value="90895.571428571406" table:style-name="ce31">
            <text:p>90,896</text:p>
          </table:table-cell>
          <table:table-cell office:value-type="float" office:value="2925.2857142857101" table:style-name="ce31">
            <text:p>2,925</text:p>
          </table:table-cell>
          <table:table-cell office:value-type="float" office:value="2298.5714285714198" table:style-name="ce31">
            <text:p>2,299</text:p>
          </table:table-cell>
          <table:table-cell office:value-type="float" office:value="3761.2142857142799" table:style-name="ce31">
            <text:p>3,76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379510867258897" table:style-name="ce32">
            <text:p>4.1</text:p>
          </table:table-cell>
          <table:table-cell office:value-type="float" office:value="4.3524164198270396" table:style-name="ce32">
            <text:p>4.4</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TfW Rail</text:p>
          </table:table-cell>
          <table:table-cell office:value-type="float" office:value="91936.285714285696" table:style-name="ce31">
            <text:p>91,936</text:p>
          </table:table-cell>
          <table:table-cell office:value-type="float" office:value="3608.1428571428501" table:style-name="ce31">
            <text:p>3,608</text:p>
          </table:table-cell>
          <table:table-cell office:value-type="float" office:value="2967.5714285714198" table:style-name="ce31">
            <text:p>2,968</text:p>
          </table:table-cell>
          <table:table-cell office:value-type="float" office:value="4771.6428571428496" table:style-name="ce31">
            <text:p>4,77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1901627524652101" table:style-name="ce32">
            <text:p>5.2</text:p>
          </table:table-cell>
          <table:table-cell office:value-type="float" office:value="4.5386466386986202" table:style-name="ce32">
            <text:p>4.5</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TfW Rail</text:p>
          </table:table-cell>
          <table:table-cell office:value-type="float" office:value="86047.571428571406" table:style-name="ce31">
            <text:p>86,048</text:p>
          </table:table-cell>
          <table:table-cell office:value-type="float" office:value="4129.2857142857101" table:style-name="ce31">
            <text:p>4,129</text:p>
          </table:table-cell>
          <table:table-cell office:value-type="float" office:value="4476.5714285714203" table:style-name="ce31">
            <text:p>4,477</text:p>
          </table:table-cell>
          <table:table-cell office:value-type="float" office:value="6541.2142857142799" table:style-name="ce31">
            <text:p>6,54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6018581083885497" table:style-name="ce32">
            <text:p>7.6</text:p>
          </table:table-cell>
          <table:table-cell office:value-type="float" office:value="5.0590077359346504" table:style-name="ce32">
            <text:p>5.1</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TfW Rail</text:p>
          </table:table-cell>
          <table:table-cell office:value-type="float" office:value="85530.571428571406" table:style-name="ce31">
            <text:p>85,531</text:p>
          </table:table-cell>
          <table:table-cell office:value-type="float" office:value="3269.2857142857101" table:style-name="ce31">
            <text:p>3,269</text:p>
          </table:table-cell>
          <table:table-cell office:value-type="float" office:value="2238.2857142857101" table:style-name="ce31">
            <text:p>2,238</text:p>
          </table:table-cell>
          <table:table-cell office:value-type="float" office:value="3872.9285714285702" table:style-name="ce31">
            <text:p>3,87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5281219413609799" table:style-name="ce32">
            <text:p>4.5</text:p>
          </table:table-cell>
          <table:table-cell office:value-type="float" office:value="5.3460681132022199" table:style-name="ce32">
            <text:p>5.3</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TfW Rail</text:p>
          </table:table-cell>
          <table:table-cell office:value-type="float" office:value="84822.535714285696" table:style-name="ce31">
            <text:p>84,823</text:p>
          </table:table-cell>
          <table:table-cell office:value-type="float" office:value="2943.1071428571399" table:style-name="ce31">
            <text:p>2,943</text:p>
          </table:table-cell>
          <table:table-cell office:value-type="float" office:value="2099.1428571428501" table:style-name="ce31">
            <text:p>2,099</text:p>
          </table:table-cell>
          <table:table-cell office:value-type="float" office:value="3570.6964285714198" table:style-name="ce31">
            <text:p>3,57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2096082114296598" table:style-name="ce32">
            <text:p>4.2</text:p>
          </table:table-cell>
          <table:table-cell office:value-type="float" office:value="5.3845798941603604" table:style-name="ce32">
            <text:p>5.4</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TfW Rail</text:p>
          </table:table-cell>
          <table:table-cell office:value-type="float" office:value="91012.464285714304" table:style-name="ce31">
            <text:p>91,012</text:p>
          </table:table-cell>
          <table:table-cell office:value-type="float" office:value="2447.3571428571399" table:style-name="ce31">
            <text:p>2,447</text:p>
          </table:table-cell>
          <table:table-cell office:value-type="float" office:value="2227.4642857142799" table:style-name="ce31">
            <text:p>2,227</text:p>
          </table:table-cell>
          <table:table-cell office:value-type="float" office:value="3451.1428571428501" table:style-name="ce31">
            <text:p>3,45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919452947771202" table:style-name="ce32">
            <text:p>3.8</text:p>
          </table:table-cell>
          <table:table-cell office:value-type="float" office:value="5.0188032610000697" table:style-name="ce32">
            <text:p>5.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TransPennine Express</text:p>
          </table:table-cell>
          <table:table-cell office:value-type="float" office:value="29554.571428571398" table:style-name="ce34">
            <text:p>29,555</text:p>
          </table:table-cell>
          <table:table-cell office:value-type="float" office:value="1113.7142857142801" table:style-name="ce34">
            <text:p>1,114</text:p>
          </table:table-cell>
          <table:table-cell office:value-type="float" office:value="495.85714285714198" table:style-name="ce34">
            <text:p>496</text:p>
          </table:table-cell>
          <table:table-cell office:value-type="float" office:value="1052.7142857142801" table:style-name="ce34">
            <text:p>1,05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5619338560145302" table:style-name="ce32">
            <text:p>3.6</text:p>
          </table:table-cell>
          <table:table-cell office:value-type="string" table:style-name="ce32">
            <text:p>[z]</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19</text:p>
          </table:table-cell>
          <table:table-cell office:value-type="string" table:style-name="ce30">
            <text:p>TransPennine Express</text:p>
          </table:table-cell>
          <table:table-cell office:value-type="float" office:value="29862.4285714285" table:style-name="ce31">
            <text:p>29,862</text:p>
          </table:table-cell>
          <table:table-cell office:value-type="float" office:value="1687.42857142857" table:style-name="ce31">
            <text:p>1,687</text:p>
          </table:table-cell>
          <table:table-cell office:value-type="float" office:value="1104.57142857142" table:style-name="ce31">
            <text:p>1,105</text:p>
          </table:table-cell>
          <table:table-cell office:value-type="float" office:value="1948.2857142857099" table:style-name="ce31">
            <text:p>1,94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5242038490793499" table:style-name="ce41">
            <text:p>6.5</text:p>
          </table:table-cell>
          <table:table-cell office:value-type="string" table:style-name="ce41">
            <text:p>[z]</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19</text:p>
          </table:table-cell>
          <table:table-cell office:value-type="string" table:style-name="ce30">
            <text:p>TransPennine Express</text:p>
          </table:table-cell>
          <table:table-cell office:value-type="float" office:value="29260.714285714199" table:style-name="ce31">
            <text:p>29,261</text:p>
          </table:table-cell>
          <table:table-cell office:value-type="float" office:value="2285.5714285714198" table:style-name="ce31">
            <text:p>2,286</text:p>
          </table:table-cell>
          <table:table-cell office:value-type="float" office:value="2589.2857142857101" table:style-name="ce31">
            <text:p>2,589</text:p>
          </table:table-cell>
          <table:table-cell office:value-type="float" office:value="3732.0714285714198" table:style-name="ce31">
            <text:p>3,73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2.754546564140099" table:style-name="ce41">
            <text:p>12.8</text:p>
          </table:table-cell>
          <table:table-cell office:value-type="string" table:style-name="ce41">
            <text:p>[z]</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0</text:p>
          </table:table-cell>
          <table:table-cell office:value-type="string" table:style-name="ce30">
            <text:p>TransPennine Express</text:p>
          </table:table-cell>
          <table:table-cell office:value-type="float" office:value="28043.285714285699" table:style-name="ce31">
            <text:p>28,043</text:p>
          </table:table-cell>
          <table:table-cell office:value-type="float" office:value="1749.2857142857099" table:style-name="ce31">
            <text:p>1,749</text:p>
          </table:table-cell>
          <table:table-cell office:value-type="float" office:value="1520.2857142857099" table:style-name="ce31">
            <text:p>1,520</text:p>
          </table:table-cell>
          <table:table-cell office:value-type="float" office:value="2394.9285714285702" table:style-name="ce31">
            <text:p>2,39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8.5401140074272899" table:style-name="ce41">
            <text:p>8.5</text:p>
          </table:table-cell>
          <table:table-cell office:value-type="float" office:value="7.8203579475844096" table:style-name="ce41">
            <text:p>7.8</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0</text:p>
          </table:table-cell>
          <table:table-cell office:value-type="string" table:style-name="ce30">
            <text:p>TransPennine Express</text:p>
          </table:table-cell>
          <table:table-cell office:value-type="float" office:value="15991.4999999999" table:style-name="ce31">
            <text:p>15,991</text:p>
          </table:table-cell>
          <table:table-cell office:value-type="float" office:value="221.392857142857" table:style-name="ce31">
            <text:p>221</text:p>
          </table:table-cell>
          <table:table-cell office:value-type="float" office:value="156.642857142857" table:style-name="ce31">
            <text:p>157</text:p>
          </table:table-cell>
          <table:table-cell office:value-type="float" office:value="267.33928571428498" table:style-name="ce31">
            <text:p>26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717586575010801" table:style-name="ce41">
            <text:p>1.7</text:p>
          </table:table-cell>
          <table:table-cell office:value-type="float" office:value="8.0872358678891096" table:style-name="ce41">
            <text:p>8.1</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0</text:p>
          </table:table-cell>
          <table:table-cell office:value-type="string" table:style-name="ce30">
            <text:p>TransPennine Express</text:p>
          </table:table-cell>
          <table:table-cell office:value-type="float" office:value="23068.071428571398" table:style-name="ce31">
            <text:p>23,068</text:p>
          </table:table-cell>
          <table:table-cell office:value-type="float" office:value="348.21428571428498" table:style-name="ce31">
            <text:p>348</text:p>
          </table:table-cell>
          <table:table-cell office:value-type="float" office:value="206.60714285714201" table:style-name="ce31">
            <text:p>207</text:p>
          </table:table-cell>
          <table:table-cell office:value-type="float" office:value="380.71428571428498" table:style-name="ce31">
            <text:p>38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6503949491102401" table:style-name="ce41">
            <text:p>1.7</text:p>
          </table:table-cell>
          <table:table-cell office:value-type="float" office:value="7.0307207080328196" table:style-name="ce41">
            <text:p>7.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0</text:p>
          </table:table-cell>
          <table:table-cell office:value-type="string" table:style-name="ce30">
            <text:p>TransPennine Express</text:p>
          </table:table-cell>
          <table:table-cell office:value-type="float" office:value="23216.9285714285" table:style-name="ce31">
            <text:p>23,217</text:p>
          </table:table-cell>
          <table:table-cell office:value-type="float" office:value="432.53571428571399" table:style-name="ce31">
            <text:p>433</text:p>
          </table:table-cell>
          <table:table-cell office:value-type="float" office:value="301.57142857142799" table:style-name="ce31">
            <text:p>302</text:p>
          </table:table-cell>
          <table:table-cell office:value-type="float" office:value="517.83928571428498" table:style-name="ce31">
            <text:p>51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3043838086125" table:style-name="ce41">
            <text:p>2.2</text:p>
          </table:table-cell>
          <table:table-cell office:value-type="float" office:value="3.94246000520373" table:style-name="ce41">
            <text:p>3.9</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1</text:p>
          </table:table-cell>
          <table:table-cell office:value-type="string" table:style-name="ce30">
            <text:p>TransPennine Express</text:p>
          </table:table-cell>
          <table:table-cell office:value-type="float" office:value="17634.499999999902" table:style-name="ce31">
            <text:p>17,634</text:p>
          </table:table-cell>
          <table:table-cell office:value-type="float" office:value="484.85714285714198" table:style-name="ce31">
            <text:p>485</text:p>
          </table:table-cell>
          <table:table-cell office:value-type="float" office:value="336.17857142857099" table:style-name="ce31">
            <text:p>336</text:p>
          </table:table-cell>
          <table:table-cell office:value-type="float" office:value="578.60714285714198" table:style-name="ce31">
            <text:p>57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2811088653329699" table:style-name="ce41">
            <text:p>3.3</text:p>
          </table:table-cell>
          <table:table-cell office:value-type="float" office:value="2.18305364718249" table:style-name="ce41">
            <text:p>2.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1</text:p>
          </table:table-cell>
          <table:table-cell office:value-type="string" table:style-name="ce30">
            <text:p>TransPennine Express</text:p>
          </table:table-cell>
          <table:table-cell office:value-type="float" office:value="24671.714285714199" table:style-name="ce31">
            <text:p>24,672</text:p>
          </table:table-cell>
          <table:table-cell office:value-type="float" office:value="343.42857142857099" table:style-name="ce31">
            <text:p>343</text:p>
          </table:table-cell>
          <table:table-cell office:value-type="float" office:value="198" table:style-name="ce31">
            <text:p>198</text:p>
          </table:table-cell>
          <table:table-cell office:value-type="float" office:value="369.71428571428498" table:style-name="ce31">
            <text:p>37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4985350488124001" table:style-name="ce41">
            <text:p>1.5</text:p>
          </table:table-cell>
          <table:table-cell office:value-type="float" office:value="2.0847157530132301" table:style-name="ce41">
            <text:p>2.1</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1</text:p>
          </table:table-cell>
          <table:table-cell office:value-type="string" table:style-name="ce30">
            <text:p>TransPennine Express</text:p>
          </table:table-cell>
          <table:table-cell office:value-type="float" office:value="25141.4285714285" table:style-name="ce31">
            <text:p>25,141</text:p>
          </table:table-cell>
          <table:table-cell office:value-type="float" office:value="407.57142857142799" table:style-name="ce31">
            <text:p>408</text:p>
          </table:table-cell>
          <table:table-cell office:value-type="float" office:value="254.142857142857" table:style-name="ce31">
            <text:p>254</text:p>
          </table:table-cell>
          <table:table-cell office:value-type="float" office:value="457.92857142857099" table:style-name="ce31">
            <text:p>45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8214103074038199" table:style-name="ce41">
            <text:p>1.8</text:p>
          </table:table-cell>
          <table:table-cell office:value-type="float" office:value="2.1222063430037199" table:style-name="ce41">
            <text:p>2.1</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1</text:p>
          </table:table-cell>
          <table:table-cell office:value-type="string" table:style-name="ce30">
            <text:p>TransPennine Express</text:p>
          </table:table-cell>
          <table:table-cell office:value-type="float" office:value="24591.857142857101" table:style-name="ce31">
            <text:p>24,592</text:p>
          </table:table-cell>
          <table:table-cell office:value-type="float" office:value="722.28571428571399" table:style-name="ce31">
            <text:p>722</text:p>
          </table:table-cell>
          <table:table-cell office:value-type="float" office:value="548.42857142857099" table:style-name="ce31">
            <text:p>548</text:p>
          </table:table-cell>
          <table:table-cell office:value-type="float" office:value="909.57142857142799" table:style-name="ce31">
            <text:p>91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986691297351602" table:style-name="ce41">
            <text:p>3.7</text:p>
          </table:table-cell>
          <table:table-cell office:value-type="float" office:value="2.5161169156410299" table:style-name="ce41">
            <text:p>2.5</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TransPennine Express</text:p>
          </table:table-cell>
          <table:table-cell office:value-type="float" office:value="21627" table:style-name="ce31">
            <text:p>21,627</text:p>
          </table:table-cell>
          <table:table-cell office:value-type="float" office:value="614.71428571428498" table:style-name="ce31">
            <text:p>615</text:p>
          </table:table-cell>
          <table:table-cell office:value-type="float" office:value="811.42857142857099" table:style-name="ce31">
            <text:p>811</text:p>
          </table:table-cell>
          <table:table-cell office:value-type="float" office:value="1118.7857142857099" table:style-name="ce31">
            <text:p>1,11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1730971206626597" table:style-name="ce41">
            <text:p>5.2</text:p>
          </table:table-cell>
          <table:table-cell office:value-type="float" office:value="2.97400866377874" table:style-name="ce41">
            <text:p>3.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TransPennine Express</text:p>
          </table:table-cell>
          <table:table-cell office:value-type="float" office:value="19748" table:style-name="ce31">
            <text:p>19,748</text:p>
          </table:table-cell>
          <table:table-cell office:value-type="float" office:value="535.607142857143" table:style-name="ce31">
            <text:p>536</text:p>
          </table:table-cell>
          <table:table-cell office:value-type="float" office:value="728.96428571428498" table:style-name="ce31">
            <text:p>729</text:p>
          </table:table-cell>
          <table:table-cell office:value-type="float" office:value="996.767857142857" table:style-name="ce31">
            <text:p>99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0474369918111002" table:style-name="ce41">
            <text:p>5.0</text:p>
          </table:table-cell>
          <table:table-cell office:value-type="float" office:value="3.8229822283687498" table:style-name="ce41">
            <text:p>3.8</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TransPennine Express</text:p>
          </table:table-cell>
          <table:table-cell office:value-type="float" office:value="21215.6785714285" table:style-name="ce31">
            <text:p>21,216</text:p>
          </table:table-cell>
          <table:table-cell office:value-type="float" office:value="765.49999999999898" table:style-name="ce31">
            <text:p>765</text:p>
          </table:table-cell>
          <table:table-cell office:value-type="float" office:value="954.39285714285597" table:style-name="ce31">
            <text:p>954</text:p>
          </table:table-cell>
          <table:table-cell office:value-type="float" office:value="1337.1428571428501" table:style-name="ce31">
            <text:p>1,33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3026164948765997" table:style-name="ce41">
            <text:p>6.3</text:p>
          </table:table-cell>
          <table:table-cell office:value-type="float" office:value="5.0036028677106401" table:style-name="ce41">
            <text:p>5.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TransPennine Express</text:p>
          </table:table-cell>
          <table:table-cell office:value-type="float" office:value="18199.571428571398" table:style-name="ce31">
            <text:p>18,200</text:p>
          </table:table-cell>
          <table:table-cell office:value-type="float" office:value="694.642857142857" table:style-name="ce31">
            <text:p>695</text:p>
          </table:table-cell>
          <table:table-cell office:value-type="float" office:value="1028.6428571428501" table:style-name="ce31">
            <text:p>1,029</text:p>
          </table:table-cell>
          <table:table-cell office:value-type="float" office:value="1375.9642857142801" table:style-name="ce31">
            <text:p>1,37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5604213600006203" table:style-name="ce41">
            <text:p>7.6</text:p>
          </table:table-cell>
          <table:table-cell office:value-type="float" office:value="5.9767864492134999" table:style-name="ce41">
            <text:p>6.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TransPennine Express</text:p>
          </table:table-cell>
          <table:table-cell office:value-type="float" office:value="20019.75" table:style-name="ce31">
            <text:p>20,020</text:p>
          </table:table-cell>
          <table:table-cell office:value-type="float" office:value="673.25" table:style-name="ce31">
            <text:p>673</text:p>
          </table:table-cell>
          <table:table-cell office:value-type="float" office:value="1156" table:style-name="ce31">
            <text:p>1,156</text:p>
          </table:table-cell>
          <table:table-cell office:value-type="float" office:value="1492.625" table:style-name="ce31">
            <text:p>1,49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4557624345958304" table:style-name="ce41">
            <text:p>7.5</text:p>
          </table:table-cell>
          <table:table-cell office:value-type="float" office:value="6.5702234065392799" table:style-name="ce41">
            <text:p>6.6</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TransPennine Express</text:p>
          </table:table-cell>
          <table:table-cell office:value-type="float" office:value="22754.999999999902" table:style-name="ce31">
            <text:p>22,755</text:p>
          </table:table-cell>
          <table:table-cell office:value-type="float" office:value="787.142857142857" table:style-name="ce31">
            <text:p>787</text:p>
          </table:table-cell>
          <table:table-cell office:value-type="float" office:value="836.142857142857" table:style-name="ce31">
            <text:p>836</text:p>
          </table:table-cell>
          <table:table-cell office:value-type="float" office:value="1229.7142857142801" table:style-name="ce31">
            <text:p>1,23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4041497943936898" table:style-name="ce41">
            <text:p>5.4</text:p>
          </table:table-cell>
          <table:table-cell office:value-type="float" office:value="6.6132697756070398" table:style-name="ce41">
            <text:p>6.6</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TransPennine Express</text:p>
          </table:table-cell>
          <table:table-cell office:value-type="float" office:value="24443.5" table:style-name="ce31">
            <text:p>24,444</text:p>
          </table:table-cell>
          <table:table-cell office:value-type="float" office:value="868.35714285714198" table:style-name="ce31">
            <text:p>868</text:p>
          </table:table-cell>
          <table:table-cell office:value-type="float" office:value="771.35714285714198" table:style-name="ce31">
            <text:p>771</text:p>
          </table:table-cell>
          <table:table-cell office:value-type="float" office:value="1205.5357142857099" table:style-name="ce31">
            <text:p>1,20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9319275647338303" table:style-name="ce41">
            <text:p>4.9</text:p>
          </table:table-cell>
          <table:table-cell office:value-type="float" office:value="6.2092888779064497" table:style-name="ce41">
            <text:p>6.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TransPennine Express</text:p>
          </table:table-cell>
          <table:table-cell office:value-type="float" office:value="25465.6428571428" table:style-name="ce31">
            <text:p>25,466</text:p>
          </table:table-cell>
          <table:table-cell office:value-type="float" office:value="1025.2857142857099" table:style-name="ce31">
            <text:p>1,025</text:p>
          </table:table-cell>
          <table:table-cell office:value-type="float" office:value="1002" table:style-name="ce31">
            <text:p>1,002</text:p>
          </table:table-cell>
          <table:table-cell office:value-type="float" office:value="1514.6428571428501" table:style-name="ce31">
            <text:p>1,5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9477895988713003" table:style-name="ce41">
            <text:p>5.9</text:p>
          </table:table-cell>
          <table:table-cell office:value-type="float" office:value="5.8721291147444701" table:style-name="ce41">
            <text:p>5.9</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TransPennine Express</text:p>
          </table:table-cell>
          <table:table-cell office:value-type="float" office:value="25918.857142857101" table:style-name="ce31">
            <text:p>25,919</text:p>
          </table:table-cell>
          <table:table-cell office:value-type="float" office:value="677.21428571428498" table:style-name="ce31">
            <text:p>677</text:p>
          </table:table-cell>
          <table:table-cell office:value-type="float" office:value="446.49999999999898" table:style-name="ce31">
            <text:p>446</text:p>
          </table:table-cell>
          <table:table-cell office:value-type="float" office:value="785.10714285714198" table:style-name="ce31">
            <text:p>7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290963005423501" table:style-name="ce41">
            <text:p>3.0</text:p>
          </table:table-cell>
          <table:table-cell office:value-type="float" office:value="4.8030593510037196" table:style-name="ce41">
            <text:p>4.8</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TransPennine Express</text:p>
          </table:table-cell>
          <table:table-cell office:value-type="float" office:value="26008.571428571398" table:style-name="ce31">
            <text:p>26,009</text:p>
          </table:table-cell>
          <table:table-cell office:value-type="float" office:value="630.42857142857099" table:style-name="ce31">
            <text:p>630</text:p>
          </table:table-cell>
          <table:table-cell office:value-type="float" office:value="465.85714285714198" table:style-name="ce31">
            <text:p>466</text:p>
          </table:table-cell>
          <table:table-cell office:value-type="float" office:value="781.07142857142799" table:style-name="ce31">
            <text:p>78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0031308359881299" table:style-name="ce41">
            <text:p>3.0</text:p>
          </table:table-cell>
          <table:table-cell office:value-type="float" office:value="4.2090548441760998" table:style-name="ce41">
            <text:p>4.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TransPennine Express</text:p>
          </table:table-cell>
          <table:table-cell office:value-type="float" office:value="27166.999999999902" table:style-name="ce31">
            <text:p>27,167</text:p>
          </table:table-cell>
          <table:table-cell office:value-type="float" office:value="917.85714285714198" table:style-name="ce31">
            <text:p>918</text:p>
          </table:table-cell>
          <table:table-cell office:value-type="float" office:value="638.42857142857099" table:style-name="ce31">
            <text:p>638</text:p>
          </table:table-cell>
          <table:table-cell office:value-type="float" office:value="1097.3571428571399" table:style-name="ce31">
            <text:p>1,09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0393018841136001" table:style-name="ce41">
            <text:p>4.0</text:p>
          </table:table-cell>
          <table:table-cell office:value-type="float" office:value="3.9959599437370499" table:style-name="ce41">
            <text:p>4.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TransPennine Express</text:p>
          </table:table-cell>
          <table:table-cell office:value-type="float" office:value="27147.1428571428" table:style-name="ce31">
            <text:p>27,147</text:p>
          </table:table-cell>
          <table:table-cell office:value-type="float" office:value="985.42857142857099" table:style-name="ce31">
            <text:p>985</text:p>
          </table:table-cell>
          <table:table-cell office:value-type="float" office:value="972.57142857142799" table:style-name="ce31">
            <text:p>973</text:p>
          </table:table-cell>
          <table:table-cell office:value-type="float" office:value="1465.2857142857099" table:style-name="ce31">
            <text:p>1,46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3975688049255304" table:style-name="ce41">
            <text:p>5.4</text:p>
          </table:table-cell>
          <table:table-cell office:value-type="float" office:value="3.8862578678510298" table:style-name="ce41">
            <text:p>3.9</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TransPennine Express</text:p>
          </table:table-cell>
          <table:table-cell office:value-type="float" office:value="28686.285714285699" table:style-name="ce31">
            <text:p>28,686</text:p>
          </table:table-cell>
          <table:table-cell office:value-type="float" office:value="1050.2857142857099" table:style-name="ce31">
            <text:p>1,050</text:p>
          </table:table-cell>
          <table:table-cell office:value-type="float" office:value="672.142857142857" table:style-name="ce31">
            <text:p>672</text:p>
          </table:table-cell>
          <table:table-cell office:value-type="float" office:value="1197.2857142857099" table:style-name="ce31">
            <text:p>1,19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1737216390111698" table:style-name="ce41">
            <text:p>4.2</text:p>
          </table:table-cell>
          <table:table-cell office:value-type="float" office:value="4.1657110880752901" table:style-name="ce41">
            <text:p>4.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TransPennine Express</text:p>
          </table:table-cell>
          <table:table-cell office:value-type="float" office:value="29739.214285714199" table:style-name="ce31">
            <text:p>29,739</text:p>
          </table:table-cell>
          <table:table-cell office:value-type="float" office:value="1099.82142857142" table:style-name="ce31">
            <text:p>1,100</text:p>
          </table:table-cell>
          <table:table-cell office:value-type="float" office:value="629.92857142857099" table:style-name="ce31">
            <text:p>630</text:p>
          </table:table-cell>
          <table:table-cell office:value-type="float" office:value="1179.8392857142801" table:style-name="ce31">
            <text:p>1,18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9672846578231198" table:style-name="ce41">
            <text:p>4.0</text:p>
          </table:table-cell>
          <table:table-cell office:value-type="float" office:value="4.3815713195067003" table:style-name="ce41">
            <text:p>4.4</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TransPennine Express</text:p>
          </table:table-cell>
          <table:table-cell office:value-type="float" office:value="29806.6785714285" table:style-name="ce31">
            <text:p>29,807</text:p>
          </table:table-cell>
          <table:table-cell office:value-type="float" office:value="1206.6428571428501" table:style-name="ce31">
            <text:p>1,207</text:p>
          </table:table-cell>
          <table:table-cell office:value-type="float" office:value="731.92857142857099" table:style-name="ce31">
            <text:p>732</text:p>
          </table:table-cell>
          <table:table-cell office:value-type="float" office:value="1335.25" table:style-name="ce31">
            <text:p>1,33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797007382094298" table:style-name="ce31">
            <text:p>4</text:p>
          </table:table-cell>
          <table:table-cell office:value-type="float" office:value="4.4875118436981598" table:style-name="ce31">
            <text:p>4</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19</text:p>
          </table:table-cell>
          <table:table-cell office:value-type="string" table:style-name="ce30">
            <text:p>West Midlands Trains</text:p>
          </table:table-cell>
          <table:table-cell office:value-type="float" office:value="109636.285714285" table:style-name="ce31">
            <text:p>109,636</text:p>
          </table:table-cell>
          <table:table-cell office:value-type="float" office:value="2473" table:style-name="ce31">
            <text:p>2,473</text:p>
          </table:table-cell>
          <table:table-cell office:value-type="float" office:value="1478.42857142857" table:style-name="ce31">
            <text:p>1,478</text:p>
          </table:table-cell>
          <table:table-cell office:value-type="float" office:value="2714.9285714285702" table:style-name="ce31">
            <text:p>2,71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4763047687548698" table:style-name="ce41">
            <text:p>2.5</text:p>
          </table:table-cell>
          <table:table-cell office:value-type="string" table:style-name="ce41">
            <text:p>[z]</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19</text:p>
          </table:table-cell>
          <table:table-cell office:value-type="string" table:style-name="ce30">
            <text:p>West Midlands Trains</text:p>
          </table:table-cell>
          <table:table-cell office:value-type="float" office:value="110145.857142857" table:style-name="ce31">
            <text:p>110,146</text:p>
          </table:table-cell>
          <table:table-cell office:value-type="float" office:value="3883.99999999999" table:style-name="ce31">
            <text:p>3,884</text:p>
          </table:table-cell>
          <table:table-cell office:value-type="float" office:value="3342.7142857142799" table:style-name="ce31">
            <text:p>3,343</text:p>
          </table:table-cell>
          <table:table-cell office:value-type="float" office:value="5284.7142857142799" table:style-name="ce31">
            <text:p>5,285</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979237919589703" table:style-name="ce41">
            <text:p>4.8</text:p>
          </table:table-cell>
          <table:table-cell office:value-type="string" table:style-name="ce41">
            <text:p>[z]</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19</text:p>
          </table:table-cell>
          <table:table-cell office:value-type="string" table:style-name="ce30">
            <text:p>West Midlands Trains</text:p>
          </table:table-cell>
          <table:table-cell office:value-type="float" office:value="106042" table:style-name="ce31">
            <text:p>106,042</text:p>
          </table:table-cell>
          <table:table-cell office:value-type="float" office:value="4979" table:style-name="ce31">
            <text:p>4,979</text:p>
          </table:table-cell>
          <table:table-cell office:value-type="float" office:value="5678.2857142857101" table:style-name="ce31">
            <text:p>5,678</text:p>
          </table:table-cell>
          <table:table-cell office:value-type="float" office:value="8167.7857142857101" table:style-name="ce31">
            <text:p>8,16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7.7024063241788303" table:style-name="ce41">
            <text:p>7.7</text:p>
          </table:table-cell>
          <table:table-cell office:value-type="string" table:style-name="ce41">
            <text:p>[z]</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0</text:p>
          </table:table-cell>
          <table:table-cell office:value-type="string" table:style-name="ce30">
            <text:p>West Midlands Trains</text:p>
          </table:table-cell>
          <table:table-cell office:value-type="float" office:value="106518.857142857" table:style-name="ce31">
            <text:p>106,519</text:p>
          </table:table-cell>
          <table:table-cell office:value-type="float" office:value="3278" table:style-name="ce31">
            <text:p>3,278</text:p>
          </table:table-cell>
          <table:table-cell office:value-type="float" office:value="4292.5714285714203" table:style-name="ce31">
            <text:p>4,293</text:p>
          </table:table-cell>
          <table:table-cell office:value-type="float" office:value="5931.5714285714203" table:style-name="ce31">
            <text:p>5,93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5685646538775098" table:style-name="ce41">
            <text:p>5.6</text:p>
          </table:table-cell>
          <table:table-cell office:value-type="float" office:value="5.1114508619313801" table:style-name="ce41">
            <text:p>5.1</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0</text:p>
          </table:table-cell>
          <table:table-cell office:value-type="string" table:style-name="ce30">
            <text:p>West Midlands Trains</text:p>
          </table:table-cell>
          <table:table-cell office:value-type="float" office:value="67335.107142857101" table:style-name="ce31">
            <text:p>67,335</text:p>
          </table:table-cell>
          <table:table-cell office:value-type="float" office:value="547.32142857142799" table:style-name="ce31">
            <text:p>547</text:p>
          </table:table-cell>
          <table:table-cell office:value-type="float" office:value="444.07142857142799" table:style-name="ce31">
            <text:p>444</text:p>
          </table:table-cell>
          <table:table-cell office:value-type="float" office:value="717.73214285714198" table:style-name="ce31">
            <text:p>71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1.0659107459863499" table:style-name="ce41">
            <text:p>1.1</text:p>
          </table:table-cell>
          <table:table-cell office:value-type="float" office:value="5.1537559479656503" table:style-name="ce41">
            <text:p>5.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0</text:p>
          </table:table-cell>
          <table:table-cell office:value-type="string" table:style-name="ce30">
            <text:p>West Midlands Trains</text:p>
          </table:table-cell>
          <table:table-cell office:value-type="float" office:value="85523.142857142797" table:style-name="ce31">
            <text:p>85,523</text:p>
          </table:table-cell>
          <table:table-cell office:value-type="float" office:value="1206.4642857142801" table:style-name="ce31">
            <text:p>1,206</text:p>
          </table:table-cell>
          <table:table-cell office:value-type="float" office:value="1335.32142857142" table:style-name="ce31">
            <text:p>1,335</text:p>
          </table:table-cell>
          <table:table-cell office:value-type="float" office:value="1938.55357142857" table:style-name="ce31">
            <text:p>1,9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2667005756169498" table:style-name="ce41">
            <text:p>2.3</text:p>
          </table:table-cell>
          <table:table-cell office:value-type="float" office:value="4.5853220397127101" table:style-name="ce41">
            <text:p>4.6</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0</text:p>
          </table:table-cell>
          <table:table-cell office:value-type="string" table:style-name="ce30">
            <text:p>West Midlands Trains</text:p>
          </table:table-cell>
          <table:table-cell office:value-type="float" office:value="94794.75" table:style-name="ce31">
            <text:p>94,795</text:p>
          </table:table-cell>
          <table:table-cell office:value-type="float" office:value="1520.3571428571399" table:style-name="ce31">
            <text:p>1,520</text:p>
          </table:table-cell>
          <table:table-cell office:value-type="float" office:value="1850.3928571428501" table:style-name="ce31">
            <text:p>1,850</text:p>
          </table:table-cell>
          <table:table-cell office:value-type="float" office:value="2610.5714285714198" table:style-name="ce31">
            <text:p>2,6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7539198411002999" table:style-name="ce41">
            <text:p>2.8</text:p>
          </table:table-cell>
          <table:table-cell office:value-type="float" office:value="3.1618629051352301" table:style-name="ce41">
            <text:p>3.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1</text:p>
          </table:table-cell>
          <table:table-cell office:value-type="string" table:style-name="ce30">
            <text:p>West Midlands Trains</text:p>
          </table:table-cell>
          <table:table-cell office:value-type="float" office:value="81297.999999999898" table:style-name="ce31">
            <text:p>81,298</text:p>
          </table:table-cell>
          <table:table-cell office:value-type="float" office:value="1338.8571428571399" table:style-name="ce31">
            <text:p>1,339</text:p>
          </table:table-cell>
          <table:table-cell office:value-type="float" office:value="1363.2142857142801" table:style-name="ce31">
            <text:p>1,363</text:p>
          </table:table-cell>
          <table:table-cell office:value-type="float" office:value="2032.6428571428501" table:style-name="ce31">
            <text:p>2,03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50023722249361" table:style-name="ce41">
            <text:p>2.5</text:p>
          </table:table-cell>
          <table:table-cell office:value-type="float" office:value="2.21902350198053" table:style-name="ce41">
            <text:p>2.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1</text:p>
          </table:table-cell>
          <table:table-cell office:value-type="string" table:style-name="ce30">
            <text:p>West Midlands Trains</text:p>
          </table:table-cell>
          <table:table-cell office:value-type="float" office:value="94801.285714285696" table:style-name="ce31">
            <text:p>94,801</text:p>
          </table:table-cell>
          <table:table-cell office:value-type="float" office:value="1953.2857142857099" table:style-name="ce31">
            <text:p>1,953</text:p>
          </table:table-cell>
          <table:table-cell office:value-type="float" office:value="2491.1428571428501" table:style-name="ce31">
            <text:p>2,491</text:p>
          </table:table-cell>
          <table:table-cell office:value-type="float" office:value="3467.7857142857101" table:style-name="ce31">
            <text:p>3,468</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579521977549998" table:style-name="ce41">
            <text:p>3.7</text:p>
          </table:table-cell>
          <table:table-cell office:value-type="float" office:value="2.8196041536798599" table:style-name="ce41">
            <text:p>2.8</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1</text:p>
          </table:table-cell>
          <table:table-cell office:value-type="string" table:style-name="ce30">
            <text:p>West Midlands Trains</text:p>
          </table:table-cell>
          <table:table-cell office:value-type="float" office:value="99640.571428571406" table:style-name="ce31">
            <text:p>99,641</text:p>
          </table:table-cell>
          <table:table-cell office:value-type="float" office:value="2130.5714285714198" table:style-name="ce31">
            <text:p>2,131</text:p>
          </table:table-cell>
          <table:table-cell office:value-type="float" office:value="4120.5714285714203" table:style-name="ce31">
            <text:p>4,121</text:p>
          </table:table-cell>
          <table:table-cell office:value-type="float" office:value="5185.8571428571404" table:style-name="ce31">
            <text:p>5,1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2045638322886196" table:style-name="ce41">
            <text:p>5.2</text:p>
          </table:table-cell>
          <table:table-cell office:value-type="float" office:value="3.5885601200350501" table:style-name="ce41">
            <text:p>3.6</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1</text:p>
          </table:table-cell>
          <table:table-cell office:value-type="string" table:style-name="ce30">
            <text:p>West Midlands Trains</text:p>
          </table:table-cell>
          <table:table-cell office:value-type="float" office:value="100026.428571428" table:style-name="ce31">
            <text:p>100,026</text:p>
          </table:table-cell>
          <table:table-cell office:value-type="float" office:value="2815.8571428571399" table:style-name="ce31">
            <text:p>2,816</text:p>
          </table:table-cell>
          <table:table-cell office:value-type="float" office:value="4344.4285714285697" table:style-name="ce31">
            <text:p>4,344</text:p>
          </table:table-cell>
          <table:table-cell office:value-type="float" office:value="5752.3571428571404" table:style-name="ce31">
            <text:p>5,752</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7508372787191897" table:style-name="ce41">
            <text:p>5.8</text:p>
          </table:table-cell>
          <table:table-cell office:value-type="float" office:value="4.3746987109008399" table:style-name="ce41">
            <text:p>4.4</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2</text:p>
          </table:table-cell>
          <table:table-cell office:value-type="string" table:style-name="ce30">
            <text:p>West Midlands Trains</text:p>
          </table:table-cell>
          <table:table-cell office:value-type="float" office:value="96032.714285714203" table:style-name="ce31">
            <text:p>96,033</text:p>
          </table:table-cell>
          <table:table-cell office:value-type="float" office:value="2143.2857142857101" table:style-name="ce31">
            <text:p>2,143</text:p>
          </table:table-cell>
          <table:table-cell office:value-type="float" office:value="2964.8571428571399" table:style-name="ce31">
            <text:p>2,965</text:p>
          </table:table-cell>
          <table:table-cell office:value-type="float" office:value="4036.5" table:style-name="ce31">
            <text:p>4,03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2032551407332903" table:style-name="ce41">
            <text:p>4.2</text:p>
          </table:table-cell>
          <table:table-cell office:value-type="float" office:value="4.7227791990289401" table:style-name="ce41">
            <text:p>4.7</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2</text:p>
          </table:table-cell>
          <table:table-cell office:value-type="string" table:style-name="ce30">
            <text:p>West Midlands Trains</text:p>
          </table:table-cell>
          <table:table-cell office:value-type="float" office:value="93910.714285714304" table:style-name="ce31">
            <text:p>93,911</text:p>
          </table:table-cell>
          <table:table-cell office:value-type="float" office:value="2157.2857142857101" table:style-name="ce31">
            <text:p>2,157</text:p>
          </table:table-cell>
          <table:table-cell office:value-type="float" office:value="3007.6785714285702" table:style-name="ce31">
            <text:p>3,008</text:p>
          </table:table-cell>
          <table:table-cell office:value-type="float" office:value="4086.3214285714198" table:style-name="ce31">
            <text:p>4,08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35128351397604" table:style-name="ce41">
            <text:p>4.4</text:p>
          </table:table-cell>
          <table:table-cell office:value-type="float" office:value="4.8923320107667898" table:style-name="ce41">
            <text:p>4.9</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2</text:p>
          </table:table-cell>
          <table:table-cell office:value-type="string" table:style-name="ce30">
            <text:p>West Midlands Trains</text:p>
          </table:table-cell>
          <table:table-cell office:value-type="float" office:value="98258.285714285594" table:style-name="ce31">
            <text:p>98,258</text:p>
          </table:table-cell>
          <table:table-cell office:value-type="float" office:value="2787.8928571428501" table:style-name="ce31">
            <text:p>2,788</text:p>
          </table:table-cell>
          <table:table-cell office:value-type="float" office:value="3287.24999999999" table:style-name="ce31">
            <text:p>3,287</text:p>
          </table:table-cell>
          <table:table-cell office:value-type="float" office:value="4681.1964285714203" table:style-name="ce31">
            <text:p>4,68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7641747406252897" table:style-name="ce41">
            <text:p>4.8</text:p>
          </table:table-cell>
          <table:table-cell office:value-type="float" office:value="4.7797603912574198" table:style-name="ce41">
            <text:p>4.8</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2</text:p>
          </table:table-cell>
          <table:table-cell office:value-type="string" table:style-name="ce30">
            <text:p>West Midlands Trains</text:p>
          </table:table-cell>
          <table:table-cell office:value-type="float" office:value="85408.25" table:style-name="ce31">
            <text:p>85,408</text:p>
          </table:table-cell>
          <table:table-cell office:value-type="float" office:value="2519.3214285714198" table:style-name="ce31">
            <text:p>2,519</text:p>
          </table:table-cell>
          <table:table-cell office:value-type="float" office:value="3061.3214285714198" table:style-name="ce31">
            <text:p>3,061</text:p>
          </table:table-cell>
          <table:table-cell office:value-type="float" office:value="4320.9821428571404" table:style-name="ce31">
            <text:p>4,32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0592093186046299" table:style-name="ce41">
            <text:p>5.1</text:p>
          </table:table-cell>
          <table:table-cell office:value-type="float" office:value="4.5836571925324296" table:style-name="ce41">
            <text:p>4.6</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3</text:p>
          </table:table-cell>
          <table:table-cell office:value-type="string" table:style-name="ce30">
            <text:p>West Midlands Trains</text:p>
          </table:table-cell>
          <table:table-cell office:value-type="float" office:value="87751.75" table:style-name="ce31">
            <text:p>87,752</text:p>
          </table:table-cell>
          <table:table-cell office:value-type="float" office:value="1929.5" table:style-name="ce31">
            <text:p>1,930</text:p>
          </table:table-cell>
          <table:table-cell office:value-type="float" office:value="1457.75" table:style-name="ce31">
            <text:p>1,458</text:p>
          </table:table-cell>
          <table:table-cell office:value-type="float" office:value="2422.5" table:style-name="ce31">
            <text:p>2,42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7606287054104302" table:style-name="ce41">
            <text:p>2.8</text:p>
          </table:table-cell>
          <table:table-cell office:value-type="float" office:value="4.2457620391482704" table:style-name="ce41">
            <text:p>4.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3</text:p>
          </table:table-cell>
          <table:table-cell office:value-type="string" table:style-name="ce30">
            <text:p>West Midlands Trains</text:p>
          </table:table-cell>
          <table:table-cell office:value-type="float" office:value="92055.357142857101" table:style-name="ce31">
            <text:p>92,055</text:p>
          </table:table-cell>
          <table:table-cell office:value-type="float" office:value="2141.0714285714198" table:style-name="ce31">
            <text:p>2,141</text:p>
          </table:table-cell>
          <table:table-cell office:value-type="float" office:value="2419.7142857142799" table:style-name="ce31">
            <text:p>2,420</text:p>
          </table:table-cell>
          <table:table-cell office:value-type="float" office:value="3490.24999999999" table:style-name="ce31">
            <text:p>3,49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7914686427033399" table:style-name="ce41">
            <text:p>3.8</text:p>
          </table:table-cell>
          <table:table-cell office:value-type="float" office:value="4.1034415739714598" table:style-name="ce41">
            <text:p>4.1</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3</text:p>
          </table:table-cell>
          <table:table-cell office:value-type="string" table:style-name="ce30">
            <text:p>West Midlands Trains</text:p>
          </table:table-cell>
          <table:table-cell office:value-type="float" office:value="91980.142857142797" table:style-name="ce31">
            <text:p>91,980</text:p>
          </table:table-cell>
          <table:table-cell office:value-type="float" office:value="2109.9285714285702" table:style-name="ce31">
            <text:p>2,110</text:p>
          </table:table-cell>
          <table:table-cell office:value-type="float" office:value="3014.7857142857101" table:style-name="ce31">
            <text:p>3,015</text:p>
          </table:table-cell>
          <table:table-cell office:value-type="float" office:value="4069.75" table:style-name="ce31">
            <text:p>4,07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4245963026181103" table:style-name="ce41">
            <text:p>4.4</text:p>
          </table:table-cell>
          <table:table-cell office:value-type="float" office:value="4.0043847536873001" table:style-name="ce41">
            <text:p>4.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3</text:p>
          </table:table-cell>
          <table:table-cell office:value-type="string" table:style-name="ce30">
            <text:p>West Midlands Trains</text:p>
          </table:table-cell>
          <table:table-cell office:value-type="float" office:value="93422.785714285696" table:style-name="ce31">
            <text:p>93,423</text:p>
          </table:table-cell>
          <table:table-cell office:value-type="float" office:value="2785.8571428571399" table:style-name="ce31">
            <text:p>2,786</text:p>
          </table:table-cell>
          <table:table-cell office:value-type="float" office:value="3846.3571428571399" table:style-name="ce31">
            <text:p>3,846</text:p>
          </table:table-cell>
          <table:table-cell office:value-type="float" office:value="5239.2857142857101" table:style-name="ce31">
            <text:p>5,2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6081454585490302" table:style-name="ce41">
            <text:p>5.6</text:p>
          </table:table-cell>
          <table:table-cell office:value-type="float" office:value="4.1679538418254598" table:style-name="ce41">
            <text:p>4.2</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4</text:p>
          </table:table-cell>
          <table:table-cell office:value-type="string" table:style-name="ce30">
            <text:p>West Midlands Trains</text:p>
          </table:table-cell>
          <table:table-cell office:value-type="float" office:value="95960.714285714203" table:style-name="ce31">
            <text:p>95,961</text:p>
          </table:table-cell>
          <table:table-cell office:value-type="float" office:value="1849.1428571428501" table:style-name="ce31">
            <text:p>1,849</text:p>
          </table:table-cell>
          <table:table-cell office:value-type="float" office:value="2312.1428571428501" table:style-name="ce31">
            <text:p>2,312</text:p>
          </table:table-cell>
          <table:table-cell office:value-type="float" office:value="3236.7142857142799" table:style-name="ce31">
            <text:p>3,237</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3729576835758599" table:style-name="ce41">
            <text:p>3.4</text:p>
          </table:table-cell>
          <table:table-cell office:value-type="float" office:value="4.2943717379137096" table:style-name="ce41">
            <text:p>4.3</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4</text:p>
          </table:table-cell>
          <table:table-cell office:value-type="string" table:style-name="ce30">
            <text:p>West Midlands Trains</text:p>
          </table:table-cell>
          <table:table-cell office:value-type="float" office:value="98873.714285714203" table:style-name="ce31">
            <text:p>98,874</text:p>
          </table:table-cell>
          <table:table-cell office:value-type="float" office:value="2270.1428571428501" table:style-name="ce31">
            <text:p>2,270</text:p>
          </table:table-cell>
          <table:table-cell office:value-type="float" office:value="3210.5714285714198" table:style-name="ce31">
            <text:p>3,211</text:p>
          </table:table-cell>
          <table:table-cell office:value-type="float" office:value="4345.6428571428496" table:style-name="ce31">
            <text:p>4,346</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4.3951447445225904" table:style-name="ce41">
            <text:p>4.4</text:p>
          </table:table-cell>
          <table:table-cell office:value-type="float" office:value="4.44232859813315" table:style-name="ce41">
            <text:p>4.4</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4</text:p>
          </table:table-cell>
          <table:table-cell office:value-type="string" table:style-name="ce30">
            <text:p>West Midlands Trains</text:p>
          </table:table-cell>
          <table:table-cell office:value-type="float" office:value="103841.714285714" table:style-name="ce31">
            <text:p>103,842</text:p>
          </table:table-cell>
          <table:table-cell office:value-type="float" office:value="2757.8571428571399" table:style-name="ce31">
            <text:p>2,758</text:p>
          </table:table-cell>
          <table:table-cell office:value-type="float" office:value="4459.7142857142799" table:style-name="ce31">
            <text:p>4,460</text:p>
          </table:table-cell>
          <table:table-cell office:value-type="float" office:value="5838.6428571428496" table:style-name="ce31">
            <text:p>5,839</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5.6226372005744896" table:style-name="ce41">
            <text:p>5.6</text:p>
          </table:table-cell>
          <table:table-cell office:value-type="float" office:value="4.7590759256273696" table:style-name="ce41">
            <text:p>4.8</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Oct to Dec 2024</text:p>
          </table:table-cell>
          <table:table-cell office:value-type="string" table:style-name="ce30">
            <text:p>West Midlands Trains</text:p>
          </table:table-cell>
          <table:table-cell office:value-type="float" office:value="101121" table:style-name="ce31">
            <text:p>101,121</text:p>
          </table:table-cell>
          <table:table-cell office:value-type="float" office:value="3249.8571428571399" table:style-name="ce31">
            <text:p>3,250</text:p>
          </table:table-cell>
          <table:table-cell office:value-type="float" office:value="4886" table:style-name="ce31">
            <text:p>4,886</text:p>
          </table:table-cell>
          <table:table-cell office:value-type="float" office:value="6510.9285714285697" table:style-name="ce31">
            <text:p>6,5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6.4387501818895796" table:style-name="ce41">
            <text:p>6.4</text:p>
          </table:table-cell>
          <table:table-cell office:value-type="float" office:value="4.9855105089009397" table:style-name="ce41">
            <text:p>5.0</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an to Mar 2025</text:p>
          </table:table-cell>
          <table:table-cell office:value-type="string" table:style-name="ce30">
            <text:p>West Midlands Trains</text:p>
          </table:table-cell>
          <table:table-cell office:value-type="float" office:value="102507.571428571" table:style-name="ce31">
            <text:p>102,508</text:p>
          </table:table-cell>
          <table:table-cell office:value-type="float" office:value="2350.1428571428501" table:style-name="ce31">
            <text:p>2,350</text:p>
          </table:table-cell>
          <table:table-cell office:value-type="float" office:value="1897.7142857142801" table:style-name="ce31">
            <text:p>1,898</text:p>
          </table:table-cell>
          <table:table-cell office:value-type="float" office:value="3072.7857142857101" table:style-name="ce31">
            <text:p>3,073</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2.9976182943977601" table:style-name="ce41">
            <text:p>3.0</text:p>
          </table:table-cell>
          <table:table-cell office:value-type="float" office:value="4.8648435808083699" table:style-name="ce41">
            <text:p>4.9</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Apr to Jun 2025</text:p>
          </table:table-cell>
          <table:table-cell office:value-type="string" table:style-name="ce30">
            <text:p>West Midlands Trains</text:p>
          </table:table-cell>
          <table:table-cell office:value-type="float" office:value="104522.821428571" table:style-name="ce31">
            <text:p>104,523</text:p>
          </table:table-cell>
          <table:table-cell office:value-type="float" office:value="2354.5357142857101" table:style-name="ce31">
            <text:p>2,355</text:p>
          </table:table-cell>
          <table:table-cell office:value-type="float" office:value="2133.3571428571399" table:style-name="ce31">
            <text:p>2,133</text:p>
          </table:table-cell>
          <table:table-cell office:value-type="float" office:value="3310.62499999999" table:style-name="ce31">
            <text:p>3,311</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1673704888098499" table:style-name="ce41">
            <text:p>3.2</text:p>
          </table:table-cell>
          <table:table-cell office:value-type="float" office:value="4.5469163969195998" table:style-name="ce41">
            <text:p>4.5</text:p>
          </table:table-cell>
          <table:table-cell table:style-name="ce23"/>
          <table:table-cell table:number-columns-repeated="2" table:style-name="ce22"/>
          <table:table-cell table:number-columns-repeated="16369" table:style-name="ce1"/>
        </table:table-row>
        <table:table-row table:style-name="ro3">
          <table:table-cell office:value-type="string" table:style-name="ce30">
            <text:p>Jul to Sep 2025</text:p>
          </table:table-cell>
          <table:table-cell office:value-type="string" table:style-name="ce30">
            <text:p>West Midlands Trains</text:p>
          </table:table-cell>
          <table:table-cell office:value-type="float" office:value="105011.714285714" table:style-name="ce31">
            <text:p>105,012</text:p>
          </table:table-cell>
          <table:table-cell office:value-type="float" office:value="2614" table:style-name="ce31">
            <text:p>2,614</text:p>
          </table:table-cell>
          <table:table-cell office:value-type="float" office:value="2482.6428571428501" table:style-name="ce31">
            <text:p>2,483</text:p>
          </table:table-cell>
          <table:table-cell office:value-type="float" office:value="3789.6428571428501" table:style-name="ce31">
            <text:p>3,790</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string" table:style-name="ce31">
            <text:p>[x]</text:p>
          </table:table-cell>
          <table:table-cell office:value-type="float" office:value="3.6087810611605202" table:style-name="ce31">
            <text:p>4</text:p>
          </table:table-cell>
          <table:table-cell office:value-type="float" office:value="4.0381103381257102" table:style-name="ce31">
            <text:p>4</text:p>
          </table:table-cell>
          <table:table-cell table:style-name="ce23"/>
          <table:table-cell table:number-columns-repeated="2" table:style-name="ce22"/>
          <table:table-cell table:number-columns-repeated="16369" table:style-name="ce1"/>
        </table:table-row>
        <table:table-row table:style-name="ro3">
          <table:table-cell table:number-columns-repeated="2" table:style-name="ce22"/>
          <table:table-cell table:style-name="ce1"/>
          <table:table-cell table:number-columns-repeated="9" table:style-name="ce31"/>
          <table:table-cell table:style-name="ce23"/>
          <table:table-cell table:number-columns-repeated="2" table:style-name="ce22"/>
          <table:table-cell table:number-columns-repeated="16369" table:style-name="ce1"/>
        </table:table-row>
        <table:table-row table:number-rows-repeated="1047879" table:style-name="ro10">
          <table:table-cell table:number-columns-repeated="16384"/>
        </table:table-row>
      </table:table>
      <table:database-ranges>
        <table:database-range table:target-range-address="Notes.A3:Notes.B7" table:name="notes_table_3123"/>
        <table:database-range table:target-range-address="3123_Cancellations_by_operator.A4:3123_Cancellations_by_operator.L696" table:name="table_3123_trains_planned_and_cancellations_by_operator_and_cau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ptos Narrow" svg:font-family="&quot;Aptos Narrow&quot;"/>
    <style:font-face style:name="Arial" svg:font-family="Arial"/>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36">
      <number:number number:decimal-places="1" number:min-decimal-places="1" number:min-integer-digits="1" number:grouping="true"/>
    </number:number-style>
    <number:number-style style:name="N37">
      <number:number number:decimal-places="1" number:min-decimal-places="1" number:min-integer-digits="1"/>
    </number:number-style>
    <number:number-style style:name="N38P0" number:language="en" number:country="US">
      <number:number number:decimal-places="0" number:min-decimal-places="0" number:min-integer-digits="1" number:grouping="true"/>
    </number:number-style>
    <number:number-style style:name="N38" number:language="en" number:country="US">
      <number:text>(</number:text>
      <number:number number:decimal-places="0" number:min-decimal-places="0" number:min-integer-digits="1" number:grouping="true">
        <number:embedded-text number:position="0">)</number:embedded-text>
      </number:number>
      <style:map style:condition="value()&gt;=0" style:apply-style-name="N38P0"/>
    </number:number-style>
    <number:number-style style:name="N39">
      <number:number number:decimal-places="12" number:min-decimal-places="12" number:min-integer-digits="1"/>
    </number:number-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number:text>
      <number:fill-character> </number:fill-character>
      <number:number number:decimal-places="2" number:min-decimal-places="2" number:min-integer-digits="1" number:grouping="true"/>
      <number:text> </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2" number:min-decimal-places="2" number:min-integer-digits="1" number:grouping="true"/>
      <number:text> </number:text>
    </number:number-style>
    <number:number-style style:name="N41P1">
      <number:text>-</number:text>
      <number:number number:decimal-places="2" number:min-decimal-places="2" number:min-integer-digits="1" number:grouping="true"/>
      <number:text> </number:text>
    </number:number-style>
    <number:number-style style:name="N41P2">
      <number:text> -</number:text>
      <number:number number:decimal-places="0" number:min-decimal-places="0" number:min-integer-digits="0">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 style:family="table-cell" style:data-style-name="N40"/>
    <style:style style:name="Comma_32_2" style:display-name="Comma 2" style:family="table-cell" style:data-style-name="N41"/>
    <style:style style:name="Comma_32_2_32_2" style:display-name="Comma 2 2" style:family="table-cell" style:data-style-name="N40"/>
    <style:style style:name="Comma_32_2_32_2_32_2" style:display-name="Comma 2 2 2" style:family="table-cell" style:data-style-name="N41"/>
    <style:style style:name="Comma_32_3" style:display-name="Comma 3" style:family="table-cell" style:data-style-name="N40"/>
    <style:style style:name="Heading_32_1" style:display-name="Heading 1" style:family="table-cell" style:data-style-name="N0">
      <style:table-cell-properties fo:border-top="none" fo:border-bottom="thick solid #156082" fo:border-left="none" fo:border-right="none"/>
      <style:text-properties fo:color="#0E2841" style:font-name="Aptos Narrow" style:font-name-asian="Aptos Narrow" style:font-name-complex="Aptos Narrow" fo:font-size="15pt" style:font-size-asian="15pt" style:font-size-complex="15pt" fo:font-weight="bold" style:font-weight-asian="bold" style:font-weight-complex="bold"/>
    </style:style>
    <style:style style:name="Heading_32_1_32_2" style:display-name="Heading 1 2" style:family="table-cell" style:data-style-name="N0">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fo:border-top="none" fo:border-bottom="thick solid #64BEE6" fo:border-left="none" fo:border-right="none"/>
      <style:text-properties fo:color="#0E2841" style:font-name="Aptos Narrow" style:font-name-asian="Aptos Narrow" style:font-name-complex="Aptos Narrow" fo:font-size="13pt" style:font-size-asian="13pt" style:font-size-complex="13pt" fo:font-weight="bold" style:font-weight-asian="bold" style:font-weight-complex="bold"/>
    </style:style>
    <style:style style:name="Heading_32_2_32_2" style:display-name="Heading 2 2" style:family="table-cell" style:data-style-name="N0">
      <style:text-properties fo:font-size="13pt" style:font-size-asian="13pt" style:font-size-complex="13pt" fo:font-weight="bold" style:font-weight-asian="bold" style:font-weight-complex="bold"/>
    </style:style>
    <style:style style:name="Hyperlink_32_2" style:display-name="Hyperlink 2" style:family="table-cell" style:data-style-name="N0">
      <style:text-properties fo:color="#0000FF" fo:font-size="12pt" style:font-size-asian="12pt" style:font-size-complex="12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text-properties style:font-name="Aptos Narrow" style:font-name-asian="Aptos Narrow" style:font-name-complex="Aptos Narrow"/>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dc:title>Table 3123: Trains planned and cancellations by operator and cause</dc:title>
    <dc:description/>
    <dc:subject/>
    <meta:initial-creator>Office of Rail and Road</meta:initial-creator>
    <dc:creator>Moran, Peter</dc:creator>
    <meta:creation-date>2024-11-11T15:54:26Z</meta:creation-date>
    <dc:date>2025-12-10T17:30:58Z</dc:date>
    <meta:user-defined meta:name="ContentTypeId">0x010100D670D8C309EE7340B8BBB6FF46D9EF03</meta:user-defined>
    <meta:user-defined meta:name="MediaServiceImageTags"/>
  </office:meta>
</office:document-meta>
</file>